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98.25pt"/>
    </style:style>
    <style:style style:name="co2" style:family="table-column">
      <style:table-column-properties fo:break-before="auto" style:column-width="65.85pt"/>
    </style:style>
    <style:style style:name="co3" style:family="table-column">
      <style:table-column-properties fo:break-before="auto" style:column-width="55.05pt"/>
    </style:style>
    <style:style style:name="co4" style:family="table-column">
      <style:table-column-properties fo:break-before="auto" style:column-width="59.64pt"/>
    </style:style>
    <style:style style:name="co5" style:family="table-column">
      <style:table-column-properties fo:break-before="auto" style:column-width="49.66pt"/>
    </style:style>
    <style:style style:name="co6" style:family="table-column">
      <style:table-column-properties fo:break-before="auto" style:column-width="51.14pt"/>
    </style:style>
    <style:style style:name="co7" style:family="table-column">
      <style:table-column-properties fo:break-before="auto" style:column-width="51.96pt"/>
    </style:style>
    <style:style style:name="co8" style:family="table-column">
      <style:table-column-properties fo:break-before="auto" style:column-width="46.54pt"/>
    </style:style>
    <style:style style:name="co9" style:family="table-column">
      <style:table-column-properties fo:break-before="auto" style:column-width="41.9pt"/>
    </style:style>
    <style:style style:name="co10" style:family="table-column">
      <style:table-column-properties fo:break-before="auto" style:column-width="55.81pt"/>
    </style:style>
    <style:style style:name="co11" style:family="table-column">
      <style:table-column-properties fo:break-before="auto" style:column-width="52.7pt"/>
    </style:style>
    <style:style style:name="co12" style:family="table-column">
      <style:table-column-properties fo:break-before="auto" style:column-width="44.19pt"/>
    </style:style>
    <style:style style:name="co13" style:family="table-column">
      <style:table-column-properties fo:break-before="auto" style:column-width="40.34pt"/>
    </style:style>
    <style:style style:name="co14" style:family="table-column">
      <style:table-column-properties fo:break-before="auto" style:column-width="45.75pt"/>
    </style:style>
    <style:style style:name="co15" style:family="table-column">
      <style:table-column-properties fo:break-before="auto" style:column-width="38.04pt"/>
    </style:style>
    <style:style style:name="co16" style:family="table-column">
      <style:table-column-properties fo:break-before="auto" style:column-width="41.16pt"/>
    </style:style>
    <style:style style:name="co17" style:family="table-column">
      <style:table-column-properties fo:break-before="auto" style:column-width="39.6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31.86pt"/>
    </style:style>
    <style:style style:name="co20" style:family="table-column">
      <style:table-column-properties fo:break-before="auto" style:column-width="36.51pt"/>
    </style:style>
    <style:style style:name="co21" style:family="table-column">
      <style:table-column-properties fo:break-before="auto" style:column-width="33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WINDOWS64_INDIRECT_upv_blktap_up" table:style-name="ta1">
        <table:shapes>
          <draw:frame draw:z-index="0" draw:style-name="gr1" draw:text-style-name="P1" svg:width="453.51pt" svg:height="255.26pt" svg:x="768.78pt" svg:y="2355.93pt">
            <loext:p draw:notify-on-update-of-ranges="WINDOWS64_INDIRECT_upv_blktap_up.A187:WINDOWS64_INDIRECT_upv_blktap_up.A187 WINDOWS64_INDIRECT_upv_blktap_up.A188:WINDOWS64_INDIRECT_upv_blktap_up.A204 WINDOWS64_INDIRECT_upv_blktap_up.B187:WINDOWS64_INDIRECT_upv_blktap_up.B187 WINDOWS64_INDIRECT_upv_blktap_up.B188:WINDOWS64_INDIRECT_upv_blktap_up.B204 WINDOWS64_INDIRECT_upv_blktap_up.C187:WINDOWS64_INDIRECT_upv_blktap_up.C187 WINDOWS64_INDIRECT_upv_blktap_up.C188:WINDOWS64_INDIRECT_upv_blktap_up.C204 WINDOWS64_INDIRECT_upv_blktap_up.D187:WINDOWS64_INDIRECT_upv_blktap_up.D187 WINDOWS64_INDIRECT_upv_blktap_up.D188:WINDOWS64_INDIRECT_upv_blktap_up.D204 WINDOWS64_INDIRECT_upv_blktap_up.E187:WINDOWS64_INDIRECT_upv_blktap_up.E187 WINDOWS64_INDIRECT_upv_blktap_up.E188:WINDOWS64_INDIRECT_upv_blktap_up.E204 WINDOWS64_INDIRECT_upv_blktap_up.F187:WINDOWS64_INDIRECT_upv_blktap_up.F187 WINDOWS64_INDIRECT_upv_blktap_up.F188:WINDOWS64_INDIRECT_upv_blktap_up.F204 WINDOWS64_INDIRECT_upv_blktap_up.G187:WINDOWS64_INDIRECT_upv_blktap_up.G187 WINDOWS64_INDIRECT_upv_blktap_up.G188:WINDOWS64_INDIRECT_upv_blktap_up.G204 WINDOWS64_INDIRECT_upv_blktap_up.H187:WINDOWS64_INDIRECT_upv_blktap_up.H187 WINDOWS64_INDIRECT_upv_blktap_up.H188:WINDOWS64_INDIRECT_upv_blktap_up.H204 WINDOWS64_INDIRECT_upv_blktap_up.I187:WINDOWS64_INDIRECT_upv_blktap_up.I187 WINDOWS64_INDIRECT_upv_blktap_up.I188:WINDOWS64_INDIRECT_upv_blktap_up.I204 WINDOWS64_INDIRECT_upv_blktap_up.J187:WINDOWS64_INDIRECT_upv_blktap_up.J187 WINDOWS64_INDIRECT_upv_blktap_up.J188:WINDOWS64_INDIRECT_upv_blktap_up.J204 WINDOWS64_INDIRECT_upv_blktap_up.K187:WINDOWS64_INDIRECT_upv_blktap_up.K187 WINDOWS64_INDIRECT_upv_blktap_up.K188:WINDOWS64_INDIRECT_upv_blktap_up.K204 WINDOWS64_INDIRECT_upv_blktap_up.L187:WINDOWS64_INDIRECT_upv_blktap_up.L187 WINDOWS64_INDIRECT_upv_blktap_up.L188:WINDOWS64_INDIRECT_upv_blktap_up.L204 WINDOWS64_INDIRECT_upv_blktap_up.M187:WINDOWS64_INDIRECT_upv_blktap_up.M187 WINDOWS64_INDIRECT_upv_blktap_up.M188:WINDOWS64_INDIRECT_upv_blktap_up.M204 WINDOWS64_INDIRECT_upv_blktap_up.N187:WINDOWS64_INDIRECT_upv_blktap_up.N187 WINDOWS64_INDIRECT_upv_blktap_up.N188:WINDOWS64_INDIRECT_upv_blktap_up.N20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26pt" svg:x="776.55pt" svg:y="2872.46pt">
            <loext:p draw:notify-on-update-of-ranges="WINDOWS64_INDIRECT_upv_blktap_up.A227:WINDOWS64_INDIRECT_upv_blktap_up.A227 WINDOWS64_INDIRECT_upv_blktap_up.A228:WINDOWS64_INDIRECT_upv_blktap_up.A244 WINDOWS64_INDIRECT_upv_blktap_up.B227:WINDOWS64_INDIRECT_upv_blktap_up.B227 WINDOWS64_INDIRECT_upv_blktap_up.B228:WINDOWS64_INDIRECT_upv_blktap_up.B244 WINDOWS64_INDIRECT_upv_blktap_up.C227:WINDOWS64_INDIRECT_upv_blktap_up.C227 WINDOWS64_INDIRECT_upv_blktap_up.C228:WINDOWS64_INDIRECT_upv_blktap_up.C244 WINDOWS64_INDIRECT_upv_blktap_up.D227:WINDOWS64_INDIRECT_upv_blktap_up.D227 WINDOWS64_INDIRECT_upv_blktap_up.D228:WINDOWS64_INDIRECT_upv_blktap_up.D244 WINDOWS64_INDIRECT_upv_blktap_up.E227:WINDOWS64_INDIRECT_upv_blktap_up.E227 WINDOWS64_INDIRECT_upv_blktap_up.E228:WINDOWS64_INDIRECT_upv_blktap_up.E244 WINDOWS64_INDIRECT_upv_blktap_up.F227:WINDOWS64_INDIRECT_upv_blktap_up.F227 WINDOWS64_INDIRECT_upv_blktap_up.F228:WINDOWS64_INDIRECT_upv_blktap_up.F244 WINDOWS64_INDIRECT_upv_blktap_up.G227:WINDOWS64_INDIRECT_upv_blktap_up.G227 WINDOWS64_INDIRECT_upv_blktap_up.G228:WINDOWS64_INDIRECT_upv_blktap_up.G244 WINDOWS64_INDIRECT_upv_blktap_up.H227:WINDOWS64_INDIRECT_upv_blktap_up.H227 WINDOWS64_INDIRECT_upv_blktap_up.H228:WINDOWS64_INDIRECT_upv_blktap_up.H244 WINDOWS64_INDIRECT_upv_blktap_up.I227:WINDOWS64_INDIRECT_upv_blktap_up.I227 WINDOWS64_INDIRECT_upv_blktap_up.I228:WINDOWS64_INDIRECT_upv_blktap_up.I244 WINDOWS64_INDIRECT_upv_blktap_up.J227:WINDOWS64_INDIRECT_upv_blktap_up.J227 WINDOWS64_INDIRECT_upv_blktap_up.J228:WINDOWS64_INDIRECT_upv_blktap_up.J244 WINDOWS64_INDIRECT_upv_blktap_up.K227:WINDOWS64_INDIRECT_upv_blktap_up.K227 WINDOWS64_INDIRECT_upv_blktap_up.K228:WINDOWS64_INDIRECT_upv_blktap_up.K244 WINDOWS64_INDIRECT_upv_blktap_up.L227:WINDOWS64_INDIRECT_upv_blktap_up.L227 WINDOWS64_INDIRECT_upv_blktap_up.L228:WINDOWS64_INDIRECT_upv_blktap_up.L244 WINDOWS64_INDIRECT_upv_blktap_up.M227:WINDOWS64_INDIRECT_upv_blktap_up.M227 WINDOWS64_INDIRECT_upv_blktap_up.M228:WINDOWS64_INDIRECT_upv_blktap_up.M244 WINDOWS64_INDIRECT_upv_blktap_up.N227:WINDOWS64_INDIRECT_upv_blktap_up.N227 WINDOWS64_INDIRECT_upv_blktap_up.N228:WINDOWS64_INDIRECT_upv_blktap_up.N24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7" table:number-columns-repeated="2" table:default-cell-style-name="Default"/>
        <table:table-column table:style-name="co8" table:number-columns-repeated="5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4" table:default-cell-style-name="Default"/>
        <table:table-column table:style-name="co8" table:number-columns-repeated="10" table:default-cell-style-name="Default"/>
        <table:table-column table:style-name="co15" table:default-cell-style-name="Default"/>
        <table:table-column table:style-name="co8" table:number-columns-repeated="9" table:default-cell-style-name="Default"/>
        <table:table-column table:style-name="co16" table:number-columns-repeated="5" table:default-cell-style-name="Default"/>
        <table:table-column table:style-name="co9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9" table:default-cell-style-name="Default"/>
        <table:table-column table:style-name="co18" table:number-columns-repeated="4" table:default-cell-style-name="Default"/>
        <table:table-column table:style-name="co19" table:default-cell-style-name="Default"/>
        <table:table-column table:style-name="co18" table:number-columns-repeated="3" table:default-cell-style-name="Default"/>
        <table:table-column table:style-name="co20" table:default-cell-style-name="Default"/>
        <table:table-column table:style-name="co18" table:number-columns-repeated="3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<text:tab/>Iozone: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I/O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7"/>
          <table:table-cell office:value-type="string" calcext:value-type="string">
            <text:p>Version</text:p>
          </table:table-cell>
          <table:table-cell office:value-type="string" calcext:value-type="string">
            <text:p>$Revision:</text:p>
          </table:table-cell>
          <table:table-cell office:value-type="float" office:value="3.483" calcext:value-type="float">
            <text:p>3.483</text:p>
          </table:table-cell>
          <table:table-cell office:value-type="string" calcext:value-type="string">
            <text:p>$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<text:tab/><text:tab/>Compiled</text:p>
          </table:table-cell>
          <table:table-cell office:value-type="string" calcext:value-type="string">
            <text:p>fo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mode.</text:p>
          </table:table-cell>
          <table:table-cell table:number-columns-repeated="75"/>
        </table:table-row>
        <table:table-row table:style-name="ro1">
          <table:table-cell office:value-type="string" calcext:value-type="string">
            <text:p><text:tab/><text:tab/>Build:</text:p>
          </table:table-cell>
          <table:table-cell office:value-type="string" calcext:value-type="string">
            <text:p>Windows</text:p>
          </table:table-cell>
          <table:table-cell table:number-columns-repeated="78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<text:tab/>Contributors:William</text:p>
          </table:table-cell>
          <table:table-cell office:value-type="string" calcext:value-type="string">
            <text:p>Norcott,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Capps,</text:p>
          </table:table-cell>
          <table:table-cell office:value-type="string" calcext:value-type="string">
            <text:p>Isom</text:p>
          </table:table-cell>
          <table:table-cell office:value-type="string" calcext:value-type="string">
            <text:p>Crawford,</text:p>
          </table:table-cell>
          <table:table-cell office:value-type="string" calcext:value-type="string">
            <text:p>Kirby</text:p>
          </table:table-cell>
          <table:table-cell office:value-type="string" calcext:value-type="string">
            <text:p>Collins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Al</text:p>
          </table:table-cell>
          <table:table-cell office:value-type="string" calcext:value-type="string">
            <text:p>Slater,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Rhine,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Wisner,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Gos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Steve</text:p>
          </table:table-cell>
          <table:table-cell office:value-type="string" calcext:value-type="string">
            <text:p>Landherr,</text:p>
          </table:table-cell>
          <table:table-cell office:value-type="string" calcext:value-type="string">
            <text:p>Brad</text:p>
          </table:table-cell>
          <table:table-cell office:value-type="string" calcext:value-type="string">
            <text:p>Smith,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Kelly,</text:p>
          </table:table-cell>
          <table:table-cell office:value-type="string" calcext:value-type="string">
            <text:p>Dr.</text:p>
          </table:table-cell>
          <table:table-cell office:value-type="string" calcext:value-type="string">
            <text:p>Alain</text:p>
          </table:table-cell>
          <table:table-cell office:value-type="string" calcext:value-type="string">
            <text:p>CYR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Randy</text:p>
          </table:table-cell>
          <table:table-cell office:value-type="string" calcext:value-type="string">
            <text:p>Dunlap,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Montague,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Million,</text:p>
          </table:table-cell>
          <table:table-cell office:value-type="string" calcext:value-type="string">
            <text:p>Gavin</text:p>
          </table:table-cell>
          <table:table-cell office:value-type="string" calcext:value-type="string">
            <text:p>Brebner,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Jean-Marc</text:p>
          </table:table-cell>
          <table:table-cell office:value-type="string" calcext:value-type="string">
            <text:p>Zucconi,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Blomberg,</text:p>
          </table:table-cell>
          <table:table-cell office:value-type="string" calcext:value-type="string">
            <text:p>Benny</text:p>
          </table:table-cell>
          <table:table-cell office:value-type="string" calcext:value-type="string">
            <text:p>Halevy,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Boone,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Erik</text:p>
          </table:table-cell>
          <table:table-cell office:value-type="string" calcext:value-type="string">
            <text:p>Habbinga,</text:p>
          </table:table-cell>
          <table:table-cell office:value-type="string" calcext:value-type="string">
            <text:p>Kris</text:p>
          </table:table-cell>
          <table:table-cell office:value-type="string" calcext:value-type="string">
            <text:p>Strecker,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Wong,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Root,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Fabrice</text:p>
          </table:table-cell>
          <table:table-cell office:value-type="string" calcext:value-type="string">
            <text:p>Bacchella,</text:p>
          </table:table-cell>
          <table:table-cell office:value-type="string" calcext:value-type="string">
            <text:p>Zhenghua</text:p>
          </table:table-cell>
          <table:table-cell office:value-type="string" calcext:value-type="string">
            <text:p>Xue,</text:p>
          </table:table-cell>
          <table:table-cell office:value-type="string" calcext:value-type="string">
            <text:p>Qin</text:p>
          </table:table-cell>
          <table:table-cell office:value-type="string" calcext:value-type="string">
            <text:p>Li,</text:p>
          </table:table-cell>
          <table:table-cell office:value-type="string" calcext:value-type="string">
            <text:p>Darren</text:p>
          </table:table-cell>
          <table:table-cell office:value-type="string" calcext:value-type="string">
            <text:p>Sawyer,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Vangel</text:p>
          </table:table-cell>
          <table:table-cell office:value-type="string" calcext:value-type="string">
            <text:p>Bojaxhi,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England,</text:p>
          </table:table-cell>
          <table:table-cell office:value-type="string" calcext:value-type="string">
            <text:p>Vikentsi</text:p>
          </table:table-cell>
          <table:table-cell office:value-type="string" calcext:value-type="string">
            <text:p>Lapa,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Alexey</text:p>
          </table:table-cell>
          <table:table-cell office:value-type="string" calcext:value-type="string">
            <text:p>Skidanov,</text:p>
          </table:table-cell>
          <table:table-cell office:value-type="string" calcext:value-type="string">
            <text:p>Sudhir</text:p>
          </table:table-cell>
          <table:table-cell office:value-type="string" calcext:value-type="string">
            <text:p>Kumar.</text:p>
          </table:table-cell>
          <table:table-cell table:number-columns-repeated="63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<text:tab/>Run</text:p>
          </table:table-cell>
          <table:table-cell office:value-type="string" calcext:value-type="string">
            <text:p>began: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eb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09:53:45</text:p>
          </table:table-cell>
          <table:table-cell office:value-type="float" office:value="2019" calcext:value-type="float">
            <text:p>2019</text:p>
          </table:table-cell>
          <table:table-cell table:number-columns-repeated="73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<text:tab/>Excel</text:p>
          </table:table-cell>
          <table:table-cell office:value-type="string" calcext:value-type="string">
            <text:p>chart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enabled</text:p>
          </table:table-cell>
          <table:table-cell table:number-columns-repeated="76"/>
        </table:table-row>
        <table:table-row table:style-name="ro1">
          <table:table-cell office:value-type="string" calcext:value-type="string">
            <text:p><text:tab/>Auto</text:p>
          </table:table-cell>
          <table:table-cell office:value-type="string" calcext:value-type="string">
            <text:p>Mode</text:p>
          </table:table-cell>
          <table:table-cell table:number-columns-repeated="78"/>
        </table:table-row>
        <table:table-row table:style-name="ro1">
          <table:table-cell office:value-type="string" calcext:value-type="string">
            <text:p><text:tab/>Using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f</text:p>
          </table:table-cell>
          <table:table-cell office:value-type="float" office:value="5242880" calcext:value-type="float">
            <text:p>5242880</text:p>
          </table:table-cell>
          <table:table-cell office:value-type="string" calcext:value-type="string">
            <text:p>kilobytes.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<text:tab/>Comman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used:</text:p>
          </table:table-cell>
          <table:table-cell office:value-type="string" calcext:value-type="string">
            <text:p>iozone</text:p>
          </table:table-cell>
          <table:table-cell office:value-type="string" calcext:value-type="string">
            <text:p>-Ra</text:p>
          </table:table-cell>
          <table:table-cell office:value-type="string" calcext:value-type="string">
            <text:p>-g</text:p>
          </table:table-cell>
          <table:table-cell office:value-type="string" calcext:value-type="string">
            <text:p>5G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<text:tab/>Outpu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kBytes/sec</text:p>
          </table:table-cell>
          <table:table-cell table:number-columns-repeated="76"/>
        </table:table-row>
        <table:table-row table:style-name="ro1">
          <table:table-cell office:value-type="string" calcext:value-type="string">
            <text:p><text:tab/>Tim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=</text:p>
          </table:table-cell>
          <table:table-cell office:value-type="float" office:value="0.000003" calcext:value-type="float">
            <text:p>3E-06</text:p>
          </table:table-cell>
          <table:table-cell office:value-type="string" calcext:value-type="string">
            <text:p>seconds.</text:p>
          </table:table-cell>
          <table:table-cell table:number-columns-repeated="75"/>
        </table:table-row>
        <table:table-row table:style-name="ro1">
          <table:table-cell office:value-type="string" calcext:value-type="string">
            <text:p><text:tab/>Processor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to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kBytes.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<text:tab/>Processor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to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ytes.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><text:tab/>File</text:p>
          </table:table-cell>
          <table:table-cell office:value-type="string" calcext:value-type="string">
            <text:p>strid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t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size.</text:p>
          </table:table-cell>
          <table:table-cell table:number-columns-repeated="71"/>
        </table:table-row>
        <table:table-row table:style-name="ro1">
          <table:table-cell table:number-columns-repeated="62"/>
          <table:table-cell office:value-type="string" calcext:value-type="string">
            <text:p>random</text:p>
          </table:table-cell>
          <table:table-cell table:number-columns-repeated="3"/>
          <table:table-cell office:value-type="string" calcext:value-type="string">
            <text:p>random</text:p>
          </table:table-cell>
          <table:table-cell table:number-columns-repeated="4"/>
          <table:table-cell office:value-type="string" calcext:value-type="string">
            <text:p>bkwd</text:p>
          </table:table-cell>
          <table:table-cell table:number-columns-repeated="3"/>
          <table:table-cell office:value-type="string" calcext:value-type="string">
            <text:p>record</text:p>
          </table:table-cell>
          <table:table-cell table:number-columns-repeated="3"/>
          <table:table-cell office:value-type="string" calcext:value-type="string">
            <text:p>stride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kB</text:p>
          </table:table-cell>
          <table:table-cell/>
          <table:table-cell office:value-type="string" calcext:value-type="string">
            <text:p>reclen</text:p>
          </table:table-cell>
          <table:table-cell table:number-columns-repeated="3"/>
          <table:table-cell office:value-type="string" calcext:value-type="string">
            <text:p>write</text:p>
          </table:table-cell>
          <table:table-cell/>
          <table:table-cell office:value-type="string" calcext:value-type="string">
            <text:p>rewrite</text:p>
          </table:table-cell>
          <table:table-cell table:number-columns-repeated="3"/>
          <table:table-cell office:value-type="string" calcext:value-type="string">
            <text:p>read</text:p>
          </table:table-cell>
          <table:table-cell table:number-columns-repeated="3"/>
          <table:table-cell office:value-type="string" calcext:value-type="string">
            <text:p>reread</text:p>
          </table:table-cell>
          <table:table-cell table:number-columns-repeated="3"/>
          <table:table-cell office:value-type="string" calcext:value-type="string">
            <text:p>read</text:p>
          </table:table-cell>
          <table:table-cell table:number-columns-repeated="4"/>
          <table:table-cell office:value-type="string" calcext:value-type="string">
            <text:p>write</text:p>
          </table:table-cell>
          <table:table-cell table:number-columns-repeated="4"/>
          <table:table-cell office:value-type="string" calcext:value-type="string">
            <text:p>read</text:p>
          </table:table-cell>
          <table:table-cell table:number-columns-repeated="2"/>
          <table:table-cell office:value-type="string" calcext:value-type="string">
            <text:p>rewrite</text:p>
          </table:table-cell>
          <table:table-cell table:number-columns-repeated="5"/>
          <table:table-cell office:value-type="string" calcext:value-type="string">
            <text:p>read</text:p>
          </table:table-cell>
          <table:table-cell table:number-columns-repeated="2"/>
          <table:table-cell office:value-type="string" calcext:value-type="string">
            <text:p>fwrite</text:p>
          </table:table-cell>
          <table:table-cell office:value-type="string" calcext:value-type="string">
            <text:p>frewrite</text:p>
          </table:table-cell>
          <table:table-cell table:number-columns-repeated="3"/>
          <table:table-cell office:value-type="string" calcext:value-type="string">
            <text:p>fread</text:p>
          </table:table-cell>
          <table:table-cell/>
          <table:table-cell office:value-type="string" calcext:value-type="string">
            <text:p>freread</text:p>
          </table:table-cell>
          <table:table-cell table:number-columns-repeated="16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97958" calcext:value-type="float">
            <text:p>197958</text:p>
          </table:table-cell>
          <table:table-cell table:number-columns-repeated="2"/>
          <table:table-cell office:value-type="float" office:value="466472" calcext:value-type="float">
            <text:p>466472</text:p>
          </table:table-cell>
          <table:table-cell table:number-columns-repeated="2"/>
          <table:table-cell office:value-type="float" office:value="678685" calcext:value-type="float">
            <text:p>678685</text:p>
          </table:table-cell>
          <table:table-cell table:number-columns-repeated="2"/>
          <table:table-cell office:value-type="float" office:value="879120" calcext:value-type="float">
            <text:p>879120</text:p>
          </table:table-cell>
          <table:table-cell table:number-columns-repeated="2"/>
          <table:table-cell office:value-type="float" office:value="628066" calcext:value-type="float">
            <text:p>628066</text:p>
          </table:table-cell>
          <table:table-cell table:number-columns-repeated="2"/>
          <table:table-cell office:value-type="float" office:value="328205" calcext:value-type="float">
            <text:p>328205</text:p>
          </table:table-cell>
          <table:table-cell table:number-columns-repeated="2"/>
          <table:table-cell office:value-type="float" office:value="319520" calcext:value-type="float">
            <text:p>319520</text:p>
          </table:table-cell>
          <table:table-cell table:number-columns-repeated="3"/>
          <table:table-cell office:value-type="float" office:value="335958" calcext:value-type="float">
            <text:p>335958</text:p>
          </table:table-cell>
          <table:table-cell table:number-columns-repeated="3"/>
          <table:table-cell office:value-type="float" office:value="627450" calcext:value-type="float">
            <text:p>627450</text:p>
          </table:table-cell>
          <table:table-cell table:number-columns-repeated="2"/>
          <table:table-cell office:value-type="float" office:value="534670" calcext:value-type="float">
            <text:p>534670</text:p>
          </table:table-cell>
          <table:table-cell table:number-columns-repeated="2"/>
          <table:table-cell office:value-type="float" office:value="519480" calcext:value-type="float">
            <text:p>519480</text:p>
          </table:table-cell>
          <table:table-cell table:number-columns-repeated="2"/>
          <table:table-cell office:value-type="float" office:value="629921" calcext:value-type="float">
            <text:p>629921</text:p>
          </table:table-cell>
          <table:table-cell table:number-columns-repeated="2"/>
          <table:table-cell office:value-type="float" office:value="734787" calcext:value-type="float">
            <text:p>734787</text:p>
          </table:table-cell>
          <table:table-cell table:number-columns-repeated="17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53867" calcext:value-type="float">
            <text:p>253867</text:p>
          </table:table-cell>
          <table:table-cell table:number-columns-repeated="2"/>
          <table:table-cell office:value-type="float" office:value="664589" calcext:value-type="float">
            <text:p>664589</text:p>
          </table:table-cell>
          <table:table-cell/>
          <table:table-cell office:value-type="float" office:value="1425389" calcext:value-type="float">
            <text:p>1425389</text:p>
          </table:table-cell>
          <table:table-cell/>
          <table:table-cell office:value-type="float" office:value="1576354" calcext:value-type="float">
            <text:p>1576354</text:p>
          </table:table-cell>
          <table:table-cell/>
          <table:table-cell office:value-type="float" office:value="1056105" calcext:value-type="float">
            <text:p>1056105</text:p>
          </table:table-cell>
          <table:table-cell table:number-columns-repeated="2"/>
          <table:table-cell office:value-type="float" office:value="514056" calcext:value-type="float">
            <text:p>514056</text:p>
          </table:table-cell>
          <table:table-cell table:number-columns-repeated="2"/>
          <table:table-cell office:value-type="float" office:value="427521" calcext:value-type="float">
            <text:p>427521</text:p>
          </table:table-cell>
          <table:table-cell table:number-columns-repeated="3"/>
          <table:table-cell office:value-type="float" office:value="532003" calcext:value-type="float">
            <text:p>532003</text:p>
          </table:table-cell>
          <table:table-cell table:number-columns-repeated="2"/>
          <table:table-cell office:value-type="float" office:value="1007874" calcext:value-type="float">
            <text:p>1007874</text:p>
          </table:table-cell>
          <table:table-cell table:number-columns-repeated="2"/>
          <table:table-cell office:value-type="float" office:value="765550" calcext:value-type="float">
            <text:p>765550</text:p>
          </table:table-cell>
          <table:table-cell table:number-columns-repeated="2"/>
          <table:table-cell office:value-type="float" office:value="758293" calcext:value-type="float">
            <text:p>758293</text:p>
          </table:table-cell>
          <table:table-cell/>
          <table:table-cell office:value-type="float" office:value="1047463" calcext:value-type="float">
            <text:p>1047463</text:p>
          </table:table-cell>
          <table:table-cell/>
          <table:table-cell office:value-type="float" office:value="1209829" calcext:value-type="float">
            <text:p>1209829</text:p>
          </table:table-cell>
          <table:table-cell table:number-columns-repeated="23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00328" calcext:value-type="float">
            <text:p>300328</text:p>
          </table:table-cell>
          <table:table-cell table:number-columns-repeated="2"/>
          <table:table-cell office:value-type="float" office:value="750293" calcext:value-type="float">
            <text:p>750293</text:p>
          </table:table-cell>
          <table:table-cell/>
          <table:table-cell office:value-type="float" office:value="2154882" calcext:value-type="float">
            <text:p>2154882</text:p>
          </table:table-cell>
          <table:table-cell/>
          <table:table-cell office:value-type="float" office:value="2655601" calcext:value-type="float">
            <text:p>2655601</text:p>
          </table:table-cell>
          <table:table-cell/>
          <table:table-cell office:value-type="float" office:value="1557177" calcext:value-type="float">
            <text:p>1557177</text:p>
          </table:table-cell>
          <table:table-cell table:number-columns-repeated="2"/>
          <table:table-cell office:value-type="float" office:value="728100" calcext:value-type="float">
            <text:p>728100</text:p>
          </table:table-cell>
          <table:table-cell table:number-columns-repeated="2"/>
          <table:table-cell office:value-type="float" office:value="498054" calcext:value-type="float">
            <text:p>498054</text:p>
          </table:table-cell>
          <table:table-cell table:number-columns-repeated="3"/>
          <table:table-cell office:value-type="float" office:value="761904" calcext:value-type="float">
            <text:p>761904</text:p>
          </table:table-cell>
          <table:table-cell table:number-columns-repeated="2"/>
          <table:table-cell office:value-type="float" office:value="1438202" calcext:value-type="float">
            <text:p>1438202</text:p>
          </table:table-cell>
          <table:table-cell table:number-columns-repeated="2"/>
          <table:table-cell office:value-type="float" office:value="953800" calcext:value-type="float">
            <text:p>953800</text:p>
          </table:table-cell>
          <table:table-cell table:number-columns-repeated="2"/>
          <table:table-cell office:value-type="float" office:value="862533" calcext:value-type="float">
            <text:p>862533</text:p>
          </table:table-cell>
          <table:table-cell/>
          <table:table-cell office:value-type="float" office:value="1353065" calcext:value-type="float">
            <text:p>1353065</text:p>
          </table:table-cell>
          <table:table-cell/>
          <table:table-cell office:value-type="float" office:value="1748633" calcext:value-type="float">
            <text:p>1748633</text:p>
          </table:table-cell>
          <table:table-cell table:number-columns-repeated="24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81814" calcext:value-type="float">
            <text:p>281814</text:p>
          </table:table-cell>
          <table:table-cell table:number-columns-repeated="2"/>
          <table:table-cell office:value-type="float" office:value="844327" calcext:value-type="float">
            <text:p>844327</text:p>
          </table:table-cell>
          <table:table-cell/>
          <table:table-cell office:value-type="float" office:value="3091787" calcext:value-type="float">
            <text:p>3091787</text:p>
          </table:table-cell>
          <table:table-cell/>
          <table:table-cell office:value-type="float" office:value="3809523" calcext:value-type="float">
            <text:p>3809523</text:p>
          </table:table-cell>
          <table:table-cell/>
          <table:table-cell office:value-type="float" office:value="2091503" calcext:value-type="float">
            <text:p>2091503</text:p>
          </table:table-cell>
          <table:table-cell table:number-columns-repeated="2"/>
          <table:table-cell office:value-type="float" office:value="890125" calcext:value-type="float">
            <text:p>890125</text:p>
          </table:table-cell>
          <table:table-cell table:number-columns-repeated="2"/>
          <table:table-cell office:value-type="float" office:value="536013" calcext:value-type="float">
            <text:p>536013</text:p>
          </table:table-cell>
          <table:table-cell table:number-columns-repeated="3"/>
          <table:table-cell office:value-type="float" office:value="984615" calcext:value-type="float">
            <text:p>984615</text:p>
          </table:table-cell>
          <table:table-cell table:number-columns-repeated="2"/>
          <table:table-cell office:value-type="float" office:value="1981424" calcext:value-type="float">
            <text:p>1981424</text:p>
          </table:table-cell>
          <table:table-cell/>
          <table:table-cell office:value-type="float" office:value="1128747" calcext:value-type="float">
            <text:p>1128747</text:p>
          </table:table-cell>
          <table:table-cell table:number-columns-repeated="2"/>
          <table:table-cell office:value-type="float" office:value="978593" calcext:value-type="float">
            <text:p>978593</text:p>
          </table:table-cell>
          <table:table-cell/>
          <table:table-cell office:value-type="float" office:value="1777777" calcext:value-type="float">
            <text:p>1777777</text:p>
          </table:table-cell>
          <table:table-cell/>
          <table:table-cell office:value-type="float" office:value="2229965" calcext:value-type="float">
            <text:p>2229965</text:p>
          </table:table-cell>
          <table:table-cell table:number-columns-repeated="25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335254" calcext:value-type="float">
            <text:p>335254</text:p>
          </table:table-cell>
          <table:table-cell table:number-columns-repeated="2"/>
          <table:table-cell office:value-type="float" office:value="971168" calcext:value-type="float">
            <text:p>971168</text:p>
          </table:table-cell>
          <table:table-cell/>
          <table:table-cell office:value-type="float" office:value="4129032" calcext:value-type="float">
            <text:p>4129032</text:p>
          </table:table-cell>
          <table:table-cell/>
          <table:table-cell office:value-type="float" office:value="5203252" calcext:value-type="float">
            <text:p>5203252</text:p>
          </table:table-cell>
          <table:table-cell/>
          <table:table-cell office:value-type="float" office:value="2689075" calcext:value-type="float">
            <text:p>2689075</text:p>
          </table:table-cell>
          <table:table-cell/>
          <table:table-cell office:value-type="float" office:value="1136767" calcext:value-type="float">
            <text:p>1136767</text:p>
          </table:table-cell>
          <table:table-cell table:number-columns-repeated="2"/>
          <table:table-cell office:value-type="float" office:value="544217" calcext:value-type="float">
            <text:p>544217</text:p>
          </table:table-cell>
          <table:table-cell table:number-columns-repeated="2"/>
          <table:table-cell office:value-type="float" office:value="1361702" calcext:value-type="float">
            <text:p>1361702</text:p>
          </table:table-cell>
          <table:table-cell table:number-columns-repeated="2"/>
          <table:table-cell office:value-type="float" office:value="2253521" calcext:value-type="float">
            <text:p>2253521</text:p>
          </table:table-cell>
          <table:table-cell/>
          <table:table-cell office:value-type="float" office:value="1235521" calcext:value-type="float">
            <text:p>1235521</text:p>
          </table:table-cell>
          <table:table-cell/>
          <table:table-cell office:value-type="float" office:value="1292929" calcext:value-type="float">
            <text:p>1292929</text:p>
          </table:table-cell>
          <table:table-cell/>
          <table:table-cell office:value-type="float" office:value="1969230" calcext:value-type="float">
            <text:p>1969230</text:p>
          </table:table-cell>
          <table:table-cell/>
          <table:table-cell office:value-type="float" office:value="2735042" calcext:value-type="float">
            <text:p>2735042</text:p>
          </table:table-cell>
          <table:table-cell table:number-columns-repeated="28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17460" calcext:value-type="float">
            <text:p>317460</text:p>
          </table:table-cell>
          <table:table-cell table:number-columns-repeated="2"/>
          <table:table-cell office:value-type="float" office:value="601221" calcext:value-type="float">
            <text:p>601221</text:p>
          </table:table-cell>
          <table:table-cell table:number-columns-repeated="2"/>
          <table:table-cell office:value-type="float" office:value="887656" calcext:value-type="float">
            <text:p>887656</text:p>
          </table:table-cell>
          <table:table-cell table:number-columns-repeated="2"/>
          <table:table-cell office:value-type="float" office:value="918220" calcext:value-type="float">
            <text:p>918220</text:p>
          </table:table-cell>
          <table:table-cell table:number-columns-repeated="2"/>
          <table:table-cell office:value-type="float" office:value="636499" calcext:value-type="float">
            <text:p>636499</text:p>
          </table:table-cell>
          <table:table-cell table:number-columns-repeated="2"/>
          <table:table-cell office:value-type="float" office:value="361581" calcext:value-type="float">
            <text:p>361581</text:p>
          </table:table-cell>
          <table:table-cell table:number-columns-repeated="2"/>
          <table:table-cell office:value-type="float" office:value="424825" calcext:value-type="float">
            <text:p>424825</text:p>
          </table:table-cell>
          <table:table-cell table:number-columns-repeated="3"/>
          <table:table-cell office:value-type="float" office:value="345945" calcext:value-type="float">
            <text:p>345945</text:p>
          </table:table-cell>
          <table:table-cell table:number-columns-repeated="3"/>
          <table:table-cell office:value-type="float" office:value="666666" calcext:value-type="float">
            <text:p>666666</text:p>
          </table:table-cell>
          <table:table-cell table:number-columns-repeated="2"/>
          <table:table-cell office:value-type="float" office:value="662183" calcext:value-type="float">
            <text:p>662183</text:p>
          </table:table-cell>
          <table:table-cell table:number-columns-repeated="2"/>
          <table:table-cell office:value-type="float" office:value="656410" calcext:value-type="float">
            <text:p>656410</text:p>
          </table:table-cell>
          <table:table-cell table:number-columns-repeated="2"/>
          <table:table-cell office:value-type="float" office:value="745486" calcext:value-type="float">
            <text:p>745486</text:p>
          </table:table-cell>
          <table:table-cell table:number-columns-repeated="2"/>
          <table:table-cell office:value-type="float" office:value="791589" calcext:value-type="float">
            <text:p>791589</text:p>
          </table:table-cell>
          <table:table-cell table:number-columns-repeated="18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94574" calcext:value-type="float">
            <text:p>394574</text:p>
          </table:table-cell>
          <table:table-cell table:number-columns-repeated="2"/>
          <table:table-cell office:value-type="float" office:value="874914" calcext:value-type="float">
            <text:p>874914</text:p>
          </table:table-cell>
          <table:table-cell/>
          <table:table-cell office:value-type="float" office:value="1559074" calcext:value-type="float">
            <text:p>1559074</text:p>
          </table:table-cell>
          <table:table-cell/>
          <table:table-cell office:value-type="float" office:value="1664499" calcext:value-type="float">
            <text:p>1664499</text:p>
          </table:table-cell>
          <table:table-cell/>
          <table:table-cell office:value-type="float" office:value="1197380" calcext:value-type="float">
            <text:p>1197380</text:p>
          </table:table-cell>
          <table:table-cell table:number-columns-repeated="2"/>
          <table:table-cell office:value-type="float" office:value="609523" calcext:value-type="float">
            <text:p>609523</text:p>
          </table:table-cell>
          <table:table-cell table:number-columns-repeated="2"/>
          <table:table-cell office:value-type="float" office:value="598970" calcext:value-type="float">
            <text:p>598970</text:p>
          </table:table-cell>
          <table:table-cell table:number-columns-repeated="3"/>
          <table:table-cell office:value-type="float" office:value="638085" calcext:value-type="float">
            <text:p>638085</text:p>
          </table:table-cell>
          <table:table-cell table:number-columns-repeated="2"/>
          <table:table-cell office:value-type="float" office:value="1209829" calcext:value-type="float">
            <text:p>1209829</text:p>
          </table:table-cell>
          <table:table-cell/>
          <table:table-cell office:value-type="float" office:value="1016679" calcext:value-type="float">
            <text:p>1016679</text:p>
          </table:table-cell>
          <table:table-cell table:number-columns-repeated="2"/>
          <table:table-cell office:value-type="float" office:value="969696" calcext:value-type="float">
            <text:p>969696</text:p>
          </table:table-cell>
          <table:table-cell/>
          <table:table-cell office:value-type="float" office:value="1208687" calcext:value-type="float">
            <text:p>1208687</text:p>
          </table:table-cell>
          <table:table-cell/>
          <table:table-cell office:value-type="float" office:value="1296859" calcext:value-type="float">
            <text:p>1296859</text:p>
          </table:table-cell>
          <table:table-cell table:number-columns-repeated="25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452137" calcext:value-type="float">
            <text:p>452137</text:p>
          </table:table-cell>
          <table:table-cell/>
          <table:table-cell office:value-type="float" office:value="1115954" calcext:value-type="float">
            <text:p>1115954</text:p>
          </table:table-cell>
          <table:table-cell/>
          <table:table-cell office:value-type="float" office:value="2452107" calcext:value-type="float">
            <text:p>2452107</text:p>
          </table:table-cell>
          <table:table-cell/>
          <table:table-cell office:value-type="float" office:value="2683438" calcext:value-type="float">
            <text:p>2683438</text:p>
          </table:table-cell>
          <table:table-cell/>
          <table:table-cell office:value-type="float" office:value="1907600" calcext:value-type="float">
            <text:p>1907600</text:p>
          </table:table-cell>
          <table:table-cell table:number-columns-repeated="2"/>
          <table:table-cell office:value-type="float" office:value="951672" calcext:value-type="float">
            <text:p>951672</text:p>
          </table:table-cell>
          <table:table-cell table:number-columns-repeated="2"/>
          <table:table-cell office:value-type="float" office:value="786724" calcext:value-type="float">
            <text:p>786724</text:p>
          </table:table-cell>
          <table:table-cell table:number-columns-repeated="2"/>
          <table:table-cell office:value-type="float" office:value="1000000" calcext:value-type="float">
            <text:p>1000000</text:p>
          </table:table-cell>
          <table:table-cell table:number-columns-repeated="2"/>
          <table:table-cell office:value-type="float" office:value="1833810" calcext:value-type="float">
            <text:p>1833810</text:p>
          </table:table-cell>
          <table:table-cell/>
          <table:table-cell office:value-type="float" office:value="1363152" calcext:value-type="float">
            <text:p>1363152</text:p>
          </table:table-cell>
          <table:table-cell/>
          <table:table-cell office:value-type="float" office:value="1325051" calcext:value-type="float">
            <text:p>1325051</text:p>
          </table:table-cell>
          <table:table-cell/>
          <table:table-cell office:value-type="float" office:value="1542168" calcext:value-type="float">
            <text:p>1542168</text:p>
          </table:table-cell>
          <table:table-cell/>
          <table:table-cell office:value-type="float" office:value="1725067" calcext:value-type="float">
            <text:p>1725067</text:p>
          </table:table-cell>
          <table:table-cell table:number-columns-repeated="29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459935" calcext:value-type="float">
            <text:p>459935</text:p>
          </table:table-cell>
          <table:table-cell table:number-columns-repeated="2"/>
          <table:table-cell office:value-type="float" office:value="707182" calcext:value-type="float">
            <text:p>707182</text:p>
          </table:table-cell>
          <table:table-cell/>
          <table:table-cell office:value-type="float" office:value="3413333" calcext:value-type="float">
            <text:p>3413333</text:p>
          </table:table-cell>
          <table:table-cell/>
          <table:table-cell office:value-type="float" office:value="4142394" calcext:value-type="float">
            <text:p>4142394</text:p>
          </table:table-cell>
          <table:table-cell/>
          <table:table-cell office:value-type="float" office:value="2711864" calcext:value-type="float">
            <text:p>2711864</text:p>
          </table:table-cell>
          <table:table-cell/>
          <table:table-cell office:value-type="float" office:value="1267326" calcext:value-type="float">
            <text:p>1267326</text:p>
          </table:table-cell>
          <table:table-cell table:number-columns-repeated="2"/>
          <table:table-cell office:value-type="float" office:value="920863" calcext:value-type="float">
            <text:p>920863</text:p>
          </table:table-cell>
          <table:table-cell table:number-columns-repeated="2"/>
          <table:table-cell office:value-type="float" office:value="1292929" calcext:value-type="float">
            <text:p>1292929</text:p>
          </table:table-cell>
          <table:table-cell table:number-columns-repeated="2"/>
          <table:table-cell office:value-type="float" office:value="2606924" calcext:value-type="float">
            <text:p>2606924</text:p>
          </table:table-cell>
          <table:table-cell/>
          <table:table-cell office:value-type="float" office:value="1622306" calcext:value-type="float">
            <text:p>1622306</text:p>
          </table:table-cell>
          <table:table-cell/>
          <table:table-cell office:value-type="float" office:value="1645244" calcext:value-type="float">
            <text:p>1645244</text:p>
          </table:table-cell>
          <table:table-cell/>
          <table:table-cell office:value-type="float" office:value="2310469" calcext:value-type="float">
            <text:p>2310469</text:p>
          </table:table-cell>
          <table:table-cell/>
          <table:table-cell office:value-type="float" office:value="2711864" calcext:value-type="float">
            <text:p>2711864</text:p>
          </table:table-cell>
          <table:table-cell table:number-columns-repeated="29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672975" calcext:value-type="float">
            <text:p>672975</text:p>
          </table:table-cell>
          <table:table-cell/>
          <table:table-cell office:value-type="float" office:value="1419068" calcext:value-type="float">
            <text:p>1419068</text:p>
          </table:table-cell>
          <table:table-cell/>
          <table:table-cell office:value-type="float" office:value="4620938" calcext:value-type="float">
            <text:p>4620938</text:p>
          </table:table-cell>
          <table:table-cell/>
          <table:table-cell office:value-type="float" office:value="5765765" calcext:value-type="float">
            <text:p>5765765</text:p>
          </table:table-cell>
          <table:table-cell/>
          <table:table-cell office:value-type="float" office:value="3526170" calcext:value-type="float">
            <text:p>3526170</text:p>
          </table:table-cell>
          <table:table-cell/>
          <table:table-cell office:value-type="float" office:value="1062240" calcext:value-type="float">
            <text:p>1062240</text:p>
          </table:table-cell>
          <table:table-cell/>
          <table:table-cell office:value-type="float" office:value="1022364" calcext:value-type="float">
            <text:p>1022364</text:p>
          </table:table-cell>
          <table:table-cell table:number-columns-repeated="2"/>
          <table:table-cell office:value-type="float" office:value="1649484" calcext:value-type="float">
            <text:p>1649484</text:p>
          </table:table-cell>
          <table:table-cell table:number-columns-repeated="2"/>
          <table:table-cell office:value-type="float" office:value="3137254" calcext:value-type="float">
            <text:p>3137254</text:p>
          </table:table-cell>
          <table:table-cell/>
          <table:table-cell office:value-type="float" office:value="1896296" calcext:value-type="float">
            <text:p>1896296</text:p>
          </table:table-cell>
          <table:table-cell/>
          <table:table-cell office:value-type="float" office:value="1879588" calcext:value-type="float">
            <text:p>1879588</text:p>
          </table:table-cell>
          <table:table-cell/>
          <table:table-cell office:value-type="float" office:value="2580645" calcext:value-type="float">
            <text:p>2580645</text:p>
          </table:table-cell>
          <table:table-cell/>
          <table:table-cell office:value-type="float" office:value="3298969" calcext:value-type="float">
            <text:p>3298969</text:p>
          </table:table-cell>
          <table:table-cell table:number-columns-repeated="31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779062" calcext:value-type="float">
            <text:p>779062</text:p>
          </table:table-cell>
          <table:table-cell/>
          <table:table-cell office:value-type="float" office:value="1484918" calcext:value-type="float">
            <text:p>1484918</text:p>
          </table:table-cell>
          <table:table-cell/>
          <table:table-cell office:value-type="float" office:value="6066350" calcext:value-type="float">
            <text:p>6066350</text:p>
          </table:table-cell>
          <table:table-cell/>
          <table:table-cell office:value-type="float" office:value="6736842" calcext:value-type="float">
            <text:p>6736842</text:p>
          </table:table-cell>
          <table:table-cell/>
          <table:table-cell office:value-type="float" office:value="4155844" calcext:value-type="float">
            <text:p>4155844</text:p>
          </table:table-cell>
          <table:table-cell/>
          <table:table-cell office:value-type="float" office:value="1954198" calcext:value-type="float">
            <text:p>1954198</text:p>
          </table:table-cell>
          <table:table-cell/>
          <table:table-cell office:value-type="float" office:value="1105354" calcext:value-type="float">
            <text:p>1105354</text:p>
          </table:table-cell>
          <table:table-cell table:number-columns-repeated="2"/>
          <table:table-cell office:value-type="float" office:value="2038216" calcext:value-type="float">
            <text:p>2038216</text:p>
          </table:table-cell>
          <table:table-cell table:number-columns-repeated="2"/>
          <table:table-cell office:value-type="float" office:value="3731778" calcext:value-type="float">
            <text:p>3731778</text:p>
          </table:table-cell>
          <table:table-cell/>
          <table:table-cell office:value-type="float" office:value="2112211" calcext:value-type="float">
            <text:p>2112211</text:p>
          </table:table-cell>
          <table:table-cell/>
          <table:table-cell office:value-type="float" office:value="2047999" calcext:value-type="float">
            <text:p>2047999</text:p>
          </table:table-cell>
          <table:table-cell/>
          <table:table-cell office:value-type="float" office:value="2565130" calcext:value-type="float">
            <text:p>2565130</text:p>
          </table:table-cell>
          <table:table-cell/>
          <table:table-cell office:value-type="float" office:value="3565459" calcext:value-type="float">
            <text:p>3565459</text:p>
          </table:table-cell>
          <table:table-cell table:number-columns-repeated="32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08815" calcext:value-type="float">
            <text:p>408815</text:p>
          </table:table-cell>
          <table:table-cell table:number-columns-repeated="2"/>
          <table:table-cell office:value-type="float" office:value="626223" calcext:value-type="float">
            <text:p>626223</text:p>
          </table:table-cell>
          <table:table-cell table:number-columns-repeated="2"/>
          <table:table-cell office:value-type="float" office:value="855329" calcext:value-type="float">
            <text:p>855329</text:p>
          </table:table-cell>
          <table:table-cell table:number-columns-repeated="2"/>
          <table:table-cell office:value-type="float" office:value="918880" calcext:value-type="float">
            <text:p>918880</text:p>
          </table:table-cell>
          <table:table-cell table:number-columns-repeated="2"/>
          <table:table-cell office:value-type="float" office:value="715083" calcext:value-type="float">
            <text:p>715083</text:p>
          </table:table-cell>
          <table:table-cell table:number-columns-repeated="2"/>
          <table:table-cell office:value-type="float" office:value="396714" calcext:value-type="float">
            <text:p>396714</text:p>
          </table:table-cell>
          <table:table-cell table:number-columns-repeated="2"/>
          <table:table-cell office:value-type="float" office:value="507131" calcext:value-type="float">
            <text:p>507131</text:p>
          </table:table-cell>
          <table:table-cell table:number-columns-repeated="3"/>
          <table:table-cell office:value-type="float" office:value="382089" calcext:value-type="float">
            <text:p>382089</text:p>
          </table:table-cell>
          <table:table-cell table:number-columns-repeated="3"/>
          <table:table-cell office:value-type="float" office:value="703683" calcext:value-type="float">
            <text:p>703683</text:p>
          </table:table-cell>
          <table:table-cell table:number-columns-repeated="2"/>
          <table:table-cell office:value-type="float" office:value="762131" calcext:value-type="float">
            <text:p>762131</text:p>
          </table:table-cell>
          <table:table-cell table:number-columns-repeated="2"/>
          <table:table-cell office:value-type="float" office:value="739884" calcext:value-type="float">
            <text:p>739884</text:p>
          </table:table-cell>
          <table:table-cell table:number-columns-repeated="2"/>
          <table:table-cell office:value-type="float" office:value="780012" calcext:value-type="float">
            <text:p>780012</text:p>
          </table:table-cell>
          <table:table-cell table:number-columns-repeated="2"/>
          <table:table-cell office:value-type="float" office:value="809870" calcext:value-type="float">
            <text:p>809870</text:p>
          </table:table-cell>
          <table:table-cell table:number-columns-repeated="18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50656" calcext:value-type="float">
            <text:p>550656</text:p>
          </table:table-cell>
          <table:table-cell table:number-columns-repeated="2"/>
          <table:table-cell office:value-type="float" office:value="915921" calcext:value-type="float">
            <text:p>915921</text:p>
          </table:table-cell>
          <table:table-cell/>
          <table:table-cell office:value-type="float" office:value="1561928" calcext:value-type="float">
            <text:p>1561928</text:p>
          </table:table-cell>
          <table:table-cell/>
          <table:table-cell office:value-type="float" office:value="1659105" calcext:value-type="float">
            <text:p>1659105</text:p>
          </table:table-cell>
          <table:table-cell/>
          <table:table-cell office:value-type="float" office:value="1257985" calcext:value-type="float">
            <text:p>1257985</text:p>
          </table:table-cell>
          <table:table-cell table:number-columns-repeated="2"/>
          <table:table-cell office:value-type="float" office:value="697167" calcext:value-type="float">
            <text:p>697167</text:p>
          </table:table-cell>
          <table:table-cell table:number-columns-repeated="2"/>
          <table:table-cell office:value-type="float" office:value="771084" calcext:value-type="float">
            <text:p>771084</text:p>
          </table:table-cell>
          <table:table-cell table:number-columns-repeated="3"/>
          <table:table-cell office:value-type="float" office:value="701562" calcext:value-type="float">
            <text:p>701562</text:p>
          </table:table-cell>
          <table:table-cell table:number-columns-repeated="2"/>
          <table:table-cell office:value-type="float" office:value="1198501" calcext:value-type="float">
            <text:p>1198501</text:p>
          </table:table-cell>
          <table:table-cell/>
          <table:table-cell office:value-type="float" office:value="1173773" calcext:value-type="float">
            <text:p>1173773</text:p>
          </table:table-cell>
          <table:table-cell/>
          <table:table-cell office:value-type="float" office:value="1103448" calcext:value-type="float">
            <text:p>1103448</text:p>
          </table:table-cell>
          <table:table-cell/>
          <table:table-cell office:value-type="float" office:value="1322314" calcext:value-type="float">
            <text:p>1322314</text:p>
          </table:table-cell>
          <table:table-cell/>
          <table:table-cell office:value-type="float" office:value="1386782" calcext:value-type="float">
            <text:p>1386782</text:p>
          </table:table-cell>
          <table:table-cell table:number-columns-repeated="26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730593" calcext:value-type="float">
            <text:p>730593</text:p>
          </table:table-cell>
          <table:table-cell/>
          <table:table-cell office:value-type="float" office:value="1348077" calcext:value-type="float">
            <text:p>1348077</text:p>
          </table:table-cell>
          <table:table-cell/>
          <table:table-cell office:value-type="float" office:value="2614913" calcext:value-type="float">
            <text:p>2614913</text:p>
          </table:table-cell>
          <table:table-cell/>
          <table:table-cell office:value-type="float" office:value="2844444" calcext:value-type="float">
            <text:p>2844444</text:p>
          </table:table-cell>
          <table:table-cell/>
          <table:table-cell office:value-type="float" office:value="2149454" calcext:value-type="float">
            <text:p>2149454</text:p>
          </table:table-cell>
          <table:table-cell/>
          <table:table-cell office:value-type="float" office:value="1155756" calcext:value-type="float">
            <text:p>1155756</text:p>
          </table:table-cell>
          <table:table-cell/>
          <table:table-cell office:value-type="float" office:value="1121331" calcext:value-type="float">
            <text:p>1121331</text:p>
          </table:table-cell>
          <table:table-cell table:number-columns-repeated="2"/>
          <table:table-cell office:value-type="float" office:value="1199625" calcext:value-type="float">
            <text:p>1199625</text:p>
          </table:table-cell>
          <table:table-cell table:number-columns-repeated="2"/>
          <table:table-cell office:value-type="float" office:value="2103533" calcext:value-type="float">
            <text:p>2103533</text:p>
          </table:table-cell>
          <table:table-cell/>
          <table:table-cell office:value-type="float" office:value="1706666" calcext:value-type="float">
            <text:p>1706666</text:p>
          </table:table-cell>
          <table:table-cell/>
          <table:table-cell office:value-type="float" office:value="1234329" calcext:value-type="float">
            <text:p>1234329</text:p>
          </table:table-cell>
          <table:table-cell/>
          <table:table-cell office:value-type="float" office:value="1936459" calcext:value-type="float">
            <text:p>1936459</text:p>
          </table:table-cell>
          <table:table-cell/>
          <table:table-cell office:value-type="float" office:value="2131557" calcext:value-type="float">
            <text:p>2131557</text:p>
          </table:table-cell>
          <table:table-cell table:number-columns-repeated="31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757172" calcext:value-type="float">
            <text:p>757172</text:p>
          </table:table-cell>
          <table:table-cell/>
          <table:table-cell office:value-type="float" office:value="1678688" calcext:value-type="float">
            <text:p>1678688</text:p>
          </table:table-cell>
          <table:table-cell/>
          <table:table-cell office:value-type="float" office:value="3753665" calcext:value-type="float">
            <text:p>3753665</text:p>
          </table:table-cell>
          <table:table-cell/>
          <table:table-cell office:value-type="float" office:value="4406196" calcext:value-type="float">
            <text:p>4406196</text:p>
          </table:table-cell>
          <table:table-cell/>
          <table:table-cell office:value-type="float" office:value="3212045" calcext:value-type="float">
            <text:p>3212045</text:p>
          </table:table-cell>
          <table:table-cell/>
          <table:table-cell office:value-type="float" office:value="1718120" calcext:value-type="float">
            <text:p>1718120</text:p>
          </table:table-cell>
          <table:table-cell/>
          <table:table-cell office:value-type="float" office:value="1426978" calcext:value-type="float">
            <text:p>1426978</text:p>
          </table:table-cell>
          <table:table-cell table:number-columns-repeated="2"/>
          <table:table-cell office:value-type="float" office:value="1783972" calcext:value-type="float">
            <text:p>1783972</text:p>
          </table:table-cell>
          <table:table-cell table:number-columns-repeated="2"/>
          <table:table-cell office:value-type="float" office:value="3164400" calcext:value-type="float">
            <text:p>3164400</text:p>
          </table:table-cell>
          <table:table-cell/>
          <table:table-cell office:value-type="float" office:value="2340036" calcext:value-type="float">
            <text:p>2340036</text:p>
          </table:table-cell>
          <table:table-cell/>
          <table:table-cell office:value-type="float" office:value="2189905" calcext:value-type="float">
            <text:p>2189905</text:p>
          </table:table-cell>
          <table:table-cell/>
          <table:table-cell office:value-type="float" office:value="2639175" calcext:value-type="float">
            <text:p>2639175</text:p>
          </table:table-cell>
          <table:table-cell/>
          <table:table-cell office:value-type="float" office:value="3095525" calcext:value-type="float">
            <text:p>3095525</text:p>
          </table:table-cell>
          <table:table-cell table:number-columns-repeated="31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996496" calcext:value-type="float">
            <text:p>996496</text:p>
          </table:table-cell>
          <table:table-cell/>
          <table:table-cell office:value-type="float" office:value="1802816" calcext:value-type="float">
            <text:p>1802816</text:p>
          </table:table-cell>
          <table:table-cell/>
          <table:table-cell office:value-type="float" office:value="4848484" calcext:value-type="float">
            <text:p>4848484</text:p>
          </table:table-cell>
          <table:table-cell/>
          <table:table-cell office:value-type="float" office:value="5885057" calcext:value-type="float">
            <text:p>5885057</text:p>
          </table:table-cell>
          <table:table-cell/>
          <table:table-cell office:value-type="float" office:value="4295302" calcext:value-type="float">
            <text:p>4295302</text:p>
          </table:table-cell>
          <table:table-cell/>
          <table:table-cell office:value-type="float" office:value="2106995" calcext:value-type="float">
            <text:p>2106995</text:p>
          </table:table-cell>
          <table:table-cell/>
          <table:table-cell office:value-type="float" office:value="1632653" calcext:value-type="float">
            <text:p>1632653</text:p>
          </table:table-cell>
          <table:table-cell table:number-columns-repeated="2"/>
          <table:table-cell office:value-type="float" office:value="2379182" calcext:value-type="float">
            <text:p>2379182</text:p>
          </table:table-cell>
          <table:table-cell table:number-columns-repeated="2"/>
          <table:table-cell office:value-type="float" office:value="4309764" calcext:value-type="float">
            <text:p>4309764</text:p>
          </table:table-cell>
          <table:table-cell/>
          <table:table-cell office:value-type="float" office:value="2755651" calcext:value-type="float">
            <text:p>2755651</text:p>
          </table:table-cell>
          <table:table-cell/>
          <table:table-cell office:value-type="float" office:value="2686253" calcext:value-type="float">
            <text:p>2686253</text:p>
          </table:table-cell>
          <table:table-cell/>
          <table:table-cell office:value-type="float" office:value="3228247" calcext:value-type="float">
            <text:p>3228247</text:p>
          </table:table-cell>
          <table:table-cell/>
          <table:table-cell office:value-type="float" office:value="1961685" calcext:value-type="float">
            <text:p>1961685</text:p>
          </table:table-cell>
          <table:table-cell table:number-columns-repeated="31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1037277" calcext:value-type="float">
            <text:p>1037277</text:p>
          </table:table-cell>
          <table:table-cell/>
          <table:table-cell office:value-type="float" office:value="1910447" calcext:value-type="float">
            <text:p>1910447</text:p>
          </table:table-cell>
          <table:table-cell/>
          <table:table-cell office:value-type="float" office:value="5995316" calcext:value-type="float">
            <text:p>5995316</text:p>
          </table:table-cell>
          <table:table-cell/>
          <table:table-cell office:value-type="float" office:value="7013698" calcext:value-type="float">
            <text:p>7013698</text:p>
          </table:table-cell>
          <table:table-cell/>
          <table:table-cell office:value-type="float" office:value="4923076" calcext:value-type="float">
            <text:p>4923076</text:p>
          </table:table-cell>
          <table:table-cell/>
          <table:table-cell office:value-type="float" office:value="2720510" calcext:value-type="float">
            <text:p>2720510</text:p>
          </table:table-cell>
          <table:table-cell/>
          <table:table-cell office:value-type="float" office:value="1767955" calcext:value-type="float">
            <text:p>1767955</text:p>
          </table:table-cell>
          <table:table-cell table:number-columns-repeated="2"/>
          <table:table-cell office:value-type="float" office:value="2813186" calcext:value-type="float">
            <text:p>2813186</text:p>
          </table:table-cell>
          <table:table-cell table:number-columns-repeated="2"/>
          <table:table-cell office:value-type="float" office:value="4688644" calcext:value-type="float">
            <text:p>4688644</text:p>
          </table:table-cell>
          <table:table-cell/>
          <table:table-cell office:value-type="float" office:value="3018867" calcext:value-type="float">
            <text:p>3018867</text:p>
          </table:table-cell>
          <table:table-cell/>
          <table:table-cell office:value-type="float" office:value="2708994" calcext:value-type="float">
            <text:p>2708994</text:p>
          </table:table-cell>
          <table:table-cell/>
          <table:table-cell office:value-type="float" office:value="3320363" calcext:value-type="float">
            <text:p>3320363</text:p>
          </table:table-cell>
          <table:table-cell/>
          <table:table-cell office:value-type="float" office:value="4183006" calcext:value-type="float">
            <text:p>4183006</text:p>
          </table:table-cell>
          <table:table-cell table:number-columns-repeated="33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1280000" calcext:value-type="float">
            <text:p>1280000</text:p>
          </table:table-cell>
          <table:table-cell/>
          <table:table-cell office:value-type="float" office:value="1856417" calcext:value-type="float">
            <text:p>1856417</text:p>
          </table:table-cell>
          <table:table-cell/>
          <table:table-cell office:value-type="float" office:value="7293447" calcext:value-type="float">
            <text:p>7293447</text:p>
          </table:table-cell>
          <table:table-cell/>
          <table:table-cell office:value-type="float" office:value="7757575" calcext:value-type="float">
            <text:p>7757575</text:p>
          </table:table-cell>
          <table:table-cell/>
          <table:table-cell office:value-type="float" office:value="5626373" calcext:value-type="float">
            <text:p>5626373</text:p>
          </table:table-cell>
          <table:table-cell/>
          <table:table-cell office:value-type="float" office:value="2990654" calcext:value-type="float">
            <text:p>2990654</text:p>
          </table:table-cell>
          <table:table-cell/>
          <table:table-cell office:value-type="float" office:value="1889298" calcext:value-type="float">
            <text:p>1889298</text:p>
          </table:table-cell>
          <table:table-cell table:number-columns-repeated="2"/>
          <table:table-cell office:value-type="float" office:value="3180124" calcext:value-type="float">
            <text:p>3180124</text:p>
          </table:table-cell>
          <table:table-cell table:number-columns-repeated="2"/>
          <table:table-cell office:value-type="float" office:value="4885496" calcext:value-type="float">
            <text:p>4885496</text:p>
          </table:table-cell>
          <table:table-cell/>
          <table:table-cell office:value-type="float" office:value="3324675" calcext:value-type="float">
            <text:p>3324675</text:p>
          </table:table-cell>
          <table:table-cell/>
          <table:table-cell office:value-type="float" office:value="3001172" calcext:value-type="float">
            <text:p>3001172</text:p>
          </table:table-cell>
          <table:table-cell/>
          <table:table-cell office:value-type="float" office:value="1540312" calcext:value-type="float">
            <text:p>1540312</text:p>
          </table:table-cell>
          <table:table-cell/>
          <table:table-cell office:value-type="float" office:value="4196721" calcext:value-type="float">
            <text:p>4196721</text:p>
          </table:table-cell>
          <table:table-cell table:number-columns-repeated="33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85216" calcext:value-type="float">
            <text:p>485216</text:p>
          </table:table-cell>
          <table:table-cell table:number-columns-repeated="2"/>
          <table:table-cell office:value-type="float" office:value="701273" calcext:value-type="float">
            <text:p>701273</text:p>
          </table:table-cell>
          <table:table-cell table:number-columns-repeated="2"/>
          <table:table-cell office:value-type="float" office:value="894323" calcext:value-type="float">
            <text:p>894323</text:p>
          </table:table-cell>
          <table:table-cell table:number-columns-repeated="2"/>
          <table:table-cell office:value-type="float" office:value="909898" calcext:value-type="float">
            <text:p>909898</text:p>
          </table:table-cell>
          <table:table-cell table:number-columns-repeated="2"/>
          <table:table-cell office:value-type="float" office:value="731846" calcext:value-type="float">
            <text:p>731846</text:p>
          </table:table-cell>
          <table:table-cell table:number-columns-repeated="2"/>
          <table:table-cell office:value-type="float" office:value="410914" calcext:value-type="float">
            <text:p>410914</text:p>
          </table:table-cell>
          <table:table-cell table:number-columns-repeated="2"/>
          <table:table-cell office:value-type="float" office:value="563256" calcext:value-type="float">
            <text:p>563256</text:p>
          </table:table-cell>
          <table:table-cell table:number-columns-repeated="3"/>
          <table:table-cell office:value-type="float" office:value="418129" calcext:value-type="float">
            <text:p>418129</text:p>
          </table:table-cell>
          <table:table-cell table:number-columns-repeated="3"/>
          <table:table-cell office:value-type="float" office:value="712893" calcext:value-type="float">
            <text:p>712893</text:p>
          </table:table-cell>
          <table:table-cell table:number-columns-repeated="2"/>
          <table:table-cell office:value-type="float" office:value="806934" calcext:value-type="float">
            <text:p>806934</text:p>
          </table:table-cell>
          <table:table-cell table:number-columns-repeated="2"/>
          <table:table-cell office:value-type="float" office:value="791222" calcext:value-type="float">
            <text:p>791222</text:p>
          </table:table-cell>
          <table:table-cell table:number-columns-repeated="2"/>
          <table:table-cell office:value-type="float" office:value="792446" calcext:value-type="float">
            <text:p>792446</text:p>
          </table:table-cell>
          <table:table-cell table:number-columns-repeated="2"/>
          <table:table-cell office:value-type="float" office:value="825407" calcext:value-type="float">
            <text:p>825407</text:p>
          </table:table-cell>
          <table:table-cell table:number-columns-repeated="18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40801" calcext:value-type="float">
            <text:p>640801</text:p>
          </table:table-cell>
          <table:table-cell table:number-columns-repeated="2"/>
          <table:table-cell office:value-type="float" office:value="952558" calcext:value-type="float">
            <text:p>952558</text:p>
          </table:table-cell>
          <table:table-cell/>
          <table:table-cell office:value-type="float" office:value="1559074" calcext:value-type="float">
            <text:p>1559074</text:p>
          </table:table-cell>
          <table:table-cell/>
          <table:table-cell office:value-type="float" office:value="1648422" calcext:value-type="float">
            <text:p>1648422</text:p>
          </table:table-cell>
          <table:table-cell/>
          <table:table-cell office:value-type="float" office:value="1330561" calcext:value-type="float">
            <text:p>1330561</text:p>
          </table:table-cell>
          <table:table-cell table:number-columns-repeated="2"/>
          <table:table-cell office:value-type="float" office:value="752166" calcext:value-type="float">
            <text:p>752166</text:p>
          </table:table-cell>
          <table:table-cell table:number-columns-repeated="2"/>
          <table:table-cell office:value-type="float" office:value="937042" calcext:value-type="float">
            <text:p>937042</text:p>
          </table:table-cell>
          <table:table-cell table:number-columns-repeated="3"/>
          <table:table-cell office:value-type="float" office:value="773180" calcext:value-type="float">
            <text:p>773180</text:p>
          </table:table-cell>
          <table:table-cell table:number-columns-repeated="2"/>
          <table:table-cell office:value-type="float" office:value="1287726" calcext:value-type="float">
            <text:p>1287726</text:p>
          </table:table-cell>
          <table:table-cell/>
          <table:table-cell office:value-type="float" office:value="1336116" calcext:value-type="float">
            <text:p>1336116</text:p>
          </table:table-cell>
          <table:table-cell/>
          <table:table-cell office:value-type="float" office:value="1325394" calcext:value-type="float">
            <text:p>1325394</text:p>
          </table:table-cell>
          <table:table-cell/>
          <table:table-cell office:value-type="float" office:value="1282243" calcext:value-type="float">
            <text:p>1282243</text:p>
          </table:table-cell>
          <table:table-cell/>
          <table:table-cell office:value-type="float" office:value="1422617" calcext:value-type="float">
            <text:p>1422617</text:p>
          </table:table-cell>
          <table:table-cell table:number-columns-repeated="26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934306" calcext:value-type="float">
            <text:p>934306</text:p>
          </table:table-cell>
          <table:table-cell/>
          <table:table-cell office:value-type="float" office:value="1436185" calcext:value-type="float">
            <text:p>1436185</text:p>
          </table:table-cell>
          <table:table-cell/>
          <table:table-cell office:value-type="float" office:value="2637815" calcext:value-type="float">
            <text:p>2637815</text:p>
          </table:table-cell>
          <table:table-cell/>
          <table:table-cell office:value-type="float" office:value="2769064" calcext:value-type="float">
            <text:p>2769064</text:p>
          </table:table-cell>
          <table:table-cell/>
          <table:table-cell office:value-type="float" office:value="2262483" calcext:value-type="float">
            <text:p>2262483</text:p>
          </table:table-cell>
          <table:table-cell/>
          <table:table-cell office:value-type="float" office:value="1280960" calcext:value-type="float">
            <text:p>1280960</text:p>
          </table:table-cell>
          <table:table-cell/>
          <table:table-cell office:value-type="float" office:value="1439010" calcext:value-type="float">
            <text:p>1439010</text:p>
          </table:table-cell>
          <table:table-cell table:number-columns-repeated="2"/>
          <table:table-cell office:value-type="float" office:value="1344537" calcext:value-type="float">
            <text:p>1344537</text:p>
          </table:table-cell>
          <table:table-cell table:number-columns-repeated="2"/>
          <table:table-cell office:value-type="float" office:value="2128898" calcext:value-type="float">
            <text:p>2128898</text:p>
          </table:table-cell>
          <table:table-cell/>
          <table:table-cell office:value-type="float" office:value="2139573" calcext:value-type="float">
            <text:p>2139573</text:p>
          </table:table-cell>
          <table:table-cell/>
          <table:table-cell office:value-type="float" office:value="2060362" calcext:value-type="float">
            <text:p>2060362</text:p>
          </table:table-cell>
          <table:table-cell/>
          <table:table-cell office:value-type="float" office:value="2121840" calcext:value-type="float">
            <text:p>2121840</text:p>
          </table:table-cell>
          <table:table-cell/>
          <table:table-cell office:value-type="float" office:value="2223187" calcext:value-type="float">
            <text:p>2223187</text:p>
          </table:table-cell>
          <table:table-cell table:number-columns-repeated="31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/>
          <table:table-cell office:value-type="float" office:value="1180267" calcext:value-type="float">
            <text:p>1180267</text:p>
          </table:table-cell>
          <table:table-cell/>
          <table:table-cell office:value-type="float" office:value="1970746" calcext:value-type="float">
            <text:p>1970746</text:p>
          </table:table-cell>
          <table:table-cell/>
          <table:table-cell office:value-type="float" office:value="3756419" calcext:value-type="float">
            <text:p>3756419</text:p>
          </table:table-cell>
          <table:table-cell/>
          <table:table-cell office:value-type="float" office:value="4196721" calcext:value-type="float">
            <text:p>4196721</text:p>
          </table:table-cell>
          <table:table-cell/>
          <table:table-cell office:value-type="float" office:value="3404255" calcext:value-type="float">
            <text:p>3404255</text:p>
          </table:table-cell>
          <table:table-cell/>
          <table:table-cell office:value-type="float" office:value="1746844" calcext:value-type="float">
            <text:p>1746844</text:p>
          </table:table-cell>
          <table:table-cell/>
          <table:table-cell office:value-type="float" office:value="1959433" calcext:value-type="float">
            <text:p>1959433</text:p>
          </table:table-cell>
          <table:table-cell table:number-columns-repeated="2"/>
          <table:table-cell office:value-type="float" office:value="2119205" calcext:value-type="float">
            <text:p>2119205</text:p>
          </table:table-cell>
          <table:table-cell table:number-columns-repeated="2"/>
          <table:table-cell office:value-type="float" office:value="3626062" calcext:value-type="float">
            <text:p>3626062</text:p>
          </table:table-cell>
          <table:table-cell/>
          <table:table-cell office:value-type="float" office:value="2413955" calcext:value-type="float">
            <text:p>2413955</text:p>
          </table:table-cell>
          <table:table-cell/>
          <table:table-cell office:value-type="float" office:value="2754168" calcext:value-type="float">
            <text:p>2754168</text:p>
          </table:table-cell>
          <table:table-cell/>
          <table:table-cell office:value-type="float" office:value="3011764" calcext:value-type="float">
            <text:p>3011764</text:p>
          </table:table-cell>
          <table:table-cell/>
          <table:table-cell office:value-type="float" office:value="3222152" calcext:value-type="float">
            <text:p>3222152</text:p>
          </table:table-cell>
          <table:table-cell table:number-columns-repeated="32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1335071" calcext:value-type="float">
            <text:p>1335071</text:p>
          </table:table-cell>
          <table:table-cell/>
          <table:table-cell office:value-type="float" office:value="1821415" calcext:value-type="float">
            <text:p>1821415</text:p>
          </table:table-cell>
          <table:table-cell/>
          <table:table-cell office:value-type="float" office:value="3864150" calcext:value-type="float">
            <text:p>3864150</text:p>
          </table:table-cell>
          <table:table-cell/>
          <table:table-cell office:value-type="float" office:value="5638766" calcext:value-type="float">
            <text:p>5638766</text:p>
          </table:table-cell>
          <table:table-cell/>
          <table:table-cell office:value-type="float" office:value="4740740" calcext:value-type="float">
            <text:p>4740740</text:p>
          </table:table-cell>
          <table:table-cell/>
          <table:table-cell office:value-type="float" office:value="2661122" calcext:value-type="float">
            <text:p>2661122</text:p>
          </table:table-cell>
          <table:table-cell/>
          <table:table-cell office:value-type="float" office:value="2299057" calcext:value-type="float">
            <text:p>2299057</text:p>
          </table:table-cell>
          <table:table-cell table:number-columns-repeated="2"/>
          <table:table-cell office:value-type="float" office:value="2325158" calcext:value-type="float">
            <text:p>2325158</text:p>
          </table:table-cell>
          <table:table-cell table:number-columns-repeated="2"/>
          <table:table-cell office:value-type="float" office:value="4749536" calcext:value-type="float">
            <text:p>4749536</text:p>
          </table:table-cell>
          <table:table-cell/>
          <table:table-cell office:value-type="float" office:value="3214061" calcext:value-type="float">
            <text:p>3214061</text:p>
          </table:table-cell>
          <table:table-cell/>
          <table:table-cell office:value-type="float" office:value="3174209" calcext:value-type="float">
            <text:p>3174209</text:p>
          </table:table-cell>
          <table:table-cell/>
          <table:table-cell office:value-type="float" office:value="3454790" calcext:value-type="float">
            <text:p>3454790</text:p>
          </table:table-cell>
          <table:table-cell/>
          <table:table-cell office:value-type="float" office:value="3514070" calcext:value-type="float">
            <text:p>3514070</text:p>
          </table:table-cell>
          <table:table-cell table:number-columns-repeated="32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1444287" calcext:value-type="float">
            <text:p>1444287</text:p>
          </table:table-cell>
          <table:table-cell/>
          <table:table-cell office:value-type="float" office:value="2330450" calcext:value-type="float">
            <text:p>2330450</text:p>
          </table:table-cell>
          <table:table-cell/>
          <table:table-cell office:value-type="float" office:value="6044864" calcext:value-type="float">
            <text:p>6044864</text:p>
          </table:table-cell>
          <table:table-cell/>
          <table:table-cell office:value-type="float" office:value="7091412" calcext:value-type="float">
            <text:p>7091412</text:p>
          </table:table-cell>
          <table:table-cell/>
          <table:table-cell office:value-type="float" office:value="5778781" calcext:value-type="float">
            <text:p>5778781</text:p>
          </table:table-cell>
          <table:table-cell/>
          <table:table-cell office:value-type="float" office:value="3443174" calcext:value-type="float">
            <text:p>3443174</text:p>
          </table:table-cell>
          <table:table-cell/>
          <table:table-cell office:value-type="float" office:value="2723404" calcext:value-type="float">
            <text:p>2723404</text:p>
          </table:table-cell>
          <table:table-cell table:number-columns-repeated="2"/>
          <table:table-cell office:value-type="float" office:value="3064033" calcext:value-type="float">
            <text:p>3064033</text:p>
          </table:table-cell>
          <table:table-cell table:number-columns-repeated="2"/>
          <table:table-cell office:value-type="float" office:value="5435244" calcext:value-type="float">
            <text:p>5435244</text:p>
          </table:table-cell>
          <table:table-cell/>
          <table:table-cell office:value-type="float" office:value="3623496" calcext:value-type="float">
            <text:p>3623496</text:p>
          </table:table-cell>
          <table:table-cell/>
          <table:table-cell office:value-type="float" office:value="3605633" calcext:value-type="float">
            <text:p>3605633</text:p>
          </table:table-cell>
          <table:table-cell/>
          <table:table-cell office:value-type="float" office:value="3908396" calcext:value-type="float">
            <text:p>3908396</text:p>
          </table:table-cell>
          <table:table-cell/>
          <table:table-cell office:value-type="float" office:value="4604316" calcext:value-type="float">
            <text:p>4604316</text:p>
          </table:table-cell>
          <table:table-cell table:number-columns-repeated="33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1433370" calcext:value-type="float">
            <text:p>1433370</text:p>
          </table:table-cell>
          <table:table-cell/>
          <table:table-cell office:value-type="float" office:value="2447418" calcext:value-type="float">
            <text:p>2447418</text:p>
          </table:table-cell>
          <table:table-cell/>
          <table:table-cell office:value-type="float" office:value="6854082" calcext:value-type="float">
            <text:p>6854082</text:p>
          </table:table-cell>
          <table:table-cell/>
          <table:table-cell office:value-type="float" office:value="7950310" calcext:value-type="float">
            <text:p>7950310</text:p>
          </table:table-cell>
          <table:table-cell/>
          <table:table-cell office:value-type="float" office:value="6505717" calcext:value-type="float">
            <text:p>6505717</text:p>
          </table:table-cell>
          <table:table-cell/>
          <table:table-cell office:value-type="float" office:value="3875851" calcext:value-type="float">
            <text:p>3875851</text:p>
          </table:table-cell>
          <table:table-cell/>
          <table:table-cell office:value-type="float" office:value="2162162" calcext:value-type="float">
            <text:p>2162162</text:p>
          </table:table-cell>
          <table:table-cell table:number-columns-repeated="2"/>
          <table:table-cell office:value-type="float" office:value="4037854" calcext:value-type="float">
            <text:p>4037854</text:p>
          </table:table-cell>
          <table:table-cell table:number-columns-repeated="2"/>
          <table:table-cell office:value-type="float" office:value="6183574" calcext:value-type="float">
            <text:p>6183574</text:p>
          </table:table-cell>
          <table:table-cell/>
          <table:table-cell office:value-type="float" office:value="4159220" calcext:value-type="float">
            <text:p>4159220</text:p>
          </table:table-cell>
          <table:table-cell/>
          <table:table-cell office:value-type="float" office:value="4006259" calcext:value-type="float">
            <text:p>4006259</text:p>
          </table:table-cell>
          <table:table-cell/>
          <table:table-cell office:value-type="float" office:value="2372567" calcext:value-type="float">
            <text:p>2372567</text:p>
          </table:table-cell>
          <table:table-cell/>
          <table:table-cell office:value-type="float" office:value="4555160" calcext:value-type="float">
            <text:p>4555160</text:p>
          </table:table-cell>
          <table:table-cell table:number-columns-repeated="33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1699303" calcext:value-type="float">
            <text:p>1699303</text:p>
          </table:table-cell>
          <table:table-cell/>
          <table:table-cell office:value-type="float" office:value="2490272" calcext:value-type="float">
            <text:p>2490272</text:p>
          </table:table-cell>
          <table:table-cell/>
          <table:table-cell office:value-type="float" office:value="8407224" calcext:value-type="float">
            <text:p>8407224</text:p>
          </table:table-cell>
          <table:table-cell/>
          <table:table-cell office:value-type="float" office:value="9029982" calcext:value-type="float">
            <text:p>9029982</text:p>
          </table:table-cell>
          <table:table-cell/>
          <table:table-cell office:value-type="float" office:value="7121001" calcext:value-type="float">
            <text:p>7121001</text:p>
          </table:table-cell>
          <table:table-cell/>
          <table:table-cell office:value-type="float" office:value="3893536" calcext:value-type="float">
            <text:p>3893536</text:p>
          </table:table-cell>
          <table:table-cell/>
          <table:table-cell office:value-type="float" office:value="2775067" calcext:value-type="float">
            <text:p>2775067</text:p>
          </table:table-cell>
          <table:table-cell table:number-columns-repeated="2"/>
          <table:table-cell office:value-type="float" office:value="3832335" calcext:value-type="float">
            <text:p>3832335</text:p>
          </table:table-cell>
          <table:table-cell table:number-columns-repeated="2"/>
          <table:table-cell office:value-type="float" office:value="5417989" calcext:value-type="float">
            <text:p>5417989</text:p>
          </table:table-cell>
          <table:table-cell/>
          <table:table-cell office:value-type="float" office:value="4003127" calcext:value-type="float">
            <text:p>4003127</text:p>
          </table:table-cell>
          <table:table-cell/>
          <table:table-cell office:value-type="float" office:value="3509252" calcext:value-type="float">
            <text:p>3509252</text:p>
          </table:table-cell>
          <table:table-cell/>
          <table:table-cell office:value-type="float" office:value="1608545" calcext:value-type="float">
            <text:p>1608545</text:p>
          </table:table-cell>
          <table:table-cell/>
          <table:table-cell office:value-type="float" office:value="4710211" calcext:value-type="float">
            <text:p>4710211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96960" calcext:value-type="float">
            <text:p>396960</text:p>
          </table:table-cell>
          <table:table-cell table:number-columns-repeated="2"/>
          <table:table-cell office:value-type="float" office:value="684537" calcext:value-type="float">
            <text:p>684537</text:p>
          </table:table-cell>
          <table:table-cell table:number-columns-repeated="2"/>
          <table:table-cell office:value-type="float" office:value="903555" calcext:value-type="float">
            <text:p>903555</text:p>
          </table:table-cell>
          <table:table-cell table:number-columns-repeated="2"/>
          <table:table-cell office:value-type="float" office:value="932689" calcext:value-type="float">
            <text:p>932689</text:p>
          </table:table-cell>
          <table:table-cell table:number-columns-repeated="2"/>
          <table:table-cell office:value-type="float" office:value="720213" calcext:value-type="float">
            <text:p>720213</text:p>
          </table:table-cell>
          <table:table-cell table:number-columns-repeated="2"/>
          <table:table-cell office:value-type="float" office:value="408326" calcext:value-type="float">
            <text:p>408326</text:p>
          </table:table-cell>
          <table:table-cell table:number-columns-repeated="2"/>
          <table:table-cell office:value-type="float" office:value="589149" calcext:value-type="float">
            <text:p>589149</text:p>
          </table:table-cell>
          <table:table-cell table:number-columns-repeated="3"/>
          <table:table-cell office:value-type="float" office:value="426915" calcext:value-type="float">
            <text:p>426915</text:p>
          </table:table-cell>
          <table:table-cell table:number-columns-repeated="3"/>
          <table:table-cell office:value-type="float" office:value="722959" calcext:value-type="float">
            <text:p>722959</text:p>
          </table:table-cell>
          <table:table-cell table:number-columns-repeated="2"/>
          <table:table-cell office:value-type="float" office:value="842313" calcext:value-type="float">
            <text:p>842313</text:p>
          </table:table-cell>
          <table:table-cell table:number-columns-repeated="2"/>
          <table:table-cell office:value-type="float" office:value="832520" calcext:value-type="float">
            <text:p>832520</text:p>
          </table:table-cell>
          <table:table-cell table:number-columns-repeated="2"/>
          <table:table-cell office:value-type="float" office:value="824543" calcext:value-type="float">
            <text:p>824543</text:p>
          </table:table-cell>
          <table:table-cell table:number-columns-repeated="2"/>
          <table:table-cell office:value-type="float" office:value="834827" calcext:value-type="float">
            <text:p>834827</text:p>
          </table:table-cell>
          <table:table-cell table:number-columns-repeated="19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41970" calcext:value-type="float">
            <text:p>541970</text:p>
          </table:table-cell>
          <table:table-cell/>
          <table:table-cell office:value-type="float" office:value="1235819" calcext:value-type="float">
            <text:p>1235819</text:p>
          </table:table-cell>
          <table:table-cell/>
          <table:table-cell office:value-type="float" office:value="1705245" calcext:value-type="float">
            <text:p>1705245</text:p>
          </table:table-cell>
          <table:table-cell/>
          <table:table-cell office:value-type="float" office:value="1746248" calcext:value-type="float">
            <text:p>1746248</text:p>
          </table:table-cell>
          <table:table-cell/>
          <table:table-cell office:value-type="float" office:value="1366791" calcext:value-type="float">
            <text:p>1366791</text:p>
          </table:table-cell>
          <table:table-cell table:number-columns-repeated="2"/>
          <table:table-cell office:value-type="float" office:value="783114" calcext:value-type="float">
            <text:p>783114</text:p>
          </table:table-cell>
          <table:table-cell/>
          <table:table-cell office:value-type="float" office:value="1055343" calcext:value-type="float">
            <text:p>1055343</text:p>
          </table:table-cell>
          <table:table-cell table:number-columns-repeated="3"/>
          <table:table-cell office:value-type="float" office:value="806934" calcext:value-type="float">
            <text:p>806934</text:p>
          </table:table-cell>
          <table:table-cell table:number-columns-repeated="2"/>
          <table:table-cell office:value-type="float" office:value="1244228" calcext:value-type="float">
            <text:p>1244228</text:p>
          </table:table-cell>
          <table:table-cell/>
          <table:table-cell office:value-type="float" office:value="1430767" calcext:value-type="float">
            <text:p>1430767</text:p>
          </table:table-cell>
          <table:table-cell/>
          <table:table-cell office:value-type="float" office:value="1444287" calcext:value-type="float">
            <text:p>1444287</text:p>
          </table:table-cell>
          <table:table-cell/>
          <table:table-cell office:value-type="float" office:value="1424398" calcext:value-type="float">
            <text:p>1424398</text:p>
          </table:table-cell>
          <table:table-cell/>
          <table:table-cell office:value-type="float" office:value="1454132" calcext:value-type="float">
            <text:p>1454132</text:p>
          </table:table-cell>
          <table:table-cell table:number-columns-repeated="29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  <table:table-cell office:value-type="float" office:value="1141201" calcext:value-type="float">
            <text:p>1141201</text:p>
          </table:table-cell>
          <table:table-cell/>
          <table:table-cell office:value-type="float" office:value="1681168" calcext:value-type="float">
            <text:p>1681168</text:p>
          </table:table-cell>
          <table:table-cell/>
          <table:table-cell office:value-type="float" office:value="2878830" calcext:value-type="float">
            <text:p>2878830</text:p>
          </table:table-cell>
          <table:table-cell/>
          <table:table-cell office:value-type="float" office:value="2987164" calcext:value-type="float">
            <text:p>2987164</text:p>
          </table:table-cell>
          <table:table-cell/>
          <table:table-cell office:value-type="float" office:value="2402064" calcext:value-type="float">
            <text:p>2402064</text:p>
          </table:table-cell>
          <table:table-cell/>
          <table:table-cell office:value-type="float" office:value="1381543" calcext:value-type="float">
            <text:p>1381543</text:p>
          </table:table-cell>
          <table:table-cell/>
          <table:table-cell office:value-type="float" office:value="1762175" calcext:value-type="float">
            <text:p>1762175</text:p>
          </table:table-cell>
          <table:table-cell table:number-columns-repeated="2"/>
          <table:table-cell office:value-type="float" office:value="1462439" calcext:value-type="float">
            <text:p>1462439</text:p>
          </table:table-cell>
          <table:table-cell table:number-columns-repeated="2"/>
          <table:table-cell office:value-type="float" office:value="2219813" calcext:value-type="float">
            <text:p>2219813</text:p>
          </table:table-cell>
          <table:table-cell/>
          <table:table-cell office:value-type="float" office:value="2437514" calcext:value-type="float">
            <text:p>2437514</text:p>
          </table:table-cell>
          <table:table-cell/>
          <table:table-cell office:value-type="float" office:value="2320942" calcext:value-type="float">
            <text:p>2320942</text:p>
          </table:table-cell>
          <table:table-cell/>
          <table:table-cell office:value-type="float" office:value="2234344" calcext:value-type="float">
            <text:p>2234344</text:p>
          </table:table-cell>
          <table:table-cell/>
          <table:table-cell office:value-type="float" office:value="2297509" calcext:value-type="float">
            <text:p>2297509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/>
          <table:table-cell office:value-type="float" office:value="1442253" calcext:value-type="float">
            <text:p>1442253</text:p>
          </table:table-cell>
          <table:table-cell/>
          <table:table-cell office:value-type="float" office:value="2335233" calcext:value-type="float">
            <text:p>2335233</text:p>
          </table:table-cell>
          <table:table-cell/>
          <table:table-cell office:value-type="float" office:value="3073229" calcext:value-type="float">
            <text:p>3073229</text:p>
          </table:table-cell>
          <table:table-cell/>
          <table:table-cell office:value-type="float" office:value="4438664" calcext:value-type="float">
            <text:p>4438664</text:p>
          </table:table-cell>
          <table:table-cell/>
          <table:table-cell office:value-type="float" office:value="3759177" calcext:value-type="float">
            <text:p>3759177</text:p>
          </table:table-cell>
          <table:table-cell/>
          <table:table-cell office:value-type="float" office:value="2266991" calcext:value-type="float">
            <text:p>2266991</text:p>
          </table:table-cell>
          <table:table-cell/>
          <table:table-cell office:value-type="float" office:value="2618256" calcext:value-type="float">
            <text:p>2618256</text:p>
          </table:table-cell>
          <table:table-cell table:number-columns-repeated="2"/>
          <table:table-cell office:value-type="float" office:value="2488456" calcext:value-type="float">
            <text:p>2488456</text:p>
          </table:table-cell>
          <table:table-cell table:number-columns-repeated="2"/>
          <table:table-cell office:value-type="float" office:value="3646723" calcext:value-type="float">
            <text:p>3646723</text:p>
          </table:table-cell>
          <table:table-cell/>
          <table:table-cell office:value-type="float" office:value="3538355" calcext:value-type="float">
            <text:p>3538355</text:p>
          </table:table-cell>
          <table:table-cell/>
          <table:table-cell office:value-type="float" office:value="3248730" calcext:value-type="float">
            <text:p>3248730</text:p>
          </table:table-cell>
          <table:table-cell/>
          <table:table-cell office:value-type="float" office:value="3327916" calcext:value-type="float">
            <text:p>3327916</text:p>
          </table:table-cell>
          <table:table-cell/>
          <table:table-cell office:value-type="float" office:value="3605633" calcext:value-type="float">
            <text:p>3605633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1653212" calcext:value-type="float">
            <text:p>1653212</text:p>
          </table:table-cell>
          <table:table-cell/>
          <table:table-cell office:value-type="float" office:value="2799343" calcext:value-type="float">
            <text:p>2799343</text:p>
          </table:table-cell>
          <table:table-cell/>
          <table:table-cell office:value-type="float" office:value="5919075" calcext:value-type="float">
            <text:p>5919075</text:p>
          </table:table-cell>
          <table:table-cell/>
          <table:table-cell office:value-type="float" office:value="6645035" calcext:value-type="float">
            <text:p>6645035</text:p>
          </table:table-cell>
          <table:table-cell/>
          <table:table-cell office:value-type="float" office:value="5736694" calcext:value-type="float">
            <text:p>5736694</text:p>
          </table:table-cell>
          <table:table-cell/>
          <table:table-cell office:value-type="float" office:value="3357377" calcext:value-type="float">
            <text:p>3357377</text:p>
          </table:table-cell>
          <table:table-cell/>
          <table:table-cell office:value-type="float" office:value="3300032" calcext:value-type="float">
            <text:p>3300032</text:p>
          </table:table-cell>
          <table:table-cell table:number-columns-repeated="2"/>
          <table:table-cell office:value-type="float" office:value="2373667" calcext:value-type="float">
            <text:p>2373667</text:p>
          </table:table-cell>
          <table:table-cell table:number-columns-repeated="2"/>
          <table:table-cell office:value-type="float" office:value="6005865" calcext:value-type="float">
            <text:p>6005865</text:p>
          </table:table-cell>
          <table:table-cell/>
          <table:table-cell office:value-type="float" office:value="4340822" calcext:value-type="float">
            <text:p>4340822</text:p>
          </table:table-cell>
          <table:table-cell/>
          <table:table-cell office:value-type="float" office:value="4167684" calcext:value-type="float">
            <text:p>4167684</text:p>
          </table:table-cell>
          <table:table-cell/>
          <table:table-cell office:value-type="float" office:value="4147428" calcext:value-type="float">
            <text:p>4147428</text:p>
          </table:table-cell>
          <table:table-cell/>
          <table:table-cell office:value-type="float" office:value="4680073" calcext:value-type="float">
            <text:p>4680073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1786773" calcext:value-type="float">
            <text:p>1786773</text:p>
          </table:table-cell>
          <table:table-cell/>
          <table:table-cell office:value-type="float" office:value="2896746" calcext:value-type="float">
            <text:p>2896746</text:p>
          </table:table-cell>
          <table:table-cell/>
          <table:table-cell office:value-type="float" office:value="6564102" calcext:value-type="float">
            <text:p>6564102</text:p>
          </table:table-cell>
          <table:table-cell/>
          <table:table-cell office:value-type="float" office:value="7340501" calcext:value-type="float">
            <text:p>7340501</text:p>
          </table:table-cell>
          <table:table-cell/>
          <table:table-cell office:value-type="float" office:value="6872483" calcext:value-type="float">
            <text:p>6872483</text:p>
          </table:table-cell>
          <table:table-cell/>
          <table:table-cell office:value-type="float" office:value="4139046" calcext:value-type="float">
            <text:p>4139046</text:p>
          </table:table-cell>
          <table:table-cell/>
          <table:table-cell office:value-type="float" office:value="3648022" calcext:value-type="float">
            <text:p>3648022</text:p>
          </table:table-cell>
          <table:table-cell table:number-columns-repeated="2"/>
          <table:table-cell office:value-type="float" office:value="4798500" calcext:value-type="float">
            <text:p>4798500</text:p>
          </table:table-cell>
          <table:table-cell table:number-columns-repeated="2"/>
          <table:table-cell office:value-type="float" office:value="7191011" calcext:value-type="float">
            <text:p>7191011</text:p>
          </table:table-cell>
          <table:table-cell/>
          <table:table-cell office:value-type="float" office:value="4652430" calcext:value-type="float">
            <text:p>4652430</text:p>
          </table:table-cell>
          <table:table-cell/>
          <table:table-cell office:value-type="float" office:value="4604316" calcext:value-type="float">
            <text:p>4604316</text:p>
          </table:table-cell>
          <table:table-cell/>
          <table:table-cell office:value-type="float" office:value="4298908" calcext:value-type="float">
            <text:p>4298908</text:p>
          </table:table-cell>
          <table:table-cell/>
          <table:table-cell office:value-type="float" office:value="4423326" calcext:value-type="float">
            <text:p>4423326</text:p>
          </table:table-cell>
          <table:table-cell table:number-columns-repeated="34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2060776" calcext:value-type="float">
            <text:p>2060776</text:p>
          </table:table-cell>
          <table:table-cell/>
          <table:table-cell office:value-type="float" office:value="3088057" calcext:value-type="float">
            <text:p>3088057</text:p>
          </table:table-cell>
          <table:table-cell/>
          <table:table-cell office:value-type="float" office:value="6877098" calcext:value-type="float">
            <text:p>6877098</text:p>
          </table:table-cell>
          <table:table-cell/>
          <table:table-cell office:value-type="float" office:value="8626790" calcext:value-type="float">
            <text:p>8626790</text:p>
          </table:table-cell>
          <table:table-cell/>
          <table:table-cell office:value-type="float" office:value="7496339" calcext:value-type="float">
            <text:p>7496339</text:p>
          </table:table-cell>
          <table:table-cell/>
          <table:table-cell office:value-type="float" office:value="4944471" calcext:value-type="float">
            <text:p>4944471</text:p>
          </table:table-cell>
          <table:table-cell/>
          <table:table-cell office:value-type="float" office:value="3704775" calcext:value-type="float">
            <text:p>3704775</text:p>
          </table:table-cell>
          <table:table-cell table:number-columns-repeated="2"/>
          <table:table-cell office:value-type="float" office:value="5898617" calcext:value-type="float">
            <text:p>5898617</text:p>
          </table:table-cell>
          <table:table-cell table:number-columns-repeated="2"/>
          <table:table-cell office:value-type="float" office:value="8304947" calcext:value-type="float">
            <text:p>8304947</text:p>
          </table:table-cell>
          <table:table-cell/>
          <table:table-cell office:value-type="float" office:value="5308449" calcext:value-type="float">
            <text:p>5308449</text:p>
          </table:table-cell>
          <table:table-cell/>
          <table:table-cell office:value-type="float" office:value="5243215" calcext:value-type="float">
            <text:p>5243215</text:p>
          </table:table-cell>
          <table:table-cell/>
          <table:table-cell office:value-type="float" office:value="3282051" calcext:value-type="float">
            <text:p>3282051</text:p>
          </table:table-cell>
          <table:table-cell/>
          <table:table-cell office:value-type="float" office:value="5076846" calcext:value-type="float">
            <text:p>5076846</text:p>
          </table:table-cell>
          <table:table-cell table:number-columns-repeated="34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2166737" calcext:value-type="float">
            <text:p>2166737</text:p>
          </table:table-cell>
          <table:table-cell/>
          <table:table-cell office:value-type="float" office:value="3104912" calcext:value-type="float">
            <text:p>3104912</text:p>
          </table:table-cell>
          <table:table-cell/>
          <table:table-cell office:value-type="float" office:value="8400328" calcext:value-type="float">
            <text:p>8400328</text:p>
          </table:table-cell>
          <table:table-cell/>
          <table:table-cell office:value-type="float" office:value="8927637" calcext:value-type="float">
            <text:p>8927637</text:p>
          </table:table-cell>
          <table:table-cell/>
          <table:table-cell office:value-type="float" office:value="8561872" calcext:value-type="float">
            <text:p>8561872</text:p>
          </table:table-cell>
          <table:table-cell/>
          <table:table-cell office:value-type="float" office:value="4892498" calcext:value-type="float">
            <text:p>4892498</text:p>
          </table:table-cell>
          <table:table-cell/>
          <table:table-cell office:value-type="float" office:value="4015686" calcext:value-type="float">
            <text:p>4015686</text:p>
          </table:table-cell>
          <table:table-cell table:number-columns-repeated="2"/>
          <table:table-cell office:value-type="float" office:value="6080760" calcext:value-type="float">
            <text:p>6080760</text:p>
          </table:table-cell>
          <table:table-cell table:number-columns-repeated="2"/>
          <table:table-cell office:value-type="float" office:value="7602078" calcext:value-type="float">
            <text:p>7602078</text:p>
          </table:table-cell>
          <table:table-cell/>
          <table:table-cell office:value-type="float" office:value="5517241" calcext:value-type="float">
            <text:p>5517241</text:p>
          </table:table-cell>
          <table:table-cell/>
          <table:table-cell office:value-type="float" office:value="4949250" calcext:value-type="float">
            <text:p>4949250</text:p>
          </table:table-cell>
          <table:table-cell/>
          <table:table-cell office:value-type="float" office:value="2497560" calcext:value-type="float">
            <text:p>2497560</text:p>
          </table:table-cell>
          <table:table-cell/>
          <table:table-cell office:value-type="float" office:value="5308449" calcext:value-type="float">
            <text:p>5308449</text:p>
          </table:table-cell>
          <table:table-cell table:number-columns-repeated="34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2180579" calcext:value-type="float">
            <text:p>2180579</text:p>
          </table:table-cell>
          <table:table-cell/>
          <table:table-cell office:value-type="float" office:value="3043090" calcext:value-type="float">
            <text:p>3043090</text:p>
          </table:table-cell>
          <table:table-cell/>
          <table:table-cell office:value-type="float" office:value="8476821" calcext:value-type="float">
            <text:p>8476821</text:p>
          </table:table-cell>
          <table:table-cell office:value-type="float" office:value="11838150" calcext:value-type="float">
            <text:p>11838150</text:p>
          </table:table-cell>
          <table:table-cell office:value-type="float" office:value="10189054" calcext:value-type="float">
            <text:p>10189054</text:p>
          </table:table-cell>
          <table:table-cell/>
          <table:table-cell office:value-type="float" office:value="5752808" calcext:value-type="float">
            <text:p>5752808</text:p>
          </table:table-cell>
          <table:table-cell/>
          <table:table-cell office:value-type="float" office:value="4217462" calcext:value-type="float">
            <text:p>4217462</text:p>
          </table:table-cell>
          <table:table-cell table:number-columns-repeated="2"/>
          <table:table-cell office:value-type="float" office:value="6091612" calcext:value-type="float">
            <text:p>6091612</text:p>
          </table:table-cell>
          <table:table-cell table:number-columns-repeated="2"/>
          <table:table-cell office:value-type="float" office:value="6585209" calcext:value-type="float">
            <text:p>6585209</text:p>
          </table:table-cell>
          <table:table-cell/>
          <table:table-cell office:value-type="float" office:value="5235173" calcext:value-type="float">
            <text:p>5235173</text:p>
          </table:table-cell>
          <table:table-cell/>
          <table:table-cell office:value-type="float" office:value="4061880" calcext:value-type="float">
            <text:p>4061880</text:p>
          </table:table-cell>
          <table:table-cell/>
          <table:table-cell office:value-type="float" office:value="1693401" calcext:value-type="float">
            <text:p>1693401</text:p>
          </table:table-cell>
          <table:table-cell/>
          <table:table-cell office:value-type="float" office:value="5158690" calcext:value-type="float">
            <text:p>5158690</text:p>
          </table:table-cell>
          <table:table-cell table:number-columns-repeated="37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31437" calcext:value-type="float">
            <text:p>531437</text:p>
          </table:table-cell>
          <table:table-cell table:number-columns-repeated="2"/>
          <table:table-cell office:value-type="float" office:value="763239" calcext:value-type="float">
            <text:p>763239</text:p>
          </table:table-cell>
          <table:table-cell table:number-columns-repeated="2"/>
          <table:table-cell office:value-type="float" office:value="931332" calcext:value-type="float">
            <text:p>931332</text:p>
          </table:table-cell>
          <table:table-cell table:number-columns-repeated="2"/>
          <table:table-cell office:value-type="float" office:value="905153" calcext:value-type="float">
            <text:p>905153</text:p>
          </table:table-cell>
          <table:table-cell table:number-columns-repeated="2"/>
          <table:table-cell office:value-type="float" office:value="736346" calcext:value-type="float">
            <text:p>736346</text:p>
          </table:table-cell>
          <table:table-cell table:number-columns-repeated="2"/>
          <table:table-cell office:value-type="float" office:value="411914" calcext:value-type="float">
            <text:p>411914</text:p>
          </table:table-cell>
          <table:table-cell table:number-columns-repeated="2"/>
          <table:table-cell office:value-type="float" office:value="592815" calcext:value-type="float">
            <text:p>592815</text:p>
          </table:table-cell>
          <table:table-cell table:number-columns-repeated="3"/>
          <table:table-cell office:value-type="float" office:value="427646" calcext:value-type="float">
            <text:p>427646</text:p>
          </table:table-cell>
          <table:table-cell table:number-columns-repeated="3"/>
          <table:table-cell office:value-type="float" office:value="735764" calcext:value-type="float">
            <text:p>735764</text:p>
          </table:table-cell>
          <table:table-cell table:number-columns-repeated="2"/>
          <table:table-cell office:value-type="float" office:value="835406" calcext:value-type="float">
            <text:p>835406</text:p>
          </table:table-cell>
          <table:table-cell table:number-columns-repeated="2"/>
          <table:table-cell office:value-type="float" office:value="846595" calcext:value-type="float">
            <text:p>846595</text:p>
          </table:table-cell>
          <table:table-cell table:number-columns-repeated="2"/>
          <table:table-cell office:value-type="float" office:value="822622" calcext:value-type="float">
            <text:p>822622</text:p>
          </table:table-cell>
          <table:table-cell table:number-columns-repeated="2"/>
          <table:table-cell office:value-type="float" office:value="835134" calcext:value-type="float">
            <text:p>835134</text:p>
          </table:table-cell>
          <table:table-cell table:number-columns-repeated="19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64718" calcext:value-type="float">
            <text:p>864718</text:p>
          </table:table-cell>
          <table:table-cell/>
          <table:table-cell office:value-type="float" office:value="1252446" calcext:value-type="float">
            <text:p>1252446</text:p>
          </table:table-cell>
          <table:table-cell/>
          <table:table-cell office:value-type="float" office:value="1699726" calcext:value-type="float">
            <text:p>1699726</text:p>
          </table:table-cell>
          <table:table-cell/>
          <table:table-cell office:value-type="float" office:value="1691024" calcext:value-type="float">
            <text:p>1691024</text:p>
          </table:table-cell>
          <table:table-cell/>
          <table:table-cell office:value-type="float" office:value="1379031" calcext:value-type="float">
            <text:p>1379031</text:p>
          </table:table-cell>
          <table:table-cell table:number-columns-repeated="2"/>
          <table:table-cell office:value-type="float" office:value="796484" calcext:value-type="float">
            <text:p>796484</text:p>
          </table:table-cell>
          <table:table-cell/>
          <table:table-cell office:value-type="float" office:value="1046927" calcext:value-type="float">
            <text:p>1046927</text:p>
          </table:table-cell>
          <table:table-cell table:number-columns-repeated="3"/>
          <table:table-cell office:value-type="float" office:value="813214" calcext:value-type="float">
            <text:p>813214</text:p>
          </table:table-cell>
          <table:table-cell table:number-columns-repeated="2"/>
          <table:table-cell office:value-type="float" office:value="1327370" calcext:value-type="float">
            <text:p>1327370</text:p>
          </table:table-cell>
          <table:table-cell/>
          <table:table-cell office:value-type="float" office:value="1503229" calcext:value-type="float">
            <text:p>1503229</text:p>
          </table:table-cell>
          <table:table-cell/>
          <table:table-cell office:value-type="float" office:value="1412901" calcext:value-type="float">
            <text:p>1412901</text:p>
          </table:table-cell>
          <table:table-cell/>
          <table:table-cell office:value-type="float" office:value="1435782" calcext:value-type="float">
            <text:p>1435782</text:p>
          </table:table-cell>
          <table:table-cell/>
          <table:table-cell office:value-type="float" office:value="1464635" calcext:value-type="float">
            <text:p>1464635</text:p>
          </table:table-cell>
          <table:table-cell table:number-columns-repeated="29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  <table:table-cell office:value-type="float" office:value="1281922" calcext:value-type="float">
            <text:p>1281922</text:p>
          </table:table-cell>
          <table:table-cell/>
          <table:table-cell office:value-type="float" office:value="1861818" calcext:value-type="float">
            <text:p>1861818</text:p>
          </table:table-cell>
          <table:table-cell/>
          <table:table-cell office:value-type="float" office:value="2586185" calcext:value-type="float">
            <text:p>2586185</text:p>
          </table:table-cell>
          <table:table-cell/>
          <table:table-cell office:value-type="float" office:value="2813959" calcext:value-type="float">
            <text:p>2813959</text:p>
          </table:table-cell>
          <table:table-cell/>
          <table:table-cell office:value-type="float" office:value="2464204" calcext:value-type="float">
            <text:p>2464204</text:p>
          </table:table-cell>
          <table:table-cell/>
          <table:table-cell office:value-type="float" office:value="1419954" calcext:value-type="float">
            <text:p>1419954</text:p>
          </table:table-cell>
          <table:table-cell/>
          <table:table-cell office:value-type="float" office:value="1905470" calcext:value-type="float">
            <text:p>1905470</text:p>
          </table:table-cell>
          <table:table-cell table:number-columns-repeated="2"/>
          <table:table-cell office:value-type="float" office:value="1517374" calcext:value-type="float">
            <text:p>1517374</text:p>
          </table:table-cell>
          <table:table-cell table:number-columns-repeated="2"/>
          <table:table-cell office:value-type="float" office:value="2296994" calcext:value-type="float">
            <text:p>2296994</text:p>
          </table:table-cell>
          <table:table-cell/>
          <table:table-cell office:value-type="float" office:value="2220776" calcext:value-type="float">
            <text:p>2220776</text:p>
          </table:table-cell>
          <table:table-cell/>
          <table:table-cell office:value-type="float" office:value="2313862" calcext:value-type="float">
            <text:p>2313862</text:p>
          </table:table-cell>
          <table:table-cell/>
          <table:table-cell office:value-type="float" office:value="2291340" calcext:value-type="float">
            <text:p>2291340</text:p>
          </table:table-cell>
          <table:table-cell/>
          <table:table-cell office:value-type="float" office:value="2266489" calcext:value-type="float">
            <text:p>2266489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/>
          <table:table-cell office:value-type="float" office:value="1674981" calcext:value-type="float">
            <text:p>1674981</text:p>
          </table:table-cell>
          <table:table-cell/>
          <table:table-cell office:value-type="float" office:value="2363531" calcext:value-type="float">
            <text:p>2363531</text:p>
          </table:table-cell>
          <table:table-cell/>
          <table:table-cell office:value-type="float" office:value="4171079" calcext:value-type="float">
            <text:p>4171079</text:p>
          </table:table-cell>
          <table:table-cell/>
          <table:table-cell office:value-type="float" office:value="4493198" calcext:value-type="float">
            <text:p>4493198</text:p>
          </table:table-cell>
          <table:table-cell/>
          <table:table-cell office:value-type="float" office:value="4021205" calcext:value-type="float">
            <text:p>4021205</text:p>
          </table:table-cell>
          <table:table-cell/>
          <table:table-cell office:value-type="float" office:value="2014162" calcext:value-type="float">
            <text:p>2014162</text:p>
          </table:table-cell>
          <table:table-cell/>
          <table:table-cell office:value-type="float" office:value="2774691" calcext:value-type="float">
            <text:p>2774691</text:p>
          </table:table-cell>
          <table:table-cell table:number-columns-repeated="2"/>
          <table:table-cell office:value-type="float" office:value="2599314" calcext:value-type="float">
            <text:p>2599314</text:p>
          </table:table-cell>
          <table:table-cell table:number-columns-repeated="2"/>
          <table:table-cell office:value-type="float" office:value="3708129" calcext:value-type="float">
            <text:p>3708129</text:p>
          </table:table-cell>
          <table:table-cell/>
          <table:table-cell office:value-type="float" office:value="3536522" calcext:value-type="float">
            <text:p>3536522</text:p>
          </table:table-cell>
          <table:table-cell/>
          <table:table-cell office:value-type="float" office:value="3420744" calcext:value-type="float">
            <text:p>3420744</text:p>
          </table:table-cell>
          <table:table-cell/>
          <table:table-cell office:value-type="float" office:value="3315525" calcext:value-type="float">
            <text:p>3315525</text:p>
          </table:table-cell>
          <table:table-cell/>
          <table:table-cell office:value-type="float" office:value="3545706" calcext:value-type="float">
            <text:p>3545706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1289023" calcext:value-type="float">
            <text:p>1289023</text:p>
          </table:table-cell>
          <table:table-cell/>
          <table:table-cell office:value-type="float" office:value="2831075" calcext:value-type="float">
            <text:p>2831075</text:p>
          </table:table-cell>
          <table:table-cell/>
          <table:table-cell office:value-type="float" office:value="5866513" calcext:value-type="float">
            <text:p>5866513</text:p>
          </table:table-cell>
          <table:table-cell/>
          <table:table-cell office:value-type="float" office:value="6251526" calcext:value-type="float">
            <text:p>6251526</text:p>
          </table:table-cell>
          <table:table-cell/>
          <table:table-cell office:value-type="float" office:value="5541125" calcext:value-type="float">
            <text:p>5541125</text:p>
          </table:table-cell>
          <table:table-cell/>
          <table:table-cell office:value-type="float" office:value="3382887" calcext:value-type="float">
            <text:p>3382887</text:p>
          </table:table-cell>
          <table:table-cell/>
          <table:table-cell office:value-type="float" office:value="3889838" calcext:value-type="float">
            <text:p>3889838</text:p>
          </table:table-cell>
          <table:table-cell table:number-columns-repeated="2"/>
          <table:table-cell office:value-type="float" office:value="4119895" calcext:value-type="float">
            <text:p>4119895</text:p>
          </table:table-cell>
          <table:table-cell table:number-columns-repeated="2"/>
          <table:table-cell office:value-type="float" office:value="5127691" calcext:value-type="float">
            <text:p>5127691</text:p>
          </table:table-cell>
          <table:table-cell/>
          <table:table-cell office:value-type="float" office:value="4733071" calcext:value-type="float">
            <text:p>4733071</text:p>
          </table:table-cell>
          <table:table-cell/>
          <table:table-cell office:value-type="float" office:value="4495171" calcext:value-type="float">
            <text:p>4495171</text:p>
          </table:table-cell>
          <table:table-cell/>
          <table:table-cell office:value-type="float" office:value="4166836" calcext:value-type="float">
            <text:p>4166836</text:p>
          </table:table-cell>
          <table:table-cell/>
          <table:table-cell office:value-type="float" office:value="4614691" calcext:value-type="float">
            <text:p>4614691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2073294" calcext:value-type="float">
            <text:p>2073294</text:p>
          </table:table-cell>
          <table:table-cell/>
          <table:table-cell office:value-type="float" office:value="2736138" calcext:value-type="float">
            <text:p>2736138</text:p>
          </table:table-cell>
          <table:table-cell/>
          <table:table-cell office:value-type="float" office:value="6694998" calcext:value-type="float">
            <text:p>6694998</text:p>
          </table:table-cell>
          <table:table-cell/>
          <table:table-cell office:value-type="float" office:value="7229085" calcext:value-type="float">
            <text:p>7229085</text:p>
          </table:table-cell>
          <table:table-cell/>
          <table:table-cell office:value-type="float" office:value="6651510" calcext:value-type="float">
            <text:p>6651510</text:p>
          </table:table-cell>
          <table:table-cell/>
          <table:table-cell office:value-type="float" office:value="4641885" calcext:value-type="float">
            <text:p>4641885</text:p>
          </table:table-cell>
          <table:table-cell/>
          <table:table-cell office:value-type="float" office:value="4672598" calcext:value-type="float">
            <text:p>4672598</text:p>
          </table:table-cell>
          <table:table-cell table:number-columns-repeated="2"/>
          <table:table-cell office:value-type="float" office:value="5163893" calcext:value-type="float">
            <text:p>5163893</text:p>
          </table:table-cell>
          <table:table-cell table:number-columns-repeated="2"/>
          <table:table-cell office:value-type="float" office:value="7931835" calcext:value-type="float">
            <text:p>7931835</text:p>
          </table:table-cell>
          <table:table-cell/>
          <table:table-cell office:value-type="float" office:value="5144436" calcext:value-type="float">
            <text:p>5144436</text:p>
          </table:table-cell>
          <table:table-cell/>
          <table:table-cell office:value-type="float" office:value="4996340" calcext:value-type="float">
            <text:p>4996340</text:p>
          </table:table-cell>
          <table:table-cell/>
          <table:table-cell office:value-type="float" office:value="4712379" calcext:value-type="float">
            <text:p>4712379</text:p>
          </table:table-cell>
          <table:table-cell/>
          <table:table-cell office:value-type="float" office:value="5023301" calcext:value-type="float">
            <text:p>5023301</text:p>
          </table:table-cell>
          <table:table-cell table:number-columns-repeated="34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2163761" calcext:value-type="float">
            <text:p>2163761</text:p>
          </table:table-cell>
          <table:table-cell/>
          <table:table-cell office:value-type="float" office:value="3127672" calcext:value-type="float">
            <text:p>3127672</text:p>
          </table:table-cell>
          <table:table-cell/>
          <table:table-cell office:value-type="float" office:value="7488117" calcext:value-type="float">
            <text:p>7488117</text:p>
          </table:table-cell>
          <table:table-cell/>
          <table:table-cell office:value-type="float" office:value="8274747" calcext:value-type="float">
            <text:p>8274747</text:p>
          </table:table-cell>
          <table:table-cell/>
          <table:table-cell office:value-type="float" office:value="7916505" calcext:value-type="float">
            <text:p>7916505</text:p>
          </table:table-cell>
          <table:table-cell/>
          <table:table-cell office:value-type="float" office:value="5861476" calcext:value-type="float">
            <text:p>5861476</text:p>
          </table:table-cell>
          <table:table-cell/>
          <table:table-cell office:value-type="float" office:value="5186123" calcext:value-type="float">
            <text:p>5186123</text:p>
          </table:table-cell>
          <table:table-cell table:number-columns-repeated="2"/>
          <table:table-cell office:value-type="float" office:value="6444304" calcext:value-type="float">
            <text:p>6444304</text:p>
          </table:table-cell>
          <table:table-cell table:number-columns-repeated="2"/>
          <table:table-cell office:value-type="float" office:value="8861964" calcext:value-type="float">
            <text:p>8861964</text:p>
          </table:table-cell>
          <table:table-cell/>
          <table:table-cell office:value-type="float" office:value="5477400" calcext:value-type="float">
            <text:p>5477400</text:p>
          </table:table-cell>
          <table:table-cell/>
          <table:table-cell office:value-type="float" office:value="4923076" calcext:value-type="float">
            <text:p>4923076</text:p>
          </table:table-cell>
          <table:table-cell/>
          <table:table-cell office:value-type="float" office:value="3796811" calcext:value-type="float">
            <text:p>3796811</text:p>
          </table:table-cell>
          <table:table-cell/>
          <table:table-cell office:value-type="float" office:value="4712379" calcext:value-type="float">
            <text:p>4712379</text:p>
          </table:table-cell>
          <table:table-cell table:number-columns-repeated="34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2423381" calcext:value-type="float">
            <text:p>2423381</text:p>
          </table:table-cell>
          <table:table-cell/>
          <table:table-cell office:value-type="float" office:value="3501453" calcext:value-type="float">
            <text:p>3501453</text:p>
          </table:table-cell>
          <table:table-cell/>
          <table:table-cell office:value-type="float" office:value="7049913" calcext:value-type="float">
            <text:p>7049913</text:p>
          </table:table-cell>
          <table:table-cell/>
          <table:table-cell office:value-type="float" office:value="9221071" calcext:value-type="float">
            <text:p>9221071</text:p>
          </table:table-cell>
          <table:table-cell/>
          <table:table-cell office:value-type="float" office:value="9637647" calcext:value-type="float">
            <text:p>9637647</text:p>
          </table:table-cell>
          <table:table-cell/>
          <table:table-cell office:value-type="float" office:value="6487171" calcext:value-type="float">
            <text:p>6487171</text:p>
          </table:table-cell>
          <table:table-cell/>
          <table:table-cell office:value-type="float" office:value="5369690" calcext:value-type="float">
            <text:p>5369690</text:p>
          </table:table-cell>
          <table:table-cell table:number-columns-repeated="2"/>
          <table:table-cell office:value-type="float" office:value="7123478" calcext:value-type="float">
            <text:p>7123478</text:p>
          </table:table-cell>
          <table:table-cell table:number-columns-repeated="2"/>
          <table:table-cell office:value-type="float" office:value="8619528" calcext:value-type="float">
            <text:p>8619528</text:p>
          </table:table-cell>
          <table:table-cell/>
          <table:table-cell office:value-type="float" office:value="5690469" calcext:value-type="float">
            <text:p>5690469</text:p>
          </table:table-cell>
          <table:table-cell/>
          <table:table-cell office:value-type="float" office:value="5811577" calcext:value-type="float">
            <text:p>5811577</text:p>
          </table:table-cell>
          <table:table-cell/>
          <table:table-cell office:value-type="float" office:value="3194011" calcext:value-type="float">
            <text:p>3194011</text:p>
          </table:table-cell>
          <table:table-cell/>
          <table:table-cell office:value-type="float" office:value="5175638" calcext:value-type="float">
            <text:p>5175638</text:p>
          </table:table-cell>
          <table:table-cell table:number-columns-repeated="34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2471340" calcext:value-type="float">
            <text:p>2471340</text:p>
          </table:table-cell>
          <table:table-cell/>
          <table:table-cell office:value-type="float" office:value="3353528" calcext:value-type="float">
            <text:p>3353528</text:p>
          </table:table-cell>
          <table:table-cell/>
          <table:table-cell office:value-type="float" office:value="9411764" calcext:value-type="float">
            <text:p>9411764</text:p>
          </table:table-cell>
          <table:table-cell office:value-type="float" office:value="10638961" calcext:value-type="float">
            <text:p>10638961</text:p>
          </table:table-cell>
          <table:table-cell/>
          <table:table-cell office:value-type="float" office:value="9041942" calcext:value-type="float">
            <text:p>9041942</text:p>
          </table:table-cell>
          <table:table-cell/>
          <table:table-cell office:value-type="float" office:value="6921257" calcext:value-type="float">
            <text:p>6921257</text:p>
          </table:table-cell>
          <table:table-cell/>
          <table:table-cell office:value-type="float" office:value="5433802" calcext:value-type="float">
            <text:p>5433802</text:p>
          </table:table-cell>
          <table:table-cell table:number-columns-repeated="2"/>
          <table:table-cell office:value-type="float" office:value="7922630" calcext:value-type="float">
            <text:p>7922630</text:p>
          </table:table-cell>
          <table:table-cell table:number-columns-repeated="2"/>
          <table:table-cell office:value-type="float" office:value="8748398" calcext:value-type="float">
            <text:p>8748398</text:p>
          </table:table-cell>
          <table:table-cell/>
          <table:table-cell office:value-type="float" office:value="6790450" calcext:value-type="float">
            <text:p>6790450</text:p>
          </table:table-cell>
          <table:table-cell/>
          <table:table-cell office:value-type="float" office:value="5116162" calcext:value-type="float">
            <text:p>5116162</text:p>
          </table:table-cell>
          <table:table-cell/>
          <table:table-cell office:value-type="float" office:value="2575452" calcext:value-type="float">
            <text:p>2575452</text:p>
          </table:table-cell>
          <table:table-cell/>
          <table:table-cell office:value-type="float" office:value="5368283" calcext:value-type="float">
            <text:p>5368283</text:p>
          </table:table-cell>
          <table:table-cell table:number-columns-repeated="36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/>
          <table:table-cell office:value-type="float" office:value="2267493" calcext:value-type="float">
            <text:p>2267493</text:p>
          </table:table-cell>
          <table:table-cell/>
          <table:table-cell office:value-type="float" office:value="2973718" calcext:value-type="float">
            <text:p>2973718</text:p>
          </table:table-cell>
          <table:table-cell/>
          <table:table-cell office:value-type="float" office:value="9561157" calcext:value-type="float">
            <text:p>9561157</text:p>
          </table:table-cell>
          <table:table-cell office:value-type="float" office:value="10981233" calcext:value-type="float">
            <text:p>10981233</text:p>
          </table:table-cell>
          <table:table-cell/>
          <table:table-cell office:value-type="float" office:value="9266968" calcext:value-type="float">
            <text:p>9266968</text:p>
          </table:table-cell>
          <table:table-cell/>
          <table:table-cell office:value-type="float" office:value="5382391" calcext:value-type="float">
            <text:p>5382391</text:p>
          </table:table-cell>
          <table:table-cell/>
          <table:table-cell office:value-type="float" office:value="4500109" calcext:value-type="float">
            <text:p>4500109</text:p>
          </table:table-cell>
          <table:table-cell table:number-columns-repeated="2"/>
          <table:table-cell office:value-type="float" office:value="6572528" calcext:value-type="float">
            <text:p>6572528</text:p>
          </table:table-cell>
          <table:table-cell table:number-columns-repeated="2"/>
          <table:table-cell office:value-type="float" office:value="6052009" calcext:value-type="float">
            <text:p>6052009</text:p>
          </table:table-cell>
          <table:table-cell/>
          <table:table-cell office:value-type="float" office:value="5747965" calcext:value-type="float">
            <text:p>5747965</text:p>
          </table:table-cell>
          <table:table-cell/>
          <table:table-cell office:value-type="float" office:value="4961240" calcext:value-type="float">
            <text:p>4961240</text:p>
          </table:table-cell>
          <table:table-cell/>
          <table:table-cell office:value-type="float" office:value="1667073" calcext:value-type="float">
            <text:p>1667073</text:p>
          </table:table-cell>
          <table:table-cell/>
          <table:table-cell office:value-type="float" office:value="3905415" calcext:value-type="float">
            <text:p>3905415</text:p>
          </table:table-cell>
          <table:table-cell table:number-columns-repeated="36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28032" calcext:value-type="float">
            <text:p>528032</text:p>
          </table:table-cell>
          <table:table-cell table:number-columns-repeated="2"/>
          <table:table-cell office:value-type="float" office:value="704385" calcext:value-type="float">
            <text:p>704385</text:p>
          </table:table-cell>
          <table:table-cell table:number-columns-repeated="2"/>
          <table:table-cell office:value-type="float" office:value="788708" calcext:value-type="float">
            <text:p>788708</text:p>
          </table:table-cell>
          <table:table-cell table:number-columns-repeated="2"/>
          <table:table-cell office:value-type="float" office:value="792355" calcext:value-type="float">
            <text:p>792355</text:p>
          </table:table-cell>
          <table:table-cell table:number-columns-repeated="2"/>
          <table:table-cell office:value-type="float" office:value="537949" calcext:value-type="float">
            <text:p>537949</text:p>
          </table:table-cell>
          <table:table-cell table:number-columns-repeated="2"/>
          <table:table-cell office:value-type="float" office:value="345741" calcext:value-type="float">
            <text:p>345741</text:p>
          </table:table-cell>
          <table:table-cell table:number-columns-repeated="2"/>
          <table:table-cell office:value-type="float" office:value="573950" calcext:value-type="float">
            <text:p>573950</text:p>
          </table:table-cell>
          <table:table-cell table:number-columns-repeated="3"/>
          <table:table-cell office:value-type="float" office:value="433962" calcext:value-type="float">
            <text:p>433962</text:p>
          </table:table-cell>
          <table:table-cell table:number-columns-repeated="3"/>
          <table:table-cell office:value-type="float" office:value="568013" calcext:value-type="float">
            <text:p>568013</text:p>
          </table:table-cell>
          <table:table-cell table:number-columns-repeated="2"/>
          <table:table-cell office:value-type="float" office:value="748962" calcext:value-type="float">
            <text:p>748962</text:p>
          </table:table-cell>
          <table:table-cell table:number-columns-repeated="2"/>
          <table:table-cell office:value-type="float" office:value="730867" calcext:value-type="float">
            <text:p>730867</text:p>
          </table:table-cell>
          <table:table-cell table:number-columns-repeated="2"/>
          <table:table-cell office:value-type="float" office:value="715633" calcext:value-type="float">
            <text:p>715633</text:p>
          </table:table-cell>
          <table:table-cell table:number-columns-repeated="2"/>
          <table:table-cell office:value-type="float" office:value="724519" calcext:value-type="float">
            <text:p>724519</text:p>
          </table:table-cell>
          <table:table-cell table:number-columns-repeated="19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900972" calcext:value-type="float">
            <text:p>900972</text:p>
          </table:table-cell>
          <table:table-cell/>
          <table:table-cell office:value-type="float" office:value="1153185" calcext:value-type="float">
            <text:p>1153185</text:p>
          </table:table-cell>
          <table:table-cell/>
          <table:table-cell office:value-type="float" office:value="1288982" calcext:value-type="float">
            <text:p>1288982</text:p>
          </table:table-cell>
          <table:table-cell/>
          <table:table-cell office:value-type="float" office:value="1319332" calcext:value-type="float">
            <text:p>1319332</text:p>
          </table:table-cell>
          <table:table-cell table:number-columns-repeated="2"/>
          <table:table-cell office:value-type="float" office:value="652177" calcext:value-type="float">
            <text:p>652177</text:p>
          </table:table-cell>
          <table:table-cell table:number-columns-repeated="2"/>
          <table:table-cell office:value-type="float" office:value="609941" calcext:value-type="float">
            <text:p>609941</text:p>
          </table:table-cell>
          <table:table-cell/>
          <table:table-cell office:value-type="float" office:value="1002373" calcext:value-type="float">
            <text:p>1002373</text:p>
          </table:table-cell>
          <table:table-cell table:number-columns-repeated="3"/>
          <table:table-cell office:value-type="float" office:value="806108" calcext:value-type="float">
            <text:p>806108</text:p>
          </table:table-cell>
          <table:table-cell table:number-columns-repeated="3"/>
          <table:table-cell office:value-type="float" office:value="902461" calcext:value-type="float">
            <text:p>902461</text:p>
          </table:table-cell>
          <table:table-cell/>
          <table:table-cell office:value-type="float" office:value="1185116" calcext:value-type="float">
            <text:p>1185116</text:p>
          </table:table-cell>
          <table:table-cell/>
          <table:table-cell office:value-type="float" office:value="1164198" calcext:value-type="float">
            <text:p>1164198</text:p>
          </table:table-cell>
          <table:table-cell/>
          <table:table-cell office:value-type="float" office:value="1139423" calcext:value-type="float">
            <text:p>1139423</text:p>
          </table:table-cell>
          <table:table-cell/>
          <table:table-cell office:value-type="float" office:value="1149722" calcext:value-type="float">
            <text:p>1149722</text:p>
          </table:table-cell>
          <table:table-cell table:number-columns-repeated="27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  <table:table-cell office:value-type="float" office:value="1346703" calcext:value-type="float">
            <text:p>1346703</text:p>
          </table:table-cell>
          <table:table-cell/>
          <table:table-cell office:value-type="float" office:value="1600687" calcext:value-type="float">
            <text:p>1600687</text:p>
          </table:table-cell>
          <table:table-cell/>
          <table:table-cell office:value-type="float" office:value="1934813" calcext:value-type="float">
            <text:p>1934813</text:p>
          </table:table-cell>
          <table:table-cell/>
          <table:table-cell office:value-type="float" office:value="2042587" calcext:value-type="float">
            <text:p>2042587</text:p>
          </table:table-cell>
          <table:table-cell/>
          <table:table-cell office:value-type="float" office:value="1508155" calcext:value-type="float">
            <text:p>1508155</text:p>
          </table:table-cell>
          <table:table-cell/>
          <table:table-cell office:value-type="float" office:value="1009115" calcext:value-type="float">
            <text:p>1009115</text:p>
          </table:table-cell>
          <table:table-cell/>
          <table:table-cell office:value-type="float" office:value="1651346" calcext:value-type="float">
            <text:p>1651346</text:p>
          </table:table-cell>
          <table:table-cell table:number-columns-repeated="2"/>
          <table:table-cell office:value-type="float" office:value="1509489" calcext:value-type="float">
            <text:p>1509489</text:p>
          </table:table-cell>
          <table:table-cell table:number-columns-repeated="2"/>
          <table:table-cell office:value-type="float" office:value="1316745" calcext:value-type="float">
            <text:p>1316745</text:p>
          </table:table-cell>
          <table:table-cell/>
          <table:table-cell office:value-type="float" office:value="1761644" calcext:value-type="float">
            <text:p>1761644</text:p>
          </table:table-cell>
          <table:table-cell/>
          <table:table-cell office:value-type="float" office:value="1702622" calcext:value-type="float">
            <text:p>1702622</text:p>
          </table:table-cell>
          <table:table-cell/>
          <table:table-cell office:value-type="float" office:value="1701208" calcext:value-type="float">
            <text:p>1701208</text:p>
          </table:table-cell>
          <table:table-cell/>
          <table:table-cell office:value-type="float" office:value="1782186" calcext:value-type="float">
            <text:p>1782186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/>
          <table:table-cell office:value-type="float" office:value="1782341" calcext:value-type="float">
            <text:p>1782341</text:p>
          </table:table-cell>
          <table:table-cell/>
          <table:table-cell office:value-type="float" office:value="2114719" calcext:value-type="float">
            <text:p>2114719</text:p>
          </table:table-cell>
          <table:table-cell/>
          <table:table-cell office:value-type="float" office:value="2631883" calcext:value-type="float">
            <text:p>2631883</text:p>
          </table:table-cell>
          <table:table-cell/>
          <table:table-cell office:value-type="float" office:value="2597995" calcext:value-type="float">
            <text:p>2597995</text:p>
          </table:table-cell>
          <table:table-cell/>
          <table:table-cell office:value-type="float" office:value="2432592" calcext:value-type="float">
            <text:p>2432592</text:p>
          </table:table-cell>
          <table:table-cell/>
          <table:table-cell office:value-type="float" office:value="1621471" calcext:value-type="float">
            <text:p>1621471</text:p>
          </table:table-cell>
          <table:table-cell/>
          <table:table-cell office:value-type="float" office:value="2377939" calcext:value-type="float">
            <text:p>2377939</text:p>
          </table:table-cell>
          <table:table-cell table:number-columns-repeated="2"/>
          <table:table-cell office:value-type="float" office:value="2640876" calcext:value-type="float">
            <text:p>2640876</text:p>
          </table:table-cell>
          <table:table-cell table:number-columns-repeated="2"/>
          <table:table-cell office:value-type="float" office:value="1919490" calcext:value-type="float">
            <text:p>1919490</text:p>
          </table:table-cell>
          <table:table-cell/>
          <table:table-cell office:value-type="float" office:value="2363395" calcext:value-type="float">
            <text:p>2363395</text:p>
          </table:table-cell>
          <table:table-cell/>
          <table:table-cell office:value-type="float" office:value="2228145" calcext:value-type="float">
            <text:p>2228145</text:p>
          </table:table-cell>
          <table:table-cell/>
          <table:table-cell office:value-type="float" office:value="2340838" calcext:value-type="float">
            <text:p>2340838</text:p>
          </table:table-cell>
          <table:table-cell/>
          <table:table-cell office:value-type="float" office:value="2442456" calcext:value-type="float">
            <text:p>2442456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2089156" calcext:value-type="float">
            <text:p>2089156</text:p>
          </table:table-cell>
          <table:table-cell/>
          <table:table-cell office:value-type="float" office:value="2408844" calcext:value-type="float">
            <text:p>2408844</text:p>
          </table:table-cell>
          <table:table-cell/>
          <table:table-cell office:value-type="float" office:value="3196753" calcext:value-type="float">
            <text:p>3196753</text:p>
          </table:table-cell>
          <table:table-cell/>
          <table:table-cell office:value-type="float" office:value="3490115" calcext:value-type="float">
            <text:p>3490115</text:p>
          </table:table-cell>
          <table:table-cell/>
          <table:table-cell office:value-type="float" office:value="3126717" calcext:value-type="float">
            <text:p>3126717</text:p>
          </table:table-cell>
          <table:table-cell/>
          <table:table-cell office:value-type="float" office:value="2156016" calcext:value-type="float">
            <text:p>2156016</text:p>
          </table:table-cell>
          <table:table-cell/>
          <table:table-cell office:value-type="float" office:value="3204255" calcext:value-type="float">
            <text:p>3204255</text:p>
          </table:table-cell>
          <table:table-cell table:number-columns-repeated="2"/>
          <table:table-cell office:value-type="float" office:value="4244119" calcext:value-type="float">
            <text:p>4244119</text:p>
          </table:table-cell>
          <table:table-cell table:number-columns-repeated="2"/>
          <table:table-cell office:value-type="float" office:value="2489666" calcext:value-type="float">
            <text:p>2489666</text:p>
          </table:table-cell>
          <table:table-cell/>
          <table:table-cell office:value-type="float" office:value="2767567" calcext:value-type="float">
            <text:p>2767567</text:p>
          </table:table-cell>
          <table:table-cell/>
          <table:table-cell office:value-type="float" office:value="2592076" calcext:value-type="float">
            <text:p>2592076</text:p>
          </table:table-cell>
          <table:table-cell/>
          <table:table-cell office:value-type="float" office:value="2706667" calcext:value-type="float">
            <text:p>2706667</text:p>
          </table:table-cell>
          <table:table-cell/>
          <table:table-cell office:value-type="float" office:value="2908058" calcext:value-type="float">
            <text:p>2908058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2339635" calcext:value-type="float">
            <text:p>2339635</text:p>
          </table:table-cell>
          <table:table-cell/>
          <table:table-cell office:value-type="float" office:value="2645823" calcext:value-type="float">
            <text:p>2645823</text:p>
          </table:table-cell>
          <table:table-cell/>
          <table:table-cell office:value-type="float" office:value="3512864" calcext:value-type="float">
            <text:p>3512864</text:p>
          </table:table-cell>
          <table:table-cell/>
          <table:table-cell office:value-type="float" office:value="3672554" calcext:value-type="float">
            <text:p>3672554</text:p>
          </table:table-cell>
          <table:table-cell/>
          <table:table-cell office:value-type="float" office:value="3811650" calcext:value-type="float">
            <text:p>3811650</text:p>
          </table:table-cell>
          <table:table-cell/>
          <table:table-cell office:value-type="float" office:value="2487550" calcext:value-type="float">
            <text:p>2487550</text:p>
          </table:table-cell>
          <table:table-cell/>
          <table:table-cell office:value-type="float" office:value="3551547" calcext:value-type="float">
            <text:p>3551547</text:p>
          </table:table-cell>
          <table:table-cell table:number-columns-repeated="2"/>
          <table:table-cell office:value-type="float" office:value="5823144" calcext:value-type="float">
            <text:p>5823144</text:p>
          </table:table-cell>
          <table:table-cell table:number-columns-repeated="2"/>
          <table:table-cell office:value-type="float" office:value="2998535" calcext:value-type="float">
            <text:p>2998535</text:p>
          </table:table-cell>
          <table:table-cell/>
          <table:table-cell office:value-type="float" office:value="3118860" calcext:value-type="float">
            <text:p>3118860</text:p>
          </table:table-cell>
          <table:table-cell/>
          <table:table-cell office:value-type="float" office:value="2814926" calcext:value-type="float">
            <text:p>2814926</text:p>
          </table:table-cell>
          <table:table-cell/>
          <table:table-cell office:value-type="float" office:value="2951433" calcext:value-type="float">
            <text:p>2951433</text:p>
          </table:table-cell>
          <table:table-cell/>
          <table:table-cell office:value-type="float" office:value="2868347" calcext:value-type="float">
            <text:p>2868347</text:p>
          </table:table-cell>
          <table:table-cell table:number-columns-repeated="34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2399671" calcext:value-type="float">
            <text:p>2399671</text:p>
          </table:table-cell>
          <table:table-cell/>
          <table:table-cell office:value-type="float" office:value="2525900" calcext:value-type="float">
            <text:p>2525900</text:p>
          </table:table-cell>
          <table:table-cell/>
          <table:table-cell office:value-type="float" office:value="3735522" calcext:value-type="float">
            <text:p>3735522</text:p>
          </table:table-cell>
          <table:table-cell/>
          <table:table-cell office:value-type="float" office:value="3924875" calcext:value-type="float">
            <text:p>3924875</text:p>
          </table:table-cell>
          <table:table-cell/>
          <table:table-cell office:value-type="float" office:value="4775562" calcext:value-type="float">
            <text:p>4775562</text:p>
          </table:table-cell>
          <table:table-cell/>
          <table:table-cell office:value-type="float" office:value="3188044" calcext:value-type="float">
            <text:p>3188044</text:p>
          </table:table-cell>
          <table:table-cell/>
          <table:table-cell office:value-type="float" office:value="3482400" calcext:value-type="float">
            <text:p>3482400</text:p>
          </table:table-cell>
          <table:table-cell table:number-columns-repeated="2"/>
          <table:table-cell office:value-type="float" office:value="7175893" calcext:value-type="float">
            <text:p>7175893</text:p>
          </table:table-cell>
          <table:table-cell table:number-columns-repeated="2"/>
          <table:table-cell office:value-type="float" office:value="9311207" calcext:value-type="float">
            <text:p>9311207</text:p>
          </table:table-cell>
          <table:table-cell/>
          <table:table-cell office:value-type="float" office:value="4119895" calcext:value-type="float">
            <text:p>4119895</text:p>
          </table:table-cell>
          <table:table-cell/>
          <table:table-cell office:value-type="float" office:value="3086196" calcext:value-type="float">
            <text:p>3086196</text:p>
          </table:table-cell>
          <table:table-cell/>
          <table:table-cell office:value-type="float" office:value="2696865" calcext:value-type="float">
            <text:p>2696865</text:p>
          </table:table-cell>
          <table:table-cell/>
          <table:table-cell office:value-type="float" office:value="3116013" calcext:value-type="float">
            <text:p>3116013</text:p>
          </table:table-cell>
          <table:table-cell table:number-columns-repeated="34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2596842" calcext:value-type="float">
            <text:p>2596842</text:p>
          </table:table-cell>
          <table:table-cell/>
          <table:table-cell office:value-type="float" office:value="2838137" calcext:value-type="float">
            <text:p>2838137</text:p>
          </table:table-cell>
          <table:table-cell/>
          <table:table-cell office:value-type="float" office:value="4032686" calcext:value-type="float">
            <text:p>4032686</text:p>
          </table:table-cell>
          <table:table-cell/>
          <table:table-cell office:value-type="float" office:value="4439627" calcext:value-type="float">
            <text:p>4439627</text:p>
          </table:table-cell>
          <table:table-cell/>
          <table:table-cell office:value-type="float" office:value="4676332" calcext:value-type="float">
            <text:p>4676332</text:p>
          </table:table-cell>
          <table:table-cell/>
          <table:table-cell office:value-type="float" office:value="3470892" calcext:value-type="float">
            <text:p>3470892</text:p>
          </table:table-cell>
          <table:table-cell/>
          <table:table-cell office:value-type="float" office:value="3805984" calcext:value-type="float">
            <text:p>3805984</text:p>
          </table:table-cell>
          <table:table-cell table:number-columns-repeated="2"/>
          <table:table-cell office:value-type="float" office:value="8422784" calcext:value-type="float">
            <text:p>8422784</text:p>
          </table:table-cell>
          <table:table-cell/>
          <table:table-cell office:value-type="float" office:value="10494491" calcext:value-type="float">
            <text:p>10494491</text:p>
          </table:table-cell>
          <table:table-cell/>
          <table:table-cell office:value-type="float" office:value="4416172" calcext:value-type="float">
            <text:p>4416172</text:p>
          </table:table-cell>
          <table:table-cell/>
          <table:table-cell office:value-type="float" office:value="3088290" calcext:value-type="float">
            <text:p>3088290</text:p>
          </table:table-cell>
          <table:table-cell/>
          <table:table-cell office:value-type="float" office:value="2192836" calcext:value-type="float">
            <text:p>2192836</text:p>
          </table:table-cell>
          <table:table-cell/>
          <table:table-cell office:value-type="float" office:value="3260108" calcext:value-type="float">
            <text:p>3260108</text:p>
          </table:table-cell>
          <table:table-cell table:number-columns-repeated="35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2530894" calcext:value-type="float">
            <text:p>2530894</text:p>
          </table:table-cell>
          <table:table-cell/>
          <table:table-cell office:value-type="float" office:value="2862734" calcext:value-type="float">
            <text:p>2862734</text:p>
          </table:table-cell>
          <table:table-cell/>
          <table:table-cell office:value-type="float" office:value="4134867" calcext:value-type="float">
            <text:p>4134867</text:p>
          </table:table-cell>
          <table:table-cell/>
          <table:table-cell office:value-type="float" office:value="4964246" calcext:value-type="float">
            <text:p>4964246</text:p>
          </table:table-cell>
          <table:table-cell/>
          <table:table-cell office:value-type="float" office:value="5113607" calcext:value-type="float">
            <text:p>5113607</text:p>
          </table:table-cell>
          <table:table-cell/>
          <table:table-cell office:value-type="float" office:value="3502650" calcext:value-type="float">
            <text:p>3502650</text:p>
          </table:table-cell>
          <table:table-cell/>
          <table:table-cell office:value-type="float" office:value="3344492" calcext:value-type="float">
            <text:p>3344492</text:p>
          </table:table-cell>
          <table:table-cell table:number-columns-repeated="2"/>
          <table:table-cell office:value-type="float" office:value="9041942" calcext:value-type="float">
            <text:p>9041942</text:p>
          </table:table-cell>
          <table:table-cell table:number-columns-repeated="2"/>
          <table:table-cell office:value-type="float" office:value="9752380" calcext:value-type="float">
            <text:p>9752380</text:p>
          </table:table-cell>
          <table:table-cell/>
          <table:table-cell office:value-type="float" office:value="4358374" calcext:value-type="float">
            <text:p>4358374</text:p>
          </table:table-cell>
          <table:table-cell/>
          <table:table-cell office:value-type="float" office:value="2929271" calcext:value-type="float">
            <text:p>2929271</text:p>
          </table:table-cell>
          <table:table-cell/>
          <table:table-cell office:value-type="float" office:value="2301511" calcext:value-type="float">
            <text:p>2301511</text:p>
          </table:table-cell>
          <table:table-cell/>
          <table:table-cell office:value-type="float" office:value="3259070" calcext:value-type="float">
            <text:p>3259070</text:p>
          </table:table-cell>
          <table:table-cell table:number-columns-repeated="35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/>
          <table:table-cell office:value-type="float" office:value="2507038" calcext:value-type="float">
            <text:p>2507038</text:p>
          </table:table-cell>
          <table:table-cell/>
          <table:table-cell office:value-type="float" office:value="2718523" calcext:value-type="float">
            <text:p>2718523</text:p>
          </table:table-cell>
          <table:table-cell/>
          <table:table-cell office:value-type="float" office:value="4691867" calcext:value-type="float">
            <text:p>4691867</text:p>
          </table:table-cell>
          <table:table-cell/>
          <table:table-cell office:value-type="float" office:value="5081885" calcext:value-type="float">
            <text:p>5081885</text:p>
          </table:table-cell>
          <table:table-cell/>
          <table:table-cell office:value-type="float" office:value="4534484" calcext:value-type="float">
            <text:p>4534484</text:p>
          </table:table-cell>
          <table:table-cell/>
          <table:table-cell office:value-type="float" office:value="3453625" calcext:value-type="float">
            <text:p>3453625</text:p>
          </table:table-cell>
          <table:table-cell/>
          <table:table-cell office:value-type="float" office:value="3346952" calcext:value-type="float">
            <text:p>3346952</text:p>
          </table:table-cell>
          <table:table-cell table:number-columns-repeated="2"/>
          <table:table-cell office:value-type="float" office:value="6502619" calcext:value-type="float">
            <text:p>6502619</text:p>
          </table:table-cell>
          <table:table-cell table:number-columns-repeated="2"/>
          <table:table-cell office:value-type="float" office:value="7092640" calcext:value-type="float">
            <text:p>7092640</text:p>
          </table:table-cell>
          <table:table-cell/>
          <table:table-cell office:value-type="float" office:value="4003127" calcext:value-type="float">
            <text:p>4003127</text:p>
          </table:table-cell>
          <table:table-cell/>
          <table:table-cell office:value-type="float" office:value="2976095" calcext:value-type="float">
            <text:p>2976095</text:p>
          </table:table-cell>
          <table:table-cell/>
          <table:table-cell office:value-type="float" office:value="1584280" calcext:value-type="float">
            <text:p>1584280</text:p>
          </table:table-cell>
          <table:table-cell/>
          <table:table-cell office:value-type="float" office:value="2673629" calcext:value-type="float">
            <text:p>2673629</text:p>
          </table:table-cell>
          <table:table-cell table:number-columns-repeated="35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/>
          <table:table-cell office:value-type="float" office:value="1933899" calcext:value-type="float">
            <text:p>1933899</text:p>
          </table:table-cell>
          <table:table-cell/>
          <table:table-cell office:value-type="float" office:value="2409128" calcext:value-type="float">
            <text:p>2409128</text:p>
          </table:table-cell>
          <table:table-cell/>
          <table:table-cell office:value-type="float" office:value="3967838" calcext:value-type="float">
            <text:p>3967838</text:p>
          </table:table-cell>
          <table:table-cell/>
          <table:table-cell office:value-type="float" office:value="3876218" calcext:value-type="float">
            <text:p>3876218</text:p>
          </table:table-cell>
          <table:table-cell/>
          <table:table-cell office:value-type="float" office:value="3951379" calcext:value-type="float">
            <text:p>3951379</text:p>
          </table:table-cell>
          <table:table-cell/>
          <table:table-cell office:value-type="float" office:value="3114828" calcext:value-type="float">
            <text:p>3114828</text:p>
          </table:table-cell>
          <table:table-cell/>
          <table:table-cell office:value-type="float" office:value="3008888" calcext:value-type="float">
            <text:p>3008888</text:p>
          </table:table-cell>
          <table:table-cell table:number-columns-repeated="2"/>
          <table:table-cell office:value-type="float" office:value="3125047" calcext:value-type="float">
            <text:p>3125047</text:p>
          </table:table-cell>
          <table:table-cell table:number-columns-repeated="2"/>
          <table:table-cell office:value-type="float" office:value="3195257" calcext:value-type="float">
            <text:p>3195257</text:p>
          </table:table-cell>
          <table:table-cell/>
          <table:table-cell office:value-type="float" office:value="2928433" calcext:value-type="float">
            <text:p>2928433</text:p>
          </table:table-cell>
          <table:table-cell/>
          <table:table-cell office:value-type="float" office:value="2685197" calcext:value-type="float">
            <text:p>2685197</text:p>
          </table:table-cell>
          <table:table-cell/>
          <table:table-cell office:value-type="float" office:value="1296777" calcext:value-type="float">
            <text:p>1296777</text:p>
          </table:table-cell>
          <table:table-cell/>
          <table:table-cell office:value-type="float" office:value="2540785" calcext:value-type="float">
            <text:p>2540785</text:p>
          </table:table-cell>
          <table:table-cell table:number-columns-repeated="35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58545" calcext:value-type="float">
            <text:p>458545</text:p>
          </table:table-cell>
          <table:table-cell table:number-columns-repeated="2"/>
          <table:table-cell office:value-type="float" office:value="740472" calcext:value-type="float">
            <text:p>740472</text:p>
          </table:table-cell>
          <table:table-cell table:number-columns-repeated="2"/>
          <table:table-cell office:value-type="float" office:value="766359" calcext:value-type="float">
            <text:p>766359</text:p>
          </table:table-cell>
          <table:table-cell table:number-columns-repeated="2"/>
          <table:table-cell office:value-type="float" office:value="782754" calcext:value-type="float">
            <text:p>782754</text:p>
          </table:table-cell>
          <table:table-cell table:number-columns-repeated="2"/>
          <table:table-cell office:value-type="float" office:value="473539" calcext:value-type="float">
            <text:p>473539</text:p>
          </table:table-cell>
          <table:table-cell table:number-columns-repeated="2"/>
          <table:table-cell office:value-type="float" office:value="321399" calcext:value-type="float">
            <text:p>321399</text:p>
          </table:table-cell>
          <table:table-cell table:number-columns-repeated="2"/>
          <table:table-cell office:value-type="float" office:value="549138" calcext:value-type="float">
            <text:p>549138</text:p>
          </table:table-cell>
          <table:table-cell table:number-columns-repeated="3"/>
          <table:table-cell office:value-type="float" office:value="428691" calcext:value-type="float">
            <text:p>428691</text:p>
          </table:table-cell>
          <table:table-cell table:number-columns-repeated="3"/>
          <table:table-cell office:value-type="float" office:value="552953" calcext:value-type="float">
            <text:p>552953</text:p>
          </table:table-cell>
          <table:table-cell table:number-columns-repeated="2"/>
          <table:table-cell office:value-type="float" office:value="716121" calcext:value-type="float">
            <text:p>716121</text:p>
          </table:table-cell>
          <table:table-cell table:number-columns-repeated="2"/>
          <table:table-cell office:value-type="float" office:value="718955" calcext:value-type="float">
            <text:p>718955</text:p>
          </table:table-cell>
          <table:table-cell table:number-columns-repeated="2"/>
          <table:table-cell office:value-type="float" office:value="705185" calcext:value-type="float">
            <text:p>705185</text:p>
          </table:table-cell>
          <table:table-cell table:number-columns-repeated="2"/>
          <table:table-cell office:value-type="float" office:value="712645" calcext:value-type="float">
            <text:p>712645</text:p>
          </table:table-cell>
          <table:table-cell table:number-columns-repeated="19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99044" calcext:value-type="float">
            <text:p>899044</text:p>
          </table:table-cell>
          <table:table-cell/>
          <table:table-cell office:value-type="float" office:value="1157438" calcext:value-type="float">
            <text:p>1157438</text:p>
          </table:table-cell>
          <table:table-cell/>
          <table:table-cell office:value-type="float" office:value="1245230" calcext:value-type="float">
            <text:p>1245230</text:p>
          </table:table-cell>
          <table:table-cell/>
          <table:table-cell office:value-type="float" office:value="1247734" calcext:value-type="float">
            <text:p>1247734</text:p>
          </table:table-cell>
          <table:table-cell table:number-columns-repeated="2"/>
          <table:table-cell office:value-type="float" office:value="839507" calcext:value-type="float">
            <text:p>839507</text:p>
          </table:table-cell>
          <table:table-cell table:number-columns-repeated="2"/>
          <table:table-cell office:value-type="float" office:value="573440" calcext:value-type="float">
            <text:p>573440</text:p>
          </table:table-cell>
          <table:table-cell/>
          <table:table-cell office:value-type="float" office:value="1000036" calcext:value-type="float">
            <text:p>1000036</text:p>
          </table:table-cell>
          <table:table-cell table:number-columns-repeated="3"/>
          <table:table-cell office:value-type="float" office:value="814192" calcext:value-type="float">
            <text:p>814192</text:p>
          </table:table-cell>
          <table:table-cell table:number-columns-repeated="3"/>
          <table:table-cell office:value-type="float" office:value="836199" calcext:value-type="float">
            <text:p>836199</text:p>
          </table:table-cell>
          <table:table-cell/>
          <table:table-cell office:value-type="float" office:value="1146135" calcext:value-type="float">
            <text:p>1146135</text:p>
          </table:table-cell>
          <table:table-cell/>
          <table:table-cell office:value-type="float" office:value="1095699" calcext:value-type="float">
            <text:p>1095699</text:p>
          </table:table-cell>
          <table:table-cell/>
          <table:table-cell office:value-type="float" office:value="1129152" calcext:value-type="float">
            <text:p>1129152</text:p>
          </table:table-cell>
          <table:table-cell/>
          <table:table-cell office:value-type="float" office:value="1160356" calcext:value-type="float">
            <text:p>1160356</text:p>
          </table:table-cell>
          <table:table-cell table:number-columns-repeated="27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  <table:table-cell office:value-type="float" office:value="1362857" calcext:value-type="float">
            <text:p>1362857</text:p>
          </table:table-cell>
          <table:table-cell/>
          <table:table-cell office:value-type="float" office:value="1618108" calcext:value-type="float">
            <text:p>1618108</text:p>
          </table:table-cell>
          <table:table-cell/>
          <table:table-cell office:value-type="float" office:value="1786812" calcext:value-type="float">
            <text:p>1786812</text:p>
          </table:table-cell>
          <table:table-cell/>
          <table:table-cell office:value-type="float" office:value="1875243" calcext:value-type="float">
            <text:p>1875243</text:p>
          </table:table-cell>
          <table:table-cell/>
          <table:table-cell office:value-type="float" office:value="1413315" calcext:value-type="float">
            <text:p>1413315</text:p>
          </table:table-cell>
          <table:table-cell table:number-columns-repeated="2"/>
          <table:table-cell office:value-type="float" office:value="970087" calcext:value-type="float">
            <text:p>970087</text:p>
          </table:table-cell>
          <table:table-cell/>
          <table:table-cell office:value-type="float" office:value="1658904" calcext:value-type="float">
            <text:p>1658904</text:p>
          </table:table-cell>
          <table:table-cell table:number-columns-repeated="2"/>
          <table:table-cell office:value-type="float" office:value="1528900" calcext:value-type="float">
            <text:p>1528900</text:p>
          </table:table-cell>
          <table:table-cell table:number-columns-repeated="2"/>
          <table:table-cell office:value-type="float" office:value="1235185" calcext:value-type="float">
            <text:p>1235185</text:p>
          </table:table-cell>
          <table:table-cell/>
          <table:table-cell office:value-type="float" office:value="1703437" calcext:value-type="float">
            <text:p>1703437</text:p>
          </table:table-cell>
          <table:table-cell/>
          <table:table-cell office:value-type="float" office:value="1616034" calcext:value-type="float">
            <text:p>1616034</text:p>
          </table:table-cell>
          <table:table-cell/>
          <table:table-cell office:value-type="float" office:value="1657192" calcext:value-type="float">
            <text:p>1657192</text:p>
          </table:table-cell>
          <table:table-cell/>
          <table:table-cell office:value-type="float" office:value="1730058" calcext:value-type="float">
            <text:p>1730058</text:p>
          </table:table-cell>
          <table:table-cell table:number-columns-repeated="32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/>
          <table:table-cell office:value-type="float" office:value="1790992" calcext:value-type="float">
            <text:p>1790992</text:p>
          </table:table-cell>
          <table:table-cell/>
          <table:table-cell office:value-type="float" office:value="2031091" calcext:value-type="float">
            <text:p>2031091</text:p>
          </table:table-cell>
          <table:table-cell/>
          <table:table-cell office:value-type="float" office:value="2488230" calcext:value-type="float">
            <text:p>2488230</text:p>
          </table:table-cell>
          <table:table-cell/>
          <table:table-cell office:value-type="float" office:value="2711864" calcext:value-type="float">
            <text:p>2711864</text:p>
          </table:table-cell>
          <table:table-cell/>
          <table:table-cell office:value-type="float" office:value="2116249" calcext:value-type="float">
            <text:p>2116249</text:p>
          </table:table-cell>
          <table:table-cell/>
          <table:table-cell office:value-type="float" office:value="1495900" calcext:value-type="float">
            <text:p>1495900</text:p>
          </table:table-cell>
          <table:table-cell/>
          <table:table-cell office:value-type="float" office:value="2437369" calcext:value-type="float">
            <text:p>2437369</text:p>
          </table:table-cell>
          <table:table-cell table:number-columns-repeated="2"/>
          <table:table-cell office:value-type="float" office:value="2715100" calcext:value-type="float">
            <text:p>2715100</text:p>
          </table:table-cell>
          <table:table-cell table:number-columns-repeated="2"/>
          <table:table-cell office:value-type="float" office:value="1884388" calcext:value-type="float">
            <text:p>1884388</text:p>
          </table:table-cell>
          <table:table-cell/>
          <table:table-cell office:value-type="float" office:value="2273976" calcext:value-type="float">
            <text:p>2273976</text:p>
          </table:table-cell>
          <table:table-cell/>
          <table:table-cell office:value-type="float" office:value="2146525" calcext:value-type="float">
            <text:p>2146525</text:p>
          </table:table-cell>
          <table:table-cell/>
          <table:table-cell office:value-type="float" office:value="2171274" calcext:value-type="float">
            <text:p>2171274</text:p>
          </table:table-cell>
          <table:table-cell/>
          <table:table-cell office:value-type="float" office:value="2261983" calcext:value-type="float">
            <text:p>2261983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2189496" calcext:value-type="float">
            <text:p>2189496</text:p>
          </table:table-cell>
          <table:table-cell/>
          <table:table-cell office:value-type="float" office:value="2378353" calcext:value-type="float">
            <text:p>2378353</text:p>
          </table:table-cell>
          <table:table-cell/>
          <table:table-cell office:value-type="float" office:value="3034523" calcext:value-type="float">
            <text:p>3034523</text:p>
          </table:table-cell>
          <table:table-cell/>
          <table:table-cell office:value-type="float" office:value="3242301" calcext:value-type="float">
            <text:p>3242301</text:p>
          </table:table-cell>
          <table:table-cell/>
          <table:table-cell office:value-type="float" office:value="2877313" calcext:value-type="float">
            <text:p>2877313</text:p>
          </table:table-cell>
          <table:table-cell/>
          <table:table-cell office:value-type="float" office:value="2033713" calcext:value-type="float">
            <text:p>2033713</text:p>
          </table:table-cell>
          <table:table-cell/>
          <table:table-cell office:value-type="float" office:value="3077847" calcext:value-type="float">
            <text:p>3077847</text:p>
          </table:table-cell>
          <table:table-cell table:number-columns-repeated="2"/>
          <table:table-cell office:value-type="float" office:value="4442757" calcext:value-type="float">
            <text:p>4442757</text:p>
          </table:table-cell>
          <table:table-cell table:number-columns-repeated="2"/>
          <table:table-cell office:value-type="float" office:value="2717892" calcext:value-type="float">
            <text:p>2717892</text:p>
          </table:table-cell>
          <table:table-cell/>
          <table:table-cell office:value-type="float" office:value="2618925" calcext:value-type="float">
            <text:p>2618925</text:p>
          </table:table-cell>
          <table:table-cell/>
          <table:table-cell office:value-type="float" office:value="2492469" calcext:value-type="float">
            <text:p>2492469</text:p>
          </table:table-cell>
          <table:table-cell/>
          <table:table-cell office:value-type="float" office:value="2539761" calcext:value-type="float">
            <text:p>2539761</text:p>
          </table:table-cell>
          <table:table-cell/>
          <table:table-cell office:value-type="float" office:value="2688193" calcext:value-type="float">
            <text:p>2688193</text:p>
          </table:table-cell>
          <table:table-cell table:number-columns-repeated="33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2467618" calcext:value-type="float">
            <text:p>2467618</text:p>
          </table:table-cell>
          <table:table-cell/>
          <table:table-cell office:value-type="float" office:value="2584227" calcext:value-type="float">
            <text:p>2584227</text:p>
          </table:table-cell>
          <table:table-cell/>
          <table:table-cell office:value-type="float" office:value="3279160" calcext:value-type="float">
            <text:p>3279160</text:p>
          </table:table-cell>
          <table:table-cell/>
          <table:table-cell office:value-type="float" office:value="3501453" calcext:value-type="float">
            <text:p>3501453</text:p>
          </table:table-cell>
          <table:table-cell/>
          <table:table-cell office:value-type="float" office:value="3334283" calcext:value-type="float">
            <text:p>3334283</text:p>
          </table:table-cell>
          <table:table-cell/>
          <table:table-cell office:value-type="float" office:value="2513963" calcext:value-type="float">
            <text:p>2513963</text:p>
          </table:table-cell>
          <table:table-cell/>
          <table:table-cell office:value-type="float" office:value="3369390" calcext:value-type="float">
            <text:p>3369390</text:p>
          </table:table-cell>
          <table:table-cell table:number-columns-repeated="2"/>
          <table:table-cell office:value-type="float" office:value="6121198" calcext:value-type="float">
            <text:p>6121198</text:p>
          </table:table-cell>
          <table:table-cell table:number-columns-repeated="2"/>
          <table:table-cell office:value-type="float" office:value="2924252" calcext:value-type="float">
            <text:p>2924252</text:p>
          </table:table-cell>
          <table:table-cell/>
          <table:table-cell office:value-type="float" office:value="2943374" calcext:value-type="float">
            <text:p>2943374</text:p>
          </table:table-cell>
          <table:table-cell/>
          <table:table-cell office:value-type="float" office:value="2679663" calcext:value-type="float">
            <text:p>2679663</text:p>
          </table:table-cell>
          <table:table-cell/>
          <table:table-cell office:value-type="float" office:value="2740165" calcext:value-type="float">
            <text:p>2740165</text:p>
          </table:table-cell>
          <table:table-cell/>
          <table:table-cell office:value-type="float" office:value="2964678" calcext:value-type="float">
            <text:p>2964678</text:p>
          </table:table-cell>
          <table:table-cell table:number-columns-repeated="34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2656721" calcext:value-type="float">
            <text:p>2656721</text:p>
          </table:table-cell>
          <table:table-cell/>
          <table:table-cell office:value-type="float" office:value="2716180" calcext:value-type="float">
            <text:p>2716180</text:p>
          </table:table-cell>
          <table:table-cell/>
          <table:table-cell office:value-type="float" office:value="3315391" calcext:value-type="float">
            <text:p>3315391</text:p>
          </table:table-cell>
          <table:table-cell/>
          <table:table-cell office:value-type="float" office:value="3624458" calcext:value-type="float">
            <text:p>3624458</text:p>
          </table:table-cell>
          <table:table-cell/>
          <table:table-cell office:value-type="float" office:value="3703268" calcext:value-type="float">
            <text:p>3703268</text:p>
          </table:table-cell>
          <table:table-cell/>
          <table:table-cell office:value-type="float" office:value="2768315" calcext:value-type="float">
            <text:p>2768315</text:p>
          </table:table-cell>
          <table:table-cell/>
          <table:table-cell office:value-type="float" office:value="3654532" calcext:value-type="float">
            <text:p>3654532</text:p>
          </table:table-cell>
          <table:table-cell table:number-columns-repeated="2"/>
          <table:table-cell office:value-type="float" office:value="7166477" calcext:value-type="float">
            <text:p>7166477</text:p>
          </table:table-cell>
          <table:table-cell table:number-columns-repeated="2"/>
          <table:table-cell office:value-type="float" office:value="3422745" calcext:value-type="float">
            <text:p>3422745</text:p>
          </table:table-cell>
          <table:table-cell/>
          <table:table-cell office:value-type="float" office:value="3076114" calcext:value-type="float">
            <text:p>3076114</text:p>
          </table:table-cell>
          <table:table-cell/>
          <table:table-cell office:value-type="float" office:value="2834111" calcext:value-type="float">
            <text:p>2834111</text:p>
          </table:table-cell>
          <table:table-cell/>
          <table:table-cell office:value-type="float" office:value="2662766" calcext:value-type="float">
            <text:p>2662766</text:p>
          </table:table-cell>
          <table:table-cell/>
          <table:table-cell office:value-type="float" office:value="2862834" calcext:value-type="float">
            <text:p>2862834</text:p>
          </table:table-cell>
          <table:table-cell table:number-columns-repeated="34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2739799" calcext:value-type="float">
            <text:p>2739799</text:p>
          </table:table-cell>
          <table:table-cell/>
          <table:table-cell office:value-type="float" office:value="2823853" calcext:value-type="float">
            <text:p>2823853</text:p>
          </table:table-cell>
          <table:table-cell/>
          <table:table-cell office:value-type="float" office:value="3664668" calcext:value-type="float">
            <text:p>3664668</text:p>
          </table:table-cell>
          <table:table-cell/>
          <table:table-cell office:value-type="float" office:value="3916993" calcext:value-type="float">
            <text:p>3916993</text:p>
          </table:table-cell>
          <table:table-cell/>
          <table:table-cell office:value-type="float" office:value="4004301" calcext:value-type="float">
            <text:p>4004301</text:p>
          </table:table-cell>
          <table:table-cell/>
          <table:table-cell office:value-type="float" office:value="3056374" calcext:value-type="float">
            <text:p>3056374</text:p>
          </table:table-cell>
          <table:table-cell/>
          <table:table-cell office:value-type="float" office:value="3999609" calcext:value-type="float">
            <text:p>3999609</text:p>
          </table:table-cell>
          <table:table-cell table:number-columns-repeated="2"/>
          <table:table-cell office:value-type="float" office:value="8775575" calcext:value-type="float">
            <text:p>8775575</text:p>
          </table:table-cell>
          <table:table-cell/>
          <table:table-cell office:value-type="float" office:value="10365683" calcext:value-type="float">
            <text:p>10365683</text:p>
          </table:table-cell>
          <table:table-cell/>
          <table:table-cell office:value-type="float" office:value="3937893" calcext:value-type="float">
            <text:p>3937893</text:p>
          </table:table-cell>
          <table:table-cell/>
          <table:table-cell office:value-type="float" office:value="2848202" calcext:value-type="float">
            <text:p>2848202</text:p>
          </table:table-cell>
          <table:table-cell/>
          <table:table-cell office:value-type="float" office:value="2636457" calcext:value-type="float">
            <text:p>2636457</text:p>
          </table:table-cell>
          <table:table-cell/>
          <table:table-cell office:value-type="float" office:value="3017978" calcext:value-type="float">
            <text:p>3017978</text:p>
          </table:table-cell>
          <table:table-cell table:number-columns-repeated="35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2784973" calcext:value-type="float">
            <text:p>2784973</text:p>
          </table:table-cell>
          <table:table-cell/>
          <table:table-cell office:value-type="float" office:value="2735408" calcext:value-type="float">
            <text:p>2735408</text:p>
          </table:table-cell>
          <table:table-cell/>
          <table:table-cell office:value-type="float" office:value="3908583" calcext:value-type="float">
            <text:p>3908583</text:p>
          </table:table-cell>
          <table:table-cell/>
          <table:table-cell office:value-type="float" office:value="4134241" calcext:value-type="float">
            <text:p>4134241</text:p>
          </table:table-cell>
          <table:table-cell/>
          <table:table-cell office:value-type="float" office:value="4359301" calcext:value-type="float">
            <text:p>4359301</text:p>
          </table:table-cell>
          <table:table-cell/>
          <table:table-cell office:value-type="float" office:value="3030258" calcext:value-type="float">
            <text:p>3030258</text:p>
          </table:table-cell>
          <table:table-cell/>
          <table:table-cell office:value-type="float" office:value="3963998" calcext:value-type="float">
            <text:p>3963998</text:p>
          </table:table-cell>
          <table:table-cell table:number-columns-repeated="2"/>
          <table:table-cell office:value-type="float" office:value="9736154" calcext:value-type="float">
            <text:p>9736154</text:p>
          </table:table-cell>
          <table:table-cell/>
          <table:table-cell office:value-type="float" office:value="11338408" calcext:value-type="float">
            <text:p>11338408</text:p>
          </table:table-cell>
          <table:table-cell/>
          <table:table-cell office:value-type="float" office:value="4398153" calcext:value-type="float">
            <text:p>4398153</text:p>
          </table:table-cell>
          <table:table-cell/>
          <table:table-cell office:value-type="float" office:value="2959644" calcext:value-type="float">
            <text:p>2959644</text:p>
          </table:table-cell>
          <table:table-cell/>
          <table:table-cell office:value-type="float" office:value="2427475" calcext:value-type="float">
            <text:p>2427475</text:p>
          </table:table-cell>
          <table:table-cell/>
          <table:table-cell office:value-type="float" office:value="2967793" calcext:value-type="float">
            <text:p>2967793</text:p>
          </table:table-cell>
          <table:table-cell table:number-columns-repeated="36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/>
          <table:table-cell office:value-type="float" office:value="2702827" calcext:value-type="float">
            <text:p>2702827</text:p>
          </table:table-cell>
          <table:table-cell/>
          <table:table-cell office:value-type="float" office:value="2435413" calcext:value-type="float">
            <text:p>2435413</text:p>
          </table:table-cell>
          <table:table-cell/>
          <table:table-cell office:value-type="float" office:value="3862329" calcext:value-type="float">
            <text:p>3862329</text:p>
          </table:table-cell>
          <table:table-cell/>
          <table:table-cell office:value-type="float" office:value="4104208" calcext:value-type="float">
            <text:p>4104208</text:p>
          </table:table-cell>
          <table:table-cell/>
          <table:table-cell office:value-type="float" office:value="4042038" calcext:value-type="float">
            <text:p>4042038</text:p>
          </table:table-cell>
          <table:table-cell/>
          <table:table-cell office:value-type="float" office:value="3116725" calcext:value-type="float">
            <text:p>3116725</text:p>
          </table:table-cell>
          <table:table-cell/>
          <table:table-cell office:value-type="float" office:value="3425465" calcext:value-type="float">
            <text:p>3425465</text:p>
          </table:table-cell>
          <table:table-cell table:number-columns-repeated="2"/>
          <table:table-cell office:value-type="float" office:value="7848246" calcext:value-type="float">
            <text:p>7848246</text:p>
          </table:table-cell>
          <table:table-cell table:number-columns-repeated="2"/>
          <table:table-cell office:value-type="float" office:value="9033965" calcext:value-type="float">
            <text:p>9033965</text:p>
          </table:table-cell>
          <table:table-cell/>
          <table:table-cell office:value-type="float" office:value="3584963" calcext:value-type="float">
            <text:p>3584963</text:p>
          </table:table-cell>
          <table:table-cell/>
          <table:table-cell office:value-type="float" office:value="2803175" calcext:value-type="float">
            <text:p>2803175</text:p>
          </table:table-cell>
          <table:table-cell/>
          <table:table-cell office:value-type="float" office:value="2079557" calcext:value-type="float">
            <text:p>2079557</text:p>
          </table:table-cell>
          <table:table-cell/>
          <table:table-cell office:value-type="float" office:value="2855549" calcext:value-type="float">
            <text:p>2855549</text:p>
          </table:table-cell>
          <table:table-cell table:number-columns-repeated="35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/>
          <table:table-cell office:value-type="float" office:value="2558960" calcext:value-type="float">
            <text:p>2558960</text:p>
          </table:table-cell>
          <table:table-cell/>
          <table:table-cell office:value-type="float" office:value="2295642" calcext:value-type="float">
            <text:p>2295642</text:p>
          </table:table-cell>
          <table:table-cell/>
          <table:table-cell office:value-type="float" office:value="3719747" calcext:value-type="float">
            <text:p>3719747</text:p>
          </table:table-cell>
          <table:table-cell/>
          <table:table-cell office:value-type="float" office:value="3908396" calcext:value-type="float">
            <text:p>3908396</text:p>
          </table:table-cell>
          <table:table-cell/>
          <table:table-cell office:value-type="float" office:value="3640565" calcext:value-type="float">
            <text:p>3640565</text:p>
          </table:table-cell>
          <table:table-cell/>
          <table:table-cell office:value-type="float" office:value="3034973" calcext:value-type="float">
            <text:p>3034973</text:p>
          </table:table-cell>
          <table:table-cell/>
          <table:table-cell office:value-type="float" office:value="3241275" calcext:value-type="float">
            <text:p>3241275</text:p>
          </table:table-cell>
          <table:table-cell table:number-columns-repeated="2"/>
          <table:table-cell office:value-type="float" office:value="3224308" calcext:value-type="float">
            <text:p>3224308</text:p>
          </table:table-cell>
          <table:table-cell table:number-columns-repeated="2"/>
          <table:table-cell office:value-type="float" office:value="3471627" calcext:value-type="float">
            <text:p>3471627</text:p>
          </table:table-cell>
          <table:table-cell/>
          <table:table-cell office:value-type="float" office:value="3103853" calcext:value-type="float">
            <text:p>3103853</text:p>
          </table:table-cell>
          <table:table-cell/>
          <table:table-cell office:value-type="float" office:value="2693142" calcext:value-type="float">
            <text:p>2693142</text:p>
          </table:table-cell>
          <table:table-cell/>
          <table:table-cell office:value-type="float" office:value="1619836" calcext:value-type="float">
            <text:p>1619836</text:p>
          </table:table-cell>
          <table:table-cell/>
          <table:table-cell office:value-type="float" office:value="2527458" calcext:value-type="float">
            <text:p>2527458</text:p>
          </table:table-cell>
          <table:table-cell table:number-columns-repeated="35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/>
          <table:table-cell office:value-type="float" office:value="2524499" calcext:value-type="float">
            <text:p>2524499</text:p>
          </table:table-cell>
          <table:table-cell/>
          <table:table-cell office:value-type="float" office:value="2546155" calcext:value-type="float">
            <text:p>2546155</text:p>
          </table:table-cell>
          <table:table-cell/>
          <table:table-cell office:value-type="float" office:value="3536674" calcext:value-type="float">
            <text:p>3536674</text:p>
          </table:table-cell>
          <table:table-cell/>
          <table:table-cell office:value-type="float" office:value="3752977" calcext:value-type="float">
            <text:p>3752977</text:p>
          </table:table-cell>
          <table:table-cell/>
          <table:table-cell office:value-type="float" office:value="3241788" calcext:value-type="float">
            <text:p>3241788</text:p>
          </table:table-cell>
          <table:table-cell/>
          <table:table-cell office:value-type="float" office:value="2905067" calcext:value-type="float">
            <text:p>2905067</text:p>
          </table:table-cell>
          <table:table-cell/>
          <table:table-cell office:value-type="float" office:value="3000622" calcext:value-type="float">
            <text:p>3000622</text:p>
          </table:table-cell>
          <table:table-cell table:number-columns-repeated="2"/>
          <table:table-cell office:value-type="float" office:value="2859736" calcext:value-type="float">
            <text:p>2859736</text:p>
          </table:table-cell>
          <table:table-cell table:number-columns-repeated="2"/>
          <table:table-cell office:value-type="float" office:value="3287055" calcext:value-type="float">
            <text:p>3287055</text:p>
          </table:table-cell>
          <table:table-cell/>
          <table:table-cell office:value-type="float" office:value="2905170" calcext:value-type="float">
            <text:p>2905170</text:p>
          </table:table-cell>
          <table:table-cell/>
          <table:table-cell office:value-type="float" office:value="2583249" calcext:value-type="float">
            <text:p>2583249</text:p>
          </table:table-cell>
          <table:table-cell/>
          <table:table-cell office:value-type="float" office:value="1304396" calcext:value-type="float">
            <text:p>1304396</text:p>
          </table:table-cell>
          <table:table-cell/>
          <table:table-cell office:value-type="float" office:value="2303193" calcext:value-type="float">
            <text:p>2303193</text:p>
          </table:table-cell>
          <table:table-cell table:number-columns-repeated="35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88717" calcext:value-type="float">
            <text:p>488717</text:p>
          </table:table-cell>
          <table:table-cell table:number-columns-repeated="2"/>
          <table:table-cell office:value-type="float" office:value="726559" calcext:value-type="float">
            <text:p>726559</text:p>
          </table:table-cell>
          <table:table-cell table:number-columns-repeated="2"/>
          <table:table-cell office:value-type="float" office:value="755632" calcext:value-type="float">
            <text:p>755632</text:p>
          </table:table-cell>
          <table:table-cell table:number-columns-repeated="2"/>
          <table:table-cell office:value-type="float" office:value="717303" calcext:value-type="float">
            <text:p>717303</text:p>
          </table:table-cell>
          <table:table-cell table:number-columns-repeated="2"/>
          <table:table-cell office:value-type="float" office:value="433237" calcext:value-type="float">
            <text:p>433237</text:p>
          </table:table-cell>
          <table:table-cell table:number-columns-repeated="2"/>
          <table:table-cell office:value-type="float" office:value="306429" calcext:value-type="float">
            <text:p>306429</text:p>
          </table:table-cell>
          <table:table-cell table:number-columns-repeated="2"/>
          <table:table-cell office:value-type="float" office:value="565482" calcext:value-type="float">
            <text:p>565482</text:p>
          </table:table-cell>
          <table:table-cell table:number-columns-repeated="3"/>
          <table:table-cell office:value-type="float" office:value="433828" calcext:value-type="float">
            <text:p>433828</text:p>
          </table:table-cell>
          <table:table-cell table:number-columns-repeated="3"/>
          <table:table-cell office:value-type="float" office:value="532608" calcext:value-type="float">
            <text:p>532608</text:p>
          </table:table-cell>
          <table:table-cell table:number-columns-repeated="2"/>
          <table:table-cell office:value-type="float" office:value="719180" calcext:value-type="float">
            <text:p>719180</text:p>
          </table:table-cell>
          <table:table-cell table:number-columns-repeated="2"/>
          <table:table-cell office:value-type="float" office:value="713874" calcext:value-type="float">
            <text:p>713874</text:p>
          </table:table-cell>
          <table:table-cell table:number-columns-repeated="2"/>
          <table:table-cell office:value-type="float" office:value="688331" calcext:value-type="float">
            <text:p>688331</text:p>
          </table:table-cell>
          <table:table-cell table:number-columns-repeated="2"/>
          <table:table-cell office:value-type="float" office:value="664924" calcext:value-type="float">
            <text:p>664924</text:p>
          </table:table-cell>
          <table:table-cell table:number-columns-repeated="20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80533" calcext:value-type="float">
            <text:p>880533</text:p>
          </table:table-cell>
          <table:table-cell/>
          <table:table-cell office:value-type="float" office:value="1161343" calcext:value-type="float">
            <text:p>1161343</text:p>
          </table:table-cell>
          <table:table-cell/>
          <table:table-cell office:value-type="float" office:value="1237911" calcext:value-type="float">
            <text:p>1237911</text:p>
          </table:table-cell>
          <table:table-cell/>
          <table:table-cell office:value-type="float" office:value="1261676" calcext:value-type="float">
            <text:p>1261676</text:p>
          </table:table-cell>
          <table:table-cell table:number-columns-repeated="2"/>
          <table:table-cell office:value-type="float" office:value="812859" calcext:value-type="float">
            <text:p>812859</text:p>
          </table:table-cell>
          <table:table-cell table:number-columns-repeated="2"/>
          <table:table-cell office:value-type="float" office:value="554448" calcext:value-type="float">
            <text:p>554448</text:p>
          </table:table-cell>
          <table:table-cell table:number-columns-repeated="2"/>
          <table:table-cell office:value-type="float" office:value="999810" calcext:value-type="float">
            <text:p>999810</text:p>
          </table:table-cell>
          <table:table-cell table:number-columns-repeated="3"/>
          <table:table-cell office:value-type="float" office:value="824012" calcext:value-type="float">
            <text:p>824012</text:p>
          </table:table-cell>
          <table:table-cell table:number-columns-repeated="3"/>
          <table:table-cell office:value-type="float" office:value="830494" calcext:value-type="float">
            <text:p>830494</text:p>
          </table:table-cell>
          <table:table-cell/>
          <table:table-cell office:value-type="float" office:value="1126125" calcext:value-type="float">
            <text:p>1126125</text:p>
          </table:table-cell>
          <table:table-cell/>
          <table:table-cell office:value-type="float" office:value="1141010" calcext:value-type="float">
            <text:p>1141010</text:p>
          </table:table-cell>
          <table:table-cell/>
          <table:table-cell office:value-type="float" office:value="1104370" calcext:value-type="float">
            <text:p>1104370</text:p>
          </table:table-cell>
          <table:table-cell/>
          <table:table-cell office:value-type="float" office:value="1120909" calcext:value-type="float">
            <text:p>1120909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/>
          <table:table-cell office:value-type="float" office:value="1351926" calcext:value-type="float">
            <text:p>1351926</text:p>
          </table:table-cell>
          <table:table-cell/>
          <table:table-cell office:value-type="float" office:value="1659593" calcext:value-type="float">
            <text:p>1659593</text:p>
          </table:table-cell>
          <table:table-cell/>
          <table:table-cell office:value-type="float" office:value="1844276" calcext:value-type="float">
            <text:p>1844276</text:p>
          </table:table-cell>
          <table:table-cell/>
          <table:table-cell office:value-type="float" office:value="1910692" calcext:value-type="float">
            <text:p>1910692</text:p>
          </table:table-cell>
          <table:table-cell/>
          <table:table-cell office:value-type="float" office:value="1306862" calcext:value-type="float">
            <text:p>1306862</text:p>
          </table:table-cell>
          <table:table-cell table:number-columns-repeated="2"/>
          <table:table-cell office:value-type="float" office:value="930972" calcext:value-type="float">
            <text:p>930972</text:p>
          </table:table-cell>
          <table:table-cell/>
          <table:table-cell office:value-type="float" office:value="1649766" calcext:value-type="float">
            <text:p>1649766</text:p>
          </table:table-cell>
          <table:table-cell table:number-columns-repeated="2"/>
          <table:table-cell office:value-type="float" office:value="1493527" calcext:value-type="float">
            <text:p>1493527</text:p>
          </table:table-cell>
          <table:table-cell table:number-columns-repeated="2"/>
          <table:table-cell office:value-type="float" office:value="1184259" calcext:value-type="float">
            <text:p>1184259</text:p>
          </table:table-cell>
          <table:table-cell/>
          <table:table-cell office:value-type="float" office:value="1616050" calcext:value-type="float">
            <text:p>1616050</text:p>
          </table:table-cell>
          <table:table-cell/>
          <table:table-cell office:value-type="float" office:value="1616432" calcext:value-type="float">
            <text:p>1616432</text:p>
          </table:table-cell>
          <table:table-cell/>
          <table:table-cell office:value-type="float" office:value="1644253" calcext:value-type="float">
            <text:p>1644253</text:p>
          </table:table-cell>
          <table:table-cell/>
          <table:table-cell office:value-type="float" office:value="1675855" calcext:value-type="float">
            <text:p>1675855</text:p>
          </table:table-cell>
          <table:table-cell table:number-columns-repeated="33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/>
          <table:table-cell office:value-type="float" office:value="1834652" calcext:value-type="float">
            <text:p>1834652</text:p>
          </table:table-cell>
          <table:table-cell/>
          <table:table-cell office:value-type="float" office:value="2068034" calcext:value-type="float">
            <text:p>2068034</text:p>
          </table:table-cell>
          <table:table-cell/>
          <table:table-cell office:value-type="float" office:value="2440310" calcext:value-type="float">
            <text:p>2440310</text:p>
          </table:table-cell>
          <table:table-cell/>
          <table:table-cell office:value-type="float" office:value="2562722" calcext:value-type="float">
            <text:p>2562722</text:p>
          </table:table-cell>
          <table:table-cell/>
          <table:table-cell office:value-type="float" office:value="1947832" calcext:value-type="float">
            <text:p>1947832</text:p>
          </table:table-cell>
          <table:table-cell/>
          <table:table-cell office:value-type="float" office:value="1387381" calcext:value-type="float">
            <text:p>1387381</text:p>
          </table:table-cell>
          <table:table-cell/>
          <table:table-cell office:value-type="float" office:value="2454384" calcext:value-type="float">
            <text:p>2454384</text:p>
          </table:table-cell>
          <table:table-cell table:number-columns-repeated="2"/>
          <table:table-cell office:value-type="float" office:value="2543783" calcext:value-type="float">
            <text:p>2543783</text:p>
          </table:table-cell>
          <table:table-cell table:number-columns-repeated="2"/>
          <table:table-cell office:value-type="float" office:value="1732436" calcext:value-type="float">
            <text:p>1732436</text:p>
          </table:table-cell>
          <table:table-cell/>
          <table:table-cell office:value-type="float" office:value="2154117" calcext:value-type="float">
            <text:p>2154117</text:p>
          </table:table-cell>
          <table:table-cell/>
          <table:table-cell office:value-type="float" office:value="2079636" calcext:value-type="float">
            <text:p>2079636</text:p>
          </table:table-cell>
          <table:table-cell/>
          <table:table-cell office:value-type="float" office:value="2125390" calcext:value-type="float">
            <text:p>2125390</text:p>
          </table:table-cell>
          <table:table-cell/>
          <table:table-cell office:value-type="float" office:value="2267022" calcext:value-type="float">
            <text:p>2267022</text:p>
          </table:table-cell>
          <table:table-cell table:number-columns-repeated="34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2042103" calcext:value-type="float">
            <text:p>2042103</text:p>
          </table:table-cell>
          <table:table-cell/>
          <table:table-cell office:value-type="float" office:value="2408703" calcext:value-type="float">
            <text:p>2408703</text:p>
          </table:table-cell>
          <table:table-cell/>
          <table:table-cell office:value-type="float" office:value="2998151" calcext:value-type="float">
            <text:p>2998151</text:p>
          </table:table-cell>
          <table:table-cell/>
          <table:table-cell office:value-type="float" office:value="2713526" calcext:value-type="float">
            <text:p>2713526</text:p>
          </table:table-cell>
          <table:table-cell/>
          <table:table-cell office:value-type="float" office:value="2639940" calcext:value-type="float">
            <text:p>2639940</text:p>
          </table:table-cell>
          <table:table-cell/>
          <table:table-cell office:value-type="float" office:value="1925784" calcext:value-type="float">
            <text:p>1925784</text:p>
          </table:table-cell>
          <table:table-cell/>
          <table:table-cell office:value-type="float" office:value="3151011" calcext:value-type="float">
            <text:p>3151011</text:p>
          </table:table-cell>
          <table:table-cell table:number-columns-repeated="2"/>
          <table:table-cell office:value-type="float" office:value="4455685" calcext:value-type="float">
            <text:p>4455685</text:p>
          </table:table-cell>
          <table:table-cell table:number-columns-repeated="2"/>
          <table:table-cell office:value-type="float" office:value="2394271" calcext:value-type="float">
            <text:p>2394271</text:p>
          </table:table-cell>
          <table:table-cell/>
          <table:table-cell office:value-type="float" office:value="2691416" calcext:value-type="float">
            <text:p>2691416</text:p>
          </table:table-cell>
          <table:table-cell/>
          <table:table-cell office:value-type="float" office:value="2390149" calcext:value-type="float">
            <text:p>2390149</text:p>
          </table:table-cell>
          <table:table-cell/>
          <table:table-cell office:value-type="float" office:value="2549681" calcext:value-type="float">
            <text:p>2549681</text:p>
          </table:table-cell>
          <table:table-cell/>
          <table:table-cell office:value-type="float" office:value="2632433" calcext:value-type="float">
            <text:p>2632433</text:p>
          </table:table-cell>
          <table:table-cell table:number-columns-repeated="34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2420410" calcext:value-type="float">
            <text:p>2420410</text:p>
          </table:table-cell>
          <table:table-cell/>
          <table:table-cell office:value-type="float" office:value="2524849" calcext:value-type="float">
            <text:p>2524849</text:p>
          </table:table-cell>
          <table:table-cell/>
          <table:table-cell office:value-type="float" office:value="3092721" calcext:value-type="float">
            <text:p>3092721</text:p>
          </table:table-cell>
          <table:table-cell/>
          <table:table-cell office:value-type="float" office:value="3219176" calcext:value-type="float">
            <text:p>3219176</text:p>
          </table:table-cell>
          <table:table-cell/>
          <table:table-cell office:value-type="float" office:value="3135873" calcext:value-type="float">
            <text:p>3135873</text:p>
          </table:table-cell>
          <table:table-cell/>
          <table:table-cell office:value-type="float" office:value="2354902" calcext:value-type="float">
            <text:p>2354902</text:p>
          </table:table-cell>
          <table:table-cell/>
          <table:table-cell office:value-type="float" office:value="3387643" calcext:value-type="float">
            <text:p>3387643</text:p>
          </table:table-cell>
          <table:table-cell table:number-columns-repeated="2"/>
          <table:table-cell office:value-type="float" office:value="6285582" calcext:value-type="float">
            <text:p>6285582</text:p>
          </table:table-cell>
          <table:table-cell table:number-columns-repeated="2"/>
          <table:table-cell office:value-type="float" office:value="2640195" calcext:value-type="float">
            <text:p>2640195</text:p>
          </table:table-cell>
          <table:table-cell/>
          <table:table-cell office:value-type="float" office:value="2816668" calcext:value-type="float">
            <text:p>2816668</text:p>
          </table:table-cell>
          <table:table-cell/>
          <table:table-cell office:value-type="float" office:value="2568588" calcext:value-type="float">
            <text:p>2568588</text:p>
          </table:table-cell>
          <table:table-cell/>
          <table:table-cell office:value-type="float" office:value="2669186" calcext:value-type="float">
            <text:p>2669186</text:p>
          </table:table-cell>
          <table:table-cell/>
          <table:table-cell office:value-type="float" office:value="2587287" calcext:value-type="float">
            <text:p>2587287</text:p>
          </table:table-cell>
          <table:table-cell table:number-columns-repeated="35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2638410" calcext:value-type="float">
            <text:p>2638410</text:p>
          </table:table-cell>
          <table:table-cell/>
          <table:table-cell office:value-type="float" office:value="2613494" calcext:value-type="float">
            <text:p>2613494</text:p>
          </table:table-cell>
          <table:table-cell/>
          <table:table-cell office:value-type="float" office:value="3197689" calcext:value-type="float">
            <text:p>3197689</text:p>
          </table:table-cell>
          <table:table-cell/>
          <table:table-cell office:value-type="float" office:value="3414471" calcext:value-type="float">
            <text:p>3414471</text:p>
          </table:table-cell>
          <table:table-cell/>
          <table:table-cell office:value-type="float" office:value="3632171" calcext:value-type="float">
            <text:p>3632171</text:p>
          </table:table-cell>
          <table:table-cell/>
          <table:table-cell office:value-type="float" office:value="2735271" calcext:value-type="float">
            <text:p>2735271</text:p>
          </table:table-cell>
          <table:table-cell/>
          <table:table-cell office:value-type="float" office:value="3692751" calcext:value-type="float">
            <text:p>3692751</text:p>
          </table:table-cell>
          <table:table-cell table:number-columns-repeated="2"/>
          <table:table-cell office:value-type="float" office:value="7374533" calcext:value-type="float">
            <text:p>7374533</text:p>
          </table:table-cell>
          <table:table-cell table:number-columns-repeated="2"/>
          <table:table-cell office:value-type="float" office:value="2720239" calcext:value-type="float">
            <text:p>2720239</text:p>
          </table:table-cell>
          <table:table-cell/>
          <table:table-cell office:value-type="float" office:value="2952657" calcext:value-type="float">
            <text:p>2952657</text:p>
          </table:table-cell>
          <table:table-cell/>
          <table:table-cell office:value-type="float" office:value="2730575" calcext:value-type="float">
            <text:p>2730575</text:p>
          </table:table-cell>
          <table:table-cell/>
          <table:table-cell office:value-type="float" office:value="2490953" calcext:value-type="float">
            <text:p>2490953</text:p>
          </table:table-cell>
          <table:table-cell/>
          <table:table-cell office:value-type="float" office:value="2713616" calcext:value-type="float">
            <text:p>2713616</text:p>
          </table:table-cell>
          <table:table-cell table:number-columns-repeated="35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2788765" calcext:value-type="float">
            <text:p>2788765</text:p>
          </table:table-cell>
          <table:table-cell/>
          <table:table-cell office:value-type="float" office:value="2751440" calcext:value-type="float">
            <text:p>2751440</text:p>
          </table:table-cell>
          <table:table-cell/>
          <table:table-cell office:value-type="float" office:value="3310768" calcext:value-type="float">
            <text:p>3310768</text:p>
          </table:table-cell>
          <table:table-cell/>
          <table:table-cell office:value-type="float" office:value="3529209" calcext:value-type="float">
            <text:p>3529209</text:p>
          </table:table-cell>
          <table:table-cell/>
          <table:table-cell office:value-type="float" office:value="3721352" calcext:value-type="float">
            <text:p>3721352</text:p>
          </table:table-cell>
          <table:table-cell/>
          <table:table-cell office:value-type="float" office:value="2910072" calcext:value-type="float">
            <text:p>2910072</text:p>
          </table:table-cell>
          <table:table-cell/>
          <table:table-cell office:value-type="float" office:value="3875118" calcext:value-type="float">
            <text:p>3875118</text:p>
          </table:table-cell>
          <table:table-cell table:number-columns-repeated="2"/>
          <table:table-cell office:value-type="float" office:value="9142346" calcext:value-type="float">
            <text:p>9142346</text:p>
          </table:table-cell>
          <table:table-cell table:number-columns-repeated="2"/>
          <table:table-cell office:value-type="float" office:value="3297641" calcext:value-type="float">
            <text:p>3297641</text:p>
          </table:table-cell>
          <table:table-cell/>
          <table:table-cell office:value-type="float" office:value="2964946" calcext:value-type="float">
            <text:p>2964946</text:p>
          </table:table-cell>
          <table:table-cell/>
          <table:table-cell office:value-type="float" office:value="2803175" calcext:value-type="float">
            <text:p>2803175</text:p>
          </table:table-cell>
          <table:table-cell/>
          <table:table-cell office:value-type="float" office:value="2626103" calcext:value-type="float">
            <text:p>2626103</text:p>
          </table:table-cell>
          <table:table-cell/>
          <table:table-cell office:value-type="float" office:value="2786868" calcext:value-type="float">
            <text:p>2786868</text:p>
          </table:table-cell>
          <table:table-cell table:number-columns-repeated="35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2759596" calcext:value-type="float">
            <text:p>2759596</text:p>
          </table:table-cell>
          <table:table-cell/>
          <table:table-cell office:value-type="float" office:value="2807258" calcext:value-type="float">
            <text:p>2807258</text:p>
          </table:table-cell>
          <table:table-cell/>
          <table:table-cell office:value-type="float" office:value="3494731" calcext:value-type="float">
            <text:p>3494731</text:p>
          </table:table-cell>
          <table:table-cell/>
          <table:table-cell office:value-type="float" office:value="3689674" calcext:value-type="float">
            <text:p>3689674</text:p>
          </table:table-cell>
          <table:table-cell/>
          <table:table-cell office:value-type="float" office:value="3796547" calcext:value-type="float">
            <text:p>3796547</text:p>
          </table:table-cell>
          <table:table-cell/>
          <table:table-cell office:value-type="float" office:value="2778267" calcext:value-type="float">
            <text:p>2778267</text:p>
          </table:table-cell>
          <table:table-cell/>
          <table:table-cell office:value-type="float" office:value="3877043" calcext:value-type="float">
            <text:p>3877043</text:p>
          </table:table-cell>
          <table:table-cell table:number-columns-repeated="2"/>
          <table:table-cell office:value-type="float" office:value="9414468" calcext:value-type="float">
            <text:p>9414468</text:p>
          </table:table-cell>
          <table:table-cell/>
          <table:table-cell office:value-type="float" office:value="10844585" calcext:value-type="float">
            <text:p>10844585</text:p>
          </table:table-cell>
          <table:table-cell/>
          <table:table-cell office:value-type="float" office:value="4171185" calcext:value-type="float">
            <text:p>4171185</text:p>
          </table:table-cell>
          <table:table-cell/>
          <table:table-cell office:value-type="float" office:value="2863935" calcext:value-type="float">
            <text:p>2863935</text:p>
          </table:table-cell>
          <table:table-cell/>
          <table:table-cell office:value-type="float" office:value="2504586" calcext:value-type="float">
            <text:p>2504586</text:p>
          </table:table-cell>
          <table:table-cell/>
          <table:table-cell office:value-type="float" office:value="2788765" calcext:value-type="float">
            <text:p>2788765</text:p>
          </table:table-cell>
          <table:table-cell table:number-columns-repeated="37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/>
          <table:table-cell office:value-type="float" office:value="2819480" calcext:value-type="float">
            <text:p>2819480</text:p>
          </table:table-cell>
          <table:table-cell/>
          <table:table-cell office:value-type="float" office:value="2811448" calcext:value-type="float">
            <text:p>2811448</text:p>
          </table:table-cell>
          <table:table-cell/>
          <table:table-cell office:value-type="float" office:value="3475604" calcext:value-type="float">
            <text:p>3475604</text:p>
          </table:table-cell>
          <table:table-cell/>
          <table:table-cell office:value-type="float" office:value="3709976" calcext:value-type="float">
            <text:p>3709976</text:p>
          </table:table-cell>
          <table:table-cell/>
          <table:table-cell office:value-type="float" office:value="3614542" calcext:value-type="float">
            <text:p>3614542</text:p>
          </table:table-cell>
          <table:table-cell/>
          <table:table-cell office:value-type="float" office:value="2947398" calcext:value-type="float">
            <text:p>2947398</text:p>
          </table:table-cell>
          <table:table-cell/>
          <table:table-cell office:value-type="float" office:value="3463628" calcext:value-type="float">
            <text:p>3463628</text:p>
          </table:table-cell>
          <table:table-cell table:number-columns-repeated="2"/>
          <table:table-cell office:value-type="float" office:value="9195711" calcext:value-type="float">
            <text:p>9195711</text:p>
          </table:table-cell>
          <table:table-cell/>
          <table:table-cell office:value-type="float" office:value="10024473" calcext:value-type="float">
            <text:p>10024473</text:p>
          </table:table-cell>
          <table:table-cell/>
          <table:table-cell office:value-type="float" office:value="3500480" calcext:value-type="float">
            <text:p>3500480</text:p>
          </table:table-cell>
          <table:table-cell/>
          <table:table-cell office:value-type="float" office:value="2772484" calcext:value-type="float">
            <text:p>2772484</text:p>
          </table:table-cell>
          <table:table-cell/>
          <table:table-cell office:value-type="float" office:value="2349870" calcext:value-type="float">
            <text:p>2349870</text:p>
          </table:table-cell>
          <table:table-cell/>
          <table:table-cell office:value-type="float" office:value="2617796" calcext:value-type="float">
            <text:p>2617796</text:p>
          </table:table-cell>
          <table:table-cell table:number-columns-repeated="37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/>
          <table:table-cell office:value-type="float" office:value="2833719" calcext:value-type="float">
            <text:p>2833719</text:p>
          </table:table-cell>
          <table:table-cell/>
          <table:table-cell office:value-type="float" office:value="2527030" calcext:value-type="float">
            <text:p>2527030</text:p>
          </table:table-cell>
          <table:table-cell/>
          <table:table-cell office:value-type="float" office:value="3475752" calcext:value-type="float">
            <text:p>3475752</text:p>
          </table:table-cell>
          <table:table-cell/>
          <table:table-cell office:value-type="float" office:value="3527917" calcext:value-type="float">
            <text:p>3527917</text:p>
          </table:table-cell>
          <table:table-cell/>
          <table:table-cell office:value-type="float" office:value="3026955" calcext:value-type="float">
            <text:p>3026955</text:p>
          </table:table-cell>
          <table:table-cell/>
          <table:table-cell office:value-type="float" office:value="2695756" calcext:value-type="float">
            <text:p>2695756</text:p>
          </table:table-cell>
          <table:table-cell/>
          <table:table-cell office:value-type="float" office:value="3145506" calcext:value-type="float">
            <text:p>3145506</text:p>
          </table:table-cell>
          <table:table-cell table:number-columns-repeated="2"/>
          <table:table-cell office:value-type="float" office:value="3374248" calcext:value-type="float">
            <text:p>3374248</text:p>
          </table:table-cell>
          <table:table-cell table:number-columns-repeated="2"/>
          <table:table-cell office:value-type="float" office:value="3842401" calcext:value-type="float">
            <text:p>3842401</text:p>
          </table:table-cell>
          <table:table-cell/>
          <table:table-cell office:value-type="float" office:value="3028465" calcext:value-type="float">
            <text:p>3028465</text:p>
          </table:table-cell>
          <table:table-cell/>
          <table:table-cell office:value-type="float" office:value="2617043" calcext:value-type="float">
            <text:p>2617043</text:p>
          </table:table-cell>
          <table:table-cell/>
          <table:table-cell office:value-type="float" office:value="1972573" calcext:value-type="float">
            <text:p>1972573</text:p>
          </table:table-cell>
          <table:table-cell/>
          <table:table-cell office:value-type="float" office:value="2127433" calcext:value-type="float">
            <text:p>2127433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/>
          <table:table-cell office:value-type="float" office:value="2599603" calcext:value-type="float">
            <text:p>2599603</text:p>
          </table:table-cell>
          <table:table-cell/>
          <table:table-cell office:value-type="float" office:value="2521158" calcext:value-type="float">
            <text:p>2521158</text:p>
          </table:table-cell>
          <table:table-cell/>
          <table:table-cell office:value-type="float" office:value="3353185" calcext:value-type="float">
            <text:p>3353185</text:p>
          </table:table-cell>
          <table:table-cell/>
          <table:table-cell office:value-type="float" office:value="3381909" calcext:value-type="float">
            <text:p>3381909</text:p>
          </table:table-cell>
          <table:table-cell/>
          <table:table-cell office:value-type="float" office:value="3185565" calcext:value-type="float">
            <text:p>3185565</text:p>
          </table:table-cell>
          <table:table-cell/>
          <table:table-cell office:value-type="float" office:value="2211155" calcext:value-type="float">
            <text:p>2211155</text:p>
          </table:table-cell>
          <table:table-cell/>
          <table:table-cell office:value-type="float" office:value="3091612" calcext:value-type="float">
            <text:p>3091612</text:p>
          </table:table-cell>
          <table:table-cell table:number-columns-repeated="2"/>
          <table:table-cell office:value-type="float" office:value="2732533" calcext:value-type="float">
            <text:p>2732533</text:p>
          </table:table-cell>
          <table:table-cell table:number-columns-repeated="2"/>
          <table:table-cell office:value-type="float" office:value="3310233" calcext:value-type="float">
            <text:p>3310233</text:p>
          </table:table-cell>
          <table:table-cell/>
          <table:table-cell office:value-type="float" office:value="2793949" calcext:value-type="float">
            <text:p>2793949</text:p>
          </table:table-cell>
          <table:table-cell/>
          <table:table-cell office:value-type="float" office:value="2538698" calcext:value-type="float">
            <text:p>2538698</text:p>
          </table:table-cell>
          <table:table-cell/>
          <table:table-cell office:value-type="float" office:value="1541051" calcext:value-type="float">
            <text:p>1541051</text:p>
          </table:table-cell>
          <table:table-cell/>
          <table:table-cell office:value-type="float" office:value="2222131" calcext:value-type="float">
            <text:p>2222131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/>
          <table:table-cell office:value-type="float" office:value="2594745" calcext:value-type="float">
            <text:p>2594745</text:p>
          </table:table-cell>
          <table:table-cell/>
          <table:table-cell office:value-type="float" office:value="2543112" calcext:value-type="float">
            <text:p>2543112</text:p>
          </table:table-cell>
          <table:table-cell/>
          <table:table-cell office:value-type="float" office:value="3357721" calcext:value-type="float">
            <text:p>3357721</text:p>
          </table:table-cell>
          <table:table-cell/>
          <table:table-cell office:value-type="float" office:value="3329539" calcext:value-type="float">
            <text:p>3329539</text:p>
          </table:table-cell>
          <table:table-cell/>
          <table:table-cell office:value-type="float" office:value="3214439" calcext:value-type="float">
            <text:p>3214439</text:p>
          </table:table-cell>
          <table:table-cell/>
          <table:table-cell office:value-type="float" office:value="2657453" calcext:value-type="float">
            <text:p>2657453</text:p>
          </table:table-cell>
          <table:table-cell/>
          <table:table-cell office:value-type="float" office:value="3092721" calcext:value-type="float">
            <text:p>3092721</text:p>
          </table:table-cell>
          <table:table-cell table:number-columns-repeated="2"/>
          <table:table-cell office:value-type="float" office:value="2622782" calcext:value-type="float">
            <text:p>2622782</text:p>
          </table:table-cell>
          <table:table-cell table:number-columns-repeated="2"/>
          <table:table-cell office:value-type="float" office:value="3070579" calcext:value-type="float">
            <text:p>3070579</text:p>
          </table:table-cell>
          <table:table-cell/>
          <table:table-cell office:value-type="float" office:value="2718659" calcext:value-type="float">
            <text:p>2718659</text:p>
          </table:table-cell>
          <table:table-cell/>
          <table:table-cell office:value-type="float" office:value="2621859" calcext:value-type="float">
            <text:p>2621859</text:p>
          </table:table-cell>
          <table:table-cell/>
          <table:table-cell office:value-type="float" office:value="1257531" calcext:value-type="float">
            <text:p>1257531</text:p>
          </table:table-cell>
          <table:table-cell/>
          <table:table-cell office:value-type="float" office:value="2192426" calcext:value-type="float">
            <text:p>2192426</text:p>
          </table:table-cell>
          <table:table-cell table:number-columns-repeated="37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2173578" calcext:value-type="float">
            <text:p>2173578</text:p>
          </table:table-cell>
          <table:table-cell/>
          <table:table-cell office:value-type="float" office:value="2396302" calcext:value-type="float">
            <text:p>2396302</text:p>
          </table:table-cell>
          <table:table-cell/>
          <table:table-cell office:value-type="float" office:value="2939466" calcext:value-type="float">
            <text:p>2939466</text:p>
          </table:table-cell>
          <table:table-cell/>
          <table:table-cell office:value-type="float" office:value="2980589" calcext:value-type="float">
            <text:p>2980589</text:p>
          </table:table-cell>
          <table:table-cell/>
          <table:table-cell office:value-type="float" office:value="2496191" calcext:value-type="float">
            <text:p>2496191</text:p>
          </table:table-cell>
          <table:table-cell/>
          <table:table-cell office:value-type="float" office:value="1904308" calcext:value-type="float">
            <text:p>1904308</text:p>
          </table:table-cell>
          <table:table-cell/>
          <table:table-cell office:value-type="float" office:value="3231143" calcext:value-type="float">
            <text:p>3231143</text:p>
          </table:table-cell>
          <table:table-cell table:number-columns-repeated="2"/>
          <table:table-cell office:value-type="float" office:value="4544357" calcext:value-type="float">
            <text:p>4544357</text:p>
          </table:table-cell>
          <table:table-cell table:number-columns-repeated="2"/>
          <table:table-cell office:value-type="float" office:value="2357952" calcext:value-type="float">
            <text:p>2357952</text:p>
          </table:table-cell>
          <table:table-cell/>
          <table:table-cell office:value-type="float" office:value="2521080" calcext:value-type="float">
            <text:p>2521080</text:p>
          </table:table-cell>
          <table:table-cell/>
          <table:table-cell office:value-type="float" office:value="2387937" calcext:value-type="float">
            <text:p>2387937</text:p>
          </table:table-cell>
          <table:table-cell/>
          <table:table-cell office:value-type="float" office:value="2555448" calcext:value-type="float">
            <text:p>2555448</text:p>
          </table:table-cell>
          <table:table-cell/>
          <table:table-cell office:value-type="float" office:value="2509534" calcext:value-type="float">
            <text:p>2509534</text:p>
          </table:table-cell>
          <table:table-cell table:number-columns-repeated="34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2486285" calcext:value-type="float">
            <text:p>2486285</text:p>
          </table:table-cell>
          <table:table-cell/>
          <table:table-cell office:value-type="float" office:value="2599809" calcext:value-type="float">
            <text:p>2599809</text:p>
          </table:table-cell>
          <table:table-cell/>
          <table:table-cell office:value-type="float" office:value="3050825" calcext:value-type="float">
            <text:p>3050825</text:p>
          </table:table-cell>
          <table:table-cell/>
          <table:table-cell office:value-type="float" office:value="3224371" calcext:value-type="float">
            <text:p>3224371</text:p>
          </table:table-cell>
          <table:table-cell/>
          <table:table-cell office:value-type="float" office:value="2986211" calcext:value-type="float">
            <text:p>2986211</text:p>
          </table:table-cell>
          <table:table-cell/>
          <table:table-cell office:value-type="float" office:value="2299686" calcext:value-type="float">
            <text:p>2299686</text:p>
          </table:table-cell>
          <table:table-cell/>
          <table:table-cell office:value-type="float" office:value="3621854" calcext:value-type="float">
            <text:p>3621854</text:p>
          </table:table-cell>
          <table:table-cell table:number-columns-repeated="2"/>
          <table:table-cell office:value-type="float" office:value="6206295" calcext:value-type="float">
            <text:p>6206295</text:p>
          </table:table-cell>
          <table:table-cell table:number-columns-repeated="2"/>
          <table:table-cell office:value-type="float" office:value="2630066" calcext:value-type="float">
            <text:p>2630066</text:p>
          </table:table-cell>
          <table:table-cell/>
          <table:table-cell office:value-type="float" office:value="2745308" calcext:value-type="float">
            <text:p>2745308</text:p>
          </table:table-cell>
          <table:table-cell/>
          <table:table-cell office:value-type="float" office:value="2620391" calcext:value-type="float">
            <text:p>2620391</text:p>
          </table:table-cell>
          <table:table-cell/>
          <table:table-cell office:value-type="float" office:value="2607152" calcext:value-type="float">
            <text:p>2607152</text:p>
          </table:table-cell>
          <table:table-cell/>
          <table:table-cell office:value-type="float" office:value="2731759" calcext:value-type="float">
            <text:p>2731759</text:p>
          </table:table-cell>
          <table:table-cell table:number-columns-repeated="35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2538266" calcext:value-type="float">
            <text:p>2538266</text:p>
          </table:table-cell>
          <table:table-cell/>
          <table:table-cell office:value-type="float" office:value="2650746" calcext:value-type="float">
            <text:p>2650746</text:p>
          </table:table-cell>
          <table:table-cell/>
          <table:table-cell office:value-type="float" office:value="3274573" calcext:value-type="float">
            <text:p>3274573</text:p>
          </table:table-cell>
          <table:table-cell/>
          <table:table-cell office:value-type="float" office:value="2942132" calcext:value-type="float">
            <text:p>2942132</text:p>
          </table:table-cell>
          <table:table-cell/>
          <table:table-cell office:value-type="float" office:value="3266380" calcext:value-type="float">
            <text:p>3266380</text:p>
          </table:table-cell>
          <table:table-cell/>
          <table:table-cell office:value-type="float" office:value="2612265" calcext:value-type="float">
            <text:p>2612265</text:p>
          </table:table-cell>
          <table:table-cell/>
          <table:table-cell office:value-type="float" office:value="4090120" calcext:value-type="float">
            <text:p>4090120</text:p>
          </table:table-cell>
          <table:table-cell table:number-columns-repeated="2"/>
          <table:table-cell office:value-type="float" office:value="7854266" calcext:value-type="float">
            <text:p>7854266</text:p>
          </table:table-cell>
          <table:table-cell table:number-columns-repeated="2"/>
          <table:table-cell office:value-type="float" office:value="2845383" calcext:value-type="float">
            <text:p>2845383</text:p>
          </table:table-cell>
          <table:table-cell/>
          <table:table-cell office:value-type="float" office:value="2970591" calcext:value-type="float">
            <text:p>2970591</text:p>
          </table:table-cell>
          <table:table-cell/>
          <table:table-cell office:value-type="float" office:value="2604189" calcext:value-type="float">
            <text:p>2604189</text:p>
          </table:table-cell>
          <table:table-cell/>
          <table:table-cell office:value-type="float" office:value="2620245" calcext:value-type="float">
            <text:p>2620245</text:p>
          </table:table-cell>
          <table:table-cell/>
          <table:table-cell office:value-type="float" office:value="2557722" calcext:value-type="float">
            <text:p>2557722</text:p>
          </table:table-cell>
          <table:table-cell table:number-columns-repeated="35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2767707" calcext:value-type="float">
            <text:p>2767707</text:p>
          </table:table-cell>
          <table:table-cell/>
          <table:table-cell office:value-type="float" office:value="2743653" calcext:value-type="float">
            <text:p>2743653</text:p>
          </table:table-cell>
          <table:table-cell/>
          <table:table-cell office:value-type="float" office:value="3277750" calcext:value-type="float">
            <text:p>3277750</text:p>
          </table:table-cell>
          <table:table-cell/>
          <table:table-cell office:value-type="float" office:value="3421316" calcext:value-type="float">
            <text:p>3421316</text:p>
          </table:table-cell>
          <table:table-cell/>
          <table:table-cell office:value-type="float" office:value="3533014" calcext:value-type="float">
            <text:p>3533014</text:p>
          </table:table-cell>
          <table:table-cell/>
          <table:table-cell office:value-type="float" office:value="2817153" calcext:value-type="float">
            <text:p>2817153</text:p>
          </table:table-cell>
          <table:table-cell/>
          <table:table-cell office:value-type="float" office:value="3971638" calcext:value-type="float">
            <text:p>3971638</text:p>
          </table:table-cell>
          <table:table-cell table:number-columns-repeated="2"/>
          <table:table-cell office:value-type="float" office:value="8784280" calcext:value-type="float">
            <text:p>8784280</text:p>
          </table:table-cell>
          <table:table-cell table:number-columns-repeated="2"/>
          <table:table-cell office:value-type="float" office:value="2931026" calcext:value-type="float">
            <text:p>2931026</text:p>
          </table:table-cell>
          <table:table-cell/>
          <table:table-cell office:value-type="float" office:value="3027906" calcext:value-type="float">
            <text:p>3027906</text:p>
          </table:table-cell>
          <table:table-cell/>
          <table:table-cell office:value-type="float" office:value="2829120" calcext:value-type="float">
            <text:p>2829120</text:p>
          </table:table-cell>
          <table:table-cell/>
          <table:table-cell office:value-type="float" office:value="2652785" calcext:value-type="float">
            <text:p>2652785</text:p>
          </table:table-cell>
          <table:table-cell/>
          <table:table-cell office:value-type="float" office:value="2694847" calcext:value-type="float">
            <text:p>2694847</text:p>
          </table:table-cell>
          <table:table-cell table:number-columns-repeated="35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2918236" calcext:value-type="float">
            <text:p>2918236</text:p>
          </table:table-cell>
          <table:table-cell/>
          <table:table-cell office:value-type="float" office:value="2845976" calcext:value-type="float">
            <text:p>2845976</text:p>
          </table:table-cell>
          <table:table-cell/>
          <table:table-cell office:value-type="float" office:value="3331435" calcext:value-type="float">
            <text:p>3331435</text:p>
          </table:table-cell>
          <table:table-cell/>
          <table:table-cell office:value-type="float" office:value="3510079" calcext:value-type="float">
            <text:p>3510079</text:p>
          </table:table-cell>
          <table:table-cell/>
          <table:table-cell office:value-type="float" office:value="3680846" calcext:value-type="float">
            <text:p>3680846</text:p>
          </table:table-cell>
          <table:table-cell/>
          <table:table-cell office:value-type="float" office:value="2806753" calcext:value-type="float">
            <text:p>2806753</text:p>
          </table:table-cell>
          <table:table-cell/>
          <table:table-cell office:value-type="float" office:value="3989772" calcext:value-type="float">
            <text:p>3989772</text:p>
          </table:table-cell>
          <table:table-cell/>
          <table:table-cell office:value-type="float" office:value="10166609" calcext:value-type="float">
            <text:p>10166609</text:p>
          </table:table-cell>
          <table:table-cell table:number-columns-repeated="2"/>
          <table:table-cell office:value-type="float" office:value="3779425" calcext:value-type="float">
            <text:p>3779425</text:p>
          </table:table-cell>
          <table:table-cell/>
          <table:table-cell office:value-type="float" office:value="2982976" calcext:value-type="float">
            <text:p>2982976</text:p>
          </table:table-cell>
          <table:table-cell/>
          <table:table-cell office:value-type="float" office:value="2897233" calcext:value-type="float">
            <text:p>2897233</text:p>
          </table:table-cell>
          <table:table-cell/>
          <table:table-cell office:value-type="float" office:value="2612182" calcext:value-type="float">
            <text:p>2612182</text:p>
          </table:table-cell>
          <table:table-cell/>
          <table:table-cell office:value-type="float" office:value="2799296" calcext:value-type="float">
            <text:p>2799296</text:p>
          </table:table-cell>
          <table:table-cell table:number-columns-repeated="37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/>
          <table:table-cell office:value-type="float" office:value="2784334" calcext:value-type="float">
            <text:p>2784334</text:p>
          </table:table-cell>
          <table:table-cell/>
          <table:table-cell office:value-type="float" office:value="2897566" calcext:value-type="float">
            <text:p>2897566</text:p>
          </table:table-cell>
          <table:table-cell/>
          <table:table-cell office:value-type="float" office:value="3551008" calcext:value-type="float">
            <text:p>3551008</text:p>
          </table:table-cell>
          <table:table-cell/>
          <table:table-cell office:value-type="float" office:value="3514673" calcext:value-type="float">
            <text:p>3514673</text:p>
          </table:table-cell>
          <table:table-cell/>
          <table:table-cell office:value-type="float" office:value="3572612" calcext:value-type="float">
            <text:p>3572612</text:p>
          </table:table-cell>
          <table:table-cell/>
          <table:table-cell office:value-type="float" office:value="2734700" calcext:value-type="float">
            <text:p>2734700</text:p>
          </table:table-cell>
          <table:table-cell/>
          <table:table-cell office:value-type="float" office:value="3598506" calcext:value-type="float">
            <text:p>3598506</text:p>
          </table:table-cell>
          <table:table-cell/>
          <table:table-cell office:value-type="float" office:value="10474029" calcext:value-type="float">
            <text:p>10474029</text:p>
          </table:table-cell>
          <table:table-cell/>
          <table:table-cell office:value-type="float" office:value="11323519" calcext:value-type="float">
            <text:p>11323519</text:p>
          </table:table-cell>
          <table:table-cell/>
          <table:table-cell office:value-type="float" office:value="3528752" calcext:value-type="float">
            <text:p>3528752</text:p>
          </table:table-cell>
          <table:table-cell/>
          <table:table-cell office:value-type="float" office:value="2918184" calcext:value-type="float">
            <text:p>2918184</text:p>
          </table:table-cell>
          <table:table-cell/>
          <table:table-cell office:value-type="float" office:value="2562562" calcext:value-type="float">
            <text:p>2562562</text:p>
          </table:table-cell>
          <table:table-cell/>
          <table:table-cell office:value-type="float" office:value="2784098" calcext:value-type="float">
            <text:p>2784098</text:p>
          </table:table-cell>
          <table:table-cell table:number-columns-repeated="38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/>
          <table:table-cell office:value-type="float" office:value="2075303" calcext:value-type="float">
            <text:p>2075303</text:p>
          </table:table-cell>
          <table:table-cell/>
          <table:table-cell office:value-type="float" office:value="2738585" calcext:value-type="float">
            <text:p>2738585</text:p>
          </table:table-cell>
          <table:table-cell/>
          <table:table-cell office:value-type="float" office:value="3543405" calcext:value-type="float">
            <text:p>3543405</text:p>
          </table:table-cell>
          <table:table-cell/>
          <table:table-cell office:value-type="float" office:value="3485660" calcext:value-type="float">
            <text:p>3485660</text:p>
          </table:table-cell>
          <table:table-cell/>
          <table:table-cell office:value-type="float" office:value="3535949" calcext:value-type="float">
            <text:p>3535949</text:p>
          </table:table-cell>
          <table:table-cell/>
          <table:table-cell office:value-type="float" office:value="2843975" calcext:value-type="float">
            <text:p>2843975</text:p>
          </table:table-cell>
          <table:table-cell/>
          <table:table-cell office:value-type="float" office:value="3295385" calcext:value-type="float">
            <text:p>3295385</text:p>
          </table:table-cell>
          <table:table-cell table:number-columns-repeated="2"/>
          <table:table-cell office:value-type="float" office:value="3460811" calcext:value-type="float">
            <text:p>3460811</text:p>
          </table:table-cell>
          <table:table-cell table:number-columns-repeated="2"/>
          <table:table-cell office:value-type="float" office:value="4084614" calcext:value-type="float">
            <text:p>4084614</text:p>
          </table:table-cell>
          <table:table-cell/>
          <table:table-cell office:value-type="float" office:value="3100065" calcext:value-type="float">
            <text:p>3100065</text:p>
          </table:table-cell>
          <table:table-cell/>
          <table:table-cell office:value-type="float" office:value="2758620" calcext:value-type="float">
            <text:p>2758620</text:p>
          </table:table-cell>
          <table:table-cell/>
          <table:table-cell office:value-type="float" office:value="2128676" calcext:value-type="float">
            <text:p>2128676</text:p>
          </table:table-cell>
          <table:table-cell/>
          <table:table-cell office:value-type="float" office:value="2286017" calcext:value-type="float">
            <text:p>2286017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/>
          <table:table-cell office:value-type="float" office:value="2548293" calcext:value-type="float">
            <text:p>2548293</text:p>
          </table:table-cell>
          <table:table-cell/>
          <table:table-cell office:value-type="float" office:value="2551885" calcext:value-type="float">
            <text:p>2551885</text:p>
          </table:table-cell>
          <table:table-cell/>
          <table:table-cell office:value-type="float" office:value="3219809" calcext:value-type="float">
            <text:p>3219809</text:p>
          </table:table-cell>
          <table:table-cell/>
          <table:table-cell office:value-type="float" office:value="3336116" calcext:value-type="float">
            <text:p>3336116</text:p>
          </table:table-cell>
          <table:table-cell/>
          <table:table-cell office:value-type="float" office:value="3404396" calcext:value-type="float">
            <text:p>3404396</text:p>
          </table:table-cell>
          <table:table-cell/>
          <table:table-cell office:value-type="float" office:value="2588391" calcext:value-type="float">
            <text:p>2588391</text:p>
          </table:table-cell>
          <table:table-cell/>
          <table:table-cell office:value-type="float" office:value="2918860" calcext:value-type="float">
            <text:p>2918860</text:p>
          </table:table-cell>
          <table:table-cell table:number-columns-repeated="2"/>
          <table:table-cell office:value-type="float" office:value="2866164" calcext:value-type="float">
            <text:p>2866164</text:p>
          </table:table-cell>
          <table:table-cell table:number-columns-repeated="2"/>
          <table:table-cell office:value-type="float" office:value="3411663" calcext:value-type="float">
            <text:p>3411663</text:p>
          </table:table-cell>
          <table:table-cell/>
          <table:table-cell office:value-type="float" office:value="2746781" calcext:value-type="float">
            <text:p>2746781</text:p>
          </table:table-cell>
          <table:table-cell/>
          <table:table-cell office:value-type="float" office:value="2514503" calcext:value-type="float">
            <text:p>2514503</text:p>
          </table:table-cell>
          <table:table-cell/>
          <table:table-cell office:value-type="float" office:value="1840950" calcext:value-type="float">
            <text:p>1840950</text:p>
          </table:table-cell>
          <table:table-cell/>
          <table:table-cell office:value-type="float" office:value="2030273" calcext:value-type="float">
            <text:p>2030273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/>
          <table:table-cell office:value-type="float" office:value="2518619" calcext:value-type="float">
            <text:p>2518619</text:p>
          </table:table-cell>
          <table:table-cell/>
          <table:table-cell office:value-type="float" office:value="2511554" calcext:value-type="float">
            <text:p>2511554</text:p>
          </table:table-cell>
          <table:table-cell/>
          <table:table-cell office:value-type="float" office:value="3192019" calcext:value-type="float">
            <text:p>3192019</text:p>
          </table:table-cell>
          <table:table-cell/>
          <table:table-cell office:value-type="float" office:value="3185751" calcext:value-type="float">
            <text:p>3185751</text:p>
          </table:table-cell>
          <table:table-cell/>
          <table:table-cell office:value-type="float" office:value="3171168" calcext:value-type="float">
            <text:p>3171168</text:p>
          </table:table-cell>
          <table:table-cell/>
          <table:table-cell office:value-type="float" office:value="2514464" calcext:value-type="float">
            <text:p>2514464</text:p>
          </table:table-cell>
          <table:table-cell/>
          <table:table-cell office:value-type="float" office:value="3008087" calcext:value-type="float">
            <text:p>3008087</text:p>
          </table:table-cell>
          <table:table-cell table:number-columns-repeated="2"/>
          <table:table-cell office:value-type="float" office:value="2582658" calcext:value-type="float">
            <text:p>2582658</text:p>
          </table:table-cell>
          <table:table-cell table:number-columns-repeated="2"/>
          <table:table-cell office:value-type="float" office:value="3100387" calcext:value-type="float">
            <text:p>3100387</text:p>
          </table:table-cell>
          <table:table-cell/>
          <table:table-cell office:value-type="float" office:value="2537774" calcext:value-type="float">
            <text:p>2537774</text:p>
          </table:table-cell>
          <table:table-cell/>
          <table:table-cell office:value-type="float" office:value="2510900" calcext:value-type="float">
            <text:p>2510900</text:p>
          </table:table-cell>
          <table:table-cell/>
          <table:table-cell office:value-type="float" office:value="1594596" calcext:value-type="float">
            <text:p>1594596</text:p>
          </table:table-cell>
          <table:table-cell/>
          <table:table-cell office:value-type="float" office:value="1995274" calcext:value-type="float">
            <text:p>1995274</text:p>
          </table:table-cell>
          <table:table-cell table:number-columns-repeated="37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/>
          <table:table-cell office:value-type="float" office:value="2093815" calcext:value-type="float">
            <text:p>2093815</text:p>
          </table:table-cell>
          <table:table-cell/>
          <table:table-cell office:value-type="float" office:value="2318373" calcext:value-type="float">
            <text:p>2318373</text:p>
          </table:table-cell>
          <table:table-cell/>
          <table:table-cell office:value-type="float" office:value="2821094" calcext:value-type="float">
            <text:p>2821094</text:p>
          </table:table-cell>
          <table:table-cell/>
          <table:table-cell office:value-type="float" office:value="2871980" calcext:value-type="float">
            <text:p>2871980</text:p>
          </table:table-cell>
          <table:table-cell/>
          <table:table-cell office:value-type="float" office:value="2108439" calcext:value-type="float">
            <text:p>2108439</text:p>
          </table:table-cell>
          <table:table-cell/>
          <table:table-cell office:value-type="float" office:value="1612047" calcext:value-type="float">
            <text:p>1612047</text:p>
          </table:table-cell>
          <table:table-cell/>
          <table:table-cell office:value-type="float" office:value="3104323" calcext:value-type="float">
            <text:p>3104323</text:p>
          </table:table-cell>
          <table:table-cell table:number-columns-repeated="2"/>
          <table:table-cell office:value-type="float" office:value="4401224" calcext:value-type="float">
            <text:p>4401224</text:p>
          </table:table-cell>
          <table:table-cell table:number-columns-repeated="2"/>
          <table:table-cell office:value-type="float" office:value="2207625" calcext:value-type="float">
            <text:p>2207625</text:p>
          </table:table-cell>
          <table:table-cell/>
          <table:table-cell office:value-type="float" office:value="2410023" calcext:value-type="float">
            <text:p>2410023</text:p>
          </table:table-cell>
          <table:table-cell/>
          <table:table-cell office:value-type="float" office:value="2319078" calcext:value-type="float">
            <text:p>2319078</text:p>
          </table:table-cell>
          <table:table-cell/>
          <table:table-cell office:value-type="float" office:value="2447034" calcext:value-type="float">
            <text:p>2447034</text:p>
          </table:table-cell>
          <table:table-cell/>
          <table:table-cell office:value-type="float" office:value="2452437" calcext:value-type="float">
            <text:p>2452437</text:p>
          </table:table-cell>
          <table:table-cell table:number-columns-repeated="34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/>
          <table:table-cell office:value-type="float" office:value="2452153" calcext:value-type="float">
            <text:p>2452153</text:p>
          </table:table-cell>
          <table:table-cell/>
          <table:table-cell office:value-type="float" office:value="2559060" calcext:value-type="float">
            <text:p>2559060</text:p>
          </table:table-cell>
          <table:table-cell/>
          <table:table-cell office:value-type="float" office:value="2971143" calcext:value-type="float">
            <text:p>2971143</text:p>
          </table:table-cell>
          <table:table-cell/>
          <table:table-cell office:value-type="float" office:value="2158380" calcext:value-type="float">
            <text:p>2158380</text:p>
          </table:table-cell>
          <table:table-cell/>
          <table:table-cell office:value-type="float" office:value="2218919" calcext:value-type="float">
            <text:p>2218919</text:p>
          </table:table-cell>
          <table:table-cell/>
          <table:table-cell office:value-type="float" office:value="2197505" calcext:value-type="float">
            <text:p>2197505</text:p>
          </table:table-cell>
          <table:table-cell/>
          <table:table-cell office:value-type="float" office:value="3590069" calcext:value-type="float">
            <text:p>3590069</text:p>
          </table:table-cell>
          <table:table-cell table:number-columns-repeated="2"/>
          <table:table-cell office:value-type="float" office:value="6108304" calcext:value-type="float">
            <text:p>6108304</text:p>
          </table:table-cell>
          <table:table-cell table:number-columns-repeated="2"/>
          <table:table-cell office:value-type="float" office:value="2482574" calcext:value-type="float">
            <text:p>2482574</text:p>
          </table:table-cell>
          <table:table-cell/>
          <table:table-cell office:value-type="float" office:value="2632834" calcext:value-type="float">
            <text:p>2632834</text:p>
          </table:table-cell>
          <table:table-cell/>
          <table:table-cell office:value-type="float" office:value="2504117" calcext:value-type="float">
            <text:p>2504117</text:p>
          </table:table-cell>
          <table:table-cell/>
          <table:table-cell office:value-type="float" office:value="2547134" calcext:value-type="float">
            <text:p>2547134</text:p>
          </table:table-cell>
          <table:table-cell/>
          <table:table-cell office:value-type="float" office:value="2538236" calcext:value-type="float">
            <text:p>2538236</text:p>
          </table:table-cell>
          <table:table-cell table:number-columns-repeated="35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2680244" calcext:value-type="float">
            <text:p>2680244</text:p>
          </table:table-cell>
          <table:table-cell/>
          <table:table-cell office:value-type="float" office:value="2654074" calcext:value-type="float">
            <text:p>2654074</text:p>
          </table:table-cell>
          <table:table-cell/>
          <table:table-cell office:value-type="float" office:value="3082045" calcext:value-type="float">
            <text:p>3082045</text:p>
          </table:table-cell>
          <table:table-cell/>
          <table:table-cell office:value-type="float" office:value="3119380" calcext:value-type="float">
            <text:p>3119380</text:p>
          </table:table-cell>
          <table:table-cell/>
          <table:table-cell office:value-type="float" office:value="3199109" calcext:value-type="float">
            <text:p>3199109</text:p>
          </table:table-cell>
          <table:table-cell/>
          <table:table-cell office:value-type="float" office:value="2417865" calcext:value-type="float">
            <text:p>2417865</text:p>
          </table:table-cell>
          <table:table-cell/>
          <table:table-cell office:value-type="float" office:value="3740105" calcext:value-type="float">
            <text:p>3740105</text:p>
          </table:table-cell>
          <table:table-cell table:number-columns-repeated="2"/>
          <table:table-cell office:value-type="float" office:value="7397758" calcext:value-type="float">
            <text:p>7397758</text:p>
          </table:table-cell>
          <table:table-cell table:number-columns-repeated="2"/>
          <table:table-cell office:value-type="float" office:value="2643124" calcext:value-type="float">
            <text:p>2643124</text:p>
          </table:table-cell>
          <table:table-cell/>
          <table:table-cell office:value-type="float" office:value="2733628" calcext:value-type="float">
            <text:p>2733628</text:p>
          </table:table-cell>
          <table:table-cell/>
          <table:table-cell office:value-type="float" office:value="2696743" calcext:value-type="float">
            <text:p>2696743</text:p>
          </table:table-cell>
          <table:table-cell/>
          <table:table-cell office:value-type="float" office:value="2528970" calcext:value-type="float">
            <text:p>2528970</text:p>
          </table:table-cell>
          <table:table-cell/>
          <table:table-cell office:value-type="float" office:value="2532547" calcext:value-type="float">
            <text:p>2532547</text:p>
          </table:table-cell>
          <table:table-cell table:number-columns-repeated="35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2814781" calcext:value-type="float">
            <text:p>2814781</text:p>
          </table:table-cell>
          <table:table-cell/>
          <table:table-cell office:value-type="float" office:value="2761259" calcext:value-type="float">
            <text:p>2761259</text:p>
          </table:table-cell>
          <table:table-cell/>
          <table:table-cell office:value-type="float" office:value="3205744" calcext:value-type="float">
            <text:p>3205744</text:p>
          </table:table-cell>
          <table:table-cell/>
          <table:table-cell office:value-type="float" office:value="3332028" calcext:value-type="float">
            <text:p>3332028</text:p>
          </table:table-cell>
          <table:table-cell/>
          <table:table-cell office:value-type="float" office:value="3410686" calcext:value-type="float">
            <text:p>3410686</text:p>
          </table:table-cell>
          <table:table-cell/>
          <table:table-cell office:value-type="float" office:value="2711864" calcext:value-type="float">
            <text:p>2711864</text:p>
          </table:table-cell>
          <table:table-cell/>
          <table:table-cell office:value-type="float" office:value="4346465" calcext:value-type="float">
            <text:p>4346465</text:p>
          </table:table-cell>
          <table:table-cell table:number-columns-repeated="2"/>
          <table:table-cell office:value-type="float" office:value="9398672" calcext:value-type="float">
            <text:p>9398672</text:p>
          </table:table-cell>
          <table:table-cell table:number-columns-repeated="2"/>
          <table:table-cell office:value-type="float" office:value="2679817" calcext:value-type="float">
            <text:p>2679817</text:p>
          </table:table-cell>
          <table:table-cell/>
          <table:table-cell office:value-type="float" office:value="2843198" calcext:value-type="float">
            <text:p>2843198</text:p>
          </table:table-cell>
          <table:table-cell/>
          <table:table-cell office:value-type="float" office:value="2806068" calcext:value-type="float">
            <text:p>2806068</text:p>
          </table:table-cell>
          <table:table-cell/>
          <table:table-cell office:value-type="float" office:value="2637221" calcext:value-type="float">
            <text:p>2637221</text:p>
          </table:table-cell>
          <table:table-cell/>
          <table:table-cell office:value-type="float" office:value="2740521" calcext:value-type="float">
            <text:p>2740521</text:p>
          </table:table-cell>
          <table:table-cell table:number-columns-repeated="35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2886120" calcext:value-type="float">
            <text:p>2886120</text:p>
          </table:table-cell>
          <table:table-cell/>
          <table:table-cell office:value-type="float" office:value="2875483" calcext:value-type="float">
            <text:p>2875483</text:p>
          </table:table-cell>
          <table:table-cell/>
          <table:table-cell office:value-type="float" office:value="3381822" calcext:value-type="float">
            <text:p>3381822</text:p>
          </table:table-cell>
          <table:table-cell/>
          <table:table-cell office:value-type="float" office:value="3442251" calcext:value-type="float">
            <text:p>3442251</text:p>
          </table:table-cell>
          <table:table-cell/>
          <table:table-cell office:value-type="float" office:value="3419584" calcext:value-type="float">
            <text:p>3419584</text:p>
          </table:table-cell>
          <table:table-cell/>
          <table:table-cell office:value-type="float" office:value="2801198" calcext:value-type="float">
            <text:p>2801198</text:p>
          </table:table-cell>
          <table:table-cell/>
          <table:table-cell office:value-type="float" office:value="4173257" calcext:value-type="float">
            <text:p>4173257</text:p>
          </table:table-cell>
          <table:table-cell/>
          <table:table-cell office:value-type="float" office:value="10077500" calcext:value-type="float">
            <text:p>10077500</text:p>
          </table:table-cell>
          <table:table-cell table:number-columns-repeated="2"/>
          <table:table-cell office:value-type="float" office:value="3524217" calcext:value-type="float">
            <text:p>3524217</text:p>
          </table:table-cell>
          <table:table-cell/>
          <table:table-cell office:value-type="float" office:value="2824803" calcext:value-type="float">
            <text:p>2824803</text:p>
          </table:table-cell>
          <table:table-cell/>
          <table:table-cell office:value-type="float" office:value="2853945" calcext:value-type="float">
            <text:p>2853945</text:p>
          </table:table-cell>
          <table:table-cell/>
          <table:table-cell office:value-type="float" office:value="2595176" calcext:value-type="float">
            <text:p>2595176</text:p>
          </table:table-cell>
          <table:table-cell/>
          <table:table-cell office:value-type="float" office:value="2010652" calcext:value-type="float">
            <text:p>2010652</text:p>
          </table:table-cell>
          <table:table-cell table:number-columns-repeated="37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/>
          <table:table-cell office:value-type="float" office:value="2914511" calcext:value-type="float">
            <text:p>2914511</text:p>
          </table:table-cell>
          <table:table-cell/>
          <table:table-cell office:value-type="float" office:value="2844728" calcext:value-type="float">
            <text:p>2844728</text:p>
          </table:table-cell>
          <table:table-cell/>
          <table:table-cell office:value-type="float" office:value="3271059" calcext:value-type="float">
            <text:p>3271059</text:p>
          </table:table-cell>
          <table:table-cell/>
          <table:table-cell office:value-type="float" office:value="3358822" calcext:value-type="float">
            <text:p>3358822</text:p>
          </table:table-cell>
          <table:table-cell/>
          <table:table-cell office:value-type="float" office:value="3523232" calcext:value-type="float">
            <text:p>3523232</text:p>
          </table:table-cell>
          <table:table-cell/>
          <table:table-cell office:value-type="float" office:value="2676282" calcext:value-type="float">
            <text:p>2676282</text:p>
          </table:table-cell>
          <table:table-cell/>
          <table:table-cell office:value-type="float" office:value="3647758" calcext:value-type="float">
            <text:p>3647758</text:p>
          </table:table-cell>
          <table:table-cell table:number-columns-repeated="2"/>
          <table:table-cell office:value-type="float" office:value="9386825" calcext:value-type="float">
            <text:p>9386825</text:p>
          </table:table-cell>
          <table:table-cell table:number-columns-repeated="2"/>
          <table:table-cell office:value-type="float" office:value="3758229" calcext:value-type="float">
            <text:p>3758229</text:p>
          </table:table-cell>
          <table:table-cell/>
          <table:table-cell office:value-type="float" office:value="2813669" calcext:value-type="float">
            <text:p>2813669</text:p>
          </table:table-cell>
          <table:table-cell/>
          <table:table-cell office:value-type="float" office:value="2753474" calcext:value-type="float">
            <text:p>2753474</text:p>
          </table:table-cell>
          <table:table-cell/>
          <table:table-cell office:value-type="float" office:value="2549989" calcext:value-type="float">
            <text:p>2549989</text:p>
          </table:table-cell>
          <table:table-cell/>
          <table:table-cell office:value-type="float" office:value="2666482" calcext:value-type="float">
            <text:p>2666482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/>
          <table:table-cell office:value-type="float" office:value="2761654" calcext:value-type="float">
            <text:p>2761654</text:p>
          </table:table-cell>
          <table:table-cell/>
          <table:table-cell office:value-type="float" office:value="2673323" calcext:value-type="float">
            <text:p>2673323</text:p>
          </table:table-cell>
          <table:table-cell/>
          <table:table-cell office:value-type="float" office:value="3264590" calcext:value-type="float">
            <text:p>3264590</text:p>
          </table:table-cell>
          <table:table-cell/>
          <table:table-cell office:value-type="float" office:value="3165317" calcext:value-type="float">
            <text:p>3165317</text:p>
          </table:table-cell>
          <table:table-cell/>
          <table:table-cell office:value-type="float" office:value="3207611" calcext:value-type="float">
            <text:p>3207611</text:p>
          </table:table-cell>
          <table:table-cell/>
          <table:table-cell office:value-type="float" office:value="2617963" calcext:value-type="float">
            <text:p>2617963</text:p>
          </table:table-cell>
          <table:table-cell/>
          <table:table-cell office:value-type="float" office:value="3273689" calcext:value-type="float">
            <text:p>3273689</text:p>
          </table:table-cell>
          <table:table-cell table:number-columns-repeated="2"/>
          <table:table-cell office:value-type="float" office:value="3427866" calcext:value-type="float">
            <text:p>3427866</text:p>
          </table:table-cell>
          <table:table-cell table:number-columns-repeated="2"/>
          <table:table-cell office:value-type="float" office:value="4073392" calcext:value-type="float">
            <text:p>4073392</text:p>
          </table:table-cell>
          <table:table-cell/>
          <table:table-cell office:value-type="float" office:value="2919211" calcext:value-type="float">
            <text:p>2919211</text:p>
          </table:table-cell>
          <table:table-cell/>
          <table:table-cell office:value-type="float" office:value="2634136" calcext:value-type="float">
            <text:p>2634136</text:p>
          </table:table-cell>
          <table:table-cell/>
          <table:table-cell office:value-type="float" office:value="2121249" calcext:value-type="float">
            <text:p>2121249</text:p>
          </table:table-cell>
          <table:table-cell/>
          <table:table-cell office:value-type="float" office:value="2269534" calcext:value-type="float">
            <text:p>2269534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/>
          <table:table-cell office:value-type="float" office:value="2600645" calcext:value-type="float">
            <text:p>2600645</text:p>
          </table:table-cell>
          <table:table-cell/>
          <table:table-cell office:value-type="float" office:value="2498008" calcext:value-type="float">
            <text:p>2498008</text:p>
          </table:table-cell>
          <table:table-cell/>
          <table:table-cell office:value-type="float" office:value="3138772" calcext:value-type="float">
            <text:p>3138772</text:p>
          </table:table-cell>
          <table:table-cell/>
          <table:table-cell office:value-type="float" office:value="3050654" calcext:value-type="float">
            <text:p>3050654</text:p>
          </table:table-cell>
          <table:table-cell/>
          <table:table-cell office:value-type="float" office:value="3139118" calcext:value-type="float">
            <text:p>3139118</text:p>
          </table:table-cell>
          <table:table-cell/>
          <table:table-cell office:value-type="float" office:value="2564156" calcext:value-type="float">
            <text:p>2564156</text:p>
          </table:table-cell>
          <table:table-cell/>
          <table:table-cell office:value-type="float" office:value="3089601" calcext:value-type="float">
            <text:p>3089601</text:p>
          </table:table-cell>
          <table:table-cell table:number-columns-repeated="2"/>
          <table:table-cell office:value-type="float" office:value="2798638" calcext:value-type="float">
            <text:p>2798638</text:p>
          </table:table-cell>
          <table:table-cell table:number-columns-repeated="2"/>
          <table:table-cell office:value-type="float" office:value="3398676" calcext:value-type="float">
            <text:p>3398676</text:p>
          </table:table-cell>
          <table:table-cell/>
          <table:table-cell office:value-type="float" office:value="2568618" calcext:value-type="float">
            <text:p>2568618</text:p>
          </table:table-cell>
          <table:table-cell/>
          <table:table-cell office:value-type="float" office:value="2263491" calcext:value-type="float">
            <text:p>2263491</text:p>
          </table:table-cell>
          <table:table-cell/>
          <table:table-cell office:value-type="float" office:value="1903765" calcext:value-type="float">
            <text:p>1903765</text:p>
          </table:table-cell>
          <table:table-cell/>
          <table:table-cell office:value-type="float" office:value="2114023" calcext:value-type="float">
            <text:p>2114023</text:p>
          </table:table-cell>
          <table:table-cell table:number-columns-repeated="36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/>
          <table:table-cell office:value-type="float" office:value="2494794" calcext:value-type="float">
            <text:p>2494794</text:p>
          </table:table-cell>
          <table:table-cell/>
          <table:table-cell office:value-type="float" office:value="2462287" calcext:value-type="float">
            <text:p>2462287</text:p>
          </table:table-cell>
          <table:table-cell/>
          <table:table-cell office:value-type="float" office:value="3109655" calcext:value-type="float">
            <text:p>3109655</text:p>
          </table:table-cell>
          <table:table-cell/>
          <table:table-cell office:value-type="float" office:value="3048795" calcext:value-type="float">
            <text:p>3048795</text:p>
          </table:table-cell>
          <table:table-cell/>
          <table:table-cell office:value-type="float" office:value="2676413" calcext:value-type="float">
            <text:p>2676413</text:p>
          </table:table-cell>
          <table:table-cell/>
          <table:table-cell office:value-type="float" office:value="2279782" calcext:value-type="float">
            <text:p>2279782</text:p>
          </table:table-cell>
          <table:table-cell/>
          <table:table-cell office:value-type="float" office:value="2999949" calcext:value-type="float">
            <text:p>2999949</text:p>
          </table:table-cell>
          <table:table-cell table:number-columns-repeated="2"/>
          <table:table-cell office:value-type="float" office:value="2560450" calcext:value-type="float">
            <text:p>2560450</text:p>
          </table:table-cell>
          <table:table-cell table:number-columns-repeated="2"/>
          <table:table-cell office:value-type="float" office:value="3101752" calcext:value-type="float">
            <text:p>3101752</text:p>
          </table:table-cell>
          <table:table-cell/>
          <table:table-cell office:value-type="float" office:value="2533516" calcext:value-type="float">
            <text:p>2533516</text:p>
          </table:table-cell>
          <table:table-cell/>
          <table:table-cell office:value-type="float" office:value="2508123" calcext:value-type="float">
            <text:p>2508123</text:p>
          </table:table-cell>
          <table:table-cell/>
          <table:table-cell office:value-type="float" office:value="1719897" calcext:value-type="float">
            <text:p>1719897</text:p>
          </table:table-cell>
          <table:table-cell/>
          <table:table-cell office:value-type="float" office:value="1941094" calcext:value-type="float">
            <text:p>1941094</text:p>
          </table:table-cell>
          <table:table-cell table:number-columns-repeated="37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698999" calcext:value-type="float">
            <text:p>698999</text:p>
          </table:table-cell>
          <table:table-cell table:number-columns-repeated="2"/>
          <table:table-cell office:value-type="float" office:value="683097" calcext:value-type="float">
            <text:p>683097</text:p>
          </table:table-cell>
          <table:table-cell/>
          <table:table-cell office:value-type="float" office:value="2803181" calcext:value-type="float">
            <text:p>2803181</text:p>
          </table:table-cell>
          <table:table-cell/>
          <table:table-cell office:value-type="float" office:value="2806825" calcext:value-type="float">
            <text:p>2806825</text:p>
          </table:table-cell>
          <table:table-cell/>
          <table:table-cell office:value-type="float" office:value="2322003" calcext:value-type="float">
            <text:p>2322003</text:p>
          </table:table-cell>
          <table:table-cell table:number-columns-repeated="2"/>
          <table:table-cell office:value-type="float" office:value="540783" calcext:value-type="float">
            <text:p>540783</text:p>
          </table:table-cell>
          <table:table-cell/>
          <table:table-cell office:value-type="float" office:value="2970039" calcext:value-type="float">
            <text:p>2970039</text:p>
          </table:table-cell>
          <table:table-cell table:number-columns-repeated="2"/>
          <table:table-cell office:value-type="float" office:value="4424431" calcext:value-type="float">
            <text:p>4424431</text:p>
          </table:table-cell>
          <table:table-cell table:number-columns-repeated="2"/>
          <table:table-cell office:value-type="float" office:value="2119277" calcext:value-type="float">
            <text:p>2119277</text:p>
          </table:table-cell>
          <table:table-cell table:number-columns-repeated="2"/>
          <table:table-cell office:value-type="float" office:value="780777" calcext:value-type="float">
            <text:p>780777</text:p>
          </table:table-cell>
          <table:table-cell/>
          <table:table-cell office:value-type="float" office:value="1044216" calcext:value-type="float">
            <text:p>1044216</text:p>
          </table:table-cell>
          <table:table-cell/>
          <table:table-cell office:value-type="float" office:value="2413697" calcext:value-type="float">
            <text:p>2413697</text:p>
          </table:table-cell>
          <table:table-cell/>
          <table:table-cell office:value-type="float" office:value="2442529" calcext:value-type="float">
            <text:p>2442529</text:p>
          </table:table-cell>
          <table:table-cell table:number-columns-repeated="31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514144" calcext:value-type="float">
            <text:p>514144</text:p>
          </table:table-cell>
          <table:table-cell/>
          <table:table-cell office:value-type="float" office:value="1143917" calcext:value-type="float">
            <text:p>1143917</text:p>
          </table:table-cell>
          <table:table-cell/>
          <table:table-cell office:value-type="float" office:value="2950390" calcext:value-type="float">
            <text:p>2950390</text:p>
          </table:table-cell>
          <table:table-cell/>
          <table:table-cell office:value-type="float" office:value="2960580" calcext:value-type="float">
            <text:p>2960580</text:p>
          </table:table-cell>
          <table:table-cell/>
          <table:table-cell office:value-type="float" office:value="2757187" calcext:value-type="float">
            <text:p>2757187</text:p>
          </table:table-cell>
          <table:table-cell/>
          <table:table-cell office:value-type="float" office:value="1078974" calcext:value-type="float">
            <text:p>1078974</text:p>
          </table:table-cell>
          <table:table-cell/>
          <table:table-cell office:value-type="float" office:value="3383140" calcext:value-type="float">
            <text:p>3383140</text:p>
          </table:table-cell>
          <table:table-cell table:number-columns-repeated="2"/>
          <table:table-cell office:value-type="float" office:value="6292674" calcext:value-type="float">
            <text:p>6292674</text:p>
          </table:table-cell>
          <table:table-cell table:number-columns-repeated="2"/>
          <table:table-cell office:value-type="float" office:value="2389204" calcext:value-type="float">
            <text:p>2389204</text:p>
          </table:table-cell>
          <table:table-cell/>
          <table:table-cell office:value-type="float" office:value="1225230" calcext:value-type="float">
            <text:p>1225230</text:p>
          </table:table-cell>
          <table:table-cell/>
          <table:table-cell office:value-type="float" office:value="1015153" calcext:value-type="float">
            <text:p>1015153</text:p>
          </table:table-cell>
          <table:table-cell/>
          <table:table-cell office:value-type="float" office:value="2489137" calcext:value-type="float">
            <text:p>2489137</text:p>
          </table:table-cell>
          <table:table-cell/>
          <table:table-cell office:value-type="float" office:value="2529917" calcext:value-type="float">
            <text:p>2529917</text:p>
          </table:table-cell>
          <table:table-cell table:number-columns-repeated="35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/>
          <table:table-cell office:value-type="float" office:value="1102330" calcext:value-type="float">
            <text:p>1102330</text:p>
          </table:table-cell>
          <table:table-cell table:number-columns-repeated="2"/>
          <table:table-cell office:value-type="float" office:value="742744" calcext:value-type="float">
            <text:p>742744</text:p>
          </table:table-cell>
          <table:table-cell/>
          <table:table-cell office:value-type="float" office:value="3193357" calcext:value-type="float">
            <text:p>3193357</text:p>
          </table:table-cell>
          <table:table-cell/>
          <table:table-cell office:value-type="float" office:value="3167765" calcext:value-type="float">
            <text:p>3167765</text:p>
          </table:table-cell>
          <table:table-cell/>
          <table:table-cell office:value-type="float" office:value="3202361" calcext:value-type="float">
            <text:p>3202361</text:p>
          </table:table-cell>
          <table:table-cell table:number-columns-repeated="2"/>
          <table:table-cell office:value-type="float" office:value="922233" calcext:value-type="float">
            <text:p>922233</text:p>
          </table:table-cell>
          <table:table-cell/>
          <table:table-cell office:value-type="float" office:value="3593800" calcext:value-type="float">
            <text:p>3593800</text:p>
          </table:table-cell>
          <table:table-cell table:number-columns-repeated="2"/>
          <table:table-cell office:value-type="float" office:value="7900043" calcext:value-type="float">
            <text:p>7900043</text:p>
          </table:table-cell>
          <table:table-cell table:number-columns-repeated="2"/>
          <table:table-cell office:value-type="float" office:value="2633898" calcext:value-type="float">
            <text:p>2633898</text:p>
          </table:table-cell>
          <table:table-cell table:number-columns-repeated="2"/>
          <table:table-cell office:value-type="float" office:value="694847" calcext:value-type="float">
            <text:p>694847</text:p>
          </table:table-cell>
          <table:table-cell table:number-columns-repeated="2"/>
          <table:table-cell office:value-type="float" office:value="951584" calcext:value-type="float">
            <text:p>951584</text:p>
          </table:table-cell>
          <table:table-cell/>
          <table:table-cell office:value-type="float" office:value="2565657" calcext:value-type="float">
            <text:p>2565657</text:p>
          </table:table-cell>
          <table:table-cell/>
          <table:table-cell office:value-type="float" office:value="2582246" calcext:value-type="float">
            <text:p>2582246</text:p>
          </table:table-cell>
          <table:table-cell table:number-columns-repeated="32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/>
          <table:table-cell office:value-type="float" office:value="1328693" calcext:value-type="float">
            <text:p>1328693</text:p>
          </table:table-cell>
          <table:table-cell/>
          <table:table-cell office:value-type="float" office:value="1473303" calcext:value-type="float">
            <text:p>1473303</text:p>
          </table:table-cell>
          <table:table-cell/>
          <table:table-cell office:value-type="float" office:value="3357918" calcext:value-type="float">
            <text:p>3357918</text:p>
          </table:table-cell>
          <table:table-cell/>
          <table:table-cell office:value-type="float" office:value="3378205" calcext:value-type="float">
            <text:p>3378205</text:p>
          </table:table-cell>
          <table:table-cell/>
          <table:table-cell office:value-type="float" office:value="3403397" calcext:value-type="float">
            <text:p>3403397</text:p>
          </table:table-cell>
          <table:table-cell/>
          <table:table-cell office:value-type="float" office:value="1390271" calcext:value-type="float">
            <text:p>1390271</text:p>
          </table:table-cell>
          <table:table-cell/>
          <table:table-cell office:value-type="float" office:value="4182339" calcext:value-type="float">
            <text:p>4182339</text:p>
          </table:table-cell>
          <table:table-cell table:number-columns-repeated="2"/>
          <table:table-cell office:value-type="float" office:value="9078202" calcext:value-type="float">
            <text:p>9078202</text:p>
          </table:table-cell>
          <table:table-cell table:number-columns-repeated="2"/>
          <table:table-cell office:value-type="float" office:value="2687421" calcext:value-type="float">
            <text:p>2687421</text:p>
          </table:table-cell>
          <table:table-cell/>
          <table:table-cell office:value-type="float" office:value="1410069" calcext:value-type="float">
            <text:p>1410069</text:p>
          </table:table-cell>
          <table:table-cell/>
          <table:table-cell office:value-type="float" office:value="1303524" calcext:value-type="float">
            <text:p>1303524</text:p>
          </table:table-cell>
          <table:table-cell/>
          <table:table-cell office:value-type="float" office:value="2613229" calcext:value-type="float">
            <text:p>2613229</text:p>
          </table:table-cell>
          <table:table-cell/>
          <table:table-cell office:value-type="float" office:value="2679373" calcext:value-type="float">
            <text:p>2679373</text:p>
          </table:table-cell>
          <table:table-cell table:number-columns-repeated="36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/>
          <table:table-cell office:value-type="float" office:value="1386422" calcext:value-type="float">
            <text:p>1386422</text:p>
          </table:table-cell>
          <table:table-cell/>
          <table:table-cell office:value-type="float" office:value="1423317" calcext:value-type="float">
            <text:p>1423317</text:p>
          </table:table-cell>
          <table:table-cell/>
          <table:table-cell office:value-type="float" office:value="3373388" calcext:value-type="float">
            <text:p>3373388</text:p>
          </table:table-cell>
          <table:table-cell/>
          <table:table-cell office:value-type="float" office:value="3397760" calcext:value-type="float">
            <text:p>3397760</text:p>
          </table:table-cell>
          <table:table-cell/>
          <table:table-cell office:value-type="float" office:value="3481642" calcext:value-type="float">
            <text:p>3481642</text:p>
          </table:table-cell>
          <table:table-cell/>
          <table:table-cell office:value-type="float" office:value="1598353" calcext:value-type="float">
            <text:p>1598353</text:p>
          </table:table-cell>
          <table:table-cell/>
          <table:table-cell office:value-type="float" office:value="4347272" calcext:value-type="float">
            <text:p>4347272</text:p>
          </table:table-cell>
          <table:table-cell/>
          <table:table-cell office:value-type="float" office:value="10485340" calcext:value-type="float">
            <text:p>10485340</text:p>
          </table:table-cell>
          <table:table-cell table:number-columns-repeated="2"/>
          <table:table-cell office:value-type="float" office:value="3452488" calcext:value-type="float">
            <text:p>3452488</text:p>
          </table:table-cell>
          <table:table-cell/>
          <table:table-cell office:value-type="float" office:value="1718959" calcext:value-type="float">
            <text:p>1718959</text:p>
          </table:table-cell>
          <table:table-cell/>
          <table:table-cell office:value-type="float" office:value="1614600" calcext:value-type="float">
            <text:p>1614600</text:p>
          </table:table-cell>
          <table:table-cell/>
          <table:table-cell office:value-type="float" office:value="2616641" calcext:value-type="float">
            <text:p>2616641</text:p>
          </table:table-cell>
          <table:table-cell/>
          <table:table-cell office:value-type="float" office:value="2651797" calcext:value-type="float">
            <text:p>2651797</text:p>
          </table:table-cell>
          <table:table-cell table:number-columns-repeated="38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/>
          <table:table-cell office:value-type="float" office:value="1270807" calcext:value-type="float">
            <text:p>1270807</text:p>
          </table:table-cell>
          <table:table-cell/>
          <table:table-cell office:value-type="float" office:value="1503386" calcext:value-type="float">
            <text:p>1503386</text:p>
          </table:table-cell>
          <table:table-cell/>
          <table:table-cell office:value-type="float" office:value="3349175" calcext:value-type="float">
            <text:p>3349175</text:p>
          </table:table-cell>
          <table:table-cell/>
          <table:table-cell office:value-type="float" office:value="3404555" calcext:value-type="float">
            <text:p>3404555</text:p>
          </table:table-cell>
          <table:table-cell/>
          <table:table-cell office:value-type="float" office:value="3348003" calcext:value-type="float">
            <text:p>3348003</text:p>
          </table:table-cell>
          <table:table-cell/>
          <table:table-cell office:value-type="float" office:value="1316844" calcext:value-type="float">
            <text:p>1316844</text:p>
          </table:table-cell>
          <table:table-cell/>
          <table:table-cell office:value-type="float" office:value="3462310" calcext:value-type="float">
            <text:p>3462310</text:p>
          </table:table-cell>
          <table:table-cell/>
          <table:table-cell office:value-type="float" office:value="10736566" calcext:value-type="float">
            <text:p>10736566</text:p>
          </table:table-cell>
          <table:table-cell table:number-columns-repeated="2"/>
          <table:table-cell office:value-type="float" office:value="3632191" calcext:value-type="float">
            <text:p>3632191</text:p>
          </table:table-cell>
          <table:table-cell/>
          <table:table-cell office:value-type="float" office:value="1351922" calcext:value-type="float">
            <text:p>1351922</text:p>
          </table:table-cell>
          <table:table-cell/>
          <table:table-cell office:value-type="float" office:value="1310653" calcext:value-type="float">
            <text:p>1310653</text:p>
          </table:table-cell>
          <table:table-cell/>
          <table:table-cell office:value-type="float" office:value="2566617" calcext:value-type="float">
            <text:p>2566617</text:p>
          </table:table-cell>
          <table:table-cell/>
          <table:table-cell office:value-type="float" office:value="2541499" calcext:value-type="float">
            <text:p>2541499</text:p>
          </table:table-cell>
          <table:table-cell table:number-columns-repeated="38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/>
          <table:table-cell office:value-type="float" office:value="1253726" calcext:value-type="float">
            <text:p>1253726</text:p>
          </table:table-cell>
          <table:table-cell/>
          <table:table-cell office:value-type="float" office:value="1132506" calcext:value-type="float">
            <text:p>1132506</text:p>
          </table:table-cell>
          <table:table-cell/>
          <table:table-cell office:value-type="float" office:value="3281237" calcext:value-type="float">
            <text:p>3281237</text:p>
          </table:table-cell>
          <table:table-cell/>
          <table:table-cell office:value-type="float" office:value="3254918" calcext:value-type="float">
            <text:p>3254918</text:p>
          </table:table-cell>
          <table:table-cell/>
          <table:table-cell office:value-type="float" office:value="3310994" calcext:value-type="float">
            <text:p>3310994</text:p>
          </table:table-cell>
          <table:table-cell/>
          <table:table-cell office:value-type="float" office:value="1250137" calcext:value-type="float">
            <text:p>1250137</text:p>
          </table:table-cell>
          <table:table-cell/>
          <table:table-cell office:value-type="float" office:value="3201735" calcext:value-type="float">
            <text:p>3201735</text:p>
          </table:table-cell>
          <table:table-cell table:number-columns-repeated="2"/>
          <table:table-cell office:value-type="float" office:value="3273174" calcext:value-type="float">
            <text:p>3273174</text:p>
          </table:table-cell>
          <table:table-cell table:number-columns-repeated="2"/>
          <table:table-cell office:value-type="float" office:value="3427901" calcext:value-type="float">
            <text:p>3427901</text:p>
          </table:table-cell>
          <table:table-cell/>
          <table:table-cell office:value-type="float" office:value="1393981" calcext:value-type="float">
            <text:p>1393981</text:p>
          </table:table-cell>
          <table:table-cell/>
          <table:table-cell office:value-type="float" office:value="1396348" calcext:value-type="float">
            <text:p>1396348</text:p>
          </table:table-cell>
          <table:table-cell/>
          <table:table-cell office:value-type="float" office:value="2116050" calcext:value-type="float">
            <text:p>2116050</text:p>
          </table:table-cell>
          <table:table-cell/>
          <table:table-cell office:value-type="float" office:value="2310420" calcext:value-type="float">
            <text:p>2310420</text:p>
          </table:table-cell>
          <table:table-cell table:number-columns-repeated="37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/>
          <table:table-cell office:value-type="float" office:value="1261778" calcext:value-type="float">
            <text:p>1261778</text:p>
          </table:table-cell>
          <table:table-cell/>
          <table:table-cell office:value-type="float" office:value="1280545" calcext:value-type="float">
            <text:p>1280545</text:p>
          </table:table-cell>
          <table:table-cell/>
          <table:table-cell office:value-type="float" office:value="3088072" calcext:value-type="float">
            <text:p>3088072</text:p>
          </table:table-cell>
          <table:table-cell/>
          <table:table-cell office:value-type="float" office:value="3106126" calcext:value-type="float">
            <text:p>3106126</text:p>
          </table:table-cell>
          <table:table-cell/>
          <table:table-cell office:value-type="float" office:value="3049072" calcext:value-type="float">
            <text:p>3049072</text:p>
          </table:table-cell>
          <table:table-cell/>
          <table:table-cell office:value-type="float" office:value="1240447" calcext:value-type="float">
            <text:p>1240447</text:p>
          </table:table-cell>
          <table:table-cell/>
          <table:table-cell office:value-type="float" office:value="3106479" calcext:value-type="float">
            <text:p>3106479</text:p>
          </table:table-cell>
          <table:table-cell table:number-columns-repeated="2"/>
          <table:table-cell office:value-type="float" office:value="2955266" calcext:value-type="float">
            <text:p>2955266</text:p>
          </table:table-cell>
          <table:table-cell table:number-columns-repeated="2"/>
          <table:table-cell office:value-type="float" office:value="3479590" calcext:value-type="float">
            <text:p>3479590</text:p>
          </table:table-cell>
          <table:table-cell/>
          <table:table-cell office:value-type="float" office:value="1268828" calcext:value-type="float">
            <text:p>1268828</text:p>
          </table:table-cell>
          <table:table-cell/>
          <table:table-cell office:value-type="float" office:value="1227647" calcext:value-type="float">
            <text:p>1227647</text:p>
          </table:table-cell>
          <table:table-cell/>
          <table:table-cell office:value-type="float" office:value="2003393" calcext:value-type="float">
            <text:p>2003393</text:p>
          </table:table-cell>
          <table:table-cell/>
          <table:table-cell office:value-type="float" office:value="2067287" calcext:value-type="float">
            <text:p>2067287</text:p>
          </table:table-cell>
          <table:table-cell table:number-columns-repeated="37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787569" calcext:value-type="float">
            <text:p>787569</text:p>
          </table:table-cell>
          <table:table-cell table:number-columns-repeated="2"/>
          <table:table-cell office:value-type="float" office:value="836619" calcext:value-type="float">
            <text:p>836619</text:p>
          </table:table-cell>
          <table:table-cell/>
          <table:table-cell office:value-type="float" office:value="3087221" calcext:value-type="float">
            <text:p>3087221</text:p>
          </table:table-cell>
          <table:table-cell/>
          <table:table-cell office:value-type="float" office:value="3092830" calcext:value-type="float">
            <text:p>3092830</text:p>
          </table:table-cell>
          <table:table-cell/>
          <table:table-cell office:value-type="float" office:value="3130010" calcext:value-type="float">
            <text:p>3130010</text:p>
          </table:table-cell>
          <table:table-cell/>
          <table:table-cell office:value-type="float" office:value="1352698" calcext:value-type="float">
            <text:p>1352698</text:p>
          </table:table-cell>
          <table:table-cell/>
          <table:table-cell office:value-type="float" office:value="3097113" calcext:value-type="float">
            <text:p>3097113</text:p>
          </table:table-cell>
          <table:table-cell table:number-columns-repeated="2"/>
          <table:table-cell office:value-type="float" office:value="2752751" calcext:value-type="float">
            <text:p>2752751</text:p>
          </table:table-cell>
          <table:table-cell table:number-columns-repeated="2"/>
          <table:table-cell office:value-type="float" office:value="3249222" calcext:value-type="float">
            <text:p>3249222</text:p>
          </table:table-cell>
          <table:table-cell/>
          <table:table-cell office:value-type="float" office:value="1272422" calcext:value-type="float">
            <text:p>1272422</text:p>
          </table:table-cell>
          <table:table-cell/>
          <table:table-cell office:value-type="float" office:value="1259890" calcext:value-type="float">
            <text:p>1259890</text:p>
          </table:table-cell>
          <table:table-cell/>
          <table:table-cell office:value-type="float" office:value="1866149" calcext:value-type="float">
            <text:p>1866149</text:p>
          </table:table-cell>
          <table:table-cell/>
          <table:table-cell office:value-type="float" office:value="2084703" calcext:value-type="float">
            <text:p>2084703</text:p>
          </table:table-cell>
          <table:table-cell table:number-columns-repeated="36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387199" calcext:value-type="float">
            <text:p>387199</text:p>
          </table:table-cell>
          <table:table-cell table:number-columns-repeated="2"/>
          <table:table-cell office:value-type="float" office:value="361962" calcext:value-type="float">
            <text:p>361962</text:p>
          </table:table-cell>
          <table:table-cell/>
          <table:table-cell office:value-type="float" office:value="2824949" calcext:value-type="float">
            <text:p>2824949</text:p>
          </table:table-cell>
          <table:table-cell/>
          <table:table-cell office:value-type="float" office:value="2845522" calcext:value-type="float">
            <text:p>2845522</text:p>
          </table:table-cell>
          <table:table-cell/>
          <table:table-cell office:value-type="float" office:value="2354813" calcext:value-type="float">
            <text:p>2354813</text:p>
          </table:table-cell>
          <table:table-cell table:number-columns-repeated="2"/>
          <table:table-cell office:value-type="float" office:value="275417" calcext:value-type="float">
            <text:p>275417</text:p>
          </table:table-cell>
          <table:table-cell/>
          <table:table-cell office:value-type="float" office:value="3173448" calcext:value-type="float">
            <text:p>3173448</text:p>
          </table:table-cell>
          <table:table-cell table:number-columns-repeated="2"/>
          <table:table-cell office:value-type="float" office:value="4500673" calcext:value-type="float">
            <text:p>4500673</text:p>
          </table:table-cell>
          <table:table-cell table:number-columns-repeated="2"/>
          <table:table-cell office:value-type="float" office:value="2152240" calcext:value-type="float">
            <text:p>2152240</text:p>
          </table:table-cell>
          <table:table-cell table:number-columns-repeated="2"/>
          <table:table-cell office:value-type="float" office:value="272676" calcext:value-type="float">
            <text:p>272676</text:p>
          </table:table-cell>
          <table:table-cell table:number-columns-repeated="2"/>
          <table:table-cell office:value-type="float" office:value="370601" calcext:value-type="float">
            <text:p>370601</text:p>
          </table:table-cell>
          <table:table-cell/>
          <table:table-cell office:value-type="float" office:value="2482323" calcext:value-type="float">
            <text:p>2482323</text:p>
          </table:table-cell>
          <table:table-cell/>
          <table:table-cell office:value-type="float" office:value="2480894" calcext:value-type="float">
            <text:p>2480894</text:p>
          </table:table-cell>
          <table:table-cell table:number-columns-repeated="30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475191" calcext:value-type="float">
            <text:p>475191</text:p>
          </table:table-cell>
          <table:table-cell table:number-columns-repeated="2"/>
          <table:table-cell office:value-type="float" office:value="420478" calcext:value-type="float">
            <text:p>420478</text:p>
          </table:table-cell>
          <table:table-cell/>
          <table:table-cell office:value-type="float" office:value="3039294" calcext:value-type="float">
            <text:p>3039294</text:p>
          </table:table-cell>
          <table:table-cell/>
          <table:table-cell office:value-type="float" office:value="3073258" calcext:value-type="float">
            <text:p>3073258</text:p>
          </table:table-cell>
          <table:table-cell/>
          <table:table-cell office:value-type="float" office:value="2792193" calcext:value-type="float">
            <text:p>2792193</text:p>
          </table:table-cell>
          <table:table-cell table:number-columns-repeated="2"/>
          <table:table-cell office:value-type="float" office:value="372699" calcext:value-type="float">
            <text:p>372699</text:p>
          </table:table-cell>
          <table:table-cell/>
          <table:table-cell office:value-type="float" office:value="3506877" calcext:value-type="float">
            <text:p>3506877</text:p>
          </table:table-cell>
          <table:table-cell table:number-columns-repeated="2"/>
          <table:table-cell office:value-type="float" office:value="6228636" calcext:value-type="float">
            <text:p>6228636</text:p>
          </table:table-cell>
          <table:table-cell table:number-columns-repeated="2"/>
          <table:table-cell office:value-type="float" office:value="2411441" calcext:value-type="float">
            <text:p>2411441</text:p>
          </table:table-cell>
          <table:table-cell table:number-columns-repeated="2"/>
          <table:table-cell office:value-type="float" office:value="365108" calcext:value-type="float">
            <text:p>365108</text:p>
          </table:table-cell>
          <table:table-cell table:number-columns-repeated="2"/>
          <table:table-cell office:value-type="float" office:value="335006" calcext:value-type="float">
            <text:p>335006</text:p>
          </table:table-cell>
          <table:table-cell/>
          <table:table-cell office:value-type="float" office:value="2593187" calcext:value-type="float">
            <text:p>2593187</text:p>
          </table:table-cell>
          <table:table-cell/>
          <table:table-cell office:value-type="float" office:value="2646235" calcext:value-type="float">
            <text:p>2646235</text:p>
          </table:table-cell>
          <table:table-cell table:number-columns-repeated="31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98270" calcext:value-type="float">
            <text:p>298270</text:p>
          </table:table-cell>
          <table:table-cell table:number-columns-repeated="2"/>
          <table:table-cell office:value-type="float" office:value="254278" calcext:value-type="float">
            <text:p>254278</text:p>
          </table:table-cell>
          <table:table-cell/>
          <table:table-cell office:value-type="float" office:value="3156349" calcext:value-type="float">
            <text:p>3156349</text:p>
          </table:table-cell>
          <table:table-cell/>
          <table:table-cell office:value-type="float" office:value="3216806" calcext:value-type="float">
            <text:p>3216806</text:p>
          </table:table-cell>
          <table:table-cell/>
          <table:table-cell office:value-type="float" office:value="3163453" calcext:value-type="float">
            <text:p>3163453</text:p>
          </table:table-cell>
          <table:table-cell table:number-columns-repeated="2"/>
          <table:table-cell office:value-type="float" office:value="241940" calcext:value-type="float">
            <text:p>241940</text:p>
          </table:table-cell>
          <table:table-cell/>
          <table:table-cell office:value-type="float" office:value="3933692" calcext:value-type="float">
            <text:p>3933692</text:p>
          </table:table-cell>
          <table:table-cell table:number-columns-repeated="2"/>
          <table:table-cell office:value-type="float" office:value="7537096" calcext:value-type="float">
            <text:p>7537096</text:p>
          </table:table-cell>
          <table:table-cell table:number-columns-repeated="2"/>
          <table:table-cell office:value-type="float" office:value="2650417" calcext:value-type="float">
            <text:p>2650417</text:p>
          </table:table-cell>
          <table:table-cell table:number-columns-repeated="2"/>
          <table:table-cell office:value-type="float" office:value="480699" calcext:value-type="float">
            <text:p>480699</text:p>
          </table:table-cell>
          <table:table-cell table:number-columns-repeated="2"/>
          <table:table-cell office:value-type="float" office:value="444855" calcext:value-type="float">
            <text:p>444855</text:p>
          </table:table-cell>
          <table:table-cell/>
          <table:table-cell office:value-type="float" office:value="2584364" calcext:value-type="float">
            <text:p>2584364</text:p>
          </table:table-cell>
          <table:table-cell/>
          <table:table-cell office:value-type="float" office:value="2594383" calcext:value-type="float">
            <text:p>2594383</text:p>
          </table:table-cell>
          <table:table-cell table:number-columns-repeated="31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386854" calcext:value-type="float">
            <text:p>386854</text:p>
          </table:table-cell>
          <table:table-cell table:number-columns-repeated="2"/>
          <table:table-cell office:value-type="float" office:value="354661" calcext:value-type="float">
            <text:p>354661</text:p>
          </table:table-cell>
          <table:table-cell/>
          <table:table-cell office:value-type="float" office:value="3282774" calcext:value-type="float">
            <text:p>3282774</text:p>
          </table:table-cell>
          <table:table-cell/>
          <table:table-cell office:value-type="float" office:value="3311621" calcext:value-type="float">
            <text:p>3311621</text:p>
          </table:table-cell>
          <table:table-cell/>
          <table:table-cell office:value-type="float" office:value="3317333" calcext:value-type="float">
            <text:p>3317333</text:p>
          </table:table-cell>
          <table:table-cell table:number-columns-repeated="2"/>
          <table:table-cell office:value-type="float" office:value="325092" calcext:value-type="float">
            <text:p>325092</text:p>
          </table:table-cell>
          <table:table-cell/>
          <table:table-cell office:value-type="float" office:value="4171218" calcext:value-type="float">
            <text:p>4171218</text:p>
          </table:table-cell>
          <table:table-cell table:number-columns-repeated="2"/>
          <table:table-cell office:value-type="float" office:value="9494083" calcext:value-type="float">
            <text:p>9494083</text:p>
          </table:table-cell>
          <table:table-cell table:number-columns-repeated="2"/>
          <table:table-cell office:value-type="float" office:value="2660083" calcext:value-type="float">
            <text:p>2660083</text:p>
          </table:table-cell>
          <table:table-cell table:number-columns-repeated="2"/>
          <table:table-cell office:value-type="float" office:value="354808" calcext:value-type="float">
            <text:p>354808</text:p>
          </table:table-cell>
          <table:table-cell table:number-columns-repeated="2"/>
          <table:table-cell office:value-type="float" office:value="536096" calcext:value-type="float">
            <text:p>536096</text:p>
          </table:table-cell>
          <table:table-cell/>
          <table:table-cell office:value-type="float" office:value="2687383" calcext:value-type="float">
            <text:p>2687383</text:p>
          </table:table-cell>
          <table:table-cell/>
          <table:table-cell office:value-type="float" office:value="2627019" calcext:value-type="float">
            <text:p>2627019</text:p>
          </table:table-cell>
          <table:table-cell table:number-columns-repeated="31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468009" calcext:value-type="float">
            <text:p>468009</text:p>
          </table:table-cell>
          <table:table-cell table:number-columns-repeated="2"/>
          <table:table-cell office:value-type="float" office:value="448298" calcext:value-type="float">
            <text:p>448298</text:p>
          </table:table-cell>
          <table:table-cell/>
          <table:table-cell office:value-type="float" office:value="3363895" calcext:value-type="float">
            <text:p>3363895</text:p>
          </table:table-cell>
          <table:table-cell/>
          <table:table-cell office:value-type="float" office:value="3427942" calcext:value-type="float">
            <text:p>3427942</text:p>
          </table:table-cell>
          <table:table-cell/>
          <table:table-cell office:value-type="float" office:value="3477624" calcext:value-type="float">
            <text:p>3477624</text:p>
          </table:table-cell>
          <table:table-cell table:number-columns-repeated="2"/>
          <table:table-cell office:value-type="float" office:value="435118" calcext:value-type="float">
            <text:p>435118</text:p>
          </table:table-cell>
          <table:table-cell/>
          <table:table-cell office:value-type="float" office:value="4311976" calcext:value-type="float">
            <text:p>4311976</text:p>
          </table:table-cell>
          <table:table-cell table:number-columns-repeated="2"/>
          <table:table-cell office:value-type="float" office:value="9891741" calcext:value-type="float">
            <text:p>9891741</text:p>
          </table:table-cell>
          <table:table-cell table:number-columns-repeated="2"/>
          <table:table-cell office:value-type="float" office:value="3342420" calcext:value-type="float">
            <text:p>3342420</text:p>
          </table:table-cell>
          <table:table-cell table:number-columns-repeated="2"/>
          <table:table-cell office:value-type="float" office:value="357947" calcext:value-type="float">
            <text:p>357947</text:p>
          </table:table-cell>
          <table:table-cell table:number-columns-repeated="2"/>
          <table:table-cell office:value-type="float" office:value="356728" calcext:value-type="float">
            <text:p>356728</text:p>
          </table:table-cell>
          <table:table-cell/>
          <table:table-cell office:value-type="float" office:value="2594627" calcext:value-type="float">
            <text:p>2594627</text:p>
          </table:table-cell>
          <table:table-cell/>
          <table:table-cell office:value-type="float" office:value="2556028" calcext:value-type="float">
            <text:p>2556028</text:p>
          </table:table-cell>
          <table:table-cell table:number-columns-repeated="32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536215" calcext:value-type="float">
            <text:p>536215</text:p>
          </table:table-cell>
          <table:table-cell table:number-columns-repeated="2"/>
          <table:table-cell office:value-type="float" office:value="499174" calcext:value-type="float">
            <text:p>499174</text:p>
          </table:table-cell>
          <table:table-cell/>
          <table:table-cell office:value-type="float" office:value="3346153" calcext:value-type="float">
            <text:p>3346153</text:p>
          </table:table-cell>
          <table:table-cell/>
          <table:table-cell office:value-type="float" office:value="3329374" calcext:value-type="float">
            <text:p>3329374</text:p>
          </table:table-cell>
          <table:table-cell/>
          <table:table-cell office:value-type="float" office:value="3368572" calcext:value-type="float">
            <text:p>3368572</text:p>
          </table:table-cell>
          <table:table-cell table:number-columns-repeated="2"/>
          <table:table-cell office:value-type="float" office:value="463788" calcext:value-type="float">
            <text:p>463788</text:p>
          </table:table-cell>
          <table:table-cell/>
          <table:table-cell office:value-type="float" office:value="3622154" calcext:value-type="float">
            <text:p>3622154</text:p>
          </table:table-cell>
          <table:table-cell/>
          <table:table-cell office:value-type="float" office:value="10161565" calcext:value-type="float">
            <text:p>10161565</text:p>
          </table:table-cell>
          <table:table-cell table:number-columns-repeated="2"/>
          <table:table-cell office:value-type="float" office:value="3584546" calcext:value-type="float">
            <text:p>3584546</text:p>
          </table:table-cell>
          <table:table-cell table:number-columns-repeated="2"/>
          <table:table-cell office:value-type="float" office:value="410316" calcext:value-type="float">
            <text:p>410316</text:p>
          </table:table-cell>
          <table:table-cell table:number-columns-repeated="2"/>
          <table:table-cell office:value-type="float" office:value="396088" calcext:value-type="float">
            <text:p>396088</text:p>
          </table:table-cell>
          <table:table-cell/>
          <table:table-cell office:value-type="float" office:value="1903841" calcext:value-type="float">
            <text:p>1903841</text:p>
          </table:table-cell>
          <table:table-cell/>
          <table:table-cell office:value-type="float" office:value="2206708" calcext:value-type="float">
            <text:p>2206708</text:p>
          </table:table-cell>
          <table:table-cell table:number-columns-repeated="33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351455" calcext:value-type="float">
            <text:p>351455</text:p>
          </table:table-cell>
          <table:table-cell table:number-columns-repeated="2"/>
          <table:table-cell office:value-type="float" office:value="296032" calcext:value-type="float">
            <text:p>296032</text:p>
          </table:table-cell>
          <table:table-cell/>
          <table:table-cell office:value-type="float" office:value="3388497" calcext:value-type="float">
            <text:p>3388497</text:p>
          </table:table-cell>
          <table:table-cell/>
          <table:table-cell office:value-type="float" office:value="3348936" calcext:value-type="float">
            <text:p>3348936</text:p>
          </table:table-cell>
          <table:table-cell/>
          <table:table-cell office:value-type="float" office:value="3427960" calcext:value-type="float">
            <text:p>3427960</text:p>
          </table:table-cell>
          <table:table-cell table:number-columns-repeated="2"/>
          <table:table-cell office:value-type="float" office:value="413691" calcext:value-type="float">
            <text:p>413691</text:p>
          </table:table-cell>
          <table:table-cell/>
          <table:table-cell office:value-type="float" office:value="3516931" calcext:value-type="float">
            <text:p>3516931</text:p>
          </table:table-cell>
          <table:table-cell table:number-columns-repeated="2"/>
          <table:table-cell office:value-type="float" office:value="3474102" calcext:value-type="float">
            <text:p>3474102</text:p>
          </table:table-cell>
          <table:table-cell table:number-columns-repeated="2"/>
          <table:table-cell office:value-type="float" office:value="3552760" calcext:value-type="float">
            <text:p>3552760</text:p>
          </table:table-cell>
          <table:table-cell table:number-columns-repeated="2"/>
          <table:table-cell office:value-type="float" office:value="601709" calcext:value-type="float">
            <text:p>601709</text:p>
          </table:table-cell>
          <table:table-cell table:number-columns-repeated="2"/>
          <table:table-cell office:value-type="float" office:value="545284" calcext:value-type="float">
            <text:p>545284</text:p>
          </table:table-cell>
          <table:table-cell/>
          <table:table-cell office:value-type="float" office:value="2315432" calcext:value-type="float">
            <text:p>2315432</text:p>
          </table:table-cell>
          <table:table-cell/>
          <table:table-cell office:value-type="float" office:value="2372812" calcext:value-type="float">
            <text:p>2372812</text:p>
          </table:table-cell>
          <table:table-cell table:number-columns-repeated="32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451629" calcext:value-type="float">
            <text:p>451629</text:p>
          </table:table-cell>
          <table:table-cell table:number-columns-repeated="2"/>
          <table:table-cell office:value-type="float" office:value="477130" calcext:value-type="float">
            <text:p>477130</text:p>
          </table:table-cell>
          <table:table-cell/>
          <table:table-cell office:value-type="float" office:value="3140430" calcext:value-type="float">
            <text:p>3140430</text:p>
          </table:table-cell>
          <table:table-cell/>
          <table:table-cell office:value-type="float" office:value="3208518" calcext:value-type="float">
            <text:p>3208518</text:p>
          </table:table-cell>
          <table:table-cell/>
          <table:table-cell office:value-type="float" office:value="3226050" calcext:value-type="float">
            <text:p>3226050</text:p>
          </table:table-cell>
          <table:table-cell table:number-columns-repeated="2"/>
          <table:table-cell office:value-type="float" office:value="471114" calcext:value-type="float">
            <text:p>471114</text:p>
          </table:table-cell>
          <table:table-cell/>
          <table:table-cell office:value-type="float" office:value="3202005" calcext:value-type="float">
            <text:p>3202005</text:p>
          </table:table-cell>
          <table:table-cell table:number-columns-repeated="2"/>
          <table:table-cell office:value-type="float" office:value="3065054" calcext:value-type="float">
            <text:p>3065054</text:p>
          </table:table-cell>
          <table:table-cell table:number-columns-repeated="2"/>
          <table:table-cell office:value-type="float" office:value="3293212" calcext:value-type="float">
            <text:p>3293212</text:p>
          </table:table-cell>
          <table:table-cell table:number-columns-repeated="2"/>
          <table:table-cell office:value-type="float" office:value="408968" calcext:value-type="float">
            <text:p>408968</text:p>
          </table:table-cell>
          <table:table-cell table:number-columns-repeated="2"/>
          <table:table-cell office:value-type="float" office:value="371445" calcext:value-type="float">
            <text:p>371445</text:p>
          </table:table-cell>
          <table:table-cell/>
          <table:table-cell office:value-type="float" office:value="2085048" calcext:value-type="float">
            <text:p>2085048</text:p>
          </table:table-cell>
          <table:table-cell/>
          <table:table-cell office:value-type="float" office:value="2127194" calcext:value-type="float">
            <text:p>2127194</text:p>
          </table:table-cell>
          <table:table-cell table:number-columns-repeated="32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220863" calcext:value-type="float">
            <text:p>220863</text:p>
          </table:table-cell>
          <table:table-cell table:number-columns-repeated="2"/>
          <table:table-cell office:value-type="float" office:value="257780" calcext:value-type="float">
            <text:p>257780</text:p>
          </table:table-cell>
          <table:table-cell/>
          <table:table-cell office:value-type="float" office:value="3158273" calcext:value-type="float">
            <text:p>3158273</text:p>
          </table:table-cell>
          <table:table-cell/>
          <table:table-cell office:value-type="float" office:value="3146726" calcext:value-type="float">
            <text:p>3146726</text:p>
          </table:table-cell>
          <table:table-cell/>
          <table:table-cell office:value-type="float" office:value="3156847" calcext:value-type="float">
            <text:p>3156847</text:p>
          </table:table-cell>
          <table:table-cell table:number-columns-repeated="2"/>
          <table:table-cell office:value-type="float" office:value="368682" calcext:value-type="float">
            <text:p>368682</text:p>
          </table:table-cell>
          <table:table-cell/>
          <table:table-cell office:value-type="float" office:value="3084311" calcext:value-type="float">
            <text:p>3084311</text:p>
          </table:table-cell>
          <table:table-cell table:number-columns-repeated="2"/>
          <table:table-cell office:value-type="float" office:value="2613320" calcext:value-type="float">
            <text:p>2613320</text:p>
          </table:table-cell>
          <table:table-cell table:number-columns-repeated="2"/>
          <table:table-cell office:value-type="float" office:value="3197626" calcext:value-type="float">
            <text:p>3197626</text:p>
          </table:table-cell>
          <table:table-cell table:number-columns-repeated="2"/>
          <table:table-cell office:value-type="float" office:value="408204" calcext:value-type="float">
            <text:p>408204</text:p>
          </table:table-cell>
          <table:table-cell table:number-columns-repeated="2"/>
          <table:table-cell office:value-type="float" office:value="372802" calcext:value-type="float">
            <text:p>372802</text:p>
          </table:table-cell>
          <table:table-cell/>
          <table:table-cell office:value-type="float" office:value="1965442" calcext:value-type="float">
            <text:p>1965442</text:p>
          </table:table-cell>
          <table:table-cell/>
          <table:table-cell office:value-type="float" office:value="2071496" calcext:value-type="float">
            <text:p>2071496</text:p>
          </table:table-cell>
          <table:table-cell table:number-columns-repeated="33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18064" calcext:value-type="float">
            <text:p>218064</text:p>
          </table:table-cell>
          <table:table-cell table:number-columns-repeated="2"/>
          <table:table-cell office:value-type="float" office:value="221001" calcext:value-type="float">
            <text:p>221001</text:p>
          </table:table-cell>
          <table:table-cell/>
          <table:table-cell office:value-type="float" office:value="2814790" calcext:value-type="float">
            <text:p>2814790</text:p>
          </table:table-cell>
          <table:table-cell/>
          <table:table-cell office:value-type="float" office:value="2811044" calcext:value-type="float">
            <text:p>2811044</text:p>
          </table:table-cell>
          <table:table-cell/>
          <table:table-cell office:value-type="float" office:value="2298301" calcext:value-type="float">
            <text:p>2298301</text:p>
          </table:table-cell>
          <table:table-cell table:number-columns-repeated="2"/>
          <table:table-cell office:value-type="float" office:value="217006" calcext:value-type="float">
            <text:p>217006</text:p>
          </table:table-cell>
          <table:table-cell/>
          <table:table-cell office:value-type="float" office:value="3215960" calcext:value-type="float">
            <text:p>3215960</text:p>
          </table:table-cell>
          <table:table-cell table:number-columns-repeated="2"/>
          <table:table-cell office:value-type="float" office:value="4364313" calcext:value-type="float">
            <text:p>4364313</text:p>
          </table:table-cell>
          <table:table-cell table:number-columns-repeated="2"/>
          <table:table-cell office:value-type="float" office:value="2018512" calcext:value-type="float">
            <text:p>2018512</text:p>
          </table:table-cell>
          <table:table-cell table:number-columns-repeated="2"/>
          <table:table-cell office:value-type="float" office:value="237512" calcext:value-type="float">
            <text:p>237512</text:p>
          </table:table-cell>
          <table:table-cell table:number-columns-repeated="2"/>
          <table:table-cell office:value-type="float" office:value="286757" calcext:value-type="float">
            <text:p>286757</text:p>
          </table:table-cell>
          <table:table-cell/>
          <table:table-cell office:value-type="float" office:value="2493161" calcext:value-type="float">
            <text:p>2493161</text:p>
          </table:table-cell>
          <table:table-cell/>
          <table:table-cell office:value-type="float" office:value="2478979" calcext:value-type="float">
            <text:p>2478979</text:p>
          </table:table-cell>
          <table:table-cell table:number-columns-repeated="30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338179" calcext:value-type="float">
            <text:p>338179</text:p>
          </table:table-cell>
          <table:table-cell table:number-columns-repeated="2"/>
          <table:table-cell office:value-type="float" office:value="280257" calcext:value-type="float">
            <text:p>280257</text:p>
          </table:table-cell>
          <table:table-cell/>
          <table:table-cell office:value-type="float" office:value="3076119" calcext:value-type="float">
            <text:p>3076119</text:p>
          </table:table-cell>
          <table:table-cell/>
          <table:table-cell office:value-type="float" office:value="3049856" calcext:value-type="float">
            <text:p>3049856</text:p>
          </table:table-cell>
          <table:table-cell/>
          <table:table-cell office:value-type="float" office:value="2695993" calcext:value-type="float">
            <text:p>2695993</text:p>
          </table:table-cell>
          <table:table-cell table:number-columns-repeated="2"/>
          <table:table-cell office:value-type="float" office:value="301408" calcext:value-type="float">
            <text:p>301408</text:p>
          </table:table-cell>
          <table:table-cell/>
          <table:table-cell office:value-type="float" office:value="3626644" calcext:value-type="float">
            <text:p>3626644</text:p>
          </table:table-cell>
          <table:table-cell table:number-columns-repeated="2"/>
          <table:table-cell office:value-type="float" office:value="6138269" calcext:value-type="float">
            <text:p>6138269</text:p>
          </table:table-cell>
          <table:table-cell table:number-columns-repeated="2"/>
          <table:table-cell office:value-type="float" office:value="2363772" calcext:value-type="float">
            <text:p>2363772</text:p>
          </table:table-cell>
          <table:table-cell table:number-columns-repeated="2"/>
          <table:table-cell office:value-type="float" office:value="402573" calcext:value-type="float">
            <text:p>402573</text:p>
          </table:table-cell>
          <table:table-cell table:number-columns-repeated="2"/>
          <table:table-cell office:value-type="float" office:value="343706" calcext:value-type="float">
            <text:p>343706</text:p>
          </table:table-cell>
          <table:table-cell/>
          <table:table-cell office:value-type="float" office:value="2639617" calcext:value-type="float">
            <text:p>2639617</text:p>
          </table:table-cell>
          <table:table-cell/>
          <table:table-cell office:value-type="float" office:value="2654917" calcext:value-type="float">
            <text:p>2654917</text:p>
          </table:table-cell>
          <table:table-cell table:number-columns-repeated="31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92358" calcext:value-type="float">
            <text:p>292358</text:p>
          </table:table-cell>
          <table:table-cell table:number-columns-repeated="2"/>
          <table:table-cell office:value-type="float" office:value="298249" calcext:value-type="float">
            <text:p>298249</text:p>
          </table:table-cell>
          <table:table-cell/>
          <table:table-cell office:value-type="float" office:value="3248282" calcext:value-type="float">
            <text:p>3248282</text:p>
          </table:table-cell>
          <table:table-cell/>
          <table:table-cell office:value-type="float" office:value="3242885" calcext:value-type="float">
            <text:p>3242885</text:p>
          </table:table-cell>
          <table:table-cell/>
          <table:table-cell office:value-type="float" office:value="3136003" calcext:value-type="float">
            <text:p>3136003</text:p>
          </table:table-cell>
          <table:table-cell table:number-columns-repeated="2"/>
          <table:table-cell office:value-type="float" office:value="388996" calcext:value-type="float">
            <text:p>388996</text:p>
          </table:table-cell>
          <table:table-cell/>
          <table:table-cell office:value-type="float" office:value="3938242" calcext:value-type="float">
            <text:p>3938242</text:p>
          </table:table-cell>
          <table:table-cell table:number-columns-repeated="2"/>
          <table:table-cell office:value-type="float" office:value="7917545" calcext:value-type="float">
            <text:p>7917545</text:p>
          </table:table-cell>
          <table:table-cell table:number-columns-repeated="2"/>
          <table:table-cell office:value-type="float" office:value="2566213" calcext:value-type="float">
            <text:p>2566213</text:p>
          </table:table-cell>
          <table:table-cell table:number-columns-repeated="2"/>
          <table:table-cell office:value-type="float" office:value="434770" calcext:value-type="float">
            <text:p>434770</text:p>
          </table:table-cell>
          <table:table-cell table:number-columns-repeated="2"/>
          <table:table-cell office:value-type="float" office:value="388030" calcext:value-type="float">
            <text:p>388030</text:p>
          </table:table-cell>
          <table:table-cell/>
          <table:table-cell office:value-type="float" office:value="2590633" calcext:value-type="float">
            <text:p>2590633</text:p>
          </table:table-cell>
          <table:table-cell/>
          <table:table-cell office:value-type="float" office:value="2584550" calcext:value-type="float">
            <text:p>2584550</text:p>
          </table:table-cell>
          <table:table-cell table:number-columns-repeated="31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319627" calcext:value-type="float">
            <text:p>319627</text:p>
          </table:table-cell>
          <table:table-cell table:number-columns-repeated="2"/>
          <table:table-cell office:value-type="float" office:value="268526" calcext:value-type="float">
            <text:p>268526</text:p>
          </table:table-cell>
          <table:table-cell/>
          <table:table-cell office:value-type="float" office:value="3380712" calcext:value-type="float">
            <text:p>3380712</text:p>
          </table:table-cell>
          <table:table-cell/>
          <table:table-cell office:value-type="float" office:value="3376379" calcext:value-type="float">
            <text:p>3376379</text:p>
          </table:table-cell>
          <table:table-cell/>
          <table:table-cell office:value-type="float" office:value="3325084" calcext:value-type="float">
            <text:p>3325084</text:p>
          </table:table-cell>
          <table:table-cell table:number-columns-repeated="2"/>
          <table:table-cell office:value-type="float" office:value="325349" calcext:value-type="float">
            <text:p>325349</text:p>
          </table:table-cell>
          <table:table-cell/>
          <table:table-cell office:value-type="float" office:value="4231961" calcext:value-type="float">
            <text:p>4231961</text:p>
          </table:table-cell>
          <table:table-cell table:number-columns-repeated="2"/>
          <table:table-cell office:value-type="float" office:value="9510030" calcext:value-type="float">
            <text:p>9510030</text:p>
          </table:table-cell>
          <table:table-cell table:number-columns-repeated="2"/>
          <table:table-cell office:value-type="float" office:value="2613760" calcext:value-type="float">
            <text:p>2613760</text:p>
          </table:table-cell>
          <table:table-cell table:number-columns-repeated="2"/>
          <table:table-cell office:value-type="float" office:value="433080" calcext:value-type="float">
            <text:p>433080</text:p>
          </table:table-cell>
          <table:table-cell table:number-columns-repeated="2"/>
          <table:table-cell office:value-type="float" office:value="404542" calcext:value-type="float">
            <text:p>404542</text:p>
          </table:table-cell>
          <table:table-cell/>
          <table:table-cell office:value-type="float" office:value="2640656" calcext:value-type="float">
            <text:p>2640656</text:p>
          </table:table-cell>
          <table:table-cell/>
          <table:table-cell office:value-type="float" office:value="2674648" calcext:value-type="float">
            <text:p>2674648</text:p>
          </table:table-cell>
          <table:table-cell table:number-columns-repeated="31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376034" calcext:value-type="float">
            <text:p>376034</text:p>
          </table:table-cell>
          <table:table-cell table:number-columns-repeated="2"/>
          <table:table-cell office:value-type="float" office:value="310384" calcext:value-type="float">
            <text:p>310384</text:p>
          </table:table-cell>
          <table:table-cell/>
          <table:table-cell office:value-type="float" office:value="3420720" calcext:value-type="float">
            <text:p>3420720</text:p>
          </table:table-cell>
          <table:table-cell/>
          <table:table-cell office:value-type="float" office:value="3444583" calcext:value-type="float">
            <text:p>3444583</text:p>
          </table:table-cell>
          <table:table-cell/>
          <table:table-cell office:value-type="float" office:value="3395878" calcext:value-type="float">
            <text:p>3395878</text:p>
          </table:table-cell>
          <table:table-cell table:number-columns-repeated="2"/>
          <table:table-cell office:value-type="float" office:value="219665" calcext:value-type="float">
            <text:p>219665</text:p>
          </table:table-cell>
          <table:table-cell/>
          <table:table-cell office:value-type="float" office:value="4267642" calcext:value-type="float">
            <text:p>4267642</text:p>
          </table:table-cell>
          <table:table-cell/>
          <table:table-cell office:value-type="float" office:value="10494827" calcext:value-type="float">
            <text:p>10494827</text:p>
          </table:table-cell>
          <table:table-cell table:number-columns-repeated="2"/>
          <table:table-cell office:value-type="float" office:value="3323884" calcext:value-type="float">
            <text:p>3323884</text:p>
          </table:table-cell>
          <table:table-cell table:number-columns-repeated="2"/>
          <table:table-cell office:value-type="float" office:value="425732" calcext:value-type="float">
            <text:p>425732</text:p>
          </table:table-cell>
          <table:table-cell table:number-columns-repeated="2"/>
          <table:table-cell office:value-type="float" office:value="374596" calcext:value-type="float">
            <text:p>374596</text:p>
          </table:table-cell>
          <table:table-cell/>
          <table:table-cell office:value-type="float" office:value="2707784" calcext:value-type="float">
            <text:p>2707784</text:p>
          </table:table-cell>
          <table:table-cell/>
          <table:table-cell office:value-type="float" office:value="2705377" calcext:value-type="float">
            <text:p>2705377</text:p>
          </table:table-cell>
          <table:table-cell table:number-columns-repeated="33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312900" calcext:value-type="float">
            <text:p>312900</text:p>
          </table:table-cell>
          <table:table-cell table:number-columns-repeated="2"/>
          <table:table-cell office:value-type="float" office:value="256242" calcext:value-type="float">
            <text:p>256242</text:p>
          </table:table-cell>
          <table:table-cell/>
          <table:table-cell office:value-type="float" office:value="3436333" calcext:value-type="float">
            <text:p>3436333</text:p>
          </table:table-cell>
          <table:table-cell/>
          <table:table-cell office:value-type="float" office:value="3436462" calcext:value-type="float">
            <text:p>3436462</text:p>
          </table:table-cell>
          <table:table-cell/>
          <table:table-cell office:value-type="float" office:value="3427648" calcext:value-type="float">
            <text:p>3427648</text:p>
          </table:table-cell>
          <table:table-cell table:number-columns-repeated="2"/>
          <table:table-cell office:value-type="float" office:value="337686" calcext:value-type="float">
            <text:p>337686</text:p>
          </table:table-cell>
          <table:table-cell/>
          <table:table-cell office:value-type="float" office:value="3673017" calcext:value-type="float">
            <text:p>3673017</text:p>
          </table:table-cell>
          <table:table-cell/>
          <table:table-cell office:value-type="float" office:value="10263433" calcext:value-type="float">
            <text:p>10263433</text:p>
          </table:table-cell>
          <table:table-cell table:number-columns-repeated="2"/>
          <table:table-cell office:value-type="float" office:value="3650885" calcext:value-type="float">
            <text:p>3650885</text:p>
          </table:table-cell>
          <table:table-cell table:number-columns-repeated="2"/>
          <table:table-cell office:value-type="float" office:value="426160" calcext:value-type="float">
            <text:p>426160</text:p>
          </table:table-cell>
          <table:table-cell table:number-columns-repeated="2"/>
          <table:table-cell office:value-type="float" office:value="395656" calcext:value-type="float">
            <text:p>395656</text:p>
          </table:table-cell>
          <table:table-cell/>
          <table:table-cell office:value-type="float" office:value="2718198" calcext:value-type="float">
            <text:p>2718198</text:p>
          </table:table-cell>
          <table:table-cell/>
          <table:table-cell office:value-type="float" office:value="2734188" calcext:value-type="float">
            <text:p>2734188</text:p>
          </table:table-cell>
          <table:table-cell table:number-columns-repeated="33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295460" calcext:value-type="float">
            <text:p>295460</text:p>
          </table:table-cell>
          <table:table-cell table:number-columns-repeated="2"/>
          <table:table-cell office:value-type="float" office:value="327957" calcext:value-type="float">
            <text:p>327957</text:p>
          </table:table-cell>
          <table:table-cell/>
          <table:table-cell office:value-type="float" office:value="3265056" calcext:value-type="float">
            <text:p>3265056</text:p>
          </table:table-cell>
          <table:table-cell/>
          <table:table-cell office:value-type="float" office:value="3391845" calcext:value-type="float">
            <text:p>3391845</text:p>
          </table:table-cell>
          <table:table-cell/>
          <table:table-cell office:value-type="float" office:value="3404555" calcext:value-type="float">
            <text:p>3404555</text:p>
          </table:table-cell>
          <table:table-cell table:number-columns-repeated="2"/>
          <table:table-cell office:value-type="float" office:value="441597" calcext:value-type="float">
            <text:p>441597</text:p>
          </table:table-cell>
          <table:table-cell/>
          <table:table-cell office:value-type="float" office:value="3508794" calcext:value-type="float">
            <text:p>3508794</text:p>
          </table:table-cell>
          <table:table-cell table:number-columns-repeated="2"/>
          <table:table-cell office:value-type="float" office:value="3449767" calcext:value-type="float">
            <text:p>3449767</text:p>
          </table:table-cell>
          <table:table-cell table:number-columns-repeated="2"/>
          <table:table-cell office:value-type="float" office:value="3551391" calcext:value-type="float">
            <text:p>3551391</text:p>
          </table:table-cell>
          <table:table-cell table:number-columns-repeated="2"/>
          <table:table-cell office:value-type="float" office:value="440514" calcext:value-type="float">
            <text:p>440514</text:p>
          </table:table-cell>
          <table:table-cell table:number-columns-repeated="2"/>
          <table:table-cell office:value-type="float" office:value="415425" calcext:value-type="float">
            <text:p>415425</text:p>
          </table:table-cell>
          <table:table-cell/>
          <table:table-cell office:value-type="float" office:value="2332927" calcext:value-type="float">
            <text:p>2332927</text:p>
          </table:table-cell>
          <table:table-cell/>
          <table:table-cell office:value-type="float" office:value="2360431" calcext:value-type="float">
            <text:p>2360431</text:p>
          </table:table-cell>
          <table:table-cell table:number-columns-repeated="32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341676" calcext:value-type="float">
            <text:p>341676</text:p>
          </table:table-cell>
          <table:table-cell table:number-columns-repeated="2"/>
          <table:table-cell office:value-type="float" office:value="276116" calcext:value-type="float">
            <text:p>276116</text:p>
          </table:table-cell>
          <table:table-cell/>
          <table:table-cell office:value-type="float" office:value="3134300" calcext:value-type="float">
            <text:p>3134300</text:p>
          </table:table-cell>
          <table:table-cell/>
          <table:table-cell office:value-type="float" office:value="3144306" calcext:value-type="float">
            <text:p>3144306</text:p>
          </table:table-cell>
          <table:table-cell/>
          <table:table-cell office:value-type="float" office:value="3157037" calcext:value-type="float">
            <text:p>3157037</text:p>
          </table:table-cell>
          <table:table-cell table:number-columns-repeated="2"/>
          <table:table-cell office:value-type="float" office:value="406397" calcext:value-type="float">
            <text:p>406397</text:p>
          </table:table-cell>
          <table:table-cell/>
          <table:table-cell office:value-type="float" office:value="3142977" calcext:value-type="float">
            <text:p>3142977</text:p>
          </table:table-cell>
          <table:table-cell table:number-columns-repeated="2"/>
          <table:table-cell office:value-type="float" office:value="2943914" calcext:value-type="float">
            <text:p>2943914</text:p>
          </table:table-cell>
          <table:table-cell table:number-columns-repeated="2"/>
          <table:table-cell office:value-type="float" office:value="3216129" calcext:value-type="float">
            <text:p>3216129</text:p>
          </table:table-cell>
          <table:table-cell table:number-columns-repeated="2"/>
          <table:table-cell office:value-type="float" office:value="423444" calcext:value-type="float">
            <text:p>423444</text:p>
          </table:table-cell>
          <table:table-cell table:number-columns-repeated="2"/>
          <table:table-cell office:value-type="float" office:value="359640" calcext:value-type="float">
            <text:p>359640</text:p>
          </table:table-cell>
          <table:table-cell/>
          <table:table-cell office:value-type="float" office:value="2098468" calcext:value-type="float">
            <text:p>2098468</text:p>
          </table:table-cell>
          <table:table-cell/>
          <table:table-cell office:value-type="float" office:value="2122718" calcext:value-type="float">
            <text:p>2122718</text:p>
          </table:table-cell>
          <table:table-cell table:number-columns-repeated="32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310589" calcext:value-type="float">
            <text:p>310589</text:p>
          </table:table-cell>
          <table:table-cell table:number-columns-repeated="2"/>
          <table:table-cell office:value-type="float" office:value="238176" calcext:value-type="float">
            <text:p>238176</text:p>
          </table:table-cell>
          <table:table-cell/>
          <table:table-cell office:value-type="float" office:value="3150540" calcext:value-type="float">
            <text:p>3150540</text:p>
          </table:table-cell>
          <table:table-cell/>
          <table:table-cell office:value-type="float" office:value="3135331" calcext:value-type="float">
            <text:p>3135331</text:p>
          </table:table-cell>
          <table:table-cell/>
          <table:table-cell office:value-type="float" office:value="3195905" calcext:value-type="float">
            <text:p>3195905</text:p>
          </table:table-cell>
          <table:table-cell table:number-columns-repeated="2"/>
          <table:table-cell office:value-type="float" office:value="320914" calcext:value-type="float">
            <text:p>320914</text:p>
          </table:table-cell>
          <table:table-cell/>
          <table:table-cell office:value-type="float" office:value="3176219" calcext:value-type="float">
            <text:p>3176219</text:p>
          </table:table-cell>
          <table:table-cell table:number-columns-repeated="2"/>
          <table:table-cell office:value-type="float" office:value="2811581" calcext:value-type="float">
            <text:p>2811581</text:p>
          </table:table-cell>
          <table:table-cell table:number-columns-repeated="2"/>
          <table:table-cell office:value-type="float" office:value="3224712" calcext:value-type="float">
            <text:p>3224712</text:p>
          </table:table-cell>
          <table:table-cell table:number-columns-repeated="2"/>
          <table:table-cell office:value-type="float" office:value="419411" calcext:value-type="float">
            <text:p>419411</text:p>
          </table:table-cell>
          <table:table-cell table:number-columns-repeated="2"/>
          <table:table-cell office:value-type="float" office:value="377374" calcext:value-type="float">
            <text:p>377374</text:p>
          </table:table-cell>
          <table:table-cell/>
          <table:table-cell office:value-type="float" office:value="2096047" calcext:value-type="float">
            <text:p>2096047</text:p>
          </table:table-cell>
          <table:table-cell/>
          <table:table-cell office:value-type="float" office:value="2123771" calcext:value-type="float">
            <text:p>2123771</text:p>
          </table:table-cell>
          <table:table-cell table:number-columns-repeated="33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58686" calcext:value-type="float">
            <text:p>258686</text:p>
          </table:table-cell>
          <table:table-cell table:number-columns-repeated="2"/>
          <table:table-cell office:value-type="float" office:value="249317" calcext:value-type="float">
            <text:p>249317</text:p>
          </table:table-cell>
          <table:table-cell table:number-columns-repeated="2"/>
          <table:table-cell office:value-type="float" office:value="364806" calcext:value-type="float">
            <text:p>364806</text:p>
          </table:table-cell>
          <table:table-cell table:number-columns-repeated="2"/>
          <table:table-cell office:value-type="float" office:value="385614" calcext:value-type="float">
            <text:p>385614</text:p>
          </table:table-cell>
          <table:table-cell/>
          <table:table-cell office:value-type="float" office:value="1422155" calcext:value-type="float">
            <text:p>1422155</text:p>
          </table:table-cell>
          <table:table-cell table:number-columns-repeated="2"/>
          <table:table-cell office:value-type="float" office:value="193021" calcext:value-type="float">
            <text:p>193021</text:p>
          </table:table-cell>
          <table:table-cell/>
          <table:table-cell office:value-type="float" office:value="3188350" calcext:value-type="float">
            <text:p>3188350</text:p>
          </table:table-cell>
          <table:table-cell table:number-columns-repeated="2"/>
          <table:table-cell office:value-type="float" office:value="4539345" calcext:value-type="float">
            <text:p>4539345</text:p>
          </table:table-cell>
          <table:table-cell table:number-columns-repeated="2"/>
          <table:table-cell office:value-type="float" office:value="2035690" calcext:value-type="float">
            <text:p>2035690</text:p>
          </table:table-cell>
          <table:table-cell table:number-columns-repeated="2"/>
          <table:table-cell office:value-type="float" office:value="182240" calcext:value-type="float">
            <text:p>182240</text:p>
          </table:table-cell>
          <table:table-cell table:number-columns-repeated="2"/>
          <table:table-cell office:value-type="float" office:value="270106" calcext:value-type="float">
            <text:p>270106</text:p>
          </table:table-cell>
          <table:table-cell/>
          <table:table-cell office:value-type="float" office:value="2449097" calcext:value-type="float">
            <text:p>2449097</text:p>
          </table:table-cell>
          <table:table-cell/>
          <table:table-cell office:value-type="float" office:value="2438910" calcext:value-type="float">
            <text:p>2438910</text:p>
          </table:table-cell>
          <table:table-cell table:number-columns-repeated="29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204114" calcext:value-type="float">
            <text:p>204114</text:p>
          </table:table-cell>
          <table:table-cell table:number-columns-repeated="2"/>
          <table:table-cell office:value-type="float" office:value="371995" calcext:value-type="float">
            <text:p>371995</text:p>
          </table:table-cell>
          <table:table-cell/>
          <table:table-cell office:value-type="float" office:value="2905900" calcext:value-type="float">
            <text:p>2905900</text:p>
          </table:table-cell>
          <table:table-cell/>
          <table:table-cell office:value-type="float" office:value="3026226" calcext:value-type="float">
            <text:p>3026226</text:p>
          </table:table-cell>
          <table:table-cell/>
          <table:table-cell office:value-type="float" office:value="2691913" calcext:value-type="float">
            <text:p>2691913</text:p>
          </table:table-cell>
          <table:table-cell table:number-columns-repeated="2"/>
          <table:table-cell office:value-type="float" office:value="239690" calcext:value-type="float">
            <text:p>239690</text:p>
          </table:table-cell>
          <table:table-cell/>
          <table:table-cell office:value-type="float" office:value="3427885" calcext:value-type="float">
            <text:p>3427885</text:p>
          </table:table-cell>
          <table:table-cell table:number-columns-repeated="2"/>
          <table:table-cell office:value-type="float" office:value="3352918" calcext:value-type="float">
            <text:p>3352918</text:p>
          </table:table-cell>
          <table:table-cell table:number-columns-repeated="2"/>
          <table:table-cell office:value-type="float" office:value="2091705" calcext:value-type="float">
            <text:p>2091705</text:p>
          </table:table-cell>
          <table:table-cell table:number-columns-repeated="2"/>
          <table:table-cell office:value-type="float" office:value="208482" calcext:value-type="float">
            <text:p>208482</text:p>
          </table:table-cell>
          <table:table-cell table:number-columns-repeated="2"/>
          <table:table-cell office:value-type="float" office:value="220222" calcext:value-type="float">
            <text:p>220222</text:p>
          </table:table-cell>
          <table:table-cell/>
          <table:table-cell office:value-type="float" office:value="2585900" calcext:value-type="float">
            <text:p>2585900</text:p>
          </table:table-cell>
          <table:table-cell/>
          <table:table-cell office:value-type="float" office:value="2603360" calcext:value-type="float">
            <text:p>2603360</text:p>
          </table:table-cell>
          <table:table-cell table:number-columns-repeated="32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72681" calcext:value-type="float">
            <text:p>272681</text:p>
          </table:table-cell>
          <table:table-cell table:number-columns-repeated="2"/>
          <table:table-cell office:value-type="float" office:value="235695" calcext:value-type="float">
            <text:p>235695</text:p>
          </table:table-cell>
          <table:table-cell/>
          <table:table-cell office:value-type="float" office:value="3230465" calcext:value-type="float">
            <text:p>3230465</text:p>
          </table:table-cell>
          <table:table-cell/>
          <table:table-cell office:value-type="float" office:value="3147407" calcext:value-type="float">
            <text:p>3147407</text:p>
          </table:table-cell>
          <table:table-cell/>
          <table:table-cell office:value-type="float" office:value="3042514" calcext:value-type="float">
            <text:p>3042514</text:p>
          </table:table-cell>
          <table:table-cell table:number-columns-repeated="2"/>
          <table:table-cell office:value-type="float" office:value="281905" calcext:value-type="float">
            <text:p>281905</text:p>
          </table:table-cell>
          <table:table-cell/>
          <table:table-cell office:value-type="float" office:value="3906726" calcext:value-type="float">
            <text:p>3906726</text:p>
          </table:table-cell>
          <table:table-cell table:number-columns-repeated="2"/>
          <table:table-cell office:value-type="float" office:value="7723599" calcext:value-type="float">
            <text:p>7723599</text:p>
          </table:table-cell>
          <table:table-cell table:number-columns-repeated="2"/>
          <table:table-cell office:value-type="float" office:value="2479408" calcext:value-type="float">
            <text:p>2479408</text:p>
          </table:table-cell>
          <table:table-cell table:number-columns-repeated="2"/>
          <table:table-cell office:value-type="float" office:value="268925" calcext:value-type="float">
            <text:p>268925</text:p>
          </table:table-cell>
          <table:table-cell table:number-columns-repeated="2"/>
          <table:table-cell office:value-type="float" office:value="261278" calcext:value-type="float">
            <text:p>261278</text:p>
          </table:table-cell>
          <table:table-cell table:number-columns-repeated="2"/>
          <table:table-cell office:value-type="float" office:value="296605" calcext:value-type="float">
            <text:p>296605</text:p>
          </table:table-cell>
          <table:table-cell table:number-columns-repeated="2"/>
          <table:table-cell office:value-type="float" office:value="458671" calcext:value-type="float">
            <text:p>458671</text:p>
          </table:table-cell>
          <table:table-cell table:number-columns-repeated="30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303271" calcext:value-type="float">
            <text:p>303271</text:p>
          </table:table-cell>
          <table:table-cell table:number-columns-repeated="2"/>
          <table:table-cell office:value-type="float" office:value="266300" calcext:value-type="float">
            <text:p>266300</text:p>
          </table:table-cell>
          <table:table-cell/>
          <table:table-cell office:value-type="float" office:value="3289121" calcext:value-type="float">
            <text:p>3289121</text:p>
          </table:table-cell>
          <table:table-cell/>
          <table:table-cell office:value-type="float" office:value="3278967" calcext:value-type="float">
            <text:p>3278967</text:p>
          </table:table-cell>
          <table:table-cell/>
          <table:table-cell office:value-type="float" office:value="3229557" calcext:value-type="float">
            <text:p>3229557</text:p>
          </table:table-cell>
          <table:table-cell table:number-columns-repeated="2"/>
          <table:table-cell office:value-type="float" office:value="285161" calcext:value-type="float">
            <text:p>285161</text:p>
          </table:table-cell>
          <table:table-cell/>
          <table:table-cell office:value-type="float" office:value="4026723" calcext:value-type="float">
            <text:p>4026723</text:p>
          </table:table-cell>
          <table:table-cell table:number-columns-repeated="2"/>
          <table:table-cell office:value-type="float" office:value="5074083" calcext:value-type="float">
            <text:p>5074083</text:p>
          </table:table-cell>
          <table:table-cell table:number-columns-repeated="2"/>
          <table:table-cell office:value-type="float" office:value="2303054" calcext:value-type="float">
            <text:p>2303054</text:p>
          </table:table-cell>
          <table:table-cell table:number-columns-repeated="2"/>
          <table:table-cell office:value-type="float" office:value="224713" calcext:value-type="float">
            <text:p>224713</text:p>
          </table:table-cell>
          <table:table-cell table:number-columns-repeated="2"/>
          <table:table-cell office:value-type="float" office:value="246695" calcext:value-type="float">
            <text:p>246695</text:p>
          </table:table-cell>
          <table:table-cell/>
          <table:table-cell office:value-type="float" office:value="2536819" calcext:value-type="float">
            <text:p>2536819</text:p>
          </table:table-cell>
          <table:table-cell/>
          <table:table-cell office:value-type="float" office:value="2336747" calcext:value-type="float">
            <text:p>2336747</text:p>
          </table:table-cell>
          <table:table-cell table:number-columns-repeated="32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142091" calcext:value-type="float">
            <text:p>142091</text:p>
          </table:table-cell>
          <table:table-cell table:number-columns-repeated="2"/>
          <table:table-cell office:value-type="float" office:value="247558" calcext:value-type="float">
            <text:p>247558</text:p>
          </table:table-cell>
          <table:table-cell/>
          <table:table-cell office:value-type="float" office:value="3322903" calcext:value-type="float">
            <text:p>3322903</text:p>
          </table:table-cell>
          <table:table-cell/>
          <table:table-cell office:value-type="float" office:value="3223198" calcext:value-type="float">
            <text:p>3223198</text:p>
          </table:table-cell>
          <table:table-cell/>
          <table:table-cell office:value-type="float" office:value="3063008" calcext:value-type="float">
            <text:p>3063008</text:p>
          </table:table-cell>
          <table:table-cell table:number-columns-repeated="2"/>
          <table:table-cell office:value-type="float" office:value="305097" calcext:value-type="float">
            <text:p>305097</text:p>
          </table:table-cell>
          <table:table-cell/>
          <table:table-cell office:value-type="float" office:value="3954456" calcext:value-type="float">
            <text:p>3954456</text:p>
          </table:table-cell>
          <table:table-cell table:number-columns-repeated="2"/>
          <table:table-cell office:value-type="float" office:value="9586533" calcext:value-type="float">
            <text:p>9586533</text:p>
          </table:table-cell>
          <table:table-cell table:number-columns-repeated="2"/>
          <table:table-cell office:value-type="float" office:value="3050589" calcext:value-type="float">
            <text:p>3050589</text:p>
          </table:table-cell>
          <table:table-cell table:number-columns-repeated="2"/>
          <table:table-cell office:value-type="float" office:value="202091" calcext:value-type="float">
            <text:p>202091</text:p>
          </table:table-cell>
          <table:table-cell table:number-columns-repeated="2"/>
          <table:table-cell office:value-type="float" office:value="283685" calcext:value-type="float">
            <text:p>283685</text:p>
          </table:table-cell>
          <table:table-cell/>
          <table:table-cell office:value-type="float" office:value="2644235" calcext:value-type="float">
            <text:p>2644235</text:p>
          </table:table-cell>
          <table:table-cell/>
          <table:table-cell office:value-type="float" office:value="2665579" calcext:value-type="float">
            <text:p>2665579</text:p>
          </table:table-cell>
          <table:table-cell table:number-columns-repeated="33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121235" calcext:value-type="float">
            <text:p>121235</text:p>
          </table:table-cell>
          <table:table-cell table:number-columns-repeated="2"/>
          <table:table-cell office:value-type="float" office:value="249111" calcext:value-type="float">
            <text:p>249111</text:p>
          </table:table-cell>
          <table:table-cell/>
          <table:table-cell office:value-type="float" office:value="3416180" calcext:value-type="float">
            <text:p>3416180</text:p>
          </table:table-cell>
          <table:table-cell/>
          <table:table-cell office:value-type="float" office:value="3360717" calcext:value-type="float">
            <text:p>3360717</text:p>
          </table:table-cell>
          <table:table-cell/>
          <table:table-cell office:value-type="float" office:value="3308505" calcext:value-type="float">
            <text:p>3308505</text:p>
          </table:table-cell>
          <table:table-cell table:number-columns-repeated="2"/>
          <table:table-cell office:value-type="float" office:value="279913" calcext:value-type="float">
            <text:p>279913</text:p>
          </table:table-cell>
          <table:table-cell/>
          <table:table-cell office:value-type="float" office:value="3616803" calcext:value-type="float">
            <text:p>3616803</text:p>
          </table:table-cell>
          <table:table-cell table:number-columns-repeated="2"/>
          <table:table-cell office:value-type="float" office:value="9872834" calcext:value-type="float">
            <text:p>9872834</text:p>
          </table:table-cell>
          <table:table-cell table:number-columns-repeated="2"/>
          <table:table-cell office:value-type="float" office:value="3434095" calcext:value-type="float">
            <text:p>3434095</text:p>
          </table:table-cell>
          <table:table-cell table:number-columns-repeated="2"/>
          <table:table-cell office:value-type="float" office:value="377538" calcext:value-type="float">
            <text:p>377538</text:p>
          </table:table-cell>
          <table:table-cell table:number-columns-repeated="2"/>
          <table:table-cell office:value-type="float" office:value="302011" calcext:value-type="float">
            <text:p>302011</text:p>
          </table:table-cell>
          <table:table-cell/>
          <table:table-cell office:value-type="float" office:value="2578890" calcext:value-type="float">
            <text:p>2578890</text:p>
          </table:table-cell>
          <table:table-cell/>
          <table:table-cell office:value-type="float" office:value="2535686" calcext:value-type="float">
            <text:p>2535686</text:p>
          </table:table-cell>
          <table:table-cell table:number-columns-repeated="33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126753" calcext:value-type="float">
            <text:p>126753</text:p>
          </table:table-cell>
          <table:table-cell table:number-columns-repeated="2"/>
          <table:table-cell office:value-type="float" office:value="259132" calcext:value-type="float">
            <text:p>259132</text:p>
          </table:table-cell>
          <table:table-cell/>
          <table:table-cell office:value-type="float" office:value="3280598" calcext:value-type="float">
            <text:p>3280598</text:p>
          </table:table-cell>
          <table:table-cell/>
          <table:table-cell office:value-type="float" office:value="3284503" calcext:value-type="float">
            <text:p>3284503</text:p>
          </table:table-cell>
          <table:table-cell/>
          <table:table-cell office:value-type="float" office:value="3192059" calcext:value-type="float">
            <text:p>3192059</text:p>
          </table:table-cell>
          <table:table-cell table:number-columns-repeated="2"/>
          <table:table-cell office:value-type="float" office:value="235156" calcext:value-type="float">
            <text:p>235156</text:p>
          </table:table-cell>
          <table:table-cell/>
          <table:table-cell office:value-type="float" office:value="3312802" calcext:value-type="float">
            <text:p>3312802</text:p>
          </table:table-cell>
          <table:table-cell table:number-columns-repeated="2"/>
          <table:table-cell office:value-type="float" office:value="3331650" calcext:value-type="float">
            <text:p>3331650</text:p>
          </table:table-cell>
          <table:table-cell table:number-columns-repeated="2"/>
          <table:table-cell office:value-type="float" office:value="3369743" calcext:value-type="float">
            <text:p>3369743</text:p>
          </table:table-cell>
          <table:table-cell table:number-columns-repeated="2"/>
          <table:table-cell office:value-type="float" office:value="197295" calcext:value-type="float">
            <text:p>197295</text:p>
          </table:table-cell>
          <table:table-cell table:number-columns-repeated="2"/>
          <table:table-cell office:value-type="float" office:value="275833" calcext:value-type="float">
            <text:p>275833</text:p>
          </table:table-cell>
          <table:table-cell/>
          <table:table-cell office:value-type="float" office:value="2173072" calcext:value-type="float">
            <text:p>2173072</text:p>
          </table:table-cell>
          <table:table-cell/>
          <table:table-cell office:value-type="float" office:value="2218058" calcext:value-type="float">
            <text:p>2218058</text:p>
          </table:table-cell>
          <table:table-cell table:number-columns-repeated="33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395046" calcext:value-type="float">
            <text:p>395046</text:p>
          </table:table-cell>
          <table:table-cell table:number-columns-repeated="2"/>
          <table:table-cell office:value-type="float" office:value="326116" calcext:value-type="float">
            <text:p>326116</text:p>
          </table:table-cell>
          <table:table-cell/>
          <table:table-cell office:value-type="float" office:value="2874608" calcext:value-type="float">
            <text:p>2874608</text:p>
          </table:table-cell>
          <table:table-cell/>
          <table:table-cell office:value-type="float" office:value="2675186" calcext:value-type="float">
            <text:p>2675186</text:p>
          </table:table-cell>
          <table:table-cell/>
          <table:table-cell office:value-type="float" office:value="2911710" calcext:value-type="float">
            <text:p>2911710</text:p>
          </table:table-cell>
          <table:table-cell table:number-columns-repeated="2"/>
          <table:table-cell office:value-type="float" office:value="223843" calcext:value-type="float">
            <text:p>223843</text:p>
          </table:table-cell>
          <table:table-cell/>
          <table:table-cell office:value-type="float" office:value="2930298" calcext:value-type="float">
            <text:p>2930298</text:p>
          </table:table-cell>
          <table:table-cell table:number-columns-repeated="2"/>
          <table:table-cell office:value-type="float" office:value="2739284" calcext:value-type="float">
            <text:p>2739284</text:p>
          </table:table-cell>
          <table:table-cell table:number-columns-repeated="2"/>
          <table:table-cell office:value-type="float" office:value="3130658" calcext:value-type="float">
            <text:p>3130658</text:p>
          </table:table-cell>
          <table:table-cell table:number-columns-repeated="2"/>
          <table:table-cell office:value-type="float" office:value="195110" calcext:value-type="float">
            <text:p>195110</text:p>
          </table:table-cell>
          <table:table-cell table:number-columns-repeated="2"/>
          <table:table-cell office:value-type="float" office:value="270883" calcext:value-type="float">
            <text:p>270883</text:p>
          </table:table-cell>
          <table:table-cell/>
          <table:table-cell office:value-type="float" office:value="2083666" calcext:value-type="float">
            <text:p>2083666</text:p>
          </table:table-cell>
          <table:table-cell/>
          <table:table-cell office:value-type="float" office:value="2067853" calcext:value-type="float">
            <text:p>2067853</text:p>
          </table:table-cell>
          <table:table-cell table:number-columns-repeated="33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370329" calcext:value-type="float">
            <text:p>370329</text:p>
          </table:table-cell>
          <table:table-cell table:number-columns-repeated="2"/>
          <table:table-cell office:value-type="float" office:value="274945" calcext:value-type="float">
            <text:p>274945</text:p>
          </table:table-cell>
          <table:table-cell/>
          <table:table-cell office:value-type="float" office:value="3056487" calcext:value-type="float">
            <text:p>3056487</text:p>
          </table:table-cell>
          <table:table-cell/>
          <table:table-cell office:value-type="float" office:value="2929602" calcext:value-type="float">
            <text:p>2929602</text:p>
          </table:table-cell>
          <table:table-cell/>
          <table:table-cell office:value-type="float" office:value="2949728" calcext:value-type="float">
            <text:p>2949728</text:p>
          </table:table-cell>
          <table:table-cell table:number-columns-repeated="2"/>
          <table:table-cell office:value-type="float" office:value="388212" calcext:value-type="float">
            <text:p>388212</text:p>
          </table:table-cell>
          <table:table-cell/>
          <table:table-cell office:value-type="float" office:value="3023951" calcext:value-type="float">
            <text:p>3023951</text:p>
          </table:table-cell>
          <table:table-cell table:number-columns-repeated="2"/>
          <table:table-cell office:value-type="float" office:value="2708031" calcext:value-type="float">
            <text:p>2708031</text:p>
          </table:table-cell>
          <table:table-cell table:number-columns-repeated="2"/>
          <table:table-cell office:value-type="float" office:value="2880492" calcext:value-type="float">
            <text:p>2880492</text:p>
          </table:table-cell>
          <table:table-cell table:number-columns-repeated="2"/>
          <table:table-cell office:value-type="float" office:value="303472" calcext:value-type="float">
            <text:p>303472</text:p>
          </table:table-cell>
          <table:table-cell table:number-columns-repeated="2"/>
          <table:table-cell office:value-type="float" office:value="305040" calcext:value-type="float">
            <text:p>305040</text:p>
          </table:table-cell>
          <table:table-cell/>
          <table:table-cell office:value-type="float" office:value="2003178" calcext:value-type="float">
            <text:p>2003178</text:p>
          </table:table-cell>
          <table:table-cell/>
          <table:table-cell office:value-type="float" office:value="2057126" calcext:value-type="float">
            <text:p>2057126</text:p>
          </table:table-cell>
          <table:table-cell table:number-columns-repeated="34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13729" calcext:value-type="float">
            <text:p>213729</text:p>
          </table:table-cell>
          <table:table-cell table:number-columns-repeated="2"/>
          <table:table-cell office:value-type="float" office:value="316984" calcext:value-type="float">
            <text:p>316984</text:p>
          </table:table-cell>
          <table:table-cell table:number-columns-repeated="2"/>
          <table:table-cell office:value-type="float" office:value="410571" calcext:value-type="float">
            <text:p>410571</text:p>
          </table:table-cell>
          <table:table-cell table:number-columns-repeated="2"/>
          <table:table-cell office:value-type="float" office:value="419984" calcext:value-type="float">
            <text:p>419984</text:p>
          </table:table-cell>
          <table:table-cell table:number-columns-repeated="2"/>
          <table:table-cell office:value-type="float" office:value="183702" calcext:value-type="float">
            <text:p>183702</text:p>
          </table:table-cell>
          <table:table-cell table:number-columns-repeated="2"/>
          <table:table-cell office:value-type="float" office:value="135972" calcext:value-type="float">
            <text:p>135972</text:p>
          </table:table-cell>
          <table:table-cell table:number-columns-repeated="2"/>
          <table:table-cell office:value-type="float" office:value="232518" calcext:value-type="float">
            <text:p>232518</text:p>
          </table:table-cell>
          <table:table-cell table:number-columns-repeated="2"/>
          <table:table-cell office:value-type="float" office:value="4434474" calcext:value-type="float">
            <text:p>4434474</text:p>
          </table:table-cell>
          <table:table-cell table:number-columns-repeated="3"/>
          <table:table-cell office:value-type="float" office:value="403929" calcext:value-type="float">
            <text:p>403929</text:p>
          </table:table-cell>
          <table:table-cell table:number-columns-repeated="2"/>
          <table:table-cell office:value-type="float" office:value="109503" calcext:value-type="float">
            <text:p>109503</text:p>
          </table:table-cell>
          <table:table-cell table:number-columns-repeated="2"/>
          <table:table-cell office:value-type="float" office:value="285399" calcext:value-type="float">
            <text:p>285399</text:p>
          </table:table-cell>
          <table:table-cell table:number-columns-repeated="2"/>
          <table:table-cell office:value-type="float" office:value="415529" calcext:value-type="float">
            <text:p>415529</text:p>
          </table:table-cell>
          <table:table-cell table:number-columns-repeated="2"/>
          <table:table-cell office:value-type="float" office:value="416794" calcext:value-type="float">
            <text:p>416794</text:p>
          </table:table-cell>
          <table:table-cell table:number-columns-repeated="24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70430" calcext:value-type="float">
            <text:p>170430</text:p>
          </table:table-cell>
          <table:table-cell table:number-columns-repeated="2"/>
          <table:table-cell office:value-type="float" office:value="266712" calcext:value-type="float">
            <text:p>266712</text:p>
          </table:table-cell>
          <table:table-cell table:number-columns-repeated="2"/>
          <table:table-cell office:value-type="float" office:value="469368" calcext:value-type="float">
            <text:p>469368</text:p>
          </table:table-cell>
          <table:table-cell table:number-columns-repeated="2"/>
          <table:table-cell office:value-type="float" office:value="516990" calcext:value-type="float">
            <text:p>516990</text:p>
          </table:table-cell>
          <table:table-cell table:number-columns-repeated="2"/>
          <table:table-cell office:value-type="float" office:value="357518" calcext:value-type="float">
            <text:p>357518</text:p>
          </table:table-cell>
          <table:table-cell table:number-columns-repeated="2"/>
          <table:table-cell office:value-type="float" office:value="211577" calcext:value-type="float">
            <text:p>211577</text:p>
          </table:table-cell>
          <table:table-cell table:number-columns-repeated="2"/>
          <table:table-cell office:value-type="float" office:value="459198" calcext:value-type="float">
            <text:p>459198</text:p>
          </table:table-cell>
          <table:table-cell table:number-columns-repeated="2"/>
          <table:table-cell office:value-type="float" office:value="4762713" calcext:value-type="float">
            <text:p>4762713</text:p>
          </table:table-cell>
          <table:table-cell table:number-columns-repeated="3"/>
          <table:table-cell office:value-type="float" office:value="555393" calcext:value-type="float">
            <text:p>555393</text:p>
          </table:table-cell>
          <table:table-cell table:number-columns-repeated="2"/>
          <table:table-cell office:value-type="float" office:value="176996" calcext:value-type="float">
            <text:p>176996</text:p>
          </table:table-cell>
          <table:table-cell table:number-columns-repeated="2"/>
          <table:table-cell office:value-type="float" office:value="279111" calcext:value-type="float">
            <text:p>279111</text:p>
          </table:table-cell>
          <table:table-cell table:number-columns-repeated="2"/>
          <table:table-cell office:value-type="float" office:value="521004" calcext:value-type="float">
            <text:p>521004</text:p>
          </table:table-cell>
          <table:table-cell table:number-columns-repeated="2"/>
          <table:table-cell office:value-type="float" office:value="517209" calcext:value-type="float">
            <text:p>517209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17352" calcext:value-type="float">
            <text:p>117352</text:p>
          </table:table-cell>
          <table:table-cell table:number-columns-repeated="2"/>
          <table:table-cell office:value-type="float" office:value="224371" calcext:value-type="float">
            <text:p>224371</text:p>
          </table:table-cell>
          <table:table-cell table:number-columns-repeated="2"/>
          <table:table-cell office:value-type="float" office:value="606319" calcext:value-type="float">
            <text:p>606319</text:p>
          </table:table-cell>
          <table:table-cell table:number-columns-repeated="2"/>
          <table:table-cell office:value-type="float" office:value="619352" calcext:value-type="float">
            <text:p>619352</text:p>
          </table:table-cell>
          <table:table-cell table:number-columns-repeated="2"/>
          <table:table-cell office:value-type="float" office:value="459346" calcext:value-type="float">
            <text:p>459346</text:p>
          </table:table-cell>
          <table:table-cell table:number-columns-repeated="2"/>
          <table:table-cell office:value-type="float" office:value="169192" calcext:value-type="float">
            <text:p>169192</text:p>
          </table:table-cell>
          <table:table-cell table:number-columns-repeated="2"/>
          <table:table-cell office:value-type="float" office:value="422434" calcext:value-type="float">
            <text:p>422434</text:p>
          </table:table-cell>
          <table:table-cell table:number-columns-repeated="2"/>
          <table:table-cell office:value-type="float" office:value="6148770" calcext:value-type="float">
            <text:p>6148770</text:p>
          </table:table-cell>
          <table:table-cell table:number-columns-repeated="3"/>
          <table:table-cell office:value-type="float" office:value="267169" calcext:value-type="float">
            <text:p>267169</text:p>
          </table:table-cell>
          <table:table-cell table:number-columns-repeated="2"/>
          <table:table-cell office:value-type="float" office:value="213543" calcext:value-type="float">
            <text:p>213543</text:p>
          </table:table-cell>
          <table:table-cell table:number-columns-repeated="2"/>
          <table:table-cell office:value-type="float" office:value="269735" calcext:value-type="float">
            <text:p>269735</text:p>
          </table:table-cell>
          <table:table-cell table:number-columns-repeated="2"/>
          <table:table-cell office:value-type="float" office:value="524115" calcext:value-type="float">
            <text:p>524115</text:p>
          </table:table-cell>
          <table:table-cell table:number-columns-repeated="2"/>
          <table:table-cell office:value-type="float" office:value="550156" calcext:value-type="float">
            <text:p>550156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264604" calcext:value-type="float">
            <text:p>264604</text:p>
          </table:table-cell>
          <table:table-cell table:number-columns-repeated="2"/>
          <table:table-cell office:value-type="float" office:value="334742" calcext:value-type="float">
            <text:p>334742</text:p>
          </table:table-cell>
          <table:table-cell table:number-columns-repeated="2"/>
          <table:table-cell office:value-type="float" office:value="642713" calcext:value-type="float">
            <text:p>642713</text:p>
          </table:table-cell>
          <table:table-cell table:number-columns-repeated="2"/>
          <table:table-cell office:value-type="float" office:value="650404" calcext:value-type="float">
            <text:p>650404</text:p>
          </table:table-cell>
          <table:table-cell table:number-columns-repeated="2"/>
          <table:table-cell office:value-type="float" office:value="506923" calcext:value-type="float">
            <text:p>506923</text:p>
          </table:table-cell>
          <table:table-cell table:number-columns-repeated="2"/>
          <table:table-cell office:value-type="float" office:value="194991" calcext:value-type="float">
            <text:p>194991</text:p>
          </table:table-cell>
          <table:table-cell table:number-columns-repeated="2"/>
          <table:table-cell office:value-type="float" office:value="615724" calcext:value-type="float">
            <text:p>615724</text:p>
          </table:table-cell>
          <table:table-cell table:number-columns-repeated="2"/>
          <table:table-cell office:value-type="float" office:value="6322411" calcext:value-type="float">
            <text:p>6322411</text:p>
          </table:table-cell>
          <table:table-cell table:number-columns-repeated="3"/>
          <table:table-cell office:value-type="float" office:value="703685" calcext:value-type="float">
            <text:p>703685</text:p>
          </table:table-cell>
          <table:table-cell table:number-columns-repeated="2"/>
          <table:table-cell office:value-type="float" office:value="166242" calcext:value-type="float">
            <text:p>166242</text:p>
          </table:table-cell>
          <table:table-cell table:number-columns-repeated="2"/>
          <table:table-cell office:value-type="float" office:value="260323" calcext:value-type="float">
            <text:p>260323</text:p>
          </table:table-cell>
          <table:table-cell table:number-columns-repeated="2"/>
          <table:table-cell office:value-type="float" office:value="634719" calcext:value-type="float">
            <text:p>634719</text:p>
          </table:table-cell>
          <table:table-cell table:number-columns-repeated="2"/>
          <table:table-cell office:value-type="float" office:value="611663" calcext:value-type="float">
            <text:p>611663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283259" calcext:value-type="float">
            <text:p>283259</text:p>
          </table:table-cell>
          <table:table-cell table:number-columns-repeated="2"/>
          <table:table-cell office:value-type="float" office:value="307240" calcext:value-type="float">
            <text:p>307240</text:p>
          </table:table-cell>
          <table:table-cell table:number-columns-repeated="2"/>
          <table:table-cell office:value-type="float" office:value="678264" calcext:value-type="float">
            <text:p>678264</text:p>
          </table:table-cell>
          <table:table-cell table:number-columns-repeated="2"/>
          <table:table-cell office:value-type="float" office:value="705373" calcext:value-type="float">
            <text:p>705373</text:p>
          </table:table-cell>
          <table:table-cell table:number-columns-repeated="2"/>
          <table:table-cell office:value-type="float" office:value="729212" calcext:value-type="float">
            <text:p>729212</text:p>
          </table:table-cell>
          <table:table-cell table:number-columns-repeated="2"/>
          <table:table-cell office:value-type="float" office:value="365768" calcext:value-type="float">
            <text:p>365768</text:p>
          </table:table-cell>
          <table:table-cell table:number-columns-repeated="2"/>
          <table:table-cell office:value-type="float" office:value="747630" calcext:value-type="float">
            <text:p>747630</text:p>
          </table:table-cell>
          <table:table-cell/>
          <table:table-cell office:value-type="float" office:value="10130067" calcext:value-type="float">
            <text:p>10130067</text:p>
          </table:table-cell>
          <table:table-cell table:number-columns-repeated="3"/>
          <table:table-cell office:value-type="float" office:value="886608" calcext:value-type="float">
            <text:p>886608</text:p>
          </table:table-cell>
          <table:table-cell table:number-columns-repeated="2"/>
          <table:table-cell office:value-type="float" office:value="248001" calcext:value-type="float">
            <text:p>248001</text:p>
          </table:table-cell>
          <table:table-cell table:number-columns-repeated="2"/>
          <table:table-cell office:value-type="float" office:value="325038" calcext:value-type="float">
            <text:p>325038</text:p>
          </table:table-cell>
          <table:table-cell table:number-columns-repeated="2"/>
          <table:table-cell office:value-type="float" office:value="710928" calcext:value-type="float">
            <text:p>710928</text:p>
          </table:table-cell>
          <table:table-cell table:number-columns-repeated="2"/>
          <table:table-cell office:value-type="float" office:value="713504" calcext:value-type="float">
            <text:p>713504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265741" calcext:value-type="float">
            <text:p>265741</text:p>
          </table:table-cell>
          <table:table-cell table:number-columns-repeated="2"/>
          <table:table-cell office:value-type="float" office:value="294073" calcext:value-type="float">
            <text:p>294073</text:p>
          </table:table-cell>
          <table:table-cell table:number-columns-repeated="2"/>
          <table:table-cell office:value-type="float" office:value="699687" calcext:value-type="float">
            <text:p>699687</text:p>
          </table:table-cell>
          <table:table-cell table:number-columns-repeated="2"/>
          <table:table-cell office:value-type="float" office:value="698982" calcext:value-type="float">
            <text:p>698982</text:p>
          </table:table-cell>
          <table:table-cell table:number-columns-repeated="2"/>
          <table:table-cell office:value-type="float" office:value="794443" calcext:value-type="float">
            <text:p>794443</text:p>
          </table:table-cell>
          <table:table-cell table:number-columns-repeated="2"/>
          <table:table-cell office:value-type="float" office:value="320871" calcext:value-type="float">
            <text:p>320871</text:p>
          </table:table-cell>
          <table:table-cell table:number-columns-repeated="2"/>
          <table:table-cell office:value-type="float" office:value="843966" calcext:value-type="float">
            <text:p>843966</text:p>
          </table:table-cell>
          <table:table-cell/>
          <table:table-cell office:value-type="float" office:value="10783403" calcext:value-type="float">
            <text:p>10783403</text:p>
          </table:table-cell>
          <table:table-cell table:number-columns-repeated="3"/>
          <table:table-cell office:value-type="float" office:value="904624" calcext:value-type="float">
            <text:p>904624</text:p>
          </table:table-cell>
          <table:table-cell table:number-columns-repeated="2"/>
          <table:table-cell office:value-type="float" office:value="361659" calcext:value-type="float">
            <text:p>361659</text:p>
          </table:table-cell>
          <table:table-cell table:number-columns-repeated="2"/>
          <table:table-cell office:value-type="float" office:value="294813" calcext:value-type="float">
            <text:p>294813</text:p>
          </table:table-cell>
          <table:table-cell table:number-columns-repeated="2"/>
          <table:table-cell office:value-type="float" office:value="627258" calcext:value-type="float">
            <text:p>627258</text:p>
          </table:table-cell>
          <table:table-cell table:number-columns-repeated="2"/>
          <table:table-cell office:value-type="float" office:value="613784" calcext:value-type="float">
            <text:p>613784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295170" calcext:value-type="float">
            <text:p>295170</text:p>
          </table:table-cell>
          <table:table-cell table:number-columns-repeated="2"/>
          <table:table-cell office:value-type="float" office:value="277094" calcext:value-type="float">
            <text:p>277094</text:p>
          </table:table-cell>
          <table:table-cell table:number-columns-repeated="2"/>
          <table:table-cell office:value-type="float" office:value="591252" calcext:value-type="float">
            <text:p>591252</text:p>
          </table:table-cell>
          <table:table-cell table:number-columns-repeated="2"/>
          <table:table-cell office:value-type="float" office:value="607997" calcext:value-type="float">
            <text:p>607997</text:p>
          </table:table-cell>
          <table:table-cell table:number-columns-repeated="2"/>
          <table:table-cell office:value-type="float" office:value="813871" calcext:value-type="float">
            <text:p>813871</text:p>
          </table:table-cell>
          <table:table-cell table:number-columns-repeated="2"/>
          <table:table-cell office:value-type="float" office:value="361452" calcext:value-type="float">
            <text:p>361452</text:p>
          </table:table-cell>
          <table:table-cell table:number-columns-repeated="2"/>
          <table:table-cell office:value-type="float" office:value="986141" calcext:value-type="float">
            <text:p>986141</text:p>
          </table:table-cell>
          <table:table-cell table:number-columns-repeated="2"/>
          <table:table-cell office:value-type="float" office:value="3064350" calcext:value-type="float">
            <text:p>3064350</text:p>
          </table:table-cell>
          <table:table-cell table:number-columns-repeated="2"/>
          <table:table-cell office:value-type="float" office:value="1007343" calcext:value-type="float">
            <text:p>1007343</text:p>
          </table:table-cell>
          <table:table-cell table:number-columns-repeated="2"/>
          <table:table-cell office:value-type="float" office:value="275183" calcext:value-type="float">
            <text:p>275183</text:p>
          </table:table-cell>
          <table:table-cell table:number-columns-repeated="2"/>
          <table:table-cell office:value-type="float" office:value="341437" calcext:value-type="float">
            <text:p>341437</text:p>
          </table:table-cell>
          <table:table-cell table:number-columns-repeated="2"/>
          <table:table-cell office:value-type="float" office:value="543115" calcext:value-type="float">
            <text:p>543115</text:p>
          </table:table-cell>
          <table:table-cell table:number-columns-repeated="2"/>
          <table:table-cell office:value-type="float" office:value="626034" calcext:value-type="float">
            <text:p>626034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347791" calcext:value-type="float">
            <text:p>347791</text:p>
          </table:table-cell>
          <table:table-cell table:number-columns-repeated="2"/>
          <table:table-cell office:value-type="float" office:value="285918" calcext:value-type="float">
            <text:p>285918</text:p>
          </table:table-cell>
          <table:table-cell table:number-columns-repeated="2"/>
          <table:table-cell office:value-type="float" office:value="654029" calcext:value-type="float">
            <text:p>654029</text:p>
          </table:table-cell>
          <table:table-cell table:number-columns-repeated="2"/>
          <table:table-cell office:value-type="float" office:value="649146" calcext:value-type="float">
            <text:p>649146</text:p>
          </table:table-cell>
          <table:table-cell table:number-columns-repeated="2"/>
          <table:table-cell office:value-type="float" office:value="717589" calcext:value-type="float">
            <text:p>717589</text:p>
          </table:table-cell>
          <table:table-cell table:number-columns-repeated="2"/>
          <table:table-cell office:value-type="float" office:value="303890" calcext:value-type="float">
            <text:p>303890</text:p>
          </table:table-cell>
          <table:table-cell table:number-columns-repeated="2"/>
          <table:table-cell office:value-type="float" office:value="947604" calcext:value-type="float">
            <text:p>947604</text:p>
          </table:table-cell>
          <table:table-cell table:number-columns-repeated="2"/>
          <table:table-cell office:value-type="float" office:value="2867837" calcext:value-type="float">
            <text:p>2867837</text:p>
          </table:table-cell>
          <table:table-cell table:number-columns-repeated="3"/>
          <table:table-cell office:value-type="float" office:value="901334" calcext:value-type="float">
            <text:p>901334</text:p>
          </table:table-cell>
          <table:table-cell table:number-columns-repeated="2"/>
          <table:table-cell office:value-type="float" office:value="236052" calcext:value-type="float">
            <text:p>236052</text:p>
          </table:table-cell>
          <table:table-cell table:number-columns-repeated="2"/>
          <table:table-cell office:value-type="float" office:value="274259" calcext:value-type="float">
            <text:p>274259</text:p>
          </table:table-cell>
          <table:table-cell table:number-columns-repeated="2"/>
          <table:table-cell office:value-type="float" office:value="597138" calcext:value-type="float">
            <text:p>597138</text:p>
          </table:table-cell>
          <table:table-cell table:number-columns-repeated="2"/>
          <table:table-cell office:value-type="float" office:value="637124" calcext:value-type="float">
            <text:p>637124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355576" calcext:value-type="float">
            <text:p>355576</text:p>
          </table:table-cell>
          <table:table-cell table:number-columns-repeated="2"/>
          <table:table-cell office:value-type="float" office:value="268727" calcext:value-type="float">
            <text:p>268727</text:p>
          </table:table-cell>
          <table:table-cell table:number-columns-repeated="2"/>
          <table:table-cell office:value-type="float" office:value="650483" calcext:value-type="float">
            <text:p>650483</text:p>
          </table:table-cell>
          <table:table-cell table:number-columns-repeated="2"/>
          <table:table-cell office:value-type="float" office:value="646352" calcext:value-type="float">
            <text:p>646352</text:p>
          </table:table-cell>
          <table:table-cell table:number-columns-repeated="2"/>
          <table:table-cell office:value-type="float" office:value="747530" calcext:value-type="float">
            <text:p>747530</text:p>
          </table:table-cell>
          <table:table-cell table:number-columns-repeated="2"/>
          <table:table-cell office:value-type="float" office:value="344877" calcext:value-type="float">
            <text:p>344877</text:p>
          </table:table-cell>
          <table:table-cell table:number-columns-repeated="2"/>
          <table:table-cell office:value-type="float" office:value="950470" calcext:value-type="float">
            <text:p>950470</text:p>
          </table:table-cell>
          <table:table-cell table:number-columns-repeated="2"/>
          <table:table-cell office:value-type="float" office:value="2623595" calcext:value-type="float">
            <text:p>2623595</text:p>
          </table:table-cell>
          <table:table-cell table:number-columns-repeated="3"/>
          <table:table-cell office:value-type="float" office:value="837294" calcext:value-type="float">
            <text:p>837294</text:p>
          </table:table-cell>
          <table:table-cell table:number-columns-repeated="2"/>
          <table:table-cell office:value-type="float" office:value="245388" calcext:value-type="float">
            <text:p>245388</text:p>
          </table:table-cell>
          <table:table-cell table:number-columns-repeated="2"/>
          <table:table-cell office:value-type="float" office:value="287017" calcext:value-type="float">
            <text:p>287017</text:p>
          </table:table-cell>
          <table:table-cell table:number-columns-repeated="2"/>
          <table:table-cell office:value-type="float" office:value="617766" calcext:value-type="float">
            <text:p>617766</text:p>
          </table:table-cell>
          <table:table-cell table:number-columns-repeated="2"/>
          <table:table-cell office:value-type="float" office:value="614399" calcext:value-type="float">
            <text:p>614399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49510" calcext:value-type="float">
            <text:p>249510</text:p>
          </table:table-cell>
          <table:table-cell table:number-columns-repeated="2"/>
          <table:table-cell office:value-type="float" office:value="248831" calcext:value-type="float">
            <text:p>248831</text:p>
          </table:table-cell>
          <table:table-cell table:number-columns-repeated="2"/>
          <table:table-cell office:value-type="float" office:value="414956" calcext:value-type="float">
            <text:p>414956</text:p>
          </table:table-cell>
          <table:table-cell table:number-columns-repeated="2"/>
          <table:table-cell office:value-type="float" office:value="419607" calcext:value-type="float">
            <text:p>419607</text:p>
          </table:table-cell>
          <table:table-cell table:number-columns-repeated="2"/>
          <table:table-cell office:value-type="float" office:value="158919" calcext:value-type="float">
            <text:p>158919</text:p>
          </table:table-cell>
          <table:table-cell table:number-columns-repeated="2"/>
          <table:table-cell office:value-type="float" office:value="151112" calcext:value-type="float">
            <text:p>151112</text:p>
          </table:table-cell>
          <table:table-cell table:number-columns-repeated="2"/>
          <table:table-cell office:value-type="float" office:value="213330" calcext:value-type="float">
            <text:p>213330</text:p>
          </table:table-cell>
          <table:table-cell table:number-columns-repeated="2"/>
          <table:table-cell office:value-type="float" office:value="4061146" calcext:value-type="float">
            <text:p>4061146</text:p>
          </table:table-cell>
          <table:table-cell table:number-columns-repeated="3"/>
          <table:table-cell office:value-type="float" office:value="248631" calcext:value-type="float">
            <text:p>248631</text:p>
          </table:table-cell>
          <table:table-cell table:number-columns-repeated="2"/>
          <table:table-cell office:value-type="float" office:value="236021" calcext:value-type="float">
            <text:p>236021</text:p>
          </table:table-cell>
          <table:table-cell table:number-columns-repeated="2"/>
          <table:table-cell office:value-type="float" office:value="273348" calcext:value-type="float">
            <text:p>273348</text:p>
          </table:table-cell>
          <table:table-cell table:number-columns-repeated="2"/>
          <table:table-cell office:value-type="float" office:value="413673" calcext:value-type="float">
            <text:p>413673</text:p>
          </table:table-cell>
          <table:table-cell table:number-columns-repeated="2"/>
          <table:table-cell office:value-type="float" office:value="414255" calcext:value-type="float">
            <text:p>414255</text:p>
          </table:table-cell>
          <table:table-cell table:number-columns-repeated="24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89761" calcext:value-type="float">
            <text:p>189761</text:p>
          </table:table-cell>
          <table:table-cell table:number-columns-repeated="2"/>
          <table:table-cell office:value-type="float" office:value="224573" calcext:value-type="float">
            <text:p>224573</text:p>
          </table:table-cell>
          <table:table-cell table:number-columns-repeated="2"/>
          <table:table-cell office:value-type="float" office:value="531531" calcext:value-type="float">
            <text:p>531531</text:p>
          </table:table-cell>
          <table:table-cell table:number-columns-repeated="2"/>
          <table:table-cell office:value-type="float" office:value="525561" calcext:value-type="float">
            <text:p>525561</text:p>
          </table:table-cell>
          <table:table-cell table:number-columns-repeated="2"/>
          <table:table-cell office:value-type="float" office:value="237718" calcext:value-type="float">
            <text:p>237718</text:p>
          </table:table-cell>
          <table:table-cell table:number-columns-repeated="2"/>
          <table:table-cell office:value-type="float" office:value="146963" calcext:value-type="float">
            <text:p>146963</text:p>
          </table:table-cell>
          <table:table-cell table:number-columns-repeated="2"/>
          <table:table-cell office:value-type="float" office:value="311039" calcext:value-type="float">
            <text:p>311039</text:p>
          </table:table-cell>
          <table:table-cell table:number-columns-repeated="2"/>
          <table:table-cell office:value-type="float" office:value="6094297" calcext:value-type="float">
            <text:p>6094297</text:p>
          </table:table-cell>
          <table:table-cell table:number-columns-repeated="3"/>
          <table:table-cell office:value-type="float" office:value="358203" calcext:value-type="float">
            <text:p>358203</text:p>
          </table:table-cell>
          <table:table-cell table:number-columns-repeated="2"/>
          <table:table-cell office:value-type="float" office:value="283645" calcext:value-type="float">
            <text:p>283645</text:p>
          </table:table-cell>
          <table:table-cell table:number-columns-repeated="2"/>
          <table:table-cell office:value-type="float" office:value="272055" calcext:value-type="float">
            <text:p>272055</text:p>
          </table:table-cell>
          <table:table-cell table:number-columns-repeated="2"/>
          <table:table-cell office:value-type="float" office:value="487943" calcext:value-type="float">
            <text:p>487943</text:p>
          </table:table-cell>
          <table:table-cell table:number-columns-repeated="2"/>
          <table:table-cell office:value-type="float" office:value="512191" calcext:value-type="float">
            <text:p>512191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99168" calcext:value-type="float">
            <text:p>299168</text:p>
          </table:table-cell>
          <table:table-cell table:number-columns-repeated="2"/>
          <table:table-cell office:value-type="float" office:value="322755" calcext:value-type="float">
            <text:p>322755</text:p>
          </table:table-cell>
          <table:table-cell table:number-columns-repeated="2"/>
          <table:table-cell office:value-type="float" office:value="596714" calcext:value-type="float">
            <text:p>596714</text:p>
          </table:table-cell>
          <table:table-cell table:number-columns-repeated="2"/>
          <table:table-cell office:value-type="float" office:value="596359" calcext:value-type="float">
            <text:p>596359</text:p>
          </table:table-cell>
          <table:table-cell table:number-columns-repeated="2"/>
          <table:table-cell office:value-type="float" office:value="293889" calcext:value-type="float">
            <text:p>293889</text:p>
          </table:table-cell>
          <table:table-cell table:number-columns-repeated="2"/>
          <table:table-cell office:value-type="float" office:value="240044" calcext:value-type="float">
            <text:p>240044</text:p>
          </table:table-cell>
          <table:table-cell table:number-columns-repeated="2"/>
          <table:table-cell office:value-type="float" office:value="339914" calcext:value-type="float">
            <text:p>339914</text:p>
          </table:table-cell>
          <table:table-cell table:number-columns-repeated="2"/>
          <table:table-cell office:value-type="float" office:value="7416176" calcext:value-type="float">
            <text:p>7416176</text:p>
          </table:table-cell>
          <table:table-cell table:number-columns-repeated="3"/>
          <table:table-cell office:value-type="float" office:value="414994" calcext:value-type="float">
            <text:p>414994</text:p>
          </table:table-cell>
          <table:table-cell table:number-columns-repeated="2"/>
          <table:table-cell office:value-type="float" office:value="282054" calcext:value-type="float">
            <text:p>282054</text:p>
          </table:table-cell>
          <table:table-cell table:number-columns-repeated="2"/>
          <table:table-cell office:value-type="float" office:value="296486" calcext:value-type="float">
            <text:p>296486</text:p>
          </table:table-cell>
          <table:table-cell table:number-columns-repeated="2"/>
          <table:table-cell office:value-type="float" office:value="573716" calcext:value-type="float">
            <text:p>573716</text:p>
          </table:table-cell>
          <table:table-cell table:number-columns-repeated="2"/>
          <table:table-cell office:value-type="float" office:value="580553" calcext:value-type="float">
            <text:p>580553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318739" calcext:value-type="float">
            <text:p>318739</text:p>
          </table:table-cell>
          <table:table-cell table:number-columns-repeated="2"/>
          <table:table-cell office:value-type="float" office:value="319454" calcext:value-type="float">
            <text:p>319454</text:p>
          </table:table-cell>
          <table:table-cell table:number-columns-repeated="2"/>
          <table:table-cell office:value-type="float" office:value="628208" calcext:value-type="float">
            <text:p>628208</text:p>
          </table:table-cell>
          <table:table-cell table:number-columns-repeated="2"/>
          <table:table-cell office:value-type="float" office:value="624416" calcext:value-type="float">
            <text:p>624416</text:p>
          </table:table-cell>
          <table:table-cell table:number-columns-repeated="2"/>
          <table:table-cell office:value-type="float" office:value="382223" calcext:value-type="float">
            <text:p>382223</text:p>
          </table:table-cell>
          <table:table-cell table:number-columns-repeated="2"/>
          <table:table-cell office:value-type="float" office:value="247268" calcext:value-type="float">
            <text:p>247268</text:p>
          </table:table-cell>
          <table:table-cell table:number-columns-repeated="2"/>
          <table:table-cell office:value-type="float" office:value="444744" calcext:value-type="float">
            <text:p>444744</text:p>
          </table:table-cell>
          <table:table-cell table:number-columns-repeated="2"/>
          <table:table-cell office:value-type="float" office:value="8967748" calcext:value-type="float">
            <text:p>8967748</text:p>
          </table:table-cell>
          <table:table-cell table:number-columns-repeated="3"/>
          <table:table-cell office:value-type="float" office:value="520442" calcext:value-type="float">
            <text:p>520442</text:p>
          </table:table-cell>
          <table:table-cell table:number-columns-repeated="2"/>
          <table:table-cell office:value-type="float" office:value="337147" calcext:value-type="float">
            <text:p>337147</text:p>
          </table:table-cell>
          <table:table-cell table:number-columns-repeated="2"/>
          <table:table-cell office:value-type="float" office:value="351742" calcext:value-type="float">
            <text:p>351742</text:p>
          </table:table-cell>
          <table:table-cell table:number-columns-repeated="2"/>
          <table:table-cell office:value-type="float" office:value="634322" calcext:value-type="float">
            <text:p>634322</text:p>
          </table:table-cell>
          <table:table-cell table:number-columns-repeated="2"/>
          <table:table-cell office:value-type="float" office:value="633959" calcext:value-type="float">
            <text:p>633959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315570" calcext:value-type="float">
            <text:p>315570</text:p>
          </table:table-cell>
          <table:table-cell table:number-columns-repeated="2"/>
          <table:table-cell office:value-type="float" office:value="394978" calcext:value-type="float">
            <text:p>394978</text:p>
          </table:table-cell>
          <table:table-cell table:number-columns-repeated="2"/>
          <table:table-cell office:value-type="float" office:value="675249" calcext:value-type="float">
            <text:p>675249</text:p>
          </table:table-cell>
          <table:table-cell table:number-columns-repeated="2"/>
          <table:table-cell office:value-type="float" office:value="630880" calcext:value-type="float">
            <text:p>630880</text:p>
          </table:table-cell>
          <table:table-cell table:number-columns-repeated="2"/>
          <table:table-cell office:value-type="float" office:value="477285" calcext:value-type="float">
            <text:p>477285</text:p>
          </table:table-cell>
          <table:table-cell table:number-columns-repeated="2"/>
          <table:table-cell office:value-type="float" office:value="261687" calcext:value-type="float">
            <text:p>261687</text:p>
          </table:table-cell>
          <table:table-cell table:number-columns-repeated="2"/>
          <table:table-cell office:value-type="float" office:value="380760" calcext:value-type="float">
            <text:p>380760</text:p>
          </table:table-cell>
          <table:table-cell table:number-columns-repeated="2"/>
          <table:table-cell office:value-type="float" office:value="9821704" calcext:value-type="float">
            <text:p>9821704</text:p>
          </table:table-cell>
          <table:table-cell table:number-columns-repeated="3"/>
          <table:table-cell office:value-type="float" office:value="645733" calcext:value-type="float">
            <text:p>645733</text:p>
          </table:table-cell>
          <table:table-cell table:number-columns-repeated="2"/>
          <table:table-cell office:value-type="float" office:value="485540" calcext:value-type="float">
            <text:p>485540</text:p>
          </table:table-cell>
          <table:table-cell table:number-columns-repeated="2"/>
          <table:table-cell office:value-type="float" office:value="364420" calcext:value-type="float">
            <text:p>364420</text:p>
          </table:table-cell>
          <table:table-cell table:number-columns-repeated="2"/>
          <table:table-cell office:value-type="float" office:value="707995" calcext:value-type="float">
            <text:p>707995</text:p>
          </table:table-cell>
          <table:table-cell table:number-columns-repeated="2"/>
          <table:table-cell office:value-type="float" office:value="695388" calcext:value-type="float">
            <text:p>695388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270300" calcext:value-type="float">
            <text:p>270300</text:p>
          </table:table-cell>
          <table:table-cell table:number-columns-repeated="2"/>
          <table:table-cell office:value-type="float" office:value="289717" calcext:value-type="float">
            <text:p>289717</text:p>
          </table:table-cell>
          <table:table-cell table:number-columns-repeated="2"/>
          <table:table-cell office:value-type="float" office:value="706517" calcext:value-type="float">
            <text:p>706517</text:p>
          </table:table-cell>
          <table:table-cell table:number-columns-repeated="2"/>
          <table:table-cell office:value-type="float" office:value="685282" calcext:value-type="float">
            <text:p>685282</text:p>
          </table:table-cell>
          <table:table-cell table:number-columns-repeated="2"/>
          <table:table-cell office:value-type="float" office:value="543339" calcext:value-type="float">
            <text:p>543339</text:p>
          </table:table-cell>
          <table:table-cell table:number-columns-repeated="2"/>
          <table:table-cell office:value-type="float" office:value="324502" calcext:value-type="float">
            <text:p>324502</text:p>
          </table:table-cell>
          <table:table-cell table:number-columns-repeated="2"/>
          <table:table-cell office:value-type="float" office:value="578290" calcext:value-type="float">
            <text:p>578290</text:p>
          </table:table-cell>
          <table:table-cell/>
          <table:table-cell office:value-type="float" office:value="10505976" calcext:value-type="float">
            <text:p>10505976</text:p>
          </table:table-cell>
          <table:table-cell table:number-columns-repeated="3"/>
          <table:table-cell office:value-type="float" office:value="840795" calcext:value-type="float">
            <text:p>840795</text:p>
          </table:table-cell>
          <table:table-cell table:number-columns-repeated="2"/>
          <table:table-cell office:value-type="float" office:value="350718" calcext:value-type="float">
            <text:p>350718</text:p>
          </table:table-cell>
          <table:table-cell table:number-columns-repeated="2"/>
          <table:table-cell office:value-type="float" office:value="426109" calcext:value-type="float">
            <text:p>426109</text:p>
          </table:table-cell>
          <table:table-cell table:number-columns-repeated="2"/>
          <table:table-cell office:value-type="float" office:value="606667" calcext:value-type="float">
            <text:p>606667</text:p>
          </table:table-cell>
          <table:table-cell table:number-columns-repeated="2"/>
          <table:table-cell office:value-type="float" office:value="642773" calcext:value-type="float">
            <text:p>642773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289784" calcext:value-type="float">
            <text:p>289784</text:p>
          </table:table-cell>
          <table:table-cell table:number-columns-repeated="2"/>
          <table:table-cell office:value-type="float" office:value="371232" calcext:value-type="float">
            <text:p>371232</text:p>
          </table:table-cell>
          <table:table-cell table:number-columns-repeated="2"/>
          <table:table-cell office:value-type="float" office:value="623670" calcext:value-type="float">
            <text:p>623670</text:p>
          </table:table-cell>
          <table:table-cell table:number-columns-repeated="2"/>
          <table:table-cell office:value-type="float" office:value="634031" calcext:value-type="float">
            <text:p>634031</text:p>
          </table:table-cell>
          <table:table-cell table:number-columns-repeated="2"/>
          <table:table-cell office:value-type="float" office:value="599230" calcext:value-type="float">
            <text:p>599230</text:p>
          </table:table-cell>
          <table:table-cell table:number-columns-repeated="2"/>
          <table:table-cell office:value-type="float" office:value="246273" calcext:value-type="float">
            <text:p>246273</text:p>
          </table:table-cell>
          <table:table-cell table:number-columns-repeated="2"/>
          <table:table-cell office:value-type="float" office:value="646649" calcext:value-type="float">
            <text:p>646649</text:p>
          </table:table-cell>
          <table:table-cell table:number-columns-repeated="2"/>
          <table:table-cell office:value-type="float" office:value="3330739" calcext:value-type="float">
            <text:p>3330739</text:p>
          </table:table-cell>
          <table:table-cell table:number-columns-repeated="3"/>
          <table:table-cell office:value-type="float" office:value="819718" calcext:value-type="float">
            <text:p>819718</text:p>
          </table:table-cell>
          <table:table-cell table:number-columns-repeated="2"/>
          <table:table-cell office:value-type="float" office:value="375682" calcext:value-type="float">
            <text:p>375682</text:p>
          </table:table-cell>
          <table:table-cell table:number-columns-repeated="2"/>
          <table:table-cell office:value-type="float" office:value="344723" calcext:value-type="float">
            <text:p>344723</text:p>
          </table:table-cell>
          <table:table-cell table:number-columns-repeated="2"/>
          <table:table-cell office:value-type="float" office:value="635456" calcext:value-type="float">
            <text:p>635456</text:p>
          </table:table-cell>
          <table:table-cell table:number-columns-repeated="2"/>
          <table:table-cell office:value-type="float" office:value="634029" calcext:value-type="float">
            <text:p>634029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350091" calcext:value-type="float">
            <text:p>350091</text:p>
          </table:table-cell>
          <table:table-cell table:number-columns-repeated="2"/>
          <table:table-cell office:value-type="float" office:value="353337" calcext:value-type="float">
            <text:p>353337</text:p>
          </table:table-cell>
          <table:table-cell table:number-columns-repeated="2"/>
          <table:table-cell office:value-type="float" office:value="656645" calcext:value-type="float">
            <text:p>656645</text:p>
          </table:table-cell>
          <table:table-cell table:number-columns-repeated="2"/>
          <table:table-cell office:value-type="float" office:value="652993" calcext:value-type="float">
            <text:p>652993</text:p>
          </table:table-cell>
          <table:table-cell table:number-columns-repeated="2"/>
          <table:table-cell office:value-type="float" office:value="602126" calcext:value-type="float">
            <text:p>602126</text:p>
          </table:table-cell>
          <table:table-cell table:number-columns-repeated="2"/>
          <table:table-cell office:value-type="float" office:value="362178" calcext:value-type="float">
            <text:p>362178</text:p>
          </table:table-cell>
          <table:table-cell table:number-columns-repeated="2"/>
          <table:table-cell office:value-type="float" office:value="734871" calcext:value-type="float">
            <text:p>734871</text:p>
          </table:table-cell>
          <table:table-cell table:number-columns-repeated="2"/>
          <table:table-cell office:value-type="float" office:value="2848323" calcext:value-type="float">
            <text:p>2848323</text:p>
          </table:table-cell>
          <table:table-cell table:number-columns-repeated="3"/>
          <table:table-cell office:value-type="float" office:value="775197" calcext:value-type="float">
            <text:p>775197</text:p>
          </table:table-cell>
          <table:table-cell table:number-columns-repeated="2"/>
          <table:table-cell office:value-type="float" office:value="339259" calcext:value-type="float">
            <text:p>339259</text:p>
          </table:table-cell>
          <table:table-cell table:number-columns-repeated="2"/>
          <table:table-cell office:value-type="float" office:value="525449" calcext:value-type="float">
            <text:p>525449</text:p>
          </table:table-cell>
          <table:table-cell table:number-columns-repeated="2"/>
          <table:table-cell office:value-type="float" office:value="682294" calcext:value-type="float">
            <text:p>682294</text:p>
          </table:table-cell>
          <table:table-cell table:number-columns-repeated="2"/>
          <table:table-cell office:value-type="float" office:value="659338" calcext:value-type="float">
            <text:p>659338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307745" calcext:value-type="float">
            <text:p>307745</text:p>
          </table:table-cell>
          <table:table-cell table:number-columns-repeated="2"/>
          <table:table-cell office:value-type="float" office:value="297617" calcext:value-type="float">
            <text:p>297617</text:p>
          </table:table-cell>
          <table:table-cell table:number-columns-repeated="2"/>
          <table:table-cell office:value-type="float" office:value="691843" calcext:value-type="float">
            <text:p>691843</text:p>
          </table:table-cell>
          <table:table-cell table:number-columns-repeated="2"/>
          <table:table-cell office:value-type="float" office:value="707929" calcext:value-type="float">
            <text:p>707929</text:p>
          </table:table-cell>
          <table:table-cell table:number-columns-repeated="2"/>
          <table:table-cell office:value-type="float" office:value="594943" calcext:value-type="float">
            <text:p>594943</text:p>
          </table:table-cell>
          <table:table-cell table:number-columns-repeated="2"/>
          <table:table-cell office:value-type="float" office:value="318010" calcext:value-type="float">
            <text:p>318010</text:p>
          </table:table-cell>
          <table:table-cell table:number-columns-repeated="2"/>
          <table:table-cell office:value-type="float" office:value="758450" calcext:value-type="float">
            <text:p>758450</text:p>
          </table:table-cell>
          <table:table-cell table:number-columns-repeated="2"/>
          <table:table-cell office:value-type="float" office:value="2704871" calcext:value-type="float">
            <text:p>2704871</text:p>
          </table:table-cell>
          <table:table-cell table:number-columns-repeated="3"/>
          <table:table-cell office:value-type="float" office:value="740440" calcext:value-type="float">
            <text:p>740440</text:p>
          </table:table-cell>
          <table:table-cell table:number-columns-repeated="2"/>
          <table:table-cell office:value-type="float" office:value="273324" calcext:value-type="float">
            <text:p>273324</text:p>
          </table:table-cell>
          <table:table-cell table:number-columns-repeated="2"/>
          <table:table-cell office:value-type="float" office:value="338767" calcext:value-type="float">
            <text:p>338767</text:p>
          </table:table-cell>
          <table:table-cell table:number-columns-repeated="2"/>
          <table:table-cell office:value-type="float" office:value="617407" calcext:value-type="float">
            <text:p>617407</text:p>
          </table:table-cell>
          <table:table-cell table:number-columns-repeated="2"/>
          <table:table-cell office:value-type="float" office:value="600742" calcext:value-type="float">
            <text:p>600742</text:p>
          </table:table-cell>
          <table:table-cell table:number-columns-repeated="27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iozon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omplete.</text:p>
          </table:table-cell>
          <table:table-cell table:number-columns-repeated="77"/>
        </table:table-row>
        <table:table-row table:style-name="ro1">
          <table:table-cell office:value-type="string" calcext:value-type="string">
            <text:p>Exce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below:</text:p>
          </table:table-cell>
          <table:table-cell table:number-columns-repeated="76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Writer report</text:p>
          </table:table-cell>
          <table:table-cell table:number-columns-repeated="79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4096</text:p>
          </table:table-cell>
          <table:table-cell table:style-name="ce1" office:value-type="string" calcext:value-type="string">
            <text:p>8192</text:p>
          </table:table-cell>
          <table:table-cell table:style-name="ce1" office:value-type="string" calcext:value-type="string">
            <text:p>16384</text:p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53"/>
        </table:table-row>
        <table:table-row table:style-name="ro1">
          <table:table-cell table:style-name="ce1" office:value-type="string" calcext:value-type="string">
            <text:p>64</text:p>
          </table:table-cell>
          <table:table-cell office:value-type="float" office:value="197958" calcext:value-type="float">
            <text:p>197958</text:p>
          </table:table-cell>
          <table:table-cell office:value-type="float" office:value="253867" calcext:value-type="float">
            <text:p>253867</text:p>
          </table:table-cell>
          <table:table-cell office:value-type="float" office:value="300328" calcext:value-type="float">
            <text:p>300328</text:p>
          </table:table-cell>
          <table:table-cell office:value-type="float" office:value="281814" calcext:value-type="float">
            <text:p>281814</text:p>
          </table:table-cell>
          <table:table-cell office:value-type="float" office:value="335254" calcext:value-type="float">
            <text:p>335254</text:p>
          </table:table-cell>
          <table:table-cell table:number-columns-repeated="74"/>
        </table:table-row>
        <table:table-row table:style-name="ro1">
          <table:table-cell table:style-name="ce1" office:value-type="string" calcext:value-type="string">
            <text:p>128</text:p>
          </table:table-cell>
          <table:table-cell office:value-type="float" office:value="317460" calcext:value-type="float">
            <text:p>317460</text:p>
          </table:table-cell>
          <table:table-cell office:value-type="float" office:value="394574" calcext:value-type="float">
            <text:p>394574</text:p>
          </table:table-cell>
          <table:table-cell office:value-type="float" office:value="452137" calcext:value-type="float">
            <text:p>452137</text:p>
          </table:table-cell>
          <table:table-cell office:value-type="float" office:value="459935" calcext:value-type="float">
            <text:p>459935</text:p>
          </table:table-cell>
          <table:table-cell office:value-type="float" office:value="672975" calcext:value-type="float">
            <text:p>672975</text:p>
          </table:table-cell>
          <table:table-cell office:value-type="float" office:value="779062" calcext:value-type="float">
            <text:p>779062</text:p>
          </table:table-cell>
          <table:table-cell table:number-columns-repeated="73"/>
        </table:table-row>
        <table:table-row table:style-name="ro1">
          <table:table-cell table:style-name="ce1" office:value-type="string" calcext:value-type="string">
            <text:p>256</text:p>
          </table:table-cell>
          <table:table-cell office:value-type="float" office:value="408815" calcext:value-type="float">
            <text:p>408815</text:p>
          </table:table-cell>
          <table:table-cell office:value-type="float" office:value="550656" calcext:value-type="float">
            <text:p>550656</text:p>
          </table:table-cell>
          <table:table-cell office:value-type="float" office:value="730593" calcext:value-type="float">
            <text:p>730593</text:p>
          </table:table-cell>
          <table:table-cell office:value-type="float" office:value="757172" calcext:value-type="float">
            <text:p>757172</text:p>
          </table:table-cell>
          <table:table-cell office:value-type="float" office:value="996496" calcext:value-type="float">
            <text:p>996496</text:p>
          </table:table-cell>
          <table:table-cell office:value-type="float" office:value="1037277" calcext:value-type="float">
            <text:p>1037277</text:p>
          </table:table-cell>
          <table:table-cell office:value-type="float" office:value="1280000" calcext:value-type="float">
            <text:p>1280000</text:p>
          </table:table-cell>
          <table:table-cell table:number-columns-repeated="72"/>
        </table:table-row>
        <table:table-row table:style-name="ro1">
          <table:table-cell table:style-name="ce1" office:value-type="string" calcext:value-type="string">
            <text:p>512</text:p>
          </table:table-cell>
          <table:table-cell office:value-type="float" office:value="485216" calcext:value-type="float">
            <text:p>485216</text:p>
          </table:table-cell>
          <table:table-cell office:value-type="float" office:value="640801" calcext:value-type="float">
            <text:p>640801</text:p>
          </table:table-cell>
          <table:table-cell office:value-type="float" office:value="934306" calcext:value-type="float">
            <text:p>934306</text:p>
          </table:table-cell>
          <table:table-cell office:value-type="float" office:value="1180267" calcext:value-type="float">
            <text:p>1180267</text:p>
          </table:table-cell>
          <table:table-cell office:value-type="float" office:value="1335071" calcext:value-type="float">
            <text:p>1335071</text:p>
          </table:table-cell>
          <table:table-cell office:value-type="float" office:value="1444287" calcext:value-type="float">
            <text:p>1444287</text:p>
          </table:table-cell>
          <table:table-cell office:value-type="float" office:value="1433370" calcext:value-type="float">
            <text:p>1433370</text:p>
          </table:table-cell>
          <table:table-cell office:value-type="float" office:value="1699303" calcext:value-type="float">
            <text:p>1699303</text:p>
          </table:table-cell>
          <table:table-cell table:number-columns-repeated="71"/>
        </table:table-row>
        <table:table-row table:style-name="ro1">
          <table:table-cell table:style-name="ce1" office:value-type="string" calcext:value-type="string">
            <text:p>1024</text:p>
          </table:table-cell>
          <table:table-cell office:value-type="float" office:value="396960" calcext:value-type="float">
            <text:p>396960</text:p>
          </table:table-cell>
          <table:table-cell office:value-type="float" office:value="541970" calcext:value-type="float">
            <text:p>541970</text:p>
          </table:table-cell>
          <table:table-cell office:value-type="float" office:value="1141201" calcext:value-type="float">
            <text:p>1141201</text:p>
          </table:table-cell>
          <table:table-cell office:value-type="float" office:value="1442253" calcext:value-type="float">
            <text:p>1442253</text:p>
          </table:table-cell>
          <table:table-cell office:value-type="float" office:value="1653212" calcext:value-type="float">
            <text:p>1653212</text:p>
          </table:table-cell>
          <table:table-cell office:value-type="float" office:value="1786773" calcext:value-type="float">
            <text:p>1786773</text:p>
          </table:table-cell>
          <table:table-cell office:value-type="float" office:value="2060776" calcext:value-type="float">
            <text:p>2060776</text:p>
          </table:table-cell>
          <table:table-cell office:value-type="float" office:value="2166737" calcext:value-type="float">
            <text:p>2166737</text:p>
          </table:table-cell>
          <table:table-cell office:value-type="float" office:value="2180579" calcext:value-type="float">
            <text:p>2180579</text:p>
          </table:table-cell>
          <table:table-cell table:number-columns-repeated="7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office:value-type="float" office:value="531437" calcext:value-type="float">
            <text:p>531437</text:p>
          </table:table-cell>
          <table:table-cell office:value-type="float" office:value="864718" calcext:value-type="float">
            <text:p>864718</text:p>
          </table:table-cell>
          <table:table-cell office:value-type="float" office:value="1281922" calcext:value-type="float">
            <text:p>1281922</text:p>
          </table:table-cell>
          <table:table-cell office:value-type="float" office:value="1674981" calcext:value-type="float">
            <text:p>1674981</text:p>
          </table:table-cell>
          <table:table-cell office:value-type="float" office:value="1289023" calcext:value-type="float">
            <text:p>1289023</text:p>
          </table:table-cell>
          <table:table-cell office:value-type="float" office:value="2073294" calcext:value-type="float">
            <text:p>2073294</text:p>
          </table:table-cell>
          <table:table-cell office:value-type="float" office:value="2163761" calcext:value-type="float">
            <text:p>2163761</text:p>
          </table:table-cell>
          <table:table-cell office:value-type="float" office:value="2423381" calcext:value-type="float">
            <text:p>2423381</text:p>
          </table:table-cell>
          <table:table-cell office:value-type="float" office:value="2471340" calcext:value-type="float">
            <text:p>2471340</text:p>
          </table:table-cell>
          <table:table-cell office:value-type="float" office:value="2267493" calcext:value-type="float">
            <text:p>2267493</text:p>
          </table:table-cell>
          <table:table-cell table:number-columns-repeated="69"/>
        </table:table-row>
        <table:table-row table:style-name="ro1">
          <table:table-cell table:style-name="ce1" office:value-type="string" calcext:value-type="string">
            <text:p>4096</text:p>
          </table:table-cell>
          <table:table-cell office:value-type="float" office:value="528032" calcext:value-type="float">
            <text:p>528032</text:p>
          </table:table-cell>
          <table:table-cell office:value-type="float" office:value="900972" calcext:value-type="float">
            <text:p>900972</text:p>
          </table:table-cell>
          <table:table-cell office:value-type="float" office:value="1346703" calcext:value-type="float">
            <text:p>1346703</text:p>
          </table:table-cell>
          <table:table-cell office:value-type="float" office:value="1782341" calcext:value-type="float">
            <text:p>1782341</text:p>
          </table:table-cell>
          <table:table-cell office:value-type="float" office:value="2089156" calcext:value-type="float">
            <text:p>2089156</text:p>
          </table:table-cell>
          <table:table-cell office:value-type="float" office:value="2339635" calcext:value-type="float">
            <text:p>2339635</text:p>
          </table:table-cell>
          <table:table-cell office:value-type="float" office:value="2399671" calcext:value-type="float">
            <text:p>2399671</text:p>
          </table:table-cell>
          <table:table-cell office:value-type="float" office:value="2596842" calcext:value-type="float">
            <text:p>2596842</text:p>
          </table:table-cell>
          <table:table-cell office:value-type="float" office:value="2530894" calcext:value-type="float">
            <text:p>2530894</text:p>
          </table:table-cell>
          <table:table-cell office:value-type="float" office:value="2507038" calcext:value-type="float">
            <text:p>2507038</text:p>
          </table:table-cell>
          <table:table-cell office:value-type="float" office:value="1933899" calcext:value-type="float">
            <text:p>1933899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8192</text:p>
          </table:table-cell>
          <table:table-cell office:value-type="float" office:value="458545" calcext:value-type="float">
            <text:p>458545</text:p>
          </table:table-cell>
          <table:table-cell office:value-type="float" office:value="899044" calcext:value-type="float">
            <text:p>899044</text:p>
          </table:table-cell>
          <table:table-cell office:value-type="float" office:value="1362857" calcext:value-type="float">
            <text:p>1362857</text:p>
          </table:table-cell>
          <table:table-cell office:value-type="float" office:value="1790992" calcext:value-type="float">
            <text:p>1790992</text:p>
          </table:table-cell>
          <table:table-cell office:value-type="float" office:value="2189496" calcext:value-type="float">
            <text:p>2189496</text:p>
          </table:table-cell>
          <table:table-cell office:value-type="float" office:value="2467618" calcext:value-type="float">
            <text:p>2467618</text:p>
          </table:table-cell>
          <table:table-cell office:value-type="float" office:value="2656721" calcext:value-type="float">
            <text:p>2656721</text:p>
          </table:table-cell>
          <table:table-cell office:value-type="float" office:value="2739799" calcext:value-type="float">
            <text:p>2739799</text:p>
          </table:table-cell>
          <table:table-cell office:value-type="float" office:value="2784973" calcext:value-type="float">
            <text:p>2784973</text:p>
          </table:table-cell>
          <table:table-cell office:value-type="float" office:value="2702827" calcext:value-type="float">
            <text:p>2702827</text:p>
          </table:table-cell>
          <table:table-cell office:value-type="float" office:value="2558960" calcext:value-type="float">
            <text:p>2558960</text:p>
          </table:table-cell>
          <table:table-cell office:value-type="float" office:value="2524499" calcext:value-type="float">
            <text:p>2524499</text:p>
          </table:table-cell>
          <table:table-cell table:number-columns-repeated="67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office:value-type="float" office:value="488717" calcext:value-type="float">
            <text:p>488717</text:p>
          </table:table-cell>
          <table:table-cell office:value-type="float" office:value="880533" calcext:value-type="float">
            <text:p>880533</text:p>
          </table:table-cell>
          <table:table-cell office:value-type="float" office:value="1351926" calcext:value-type="float">
            <text:p>1351926</text:p>
          </table:table-cell>
          <table:table-cell office:value-type="float" office:value="1834652" calcext:value-type="float">
            <text:p>1834652</text:p>
          </table:table-cell>
          <table:table-cell office:value-type="float" office:value="2042103" calcext:value-type="float">
            <text:p>2042103</text:p>
          </table:table-cell>
          <table:table-cell office:value-type="float" office:value="2420410" calcext:value-type="float">
            <text:p>2420410</text:p>
          </table:table-cell>
          <table:table-cell office:value-type="float" office:value="2638410" calcext:value-type="float">
            <text:p>2638410</text:p>
          </table:table-cell>
          <table:table-cell office:value-type="float" office:value="2788765" calcext:value-type="float">
            <text:p>2788765</text:p>
          </table:table-cell>
          <table:table-cell office:value-type="float" office:value="2759596" calcext:value-type="float">
            <text:p>2759596</text:p>
          </table:table-cell>
          <table:table-cell office:value-type="float" office:value="2819480" calcext:value-type="float">
            <text:p>2819480</text:p>
          </table:table-cell>
          <table:table-cell office:value-type="float" office:value="2833719" calcext:value-type="float">
            <text:p>2833719</text:p>
          </table:table-cell>
          <table:table-cell office:value-type="float" office:value="2599603" calcext:value-type="float">
            <text:p>2599603</text:p>
          </table:table-cell>
          <table:table-cell office:value-type="float" office:value="2594745" calcext:value-type="float">
            <text:p>2594745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73578" calcext:value-type="float">
            <text:p>2173578</text:p>
          </table:table-cell>
          <table:table-cell office:value-type="float" office:value="2486285" calcext:value-type="float">
            <text:p>2486285</text:p>
          </table:table-cell>
          <table:table-cell office:value-type="float" office:value="2538266" calcext:value-type="float">
            <text:p>2538266</text:p>
          </table:table-cell>
          <table:table-cell office:value-type="float" office:value="2767707" calcext:value-type="float">
            <text:p>2767707</text:p>
          </table:table-cell>
          <table:table-cell office:value-type="float" office:value="2918236" calcext:value-type="float">
            <text:p>2918236</text:p>
          </table:table-cell>
          <table:table-cell office:value-type="float" office:value="2784334" calcext:value-type="float">
            <text:p>2784334</text:p>
          </table:table-cell>
          <table:table-cell office:value-type="float" office:value="2075303" calcext:value-type="float">
            <text:p>2075303</text:p>
          </table:table-cell>
          <table:table-cell office:value-type="float" office:value="2548293" calcext:value-type="float">
            <text:p>2548293</text:p>
          </table:table-cell>
          <table:table-cell office:value-type="float" office:value="2518619" calcext:value-type="float">
            <text:p>2518619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93815" calcext:value-type="float">
            <text:p>2093815</text:p>
          </table:table-cell>
          <table:table-cell office:value-type="float" office:value="2452153" calcext:value-type="float">
            <text:p>2452153</text:p>
          </table:table-cell>
          <table:table-cell office:value-type="float" office:value="2680244" calcext:value-type="float">
            <text:p>2680244</text:p>
          </table:table-cell>
          <table:table-cell office:value-type="float" office:value="2814781" calcext:value-type="float">
            <text:p>2814781</text:p>
          </table:table-cell>
          <table:table-cell office:value-type="float" office:value="2886120" calcext:value-type="float">
            <text:p>2886120</text:p>
          </table:table-cell>
          <table:table-cell office:value-type="float" office:value="2914511" calcext:value-type="float">
            <text:p>2914511</text:p>
          </table:table-cell>
          <table:table-cell office:value-type="float" office:value="2761654" calcext:value-type="float">
            <text:p>2761654</text:p>
          </table:table-cell>
          <table:table-cell office:value-type="float" office:value="2600645" calcext:value-type="float">
            <text:p>2600645</text:p>
          </table:table-cell>
          <table:table-cell office:value-type="float" office:value="2494794" calcext:value-type="float">
            <text:p>2494794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8999" calcext:value-type="float">
            <text:p>698999</text:p>
          </table:table-cell>
          <table:table-cell office:value-type="float" office:value="514144" calcext:value-type="float">
            <text:p>514144</text:p>
          </table:table-cell>
          <table:table-cell office:value-type="float" office:value="1102330" calcext:value-type="float">
            <text:p>1102330</text:p>
          </table:table-cell>
          <table:table-cell office:value-type="float" office:value="1328693" calcext:value-type="float">
            <text:p>1328693</text:p>
          </table:table-cell>
          <table:table-cell office:value-type="float" office:value="1386422" calcext:value-type="float">
            <text:p>1386422</text:p>
          </table:table-cell>
          <table:table-cell office:value-type="float" office:value="1270807" calcext:value-type="float">
            <text:p>1270807</text:p>
          </table:table-cell>
          <table:table-cell office:value-type="float" office:value="1253726" calcext:value-type="float">
            <text:p>1253726</text:p>
          </table:table-cell>
          <table:table-cell office:value-type="float" office:value="1261778" calcext:value-type="float">
            <text:p>1261778</text:p>
          </table:table-cell>
          <table:table-cell office:value-type="float" office:value="787569" calcext:value-type="float">
            <text:p>787569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7199" calcext:value-type="float">
            <text:p>387199</text:p>
          </table:table-cell>
          <table:table-cell office:value-type="float" office:value="475191" calcext:value-type="float">
            <text:p>475191</text:p>
          </table:table-cell>
          <table:table-cell office:value-type="float" office:value="298270" calcext:value-type="float">
            <text:p>298270</text:p>
          </table:table-cell>
          <table:table-cell office:value-type="float" office:value="386854" calcext:value-type="float">
            <text:p>386854</text:p>
          </table:table-cell>
          <table:table-cell office:value-type="float" office:value="468009" calcext:value-type="float">
            <text:p>468009</text:p>
          </table:table-cell>
          <table:table-cell office:value-type="float" office:value="536215" calcext:value-type="float">
            <text:p>536215</text:p>
          </table:table-cell>
          <table:table-cell office:value-type="float" office:value="351455" calcext:value-type="float">
            <text:p>351455</text:p>
          </table:table-cell>
          <table:table-cell office:value-type="float" office:value="451629" calcext:value-type="float">
            <text:p>451629</text:p>
          </table:table-cell>
          <table:table-cell office:value-type="float" office:value="220863" calcext:value-type="float">
            <text:p>220863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8064" calcext:value-type="float">
            <text:p>218064</text:p>
          </table:table-cell>
          <table:table-cell office:value-type="float" office:value="338179" calcext:value-type="float">
            <text:p>338179</text:p>
          </table:table-cell>
          <table:table-cell office:value-type="float" office:value="292358" calcext:value-type="float">
            <text:p>292358</text:p>
          </table:table-cell>
          <table:table-cell office:value-type="float" office:value="319627" calcext:value-type="float">
            <text:p>319627</text:p>
          </table:table-cell>
          <table:table-cell office:value-type="float" office:value="376034" calcext:value-type="float">
            <text:p>376034</text:p>
          </table:table-cell>
          <table:table-cell office:value-type="float" office:value="312900" calcext:value-type="float">
            <text:p>312900</text:p>
          </table:table-cell>
          <table:table-cell office:value-type="float" office:value="295460" calcext:value-type="float">
            <text:p>295460</text:p>
          </table:table-cell>
          <table:table-cell office:value-type="float" office:value="341676" calcext:value-type="float">
            <text:p>341676</text:p>
          </table:table-cell>
          <table:table-cell office:value-type="float" office:value="310589" calcext:value-type="float">
            <text:p>310589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8686" calcext:value-type="float">
            <text:p>258686</text:p>
          </table:table-cell>
          <table:table-cell office:value-type="float" office:value="204114" calcext:value-type="float">
            <text:p>204114</text:p>
          </table:table-cell>
          <table:table-cell office:value-type="float" office:value="272681" calcext:value-type="float">
            <text:p>272681</text:p>
          </table:table-cell>
          <table:table-cell office:value-type="float" office:value="303271" calcext:value-type="float">
            <text:p>303271</text:p>
          </table:table-cell>
          <table:table-cell office:value-type="float" office:value="142091" calcext:value-type="float">
            <text:p>142091</text:p>
          </table:table-cell>
          <table:table-cell office:value-type="float" office:value="121235" calcext:value-type="float">
            <text:p>121235</text:p>
          </table:table-cell>
          <table:table-cell office:value-type="float" office:value="126753" calcext:value-type="float">
            <text:p>126753</text:p>
          </table:table-cell>
          <table:table-cell office:value-type="float" office:value="395046" calcext:value-type="float">
            <text:p>395046</text:p>
          </table:table-cell>
          <table:table-cell office:value-type="float" office:value="370329" calcext:value-type="float">
            <text:p>370329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3729" calcext:value-type="float">
            <text:p>213729</text:p>
          </table:table-cell>
          <table:table-cell office:value-type="float" office:value="170430" calcext:value-type="float">
            <text:p>170430</text:p>
          </table:table-cell>
          <table:table-cell office:value-type="float" office:value="117352" calcext:value-type="float">
            <text:p>117352</text:p>
          </table:table-cell>
          <table:table-cell office:value-type="float" office:value="264604" calcext:value-type="float">
            <text:p>264604</text:p>
          </table:table-cell>
          <table:table-cell office:value-type="float" office:value="283259" calcext:value-type="float">
            <text:p>283259</text:p>
          </table:table-cell>
          <table:table-cell office:value-type="float" office:value="265741" calcext:value-type="float">
            <text:p>265741</text:p>
          </table:table-cell>
          <table:table-cell office:value-type="float" office:value="295170" calcext:value-type="float">
            <text:p>295170</text:p>
          </table:table-cell>
          <table:table-cell office:value-type="float" office:value="347791" calcext:value-type="float">
            <text:p>347791</text:p>
          </table:table-cell>
          <table:table-cell office:value-type="float" office:value="355576" calcext:value-type="float">
            <text:p>355576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9510" calcext:value-type="float">
            <text:p>249510</text:p>
          </table:table-cell>
          <table:table-cell office:value-type="float" office:value="189761" calcext:value-type="float">
            <text:p>189761</text:p>
          </table:table-cell>
          <table:table-cell office:value-type="float" office:value="299168" calcext:value-type="float">
            <text:p>299168</text:p>
          </table:table-cell>
          <table:table-cell office:value-type="float" office:value="318739" calcext:value-type="float">
            <text:p>318739</text:p>
          </table:table-cell>
          <table:table-cell office:value-type="float" office:value="315570" calcext:value-type="float">
            <text:p>315570</text:p>
          </table:table-cell>
          <table:table-cell office:value-type="float" office:value="270300" calcext:value-type="float">
            <text:p>270300</text:p>
          </table:table-cell>
          <table:table-cell office:value-type="float" office:value="289784" calcext:value-type="float">
            <text:p>289784</text:p>
          </table:table-cell>
          <table:table-cell office:value-type="float" office:value="350091" calcext:value-type="float">
            <text:p>350091</text:p>
          </table:table-cell>
          <table:table-cell office:value-type="float" office:value="307745" calcext:value-type="float">
            <text:p>307745</text:p>
          </table:table-cell>
          <table:table-cell table:number-columns-repeated="66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-writer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2" office:value-type="string" calcext:value-type="string">
            <text:p>4</text:p>
          </table:table-cell>
          <table:table-cell/>
          <table:table-cell table:style-name="ce2" office:value-type="string" calcext:value-type="string">
            <text:p>8</text:p>
          </table:table-cell>
          <table:table-cell/>
          <table:table-cell table:style-name="ce2" office:value-type="string" calcext:value-type="string">
            <text:p>16</text:p>
          </table:table-cell>
          <table:table-cell/>
          <table:table-cell table:style-name="ce2" office:value-type="string" calcext:value-type="string">
            <text:p>32</text:p>
          </table:table-cell>
          <table:table-cell/>
          <table:table-cell table:style-name="ce2" office:value-type="string" calcext:value-type="string">
            <text:p>64</text:p>
          </table:table-cell>
          <table:table-cell/>
          <table:table-cell table:style-name="ce2" office:value-type="string" calcext:value-type="string">
            <text:p>128</text:p>
          </table:table-cell>
          <table:table-cell/>
          <table:table-cell table:style-name="ce2" office:value-type="string" calcext:value-type="string">
            <text:p>256</text:p>
          </table:table-cell>
          <table:table-cell/>
          <table:table-cell table:style-name="ce2" office:value-type="string" calcext:value-type="string">
            <text:p>512</text:p>
          </table:table-cell>
          <table:table-cell/>
          <table:table-cell table:style-name="ce2" office:value-type="string" calcext:value-type="string">
            <text:p>1024</text:p>
          </table:table-cell>
          <table:table-cell/>
          <table:table-cell table:style-name="ce2" office:value-type="string" calcext:value-type="string">
            <text:p>2048</text:p>
          </table:table-cell>
          <table:table-cell/>
          <table:table-cell table:style-name="ce2" office:value-type="string" calcext:value-type="string">
            <text:p>4096</text:p>
          </table:table-cell>
          <table:table-cell/>
          <table:table-cell table:style-name="ce2" office:value-type="string" calcext:value-type="string">
            <text:p>8192</text:p>
          </table:table-cell>
          <table:table-cell/>
          <table:table-cell table:style-name="ce2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64</text:p>
          </table:table-cell>
          <table:table-cell table:number-columns-repeated="2"/>
          <table:table-cell office:value-type="float" office:value="466472" calcext:value-type="float">
            <text:p>466472</text:p>
          </table:table-cell>
          <table:table-cell/>
          <table:table-cell office:value-type="float" office:value="664589" calcext:value-type="float">
            <text:p>664589</text:p>
          </table:table-cell>
          <table:table-cell/>
          <table:table-cell office:value-type="float" office:value="750293" calcext:value-type="float">
            <text:p>750293</text:p>
          </table:table-cell>
          <table:table-cell/>
          <table:table-cell office:value-type="float" office:value="844327" calcext:value-type="float">
            <text:p>844327</text:p>
          </table:table-cell>
          <table:table-cell/>
          <table:table-cell office:value-type="float" office:value="971168" calcext:value-type="float">
            <text:p>971168</text:p>
          </table:table-cell>
          <table:table-cell table:number-columns-repeated="68"/>
        </table:table-row>
        <table:table-row table:style-name="ro1">
          <table:table-cell table:style-name="ce2" office:value-type="string" calcext:value-type="string">
            <text:p>128</text:p>
          </table:table-cell>
          <table:table-cell table:number-columns-repeated="2"/>
          <table:table-cell office:value-type="float" office:value="601221" calcext:value-type="float">
            <text:p>601221</text:p>
          </table:table-cell>
          <table:table-cell/>
          <table:table-cell office:value-type="float" office:value="874914" calcext:value-type="float">
            <text:p>874914</text:p>
          </table:table-cell>
          <table:table-cell/>
          <table:table-cell office:value-type="float" office:value="1115954" calcext:value-type="float">
            <text:p>1115954</text:p>
          </table:table-cell>
          <table:table-cell/>
          <table:table-cell office:value-type="float" office:value="707182" calcext:value-type="float">
            <text:p>707182</text:p>
          </table:table-cell>
          <table:table-cell/>
          <table:table-cell office:value-type="float" office:value="1419068" calcext:value-type="float">
            <text:p>1419068</text:p>
          </table:table-cell>
          <table:table-cell/>
          <table:table-cell office:value-type="float" office:value="1484918" calcext:value-type="float">
            <text:p>1484918</text:p>
          </table:table-cell>
          <table:table-cell table:number-columns-repeated="66"/>
        </table:table-row>
        <table:table-row table:style-name="ro1">
          <table:table-cell table:style-name="ce2" office:value-type="string" calcext:value-type="string">
            <text:p>256</text:p>
          </table:table-cell>
          <table:table-cell table:number-columns-repeated="2"/>
          <table:table-cell office:value-type="float" office:value="626223" calcext:value-type="float">
            <text:p>626223</text:p>
          </table:table-cell>
          <table:table-cell/>
          <table:table-cell office:value-type="float" office:value="915921" calcext:value-type="float">
            <text:p>915921</text:p>
          </table:table-cell>
          <table:table-cell/>
          <table:table-cell office:value-type="float" office:value="1348077" calcext:value-type="float">
            <text:p>1348077</text:p>
          </table:table-cell>
          <table:table-cell/>
          <table:table-cell office:value-type="float" office:value="1678688" calcext:value-type="float">
            <text:p>1678688</text:p>
          </table:table-cell>
          <table:table-cell/>
          <table:table-cell office:value-type="float" office:value="1802816" calcext:value-type="float">
            <text:p>1802816</text:p>
          </table:table-cell>
          <table:table-cell/>
          <table:table-cell office:value-type="float" office:value="1910447" calcext:value-type="float">
            <text:p>1910447</text:p>
          </table:table-cell>
          <table:table-cell/>
          <table:table-cell office:value-type="float" office:value="1856417" calcext:value-type="float">
            <text:p>1856417</text:p>
          </table:table-cell>
          <table:table-cell table:number-columns-repeated="64"/>
        </table:table-row>
        <table:table-row table:style-name="ro1">
          <table:table-cell table:style-name="ce2" office:value-type="string" calcext:value-type="string">
            <text:p>512</text:p>
          </table:table-cell>
          <table:table-cell table:number-columns-repeated="2"/>
          <table:table-cell office:value-type="float" office:value="701273" calcext:value-type="float">
            <text:p>701273</text:p>
          </table:table-cell>
          <table:table-cell/>
          <table:table-cell office:value-type="float" office:value="952558" calcext:value-type="float">
            <text:p>952558</text:p>
          </table:table-cell>
          <table:table-cell/>
          <table:table-cell office:value-type="float" office:value="1436185" calcext:value-type="float">
            <text:p>1436185</text:p>
          </table:table-cell>
          <table:table-cell/>
          <table:table-cell office:value-type="float" office:value="1970746" calcext:value-type="float">
            <text:p>1970746</text:p>
          </table:table-cell>
          <table:table-cell/>
          <table:table-cell office:value-type="float" office:value="1821415" calcext:value-type="float">
            <text:p>1821415</text:p>
          </table:table-cell>
          <table:table-cell/>
          <table:table-cell office:value-type="float" office:value="2330450" calcext:value-type="float">
            <text:p>2330450</text:p>
          </table:table-cell>
          <table:table-cell/>
          <table:table-cell office:value-type="float" office:value="2447418" calcext:value-type="float">
            <text:p>2447418</text:p>
          </table:table-cell>
          <table:table-cell/>
          <table:table-cell office:value-type="float" office:value="2490272" calcext:value-type="float">
            <text:p>2490272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1024</text:p>
          </table:table-cell>
          <table:table-cell table:number-columns-repeated="2"/>
          <table:table-cell office:value-type="float" office:value="684537" calcext:value-type="float">
            <text:p>684537</text:p>
          </table:table-cell>
          <table:table-cell/>
          <table:table-cell office:value-type="float" office:value="1235819" calcext:value-type="float">
            <text:p>1235819</text:p>
          </table:table-cell>
          <table:table-cell/>
          <table:table-cell office:value-type="float" office:value="1681168" calcext:value-type="float">
            <text:p>1681168</text:p>
          </table:table-cell>
          <table:table-cell/>
          <table:table-cell office:value-type="float" office:value="2335233" calcext:value-type="float">
            <text:p>2335233</text:p>
          </table:table-cell>
          <table:table-cell/>
          <table:table-cell office:value-type="float" office:value="2799343" calcext:value-type="float">
            <text:p>2799343</text:p>
          </table:table-cell>
          <table:table-cell/>
          <table:table-cell office:value-type="float" office:value="2896746" calcext:value-type="float">
            <text:p>2896746</text:p>
          </table:table-cell>
          <table:table-cell/>
          <table:table-cell office:value-type="float" office:value="3088057" calcext:value-type="float">
            <text:p>3088057</text:p>
          </table:table-cell>
          <table:table-cell/>
          <table:table-cell office:value-type="float" office:value="3104912" calcext:value-type="float">
            <text:p>3104912</text:p>
          </table:table-cell>
          <table:table-cell/>
          <table:table-cell office:value-type="float" office:value="3043090" calcext:value-type="float">
            <text:p>304309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2048</text:p>
          </table:table-cell>
          <table:table-cell table:number-columns-repeated="2"/>
          <table:table-cell office:value-type="float" office:value="763239" calcext:value-type="float">
            <text:p>763239</text:p>
          </table:table-cell>
          <table:table-cell/>
          <table:table-cell office:value-type="float" office:value="1252446" calcext:value-type="float">
            <text:p>1252446</text:p>
          </table:table-cell>
          <table:table-cell/>
          <table:table-cell office:value-type="float" office:value="1861818" calcext:value-type="float">
            <text:p>1861818</text:p>
          </table:table-cell>
          <table:table-cell/>
          <table:table-cell office:value-type="float" office:value="2363531" calcext:value-type="float">
            <text:p>2363531</text:p>
          </table:table-cell>
          <table:table-cell/>
          <table:table-cell office:value-type="float" office:value="2831075" calcext:value-type="float">
            <text:p>2831075</text:p>
          </table:table-cell>
          <table:table-cell/>
          <table:table-cell office:value-type="float" office:value="2736138" calcext:value-type="float">
            <text:p>2736138</text:p>
          </table:table-cell>
          <table:table-cell/>
          <table:table-cell office:value-type="float" office:value="3127672" calcext:value-type="float">
            <text:p>3127672</text:p>
          </table:table-cell>
          <table:table-cell/>
          <table:table-cell office:value-type="float" office:value="3501453" calcext:value-type="float">
            <text:p>3501453</text:p>
          </table:table-cell>
          <table:table-cell/>
          <table:table-cell office:value-type="float" office:value="3353528" calcext:value-type="float">
            <text:p>3353528</text:p>
          </table:table-cell>
          <table:table-cell/>
          <table:table-cell office:value-type="float" office:value="2973718" calcext:value-type="float">
            <text:p>2973718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4096</text:p>
          </table:table-cell>
          <table:table-cell table:number-columns-repeated="2"/>
          <table:table-cell office:value-type="float" office:value="704385" calcext:value-type="float">
            <text:p>704385</text:p>
          </table:table-cell>
          <table:table-cell/>
          <table:table-cell office:value-type="float" office:value="1153185" calcext:value-type="float">
            <text:p>1153185</text:p>
          </table:table-cell>
          <table:table-cell/>
          <table:table-cell office:value-type="float" office:value="1600687" calcext:value-type="float">
            <text:p>1600687</text:p>
          </table:table-cell>
          <table:table-cell/>
          <table:table-cell office:value-type="float" office:value="2114719" calcext:value-type="float">
            <text:p>2114719</text:p>
          </table:table-cell>
          <table:table-cell/>
          <table:table-cell office:value-type="float" office:value="2408844" calcext:value-type="float">
            <text:p>2408844</text:p>
          </table:table-cell>
          <table:table-cell/>
          <table:table-cell office:value-type="float" office:value="2645823" calcext:value-type="float">
            <text:p>2645823</text:p>
          </table:table-cell>
          <table:table-cell/>
          <table:table-cell office:value-type="float" office:value="2525900" calcext:value-type="float">
            <text:p>2525900</text:p>
          </table:table-cell>
          <table:table-cell/>
          <table:table-cell office:value-type="float" office:value="2838137" calcext:value-type="float">
            <text:p>2838137</text:p>
          </table:table-cell>
          <table:table-cell/>
          <table:table-cell office:value-type="float" office:value="2862734" calcext:value-type="float">
            <text:p>2862734</text:p>
          </table:table-cell>
          <table:table-cell/>
          <table:table-cell office:value-type="float" office:value="2718523" calcext:value-type="float">
            <text:p>2718523</text:p>
          </table:table-cell>
          <table:table-cell/>
          <table:table-cell office:value-type="float" office:value="2409128" calcext:value-type="float">
            <text:p>2409128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8192</text:p>
          </table:table-cell>
          <table:table-cell table:number-columns-repeated="2"/>
          <table:table-cell office:value-type="float" office:value="740472" calcext:value-type="float">
            <text:p>740472</text:p>
          </table:table-cell>
          <table:table-cell/>
          <table:table-cell office:value-type="float" office:value="1157438" calcext:value-type="float">
            <text:p>1157438</text:p>
          </table:table-cell>
          <table:table-cell/>
          <table:table-cell office:value-type="float" office:value="1618108" calcext:value-type="float">
            <text:p>1618108</text:p>
          </table:table-cell>
          <table:table-cell/>
          <table:table-cell office:value-type="float" office:value="2031091" calcext:value-type="float">
            <text:p>2031091</text:p>
          </table:table-cell>
          <table:table-cell/>
          <table:table-cell office:value-type="float" office:value="2378353" calcext:value-type="float">
            <text:p>2378353</text:p>
          </table:table-cell>
          <table:table-cell/>
          <table:table-cell office:value-type="float" office:value="2584227" calcext:value-type="float">
            <text:p>2584227</text:p>
          </table:table-cell>
          <table:table-cell/>
          <table:table-cell office:value-type="float" office:value="2716180" calcext:value-type="float">
            <text:p>2716180</text:p>
          </table:table-cell>
          <table:table-cell/>
          <table:table-cell office:value-type="float" office:value="2823853" calcext:value-type="float">
            <text:p>2823853</text:p>
          </table:table-cell>
          <table:table-cell/>
          <table:table-cell office:value-type="float" office:value="2735408" calcext:value-type="float">
            <text:p>2735408</text:p>
          </table:table-cell>
          <table:table-cell/>
          <table:table-cell office:value-type="float" office:value="2435413" calcext:value-type="float">
            <text:p>2435413</text:p>
          </table:table-cell>
          <table:table-cell/>
          <table:table-cell office:value-type="float" office:value="2295642" calcext:value-type="float">
            <text:p>2295642</text:p>
          </table:table-cell>
          <table:table-cell/>
          <table:table-cell office:value-type="float" office:value="2546155" calcext:value-type="float">
            <text:p>2546155</text:p>
          </table:table-cell>
          <table:table-cell table:number-columns-repeated="54"/>
        </table:table-row>
        <table:table-row table:style-name="ro1">
          <table:table-cell table:style-name="ce2" office:value-type="string" calcext:value-type="string">
            <text:p>16384</text:p>
          </table:table-cell>
          <table:table-cell table:number-columns-repeated="2"/>
          <table:table-cell office:value-type="float" office:value="726559" calcext:value-type="float">
            <text:p>726559</text:p>
          </table:table-cell>
          <table:table-cell/>
          <table:table-cell office:value-type="float" office:value="1161343" calcext:value-type="float">
            <text:p>1161343</text:p>
          </table:table-cell>
          <table:table-cell/>
          <table:table-cell office:value-type="float" office:value="1659593" calcext:value-type="float">
            <text:p>1659593</text:p>
          </table:table-cell>
          <table:table-cell/>
          <table:table-cell office:value-type="float" office:value="2068034" calcext:value-type="float">
            <text:p>2068034</text:p>
          </table:table-cell>
          <table:table-cell/>
          <table:table-cell office:value-type="float" office:value="2408703" calcext:value-type="float">
            <text:p>2408703</text:p>
          </table:table-cell>
          <table:table-cell/>
          <table:table-cell office:value-type="float" office:value="2524849" calcext:value-type="float">
            <text:p>2524849</text:p>
          </table:table-cell>
          <table:table-cell/>
          <table:table-cell office:value-type="float" office:value="2613494" calcext:value-type="float">
            <text:p>2613494</text:p>
          </table:table-cell>
          <table:table-cell/>
          <table:table-cell office:value-type="float" office:value="2751440" calcext:value-type="float">
            <text:p>2751440</text:p>
          </table:table-cell>
          <table:table-cell/>
          <table:table-cell office:value-type="float" office:value="2807258" calcext:value-type="float">
            <text:p>2807258</text:p>
          </table:table-cell>
          <table:table-cell/>
          <table:table-cell office:value-type="float" office:value="2811448" calcext:value-type="float">
            <text:p>2811448</text:p>
          </table:table-cell>
          <table:table-cell/>
          <table:table-cell office:value-type="float" office:value="2527030" calcext:value-type="float">
            <text:p>2527030</text:p>
          </table:table-cell>
          <table:table-cell/>
          <table:table-cell office:value-type="float" office:value="2521158" calcext:value-type="float">
            <text:p>2521158</text:p>
          </table:table-cell>
          <table:table-cell/>
          <table:table-cell office:value-type="float" office:value="2543112" calcext:value-type="float">
            <text:p>2543112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96302" calcext:value-type="float">
            <text:p>2396302</text:p>
          </table:table-cell>
          <table:table-cell/>
          <table:table-cell office:value-type="float" office:value="2599809" calcext:value-type="float">
            <text:p>2599809</text:p>
          </table:table-cell>
          <table:table-cell/>
          <table:table-cell office:value-type="float" office:value="2650746" calcext:value-type="float">
            <text:p>2650746</text:p>
          </table:table-cell>
          <table:table-cell/>
          <table:table-cell office:value-type="float" office:value="2743653" calcext:value-type="float">
            <text:p>2743653</text:p>
          </table:table-cell>
          <table:table-cell/>
          <table:table-cell office:value-type="float" office:value="2845976" calcext:value-type="float">
            <text:p>2845976</text:p>
          </table:table-cell>
          <table:table-cell/>
          <table:table-cell office:value-type="float" office:value="2897566" calcext:value-type="float">
            <text:p>2897566</text:p>
          </table:table-cell>
          <table:table-cell/>
          <table:table-cell office:value-type="float" office:value="2738585" calcext:value-type="float">
            <text:p>2738585</text:p>
          </table:table-cell>
          <table:table-cell/>
          <table:table-cell office:value-type="float" office:value="2551885" calcext:value-type="float">
            <text:p>2551885</text:p>
          </table:table-cell>
          <table:table-cell/>
          <table:table-cell office:value-type="float" office:value="2511554" calcext:value-type="float">
            <text:p>2511554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18373" calcext:value-type="float">
            <text:p>2318373</text:p>
          </table:table-cell>
          <table:table-cell/>
          <table:table-cell office:value-type="float" office:value="2559060" calcext:value-type="float">
            <text:p>2559060</text:p>
          </table:table-cell>
          <table:table-cell/>
          <table:table-cell office:value-type="float" office:value="2654074" calcext:value-type="float">
            <text:p>2654074</text:p>
          </table:table-cell>
          <table:table-cell/>
          <table:table-cell office:value-type="float" office:value="2761259" calcext:value-type="float">
            <text:p>2761259</text:p>
          </table:table-cell>
          <table:table-cell/>
          <table:table-cell office:value-type="float" office:value="2875483" calcext:value-type="float">
            <text:p>2875483</text:p>
          </table:table-cell>
          <table:table-cell/>
          <table:table-cell office:value-type="float" office:value="2844728" calcext:value-type="float">
            <text:p>2844728</text:p>
          </table:table-cell>
          <table:table-cell/>
          <table:table-cell office:value-type="float" office:value="2673323" calcext:value-type="float">
            <text:p>2673323</text:p>
          </table:table-cell>
          <table:table-cell/>
          <table:table-cell office:value-type="float" office:value="2498008" calcext:value-type="float">
            <text:p>2498008</text:p>
          </table:table-cell>
          <table:table-cell/>
          <table:table-cell office:value-type="float" office:value="2462287" calcext:value-type="float">
            <text:p>2462287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83097" calcext:value-type="float">
            <text:p>683097</text:p>
          </table:table-cell>
          <table:table-cell/>
          <table:table-cell office:value-type="float" office:value="1143917" calcext:value-type="float">
            <text:p>1143917</text:p>
          </table:table-cell>
          <table:table-cell/>
          <table:table-cell office:value-type="float" office:value="742744" calcext:value-type="float">
            <text:p>742744</text:p>
          </table:table-cell>
          <table:table-cell/>
          <table:table-cell office:value-type="float" office:value="1473303" calcext:value-type="float">
            <text:p>1473303</text:p>
          </table:table-cell>
          <table:table-cell/>
          <table:table-cell office:value-type="float" office:value="1423317" calcext:value-type="float">
            <text:p>1423317</text:p>
          </table:table-cell>
          <table:table-cell/>
          <table:table-cell office:value-type="float" office:value="1503386" calcext:value-type="float">
            <text:p>1503386</text:p>
          </table:table-cell>
          <table:table-cell/>
          <table:table-cell office:value-type="float" office:value="1132506" calcext:value-type="float">
            <text:p>1132506</text:p>
          </table:table-cell>
          <table:table-cell/>
          <table:table-cell office:value-type="float" office:value="1280545" calcext:value-type="float">
            <text:p>1280545</text:p>
          </table:table-cell>
          <table:table-cell/>
          <table:table-cell office:value-type="float" office:value="836619" calcext:value-type="float">
            <text:p>836619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61962" calcext:value-type="float">
            <text:p>361962</text:p>
          </table:table-cell>
          <table:table-cell/>
          <table:table-cell office:value-type="float" office:value="420478" calcext:value-type="float">
            <text:p>420478</text:p>
          </table:table-cell>
          <table:table-cell/>
          <table:table-cell office:value-type="float" office:value="254278" calcext:value-type="float">
            <text:p>254278</text:p>
          </table:table-cell>
          <table:table-cell/>
          <table:table-cell office:value-type="float" office:value="354661" calcext:value-type="float">
            <text:p>354661</text:p>
          </table:table-cell>
          <table:table-cell/>
          <table:table-cell office:value-type="float" office:value="448298" calcext:value-type="float">
            <text:p>448298</text:p>
          </table:table-cell>
          <table:table-cell/>
          <table:table-cell office:value-type="float" office:value="499174" calcext:value-type="float">
            <text:p>499174</text:p>
          </table:table-cell>
          <table:table-cell/>
          <table:table-cell office:value-type="float" office:value="296032" calcext:value-type="float">
            <text:p>296032</text:p>
          </table:table-cell>
          <table:table-cell/>
          <table:table-cell office:value-type="float" office:value="477130" calcext:value-type="float">
            <text:p>477130</text:p>
          </table:table-cell>
          <table:table-cell/>
          <table:table-cell office:value-type="float" office:value="257780" calcext:value-type="float">
            <text:p>25778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21001" calcext:value-type="float">
            <text:p>221001</text:p>
          </table:table-cell>
          <table:table-cell/>
          <table:table-cell office:value-type="float" office:value="280257" calcext:value-type="float">
            <text:p>280257</text:p>
          </table:table-cell>
          <table:table-cell/>
          <table:table-cell office:value-type="float" office:value="298249" calcext:value-type="float">
            <text:p>298249</text:p>
          </table:table-cell>
          <table:table-cell/>
          <table:table-cell office:value-type="float" office:value="268526" calcext:value-type="float">
            <text:p>268526</text:p>
          </table:table-cell>
          <table:table-cell/>
          <table:table-cell office:value-type="float" office:value="310384" calcext:value-type="float">
            <text:p>310384</text:p>
          </table:table-cell>
          <table:table-cell/>
          <table:table-cell office:value-type="float" office:value="256242" calcext:value-type="float">
            <text:p>256242</text:p>
          </table:table-cell>
          <table:table-cell/>
          <table:table-cell office:value-type="float" office:value="327957" calcext:value-type="float">
            <text:p>327957</text:p>
          </table:table-cell>
          <table:table-cell/>
          <table:table-cell office:value-type="float" office:value="276116" calcext:value-type="float">
            <text:p>276116</text:p>
          </table:table-cell>
          <table:table-cell/>
          <table:table-cell office:value-type="float" office:value="238176" calcext:value-type="float">
            <text:p>238176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9317" calcext:value-type="float">
            <text:p>249317</text:p>
          </table:table-cell>
          <table:table-cell/>
          <table:table-cell office:value-type="float" office:value="371995" calcext:value-type="float">
            <text:p>371995</text:p>
          </table:table-cell>
          <table:table-cell/>
          <table:table-cell office:value-type="float" office:value="235695" calcext:value-type="float">
            <text:p>235695</text:p>
          </table:table-cell>
          <table:table-cell/>
          <table:table-cell office:value-type="float" office:value="266300" calcext:value-type="float">
            <text:p>266300</text:p>
          </table:table-cell>
          <table:table-cell/>
          <table:table-cell office:value-type="float" office:value="247558" calcext:value-type="float">
            <text:p>247558</text:p>
          </table:table-cell>
          <table:table-cell/>
          <table:table-cell office:value-type="float" office:value="249111" calcext:value-type="float">
            <text:p>249111</text:p>
          </table:table-cell>
          <table:table-cell/>
          <table:table-cell office:value-type="float" office:value="259132" calcext:value-type="float">
            <text:p>259132</text:p>
          </table:table-cell>
          <table:table-cell/>
          <table:table-cell office:value-type="float" office:value="326116" calcext:value-type="float">
            <text:p>326116</text:p>
          </table:table-cell>
          <table:table-cell/>
          <table:table-cell office:value-type="float" office:value="274945" calcext:value-type="float">
            <text:p>274945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16984" calcext:value-type="float">
            <text:p>316984</text:p>
          </table:table-cell>
          <table:table-cell/>
          <table:table-cell office:value-type="float" office:value="266712" calcext:value-type="float">
            <text:p>266712</text:p>
          </table:table-cell>
          <table:table-cell/>
          <table:table-cell office:value-type="float" office:value="224371" calcext:value-type="float">
            <text:p>224371</text:p>
          </table:table-cell>
          <table:table-cell/>
          <table:table-cell office:value-type="float" office:value="334742" calcext:value-type="float">
            <text:p>334742</text:p>
          </table:table-cell>
          <table:table-cell/>
          <table:table-cell office:value-type="float" office:value="307240" calcext:value-type="float">
            <text:p>307240</text:p>
          </table:table-cell>
          <table:table-cell/>
          <table:table-cell office:value-type="float" office:value="294073" calcext:value-type="float">
            <text:p>294073</text:p>
          </table:table-cell>
          <table:table-cell/>
          <table:table-cell office:value-type="float" office:value="277094" calcext:value-type="float">
            <text:p>277094</text:p>
          </table:table-cell>
          <table:table-cell/>
          <table:table-cell office:value-type="float" office:value="285918" calcext:value-type="float">
            <text:p>285918</text:p>
          </table:table-cell>
          <table:table-cell/>
          <table:table-cell office:value-type="float" office:value="268727" calcext:value-type="float">
            <text:p>268727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8831" calcext:value-type="float">
            <text:p>248831</text:p>
          </table:table-cell>
          <table:table-cell/>
          <table:table-cell office:value-type="float" office:value="224573" calcext:value-type="float">
            <text:p>224573</text:p>
          </table:table-cell>
          <table:table-cell/>
          <table:table-cell office:value-type="float" office:value="322755" calcext:value-type="float">
            <text:p>322755</text:p>
          </table:table-cell>
          <table:table-cell/>
          <table:table-cell office:value-type="float" office:value="319454" calcext:value-type="float">
            <text:p>319454</text:p>
          </table:table-cell>
          <table:table-cell/>
          <table:table-cell office:value-type="float" office:value="394978" calcext:value-type="float">
            <text:p>394978</text:p>
          </table:table-cell>
          <table:table-cell/>
          <table:table-cell office:value-type="float" office:value="289717" calcext:value-type="float">
            <text:p>289717</text:p>
          </table:table-cell>
          <table:table-cell/>
          <table:table-cell office:value-type="float" office:value="371232" calcext:value-type="float">
            <text:p>371232</text:p>
          </table:table-cell>
          <table:table-cell/>
          <table:table-cell office:value-type="float" office:value="353337" calcext:value-type="float">
            <text:p>353337</text:p>
          </table:table-cell>
          <table:table-cell/>
          <table:table-cell office:value-type="float" office:value="297617" calcext:value-type="float">
            <text:p>297617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ader report</text:p>
          </table:table-cell>
          <table:table-cell table:number-columns-repeated="79"/>
        </table:table-row>
        <table:table-row table:style-name="ro1">
          <table:table-cell/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128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512</text:p>
          </table:table-cell>
          <table:table-cell table:style-name="ce1" office:value-type="string" calcext:value-type="string">
            <text:p>1024</text:p>
          </table:table-cell>
          <table:table-cell table:style-name="ce1" office:value-type="string" calcext:value-type="string">
            <text:p>2048</text:p>
          </table:table-cell>
          <table:table-cell table:style-name="ce1" office:value-type="string" calcext:value-type="string">
            <text:p>4096</text:p>
          </table:table-cell>
          <table:table-cell table:style-name="ce1" office:value-type="string" calcext:value-type="string">
            <text:p>8192</text:p>
          </table:table-cell>
          <table:table-cell table:style-name="ce1" office:value-type="string" calcext:value-type="string">
            <text:p>16384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64</text:p>
          </table:table-cell>
          <table:table-cell office:value-type="float" office:value="678685" calcext:value-type="float">
            <text:p>678685</text:p>
          </table:table-cell>
          <table:table-cell office:value-type="float" office:value="1425389" calcext:value-type="float">
            <text:p>1425389</text:p>
          </table:table-cell>
          <table:table-cell office:value-type="float" office:value="2154882" calcext:value-type="float">
            <text:p>2154882</text:p>
          </table:table-cell>
          <table:table-cell office:value-type="float" office:value="3091787" calcext:value-type="float">
            <text:p>3091787</text:p>
          </table:table-cell>
          <table:table-cell office:value-type="float" office:value="4129032" calcext:value-type="float">
            <text:p>4129032</text:p>
          </table:table-cell>
          <table:table-cell table:number-columns-repeated="74"/>
        </table:table-row>
        <table:table-row table:style-name="ro1">
          <table:table-cell table:style-name="ce1" office:value-type="string" calcext:value-type="string">
            <text:p>128</text:p>
          </table:table-cell>
          <table:table-cell office:value-type="float" office:value="887656" calcext:value-type="float">
            <text:p>887656</text:p>
          </table:table-cell>
          <table:table-cell office:value-type="float" office:value="1559074" calcext:value-type="float">
            <text:p>1559074</text:p>
          </table:table-cell>
          <table:table-cell office:value-type="float" office:value="2452107" calcext:value-type="float">
            <text:p>2452107</text:p>
          </table:table-cell>
          <table:table-cell office:value-type="float" office:value="3413333" calcext:value-type="float">
            <text:p>3413333</text:p>
          </table:table-cell>
          <table:table-cell office:value-type="float" office:value="4620938" calcext:value-type="float">
            <text:p>4620938</text:p>
          </table:table-cell>
          <table:table-cell office:value-type="float" office:value="6066350" calcext:value-type="float">
            <text:p>6066350</text:p>
          </table:table-cell>
          <table:table-cell table:number-columns-repeated="73"/>
        </table:table-row>
        <table:table-row table:style-name="ro1">
          <table:table-cell table:style-name="ce1" office:value-type="string" calcext:value-type="string">
            <text:p>256</text:p>
          </table:table-cell>
          <table:table-cell office:value-type="float" office:value="855329" calcext:value-type="float">
            <text:p>855329</text:p>
          </table:table-cell>
          <table:table-cell office:value-type="float" office:value="1561928" calcext:value-type="float">
            <text:p>1561928</text:p>
          </table:table-cell>
          <table:table-cell office:value-type="float" office:value="2614913" calcext:value-type="float">
            <text:p>2614913</text:p>
          </table:table-cell>
          <table:table-cell office:value-type="float" office:value="3753665" calcext:value-type="float">
            <text:p>3753665</text:p>
          </table:table-cell>
          <table:table-cell office:value-type="float" office:value="4848484" calcext:value-type="float">
            <text:p>4848484</text:p>
          </table:table-cell>
          <table:table-cell office:value-type="float" office:value="5995316" calcext:value-type="float">
            <text:p>5995316</text:p>
          </table:table-cell>
          <table:table-cell office:value-type="float" office:value="7293447" calcext:value-type="float">
            <text:p>7293447</text:p>
          </table:table-cell>
          <table:table-cell table:number-columns-repeated="72"/>
        </table:table-row>
        <table:table-row table:style-name="ro1">
          <table:table-cell table:style-name="ce1" office:value-type="string" calcext:value-type="string">
            <text:p>512</text:p>
          </table:table-cell>
          <table:table-cell office:value-type="float" office:value="894323" calcext:value-type="float">
            <text:p>894323</text:p>
          </table:table-cell>
          <table:table-cell office:value-type="float" office:value="1559074" calcext:value-type="float">
            <text:p>1559074</text:p>
          </table:table-cell>
          <table:table-cell office:value-type="float" office:value="2637815" calcext:value-type="float">
            <text:p>2637815</text:p>
          </table:table-cell>
          <table:table-cell office:value-type="float" office:value="3756419" calcext:value-type="float">
            <text:p>3756419</text:p>
          </table:table-cell>
          <table:table-cell office:value-type="float" office:value="3864150" calcext:value-type="float">
            <text:p>3864150</text:p>
          </table:table-cell>
          <table:table-cell office:value-type="float" office:value="6044864" calcext:value-type="float">
            <text:p>6044864</text:p>
          </table:table-cell>
          <table:table-cell office:value-type="float" office:value="6854082" calcext:value-type="float">
            <text:p>6854082</text:p>
          </table:table-cell>
          <table:table-cell office:value-type="float" office:value="8407224" calcext:value-type="float">
            <text:p>8407224</text:p>
          </table:table-cell>
          <table:table-cell table:number-columns-repeated="71"/>
        </table:table-row>
        <table:table-row table:style-name="ro1">
          <table:table-cell table:style-name="ce1" office:value-type="string" calcext:value-type="string">
            <text:p>1024</text:p>
          </table:table-cell>
          <table:table-cell office:value-type="float" office:value="903555" calcext:value-type="float">
            <text:p>903555</text:p>
          </table:table-cell>
          <table:table-cell office:value-type="float" office:value="1705245" calcext:value-type="float">
            <text:p>1705245</text:p>
          </table:table-cell>
          <table:table-cell office:value-type="float" office:value="2878830" calcext:value-type="float">
            <text:p>2878830</text:p>
          </table:table-cell>
          <table:table-cell office:value-type="float" office:value="3073229" calcext:value-type="float">
            <text:p>3073229</text:p>
          </table:table-cell>
          <table:table-cell office:value-type="float" office:value="5919075" calcext:value-type="float">
            <text:p>5919075</text:p>
          </table:table-cell>
          <table:table-cell office:value-type="float" office:value="6564102" calcext:value-type="float">
            <text:p>6564102</text:p>
          </table:table-cell>
          <table:table-cell office:value-type="float" office:value="6877098" calcext:value-type="float">
            <text:p>6877098</text:p>
          </table:table-cell>
          <table:table-cell office:value-type="float" office:value="8400328" calcext:value-type="float">
            <text:p>8400328</text:p>
          </table:table-cell>
          <table:table-cell office:value-type="float" office:value="8476821" calcext:value-type="float">
            <text:p>8476821</text:p>
          </table:table-cell>
          <table:table-cell table:number-columns-repeated="7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office:value-type="float" office:value="931332" calcext:value-type="float">
            <text:p>931332</text:p>
          </table:table-cell>
          <table:table-cell office:value-type="float" office:value="1699726" calcext:value-type="float">
            <text:p>1699726</text:p>
          </table:table-cell>
          <table:table-cell office:value-type="float" office:value="2586185" calcext:value-type="float">
            <text:p>2586185</text:p>
          </table:table-cell>
          <table:table-cell office:value-type="float" office:value="4171079" calcext:value-type="float">
            <text:p>4171079</text:p>
          </table:table-cell>
          <table:table-cell office:value-type="float" office:value="5866513" calcext:value-type="float">
            <text:p>5866513</text:p>
          </table:table-cell>
          <table:table-cell office:value-type="float" office:value="6694998" calcext:value-type="float">
            <text:p>6694998</text:p>
          </table:table-cell>
          <table:table-cell office:value-type="float" office:value="7488117" calcext:value-type="float">
            <text:p>7488117</text:p>
          </table:table-cell>
          <table:table-cell office:value-type="float" office:value="7049913" calcext:value-type="float">
            <text:p>7049913</text:p>
          </table:table-cell>
          <table:table-cell office:value-type="float" office:value="9411764" calcext:value-type="float">
            <text:p>9411764</text:p>
          </table:table-cell>
          <table:table-cell office:value-type="float" office:value="9561157" calcext:value-type="float">
            <text:p>9561157</text:p>
          </table:table-cell>
          <table:table-cell table:number-columns-repeated="69"/>
        </table:table-row>
        <table:table-row table:style-name="ro1">
          <table:table-cell table:style-name="ce1" office:value-type="string" calcext:value-type="string">
            <text:p>4096</text:p>
          </table:table-cell>
          <table:table-cell office:value-type="float" office:value="788708" calcext:value-type="float">
            <text:p>788708</text:p>
          </table:table-cell>
          <table:table-cell office:value-type="float" office:value="1288982" calcext:value-type="float">
            <text:p>1288982</text:p>
          </table:table-cell>
          <table:table-cell office:value-type="float" office:value="1934813" calcext:value-type="float">
            <text:p>1934813</text:p>
          </table:table-cell>
          <table:table-cell office:value-type="float" office:value="2631883" calcext:value-type="float">
            <text:p>2631883</text:p>
          </table:table-cell>
          <table:table-cell office:value-type="float" office:value="3196753" calcext:value-type="float">
            <text:p>3196753</text:p>
          </table:table-cell>
          <table:table-cell office:value-type="float" office:value="3512864" calcext:value-type="float">
            <text:p>3512864</text:p>
          </table:table-cell>
          <table:table-cell office:value-type="float" office:value="3735522" calcext:value-type="float">
            <text:p>3735522</text:p>
          </table:table-cell>
          <table:table-cell office:value-type="float" office:value="4032686" calcext:value-type="float">
            <text:p>4032686</text:p>
          </table:table-cell>
          <table:table-cell office:value-type="float" office:value="4134867" calcext:value-type="float">
            <text:p>4134867</text:p>
          </table:table-cell>
          <table:table-cell office:value-type="float" office:value="4691867" calcext:value-type="float">
            <text:p>4691867</text:p>
          </table:table-cell>
          <table:table-cell office:value-type="float" office:value="3967838" calcext:value-type="float">
            <text:p>3967838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8192</text:p>
          </table:table-cell>
          <table:table-cell office:value-type="float" office:value="766359" calcext:value-type="float">
            <text:p>766359</text:p>
          </table:table-cell>
          <table:table-cell office:value-type="float" office:value="1245230" calcext:value-type="float">
            <text:p>1245230</text:p>
          </table:table-cell>
          <table:table-cell office:value-type="float" office:value="1786812" calcext:value-type="float">
            <text:p>1786812</text:p>
          </table:table-cell>
          <table:table-cell office:value-type="float" office:value="2488230" calcext:value-type="float">
            <text:p>2488230</text:p>
          </table:table-cell>
          <table:table-cell office:value-type="float" office:value="3034523" calcext:value-type="float">
            <text:p>3034523</text:p>
          </table:table-cell>
          <table:table-cell office:value-type="float" office:value="3279160" calcext:value-type="float">
            <text:p>3279160</text:p>
          </table:table-cell>
          <table:table-cell office:value-type="float" office:value="3315391" calcext:value-type="float">
            <text:p>3315391</text:p>
          </table:table-cell>
          <table:table-cell office:value-type="float" office:value="3664668" calcext:value-type="float">
            <text:p>3664668</text:p>
          </table:table-cell>
          <table:table-cell office:value-type="float" office:value="3908583" calcext:value-type="float">
            <text:p>3908583</text:p>
          </table:table-cell>
          <table:table-cell office:value-type="float" office:value="3862329" calcext:value-type="float">
            <text:p>3862329</text:p>
          </table:table-cell>
          <table:table-cell office:value-type="float" office:value="3719747" calcext:value-type="float">
            <text:p>3719747</text:p>
          </table:table-cell>
          <table:table-cell office:value-type="float" office:value="3536674" calcext:value-type="float">
            <text:p>3536674</text:p>
          </table:table-cell>
          <table:table-cell table:number-columns-repeated="67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office:value-type="float" office:value="755632" calcext:value-type="float">
            <text:p>755632</text:p>
          </table:table-cell>
          <table:table-cell office:value-type="float" office:value="1237911" calcext:value-type="float">
            <text:p>1237911</text:p>
          </table:table-cell>
          <table:table-cell office:value-type="float" office:value="1844276" calcext:value-type="float">
            <text:p>1844276</text:p>
          </table:table-cell>
          <table:table-cell office:value-type="float" office:value="2440310" calcext:value-type="float">
            <text:p>2440310</text:p>
          </table:table-cell>
          <table:table-cell office:value-type="float" office:value="2998151" calcext:value-type="float">
            <text:p>2998151</text:p>
          </table:table-cell>
          <table:table-cell office:value-type="float" office:value="3092721" calcext:value-type="float">
            <text:p>3092721</text:p>
          </table:table-cell>
          <table:table-cell office:value-type="float" office:value="3197689" calcext:value-type="float">
            <text:p>3197689</text:p>
          </table:table-cell>
          <table:table-cell office:value-type="float" office:value="3310768" calcext:value-type="float">
            <text:p>3310768</text:p>
          </table:table-cell>
          <table:table-cell office:value-type="float" office:value="3494731" calcext:value-type="float">
            <text:p>3494731</text:p>
          </table:table-cell>
          <table:table-cell office:value-type="float" office:value="3475604" calcext:value-type="float">
            <text:p>3475604</text:p>
          </table:table-cell>
          <table:table-cell office:value-type="float" office:value="3475752" calcext:value-type="float">
            <text:p>3475752</text:p>
          </table:table-cell>
          <table:table-cell office:value-type="float" office:value="3353185" calcext:value-type="float">
            <text:p>3353185</text:p>
          </table:table-cell>
          <table:table-cell office:value-type="float" office:value="3357721" calcext:value-type="float">
            <text:p>3357721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39466" calcext:value-type="float">
            <text:p>2939466</text:p>
          </table:table-cell>
          <table:table-cell office:value-type="float" office:value="3050825" calcext:value-type="float">
            <text:p>3050825</text:p>
          </table:table-cell>
          <table:table-cell office:value-type="float" office:value="3274573" calcext:value-type="float">
            <text:p>3274573</text:p>
          </table:table-cell>
          <table:table-cell office:value-type="float" office:value="3277750" calcext:value-type="float">
            <text:p>3277750</text:p>
          </table:table-cell>
          <table:table-cell office:value-type="float" office:value="3331435" calcext:value-type="float">
            <text:p>3331435</text:p>
          </table:table-cell>
          <table:table-cell office:value-type="float" office:value="3551008" calcext:value-type="float">
            <text:p>3551008</text:p>
          </table:table-cell>
          <table:table-cell office:value-type="float" office:value="3543405" calcext:value-type="float">
            <text:p>3543405</text:p>
          </table:table-cell>
          <table:table-cell office:value-type="float" office:value="3219809" calcext:value-type="float">
            <text:p>3219809</text:p>
          </table:table-cell>
          <table:table-cell office:value-type="float" office:value="3192019" calcext:value-type="float">
            <text:p>3192019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21094" calcext:value-type="float">
            <text:p>2821094</text:p>
          </table:table-cell>
          <table:table-cell office:value-type="float" office:value="2971143" calcext:value-type="float">
            <text:p>2971143</text:p>
          </table:table-cell>
          <table:table-cell office:value-type="float" office:value="3082045" calcext:value-type="float">
            <text:p>3082045</text:p>
          </table:table-cell>
          <table:table-cell office:value-type="float" office:value="3205744" calcext:value-type="float">
            <text:p>3205744</text:p>
          </table:table-cell>
          <table:table-cell office:value-type="float" office:value="3381822" calcext:value-type="float">
            <text:p>3381822</text:p>
          </table:table-cell>
          <table:table-cell office:value-type="float" office:value="3271059" calcext:value-type="float">
            <text:p>3271059</text:p>
          </table:table-cell>
          <table:table-cell office:value-type="float" office:value="3264590" calcext:value-type="float">
            <text:p>3264590</text:p>
          </table:table-cell>
          <table:table-cell office:value-type="float" office:value="3138772" calcext:value-type="float">
            <text:p>3138772</text:p>
          </table:table-cell>
          <table:table-cell office:value-type="float" office:value="3109655" calcext:value-type="float">
            <text:p>3109655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03181" calcext:value-type="float">
            <text:p>2803181</text:p>
          </table:table-cell>
          <table:table-cell office:value-type="float" office:value="2950390" calcext:value-type="float">
            <text:p>2950390</text:p>
          </table:table-cell>
          <table:table-cell office:value-type="float" office:value="3193357" calcext:value-type="float">
            <text:p>3193357</text:p>
          </table:table-cell>
          <table:table-cell office:value-type="float" office:value="3357918" calcext:value-type="float">
            <text:p>3357918</text:p>
          </table:table-cell>
          <table:table-cell office:value-type="float" office:value="3373388" calcext:value-type="float">
            <text:p>3373388</text:p>
          </table:table-cell>
          <table:table-cell office:value-type="float" office:value="3349175" calcext:value-type="float">
            <text:p>3349175</text:p>
          </table:table-cell>
          <table:table-cell office:value-type="float" office:value="3281237" calcext:value-type="float">
            <text:p>3281237</text:p>
          </table:table-cell>
          <table:table-cell office:value-type="float" office:value="3088072" calcext:value-type="float">
            <text:p>3088072</text:p>
          </table:table-cell>
          <table:table-cell office:value-type="float" office:value="3087221" calcext:value-type="float">
            <text:p>3087221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24949" calcext:value-type="float">
            <text:p>2824949</text:p>
          </table:table-cell>
          <table:table-cell office:value-type="float" office:value="3039294" calcext:value-type="float">
            <text:p>3039294</text:p>
          </table:table-cell>
          <table:table-cell office:value-type="float" office:value="3156349" calcext:value-type="float">
            <text:p>3156349</text:p>
          </table:table-cell>
          <table:table-cell office:value-type="float" office:value="3282774" calcext:value-type="float">
            <text:p>3282774</text:p>
          </table:table-cell>
          <table:table-cell office:value-type="float" office:value="3363895" calcext:value-type="float">
            <text:p>3363895</text:p>
          </table:table-cell>
          <table:table-cell office:value-type="float" office:value="3346153" calcext:value-type="float">
            <text:p>3346153</text:p>
          </table:table-cell>
          <table:table-cell office:value-type="float" office:value="3388497" calcext:value-type="float">
            <text:p>3388497</text:p>
          </table:table-cell>
          <table:table-cell office:value-type="float" office:value="3140430" calcext:value-type="float">
            <text:p>3140430</text:p>
          </table:table-cell>
          <table:table-cell office:value-type="float" office:value="3158273" calcext:value-type="float">
            <text:p>3158273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14790" calcext:value-type="float">
            <text:p>2814790</text:p>
          </table:table-cell>
          <table:table-cell office:value-type="float" office:value="3076119" calcext:value-type="float">
            <text:p>3076119</text:p>
          </table:table-cell>
          <table:table-cell office:value-type="float" office:value="3248282" calcext:value-type="float">
            <text:p>3248282</text:p>
          </table:table-cell>
          <table:table-cell office:value-type="float" office:value="3380712" calcext:value-type="float">
            <text:p>3380712</text:p>
          </table:table-cell>
          <table:table-cell office:value-type="float" office:value="3420720" calcext:value-type="float">
            <text:p>3420720</text:p>
          </table:table-cell>
          <table:table-cell office:value-type="float" office:value="3436333" calcext:value-type="float">
            <text:p>3436333</text:p>
          </table:table-cell>
          <table:table-cell office:value-type="float" office:value="3265056" calcext:value-type="float">
            <text:p>3265056</text:p>
          </table:table-cell>
          <table:table-cell office:value-type="float" office:value="3134300" calcext:value-type="float">
            <text:p>3134300</text:p>
          </table:table-cell>
          <table:table-cell office:value-type="float" office:value="3150540" calcext:value-type="float">
            <text:p>3150540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4806" calcext:value-type="float">
            <text:p>364806</text:p>
          </table:table-cell>
          <table:table-cell office:value-type="float" office:value="2905900" calcext:value-type="float">
            <text:p>2905900</text:p>
          </table:table-cell>
          <table:table-cell office:value-type="float" office:value="3230465" calcext:value-type="float">
            <text:p>3230465</text:p>
          </table:table-cell>
          <table:table-cell office:value-type="float" office:value="3289121" calcext:value-type="float">
            <text:p>3289121</text:p>
          </table:table-cell>
          <table:table-cell office:value-type="float" office:value="3322903" calcext:value-type="float">
            <text:p>3322903</text:p>
          </table:table-cell>
          <table:table-cell office:value-type="float" office:value="3416180" calcext:value-type="float">
            <text:p>3416180</text:p>
          </table:table-cell>
          <table:table-cell office:value-type="float" office:value="3280598" calcext:value-type="float">
            <text:p>3280598</text:p>
          </table:table-cell>
          <table:table-cell office:value-type="float" office:value="2874608" calcext:value-type="float">
            <text:p>2874608</text:p>
          </table:table-cell>
          <table:table-cell office:value-type="float" office:value="3056487" calcext:value-type="float">
            <text:p>3056487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0571" calcext:value-type="float">
            <text:p>410571</text:p>
          </table:table-cell>
          <table:table-cell office:value-type="float" office:value="469368" calcext:value-type="float">
            <text:p>469368</text:p>
          </table:table-cell>
          <table:table-cell office:value-type="float" office:value="606319" calcext:value-type="float">
            <text:p>606319</text:p>
          </table:table-cell>
          <table:table-cell office:value-type="float" office:value="642713" calcext:value-type="float">
            <text:p>642713</text:p>
          </table:table-cell>
          <table:table-cell office:value-type="float" office:value="678264" calcext:value-type="float">
            <text:p>678264</text:p>
          </table:table-cell>
          <table:table-cell office:value-type="float" office:value="699687" calcext:value-type="float">
            <text:p>699687</text:p>
          </table:table-cell>
          <table:table-cell office:value-type="float" office:value="591252" calcext:value-type="float">
            <text:p>591252</text:p>
          </table:table-cell>
          <table:table-cell office:value-type="float" office:value="654029" calcext:value-type="float">
            <text:p>654029</text:p>
          </table:table-cell>
          <table:table-cell office:value-type="float" office:value="650483" calcext:value-type="float">
            <text:p>650483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4956" calcext:value-type="float">
            <text:p>414956</text:p>
          </table:table-cell>
          <table:table-cell office:value-type="float" office:value="531531" calcext:value-type="float">
            <text:p>531531</text:p>
          </table:table-cell>
          <table:table-cell office:value-type="float" office:value="596714" calcext:value-type="float">
            <text:p>596714</text:p>
          </table:table-cell>
          <table:table-cell office:value-type="float" office:value="628208" calcext:value-type="float">
            <text:p>628208</text:p>
          </table:table-cell>
          <table:table-cell office:value-type="float" office:value="675249" calcext:value-type="float">
            <text:p>675249</text:p>
          </table:table-cell>
          <table:table-cell office:value-type="float" office:value="706517" calcext:value-type="float">
            <text:p>706517</text:p>
          </table:table-cell>
          <table:table-cell office:value-type="float" office:value="623670" calcext:value-type="float">
            <text:p>623670</text:p>
          </table:table-cell>
          <table:table-cell office:value-type="float" office:value="656645" calcext:value-type="float">
            <text:p>656645</text:p>
          </table:table-cell>
          <table:table-cell office:value-type="float" office:value="691843" calcext:value-type="float">
            <text:p>691843</text:p>
          </table:table-cell>
          <table:table-cell table:number-columns-repeated="66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-Reader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2" office:value-type="string" calcext:value-type="string">
            <text:p>4</text:p>
          </table:table-cell>
          <table:table-cell/>
          <table:table-cell table:style-name="ce2" office:value-type="string" calcext:value-type="string">
            <text:p>8</text:p>
          </table:table-cell>
          <table:table-cell/>
          <table:table-cell table:style-name="ce2" office:value-type="string" calcext:value-type="string">
            <text:p>16</text:p>
          </table:table-cell>
          <table:table-cell/>
          <table:table-cell table:style-name="ce2" office:value-type="string" calcext:value-type="string">
            <text:p>32</text:p>
          </table:table-cell>
          <table:table-cell/>
          <table:table-cell table:style-name="ce2" office:value-type="string" calcext:value-type="string">
            <text:p>64</text:p>
          </table:table-cell>
          <table:table-cell/>
          <table:table-cell table:style-name="ce2" office:value-type="string" calcext:value-type="string">
            <text:p>128</text:p>
          </table:table-cell>
          <table:table-cell/>
          <table:table-cell table:style-name="ce2" office:value-type="string" calcext:value-type="string">
            <text:p>256</text:p>
          </table:table-cell>
          <table:table-cell/>
          <table:table-cell table:style-name="ce2" office:value-type="string" calcext:value-type="string">
            <text:p>512</text:p>
          </table:table-cell>
          <table:table-cell/>
          <table:table-cell table:style-name="ce2" office:value-type="string" calcext:value-type="string">
            <text:p>1024</text:p>
          </table:table-cell>
          <table:table-cell/>
          <table:table-cell table:style-name="ce2" office:value-type="string" calcext:value-type="string">
            <text:p>2048</text:p>
          </table:table-cell>
          <table:table-cell/>
          <table:table-cell table:style-name="ce2" office:value-type="string" calcext:value-type="string">
            <text:p>4096</text:p>
          </table:table-cell>
          <table:table-cell/>
          <table:table-cell table:style-name="ce2" office:value-type="string" calcext:value-type="string">
            <text:p>8192</text:p>
          </table:table-cell>
          <table:table-cell/>
          <table:table-cell table:style-name="ce2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64</text:p>
          </table:table-cell>
          <table:table-cell table:number-columns-repeated="2"/>
          <table:table-cell office:value-type="float" office:value="879120" calcext:value-type="float">
            <text:p>879120</text:p>
          </table:table-cell>
          <table:table-cell/>
          <table:table-cell office:value-type="float" office:value="1576354" calcext:value-type="float">
            <text:p>1576354</text:p>
          </table:table-cell>
          <table:table-cell/>
          <table:table-cell office:value-type="float" office:value="2655601" calcext:value-type="float">
            <text:p>2655601</text:p>
          </table:table-cell>
          <table:table-cell/>
          <table:table-cell office:value-type="float" office:value="3809523" calcext:value-type="float">
            <text:p>3809523</text:p>
          </table:table-cell>
          <table:table-cell/>
          <table:table-cell office:value-type="float" office:value="5203252" calcext:value-type="float">
            <text:p>5203252</text:p>
          </table:table-cell>
          <table:table-cell table:number-columns-repeated="68"/>
        </table:table-row>
        <table:table-row table:style-name="ro1">
          <table:table-cell table:style-name="ce2" office:value-type="string" calcext:value-type="string">
            <text:p>128</text:p>
          </table:table-cell>
          <table:table-cell table:number-columns-repeated="2"/>
          <table:table-cell office:value-type="float" office:value="918220" calcext:value-type="float">
            <text:p>918220</text:p>
          </table:table-cell>
          <table:table-cell/>
          <table:table-cell office:value-type="float" office:value="1664499" calcext:value-type="float">
            <text:p>1664499</text:p>
          </table:table-cell>
          <table:table-cell/>
          <table:table-cell office:value-type="float" office:value="2683438" calcext:value-type="float">
            <text:p>2683438</text:p>
          </table:table-cell>
          <table:table-cell/>
          <table:table-cell office:value-type="float" office:value="4142394" calcext:value-type="float">
            <text:p>4142394</text:p>
          </table:table-cell>
          <table:table-cell/>
          <table:table-cell office:value-type="float" office:value="5765765" calcext:value-type="float">
            <text:p>5765765</text:p>
          </table:table-cell>
          <table:table-cell/>
          <table:table-cell office:value-type="float" office:value="6736842" calcext:value-type="float">
            <text:p>6736842</text:p>
          </table:table-cell>
          <table:table-cell table:number-columns-repeated="66"/>
        </table:table-row>
        <table:table-row table:style-name="ro1">
          <table:table-cell table:style-name="ce2" office:value-type="string" calcext:value-type="string">
            <text:p>256</text:p>
          </table:table-cell>
          <table:table-cell table:number-columns-repeated="2"/>
          <table:table-cell office:value-type="float" office:value="918880" calcext:value-type="float">
            <text:p>918880</text:p>
          </table:table-cell>
          <table:table-cell/>
          <table:table-cell office:value-type="float" office:value="1659105" calcext:value-type="float">
            <text:p>1659105</text:p>
          </table:table-cell>
          <table:table-cell/>
          <table:table-cell office:value-type="float" office:value="2844444" calcext:value-type="float">
            <text:p>2844444</text:p>
          </table:table-cell>
          <table:table-cell/>
          <table:table-cell office:value-type="float" office:value="4406196" calcext:value-type="float">
            <text:p>4406196</text:p>
          </table:table-cell>
          <table:table-cell/>
          <table:table-cell office:value-type="float" office:value="5885057" calcext:value-type="float">
            <text:p>5885057</text:p>
          </table:table-cell>
          <table:table-cell/>
          <table:table-cell office:value-type="float" office:value="7013698" calcext:value-type="float">
            <text:p>7013698</text:p>
          </table:table-cell>
          <table:table-cell/>
          <table:table-cell office:value-type="float" office:value="7757575" calcext:value-type="float">
            <text:p>7757575</text:p>
          </table:table-cell>
          <table:table-cell table:number-columns-repeated="64"/>
        </table:table-row>
        <table:table-row table:style-name="ro1">
          <table:table-cell table:style-name="ce2" office:value-type="string" calcext:value-type="string">
            <text:p>512</text:p>
          </table:table-cell>
          <table:table-cell table:number-columns-repeated="2"/>
          <table:table-cell office:value-type="float" office:value="909898" calcext:value-type="float">
            <text:p>909898</text:p>
          </table:table-cell>
          <table:table-cell/>
          <table:table-cell office:value-type="float" office:value="1648422" calcext:value-type="float">
            <text:p>1648422</text:p>
          </table:table-cell>
          <table:table-cell/>
          <table:table-cell office:value-type="float" office:value="2769064" calcext:value-type="float">
            <text:p>2769064</text:p>
          </table:table-cell>
          <table:table-cell/>
          <table:table-cell office:value-type="float" office:value="4196721" calcext:value-type="float">
            <text:p>4196721</text:p>
          </table:table-cell>
          <table:table-cell/>
          <table:table-cell office:value-type="float" office:value="5638766" calcext:value-type="float">
            <text:p>5638766</text:p>
          </table:table-cell>
          <table:table-cell/>
          <table:table-cell office:value-type="float" office:value="7091412" calcext:value-type="float">
            <text:p>7091412</text:p>
          </table:table-cell>
          <table:table-cell/>
          <table:table-cell office:value-type="float" office:value="7950310" calcext:value-type="float">
            <text:p>7950310</text:p>
          </table:table-cell>
          <table:table-cell/>
          <table:table-cell office:value-type="float" office:value="9029982" calcext:value-type="float">
            <text:p>9029982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1024</text:p>
          </table:table-cell>
          <table:table-cell table:number-columns-repeated="2"/>
          <table:table-cell office:value-type="float" office:value="932689" calcext:value-type="float">
            <text:p>932689</text:p>
          </table:table-cell>
          <table:table-cell/>
          <table:table-cell office:value-type="float" office:value="1746248" calcext:value-type="float">
            <text:p>1746248</text:p>
          </table:table-cell>
          <table:table-cell/>
          <table:table-cell office:value-type="float" office:value="2987164" calcext:value-type="float">
            <text:p>2987164</text:p>
          </table:table-cell>
          <table:table-cell/>
          <table:table-cell office:value-type="float" office:value="4438664" calcext:value-type="float">
            <text:p>4438664</text:p>
          </table:table-cell>
          <table:table-cell/>
          <table:table-cell office:value-type="float" office:value="6645035" calcext:value-type="float">
            <text:p>6645035</text:p>
          </table:table-cell>
          <table:table-cell/>
          <table:table-cell office:value-type="float" office:value="7340501" calcext:value-type="float">
            <text:p>7340501</text:p>
          </table:table-cell>
          <table:table-cell/>
          <table:table-cell office:value-type="float" office:value="8626790" calcext:value-type="float">
            <text:p>8626790</text:p>
          </table:table-cell>
          <table:table-cell/>
          <table:table-cell office:value-type="float" office:value="8927637" calcext:value-type="float">
            <text:p>8927637</text:p>
          </table:table-cell>
          <table:table-cell/>
          <table:table-cell office:value-type="float" office:value="11838150" calcext:value-type="float">
            <text:p>1183815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2048</text:p>
          </table:table-cell>
          <table:table-cell table:number-columns-repeated="2"/>
          <table:table-cell office:value-type="float" office:value="905153" calcext:value-type="float">
            <text:p>905153</text:p>
          </table:table-cell>
          <table:table-cell/>
          <table:table-cell office:value-type="float" office:value="1691024" calcext:value-type="float">
            <text:p>1691024</text:p>
          </table:table-cell>
          <table:table-cell/>
          <table:table-cell office:value-type="float" office:value="2813959" calcext:value-type="float">
            <text:p>2813959</text:p>
          </table:table-cell>
          <table:table-cell/>
          <table:table-cell office:value-type="float" office:value="4493198" calcext:value-type="float">
            <text:p>4493198</text:p>
          </table:table-cell>
          <table:table-cell/>
          <table:table-cell office:value-type="float" office:value="6251526" calcext:value-type="float">
            <text:p>6251526</text:p>
          </table:table-cell>
          <table:table-cell/>
          <table:table-cell office:value-type="float" office:value="7229085" calcext:value-type="float">
            <text:p>7229085</text:p>
          </table:table-cell>
          <table:table-cell/>
          <table:table-cell office:value-type="float" office:value="8274747" calcext:value-type="float">
            <text:p>8274747</text:p>
          </table:table-cell>
          <table:table-cell/>
          <table:table-cell office:value-type="float" office:value="9221071" calcext:value-type="float">
            <text:p>9221071</text:p>
          </table:table-cell>
          <table:table-cell/>
          <table:table-cell office:value-type="float" office:value="10638961" calcext:value-type="float">
            <text:p>10638961</text:p>
          </table:table-cell>
          <table:table-cell/>
          <table:table-cell office:value-type="float" office:value="10981233" calcext:value-type="float">
            <text:p>10981233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4096</text:p>
          </table:table-cell>
          <table:table-cell table:number-columns-repeated="2"/>
          <table:table-cell office:value-type="float" office:value="792355" calcext:value-type="float">
            <text:p>792355</text:p>
          </table:table-cell>
          <table:table-cell/>
          <table:table-cell office:value-type="float" office:value="1319332" calcext:value-type="float">
            <text:p>1319332</text:p>
          </table:table-cell>
          <table:table-cell/>
          <table:table-cell office:value-type="float" office:value="2042587" calcext:value-type="float">
            <text:p>2042587</text:p>
          </table:table-cell>
          <table:table-cell/>
          <table:table-cell office:value-type="float" office:value="2597995" calcext:value-type="float">
            <text:p>2597995</text:p>
          </table:table-cell>
          <table:table-cell/>
          <table:table-cell office:value-type="float" office:value="3490115" calcext:value-type="float">
            <text:p>3490115</text:p>
          </table:table-cell>
          <table:table-cell/>
          <table:table-cell office:value-type="float" office:value="3672554" calcext:value-type="float">
            <text:p>3672554</text:p>
          </table:table-cell>
          <table:table-cell/>
          <table:table-cell office:value-type="float" office:value="3924875" calcext:value-type="float">
            <text:p>3924875</text:p>
          </table:table-cell>
          <table:table-cell/>
          <table:table-cell office:value-type="float" office:value="4439627" calcext:value-type="float">
            <text:p>4439627</text:p>
          </table:table-cell>
          <table:table-cell/>
          <table:table-cell office:value-type="float" office:value="4964246" calcext:value-type="float">
            <text:p>4964246</text:p>
          </table:table-cell>
          <table:table-cell/>
          <table:table-cell office:value-type="float" office:value="5081885" calcext:value-type="float">
            <text:p>5081885</text:p>
          </table:table-cell>
          <table:table-cell/>
          <table:table-cell office:value-type="float" office:value="3876218" calcext:value-type="float">
            <text:p>3876218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8192</text:p>
          </table:table-cell>
          <table:table-cell table:number-columns-repeated="2"/>
          <table:table-cell office:value-type="float" office:value="782754" calcext:value-type="float">
            <text:p>782754</text:p>
          </table:table-cell>
          <table:table-cell/>
          <table:table-cell office:value-type="float" office:value="1247734" calcext:value-type="float">
            <text:p>1247734</text:p>
          </table:table-cell>
          <table:table-cell/>
          <table:table-cell office:value-type="float" office:value="1875243" calcext:value-type="float">
            <text:p>1875243</text:p>
          </table:table-cell>
          <table:table-cell/>
          <table:table-cell office:value-type="float" office:value="2711864" calcext:value-type="float">
            <text:p>2711864</text:p>
          </table:table-cell>
          <table:table-cell/>
          <table:table-cell office:value-type="float" office:value="3242301" calcext:value-type="float">
            <text:p>3242301</text:p>
          </table:table-cell>
          <table:table-cell/>
          <table:table-cell office:value-type="float" office:value="3501453" calcext:value-type="float">
            <text:p>3501453</text:p>
          </table:table-cell>
          <table:table-cell/>
          <table:table-cell office:value-type="float" office:value="3624458" calcext:value-type="float">
            <text:p>3624458</text:p>
          </table:table-cell>
          <table:table-cell/>
          <table:table-cell office:value-type="float" office:value="3916993" calcext:value-type="float">
            <text:p>3916993</text:p>
          </table:table-cell>
          <table:table-cell/>
          <table:table-cell office:value-type="float" office:value="4134241" calcext:value-type="float">
            <text:p>4134241</text:p>
          </table:table-cell>
          <table:table-cell/>
          <table:table-cell office:value-type="float" office:value="4104208" calcext:value-type="float">
            <text:p>4104208</text:p>
          </table:table-cell>
          <table:table-cell/>
          <table:table-cell office:value-type="float" office:value="3908396" calcext:value-type="float">
            <text:p>3908396</text:p>
          </table:table-cell>
          <table:table-cell/>
          <table:table-cell office:value-type="float" office:value="3752977" calcext:value-type="float">
            <text:p>3752977</text:p>
          </table:table-cell>
          <table:table-cell table:number-columns-repeated="54"/>
        </table:table-row>
        <table:table-row table:style-name="ro1">
          <table:table-cell table:style-name="ce2" office:value-type="string" calcext:value-type="string">
            <text:p>16384</text:p>
          </table:table-cell>
          <table:table-cell table:number-columns-repeated="2"/>
          <table:table-cell office:value-type="float" office:value="717303" calcext:value-type="float">
            <text:p>717303</text:p>
          </table:table-cell>
          <table:table-cell/>
          <table:table-cell office:value-type="float" office:value="1261676" calcext:value-type="float">
            <text:p>1261676</text:p>
          </table:table-cell>
          <table:table-cell/>
          <table:table-cell office:value-type="float" office:value="1910692" calcext:value-type="float">
            <text:p>1910692</text:p>
          </table:table-cell>
          <table:table-cell/>
          <table:table-cell office:value-type="float" office:value="2562722" calcext:value-type="float">
            <text:p>2562722</text:p>
          </table:table-cell>
          <table:table-cell/>
          <table:table-cell office:value-type="float" office:value="2713526" calcext:value-type="float">
            <text:p>2713526</text:p>
          </table:table-cell>
          <table:table-cell/>
          <table:table-cell office:value-type="float" office:value="3219176" calcext:value-type="float">
            <text:p>3219176</text:p>
          </table:table-cell>
          <table:table-cell/>
          <table:table-cell office:value-type="float" office:value="3414471" calcext:value-type="float">
            <text:p>3414471</text:p>
          </table:table-cell>
          <table:table-cell/>
          <table:table-cell office:value-type="float" office:value="3529209" calcext:value-type="float">
            <text:p>3529209</text:p>
          </table:table-cell>
          <table:table-cell/>
          <table:table-cell office:value-type="float" office:value="3689674" calcext:value-type="float">
            <text:p>3689674</text:p>
          </table:table-cell>
          <table:table-cell/>
          <table:table-cell office:value-type="float" office:value="3709976" calcext:value-type="float">
            <text:p>3709976</text:p>
          </table:table-cell>
          <table:table-cell/>
          <table:table-cell office:value-type="float" office:value="3527917" calcext:value-type="float">
            <text:p>3527917</text:p>
          </table:table-cell>
          <table:table-cell/>
          <table:table-cell office:value-type="float" office:value="3381909" calcext:value-type="float">
            <text:p>3381909</text:p>
          </table:table-cell>
          <table:table-cell/>
          <table:table-cell office:value-type="float" office:value="3329539" calcext:value-type="float">
            <text:p>3329539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980589" calcext:value-type="float">
            <text:p>2980589</text:p>
          </table:table-cell>
          <table:table-cell/>
          <table:table-cell office:value-type="float" office:value="3224371" calcext:value-type="float">
            <text:p>3224371</text:p>
          </table:table-cell>
          <table:table-cell/>
          <table:table-cell office:value-type="float" office:value="2942132" calcext:value-type="float">
            <text:p>2942132</text:p>
          </table:table-cell>
          <table:table-cell/>
          <table:table-cell office:value-type="float" office:value="3421316" calcext:value-type="float">
            <text:p>3421316</text:p>
          </table:table-cell>
          <table:table-cell/>
          <table:table-cell office:value-type="float" office:value="3510079" calcext:value-type="float">
            <text:p>3510079</text:p>
          </table:table-cell>
          <table:table-cell/>
          <table:table-cell office:value-type="float" office:value="3514673" calcext:value-type="float">
            <text:p>3514673</text:p>
          </table:table-cell>
          <table:table-cell/>
          <table:table-cell office:value-type="float" office:value="3485660" calcext:value-type="float">
            <text:p>3485660</text:p>
          </table:table-cell>
          <table:table-cell/>
          <table:table-cell office:value-type="float" office:value="3336116" calcext:value-type="float">
            <text:p>3336116</text:p>
          </table:table-cell>
          <table:table-cell/>
          <table:table-cell office:value-type="float" office:value="3185751" calcext:value-type="float">
            <text:p>3185751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871980" calcext:value-type="float">
            <text:p>2871980</text:p>
          </table:table-cell>
          <table:table-cell/>
          <table:table-cell office:value-type="float" office:value="2158380" calcext:value-type="float">
            <text:p>2158380</text:p>
          </table:table-cell>
          <table:table-cell/>
          <table:table-cell office:value-type="float" office:value="3119380" calcext:value-type="float">
            <text:p>3119380</text:p>
          </table:table-cell>
          <table:table-cell/>
          <table:table-cell office:value-type="float" office:value="3332028" calcext:value-type="float">
            <text:p>3332028</text:p>
          </table:table-cell>
          <table:table-cell/>
          <table:table-cell office:value-type="float" office:value="3442251" calcext:value-type="float">
            <text:p>3442251</text:p>
          </table:table-cell>
          <table:table-cell/>
          <table:table-cell office:value-type="float" office:value="3358822" calcext:value-type="float">
            <text:p>3358822</text:p>
          </table:table-cell>
          <table:table-cell/>
          <table:table-cell office:value-type="float" office:value="3165317" calcext:value-type="float">
            <text:p>3165317</text:p>
          </table:table-cell>
          <table:table-cell/>
          <table:table-cell office:value-type="float" office:value="3050654" calcext:value-type="float">
            <text:p>3050654</text:p>
          </table:table-cell>
          <table:table-cell/>
          <table:table-cell office:value-type="float" office:value="3048795" calcext:value-type="float">
            <text:p>3048795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806825" calcext:value-type="float">
            <text:p>2806825</text:p>
          </table:table-cell>
          <table:table-cell/>
          <table:table-cell office:value-type="float" office:value="2960580" calcext:value-type="float">
            <text:p>2960580</text:p>
          </table:table-cell>
          <table:table-cell/>
          <table:table-cell office:value-type="float" office:value="3167765" calcext:value-type="float">
            <text:p>3167765</text:p>
          </table:table-cell>
          <table:table-cell/>
          <table:table-cell office:value-type="float" office:value="3378205" calcext:value-type="float">
            <text:p>3378205</text:p>
          </table:table-cell>
          <table:table-cell/>
          <table:table-cell office:value-type="float" office:value="3397760" calcext:value-type="float">
            <text:p>3397760</text:p>
          </table:table-cell>
          <table:table-cell/>
          <table:table-cell office:value-type="float" office:value="3404555" calcext:value-type="float">
            <text:p>3404555</text:p>
          </table:table-cell>
          <table:table-cell/>
          <table:table-cell office:value-type="float" office:value="3254918" calcext:value-type="float">
            <text:p>3254918</text:p>
          </table:table-cell>
          <table:table-cell/>
          <table:table-cell office:value-type="float" office:value="3106126" calcext:value-type="float">
            <text:p>3106126</text:p>
          </table:table-cell>
          <table:table-cell/>
          <table:table-cell office:value-type="float" office:value="3092830" calcext:value-type="float">
            <text:p>309283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845522" calcext:value-type="float">
            <text:p>2845522</text:p>
          </table:table-cell>
          <table:table-cell/>
          <table:table-cell office:value-type="float" office:value="3073258" calcext:value-type="float">
            <text:p>3073258</text:p>
          </table:table-cell>
          <table:table-cell/>
          <table:table-cell office:value-type="float" office:value="3216806" calcext:value-type="float">
            <text:p>3216806</text:p>
          </table:table-cell>
          <table:table-cell/>
          <table:table-cell office:value-type="float" office:value="3311621" calcext:value-type="float">
            <text:p>3311621</text:p>
          </table:table-cell>
          <table:table-cell/>
          <table:table-cell office:value-type="float" office:value="3427942" calcext:value-type="float">
            <text:p>3427942</text:p>
          </table:table-cell>
          <table:table-cell/>
          <table:table-cell office:value-type="float" office:value="3329374" calcext:value-type="float">
            <text:p>3329374</text:p>
          </table:table-cell>
          <table:table-cell/>
          <table:table-cell office:value-type="float" office:value="3348936" calcext:value-type="float">
            <text:p>3348936</text:p>
          </table:table-cell>
          <table:table-cell/>
          <table:table-cell office:value-type="float" office:value="3208518" calcext:value-type="float">
            <text:p>3208518</text:p>
          </table:table-cell>
          <table:table-cell/>
          <table:table-cell office:value-type="float" office:value="3146726" calcext:value-type="float">
            <text:p>3146726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811044" calcext:value-type="float">
            <text:p>2811044</text:p>
          </table:table-cell>
          <table:table-cell/>
          <table:table-cell office:value-type="float" office:value="3049856" calcext:value-type="float">
            <text:p>3049856</text:p>
          </table:table-cell>
          <table:table-cell/>
          <table:table-cell office:value-type="float" office:value="3242885" calcext:value-type="float">
            <text:p>3242885</text:p>
          </table:table-cell>
          <table:table-cell/>
          <table:table-cell office:value-type="float" office:value="3376379" calcext:value-type="float">
            <text:p>3376379</text:p>
          </table:table-cell>
          <table:table-cell/>
          <table:table-cell office:value-type="float" office:value="3444583" calcext:value-type="float">
            <text:p>3444583</text:p>
          </table:table-cell>
          <table:table-cell/>
          <table:table-cell office:value-type="float" office:value="3436462" calcext:value-type="float">
            <text:p>3436462</text:p>
          </table:table-cell>
          <table:table-cell/>
          <table:table-cell office:value-type="float" office:value="3391845" calcext:value-type="float">
            <text:p>3391845</text:p>
          </table:table-cell>
          <table:table-cell/>
          <table:table-cell office:value-type="float" office:value="3144306" calcext:value-type="float">
            <text:p>3144306</text:p>
          </table:table-cell>
          <table:table-cell/>
          <table:table-cell office:value-type="float" office:value="3135331" calcext:value-type="float">
            <text:p>3135331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85614" calcext:value-type="float">
            <text:p>385614</text:p>
          </table:table-cell>
          <table:table-cell/>
          <table:table-cell office:value-type="float" office:value="3026226" calcext:value-type="float">
            <text:p>3026226</text:p>
          </table:table-cell>
          <table:table-cell/>
          <table:table-cell office:value-type="float" office:value="3147407" calcext:value-type="float">
            <text:p>3147407</text:p>
          </table:table-cell>
          <table:table-cell/>
          <table:table-cell office:value-type="float" office:value="3278967" calcext:value-type="float">
            <text:p>3278967</text:p>
          </table:table-cell>
          <table:table-cell/>
          <table:table-cell office:value-type="float" office:value="3223198" calcext:value-type="float">
            <text:p>3223198</text:p>
          </table:table-cell>
          <table:table-cell/>
          <table:table-cell office:value-type="float" office:value="3360717" calcext:value-type="float">
            <text:p>3360717</text:p>
          </table:table-cell>
          <table:table-cell/>
          <table:table-cell office:value-type="float" office:value="3284503" calcext:value-type="float">
            <text:p>3284503</text:p>
          </table:table-cell>
          <table:table-cell/>
          <table:table-cell office:value-type="float" office:value="2675186" calcext:value-type="float">
            <text:p>2675186</text:p>
          </table:table-cell>
          <table:table-cell/>
          <table:table-cell office:value-type="float" office:value="2929602" calcext:value-type="float">
            <text:p>2929602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19984" calcext:value-type="float">
            <text:p>419984</text:p>
          </table:table-cell>
          <table:table-cell/>
          <table:table-cell office:value-type="float" office:value="516990" calcext:value-type="float">
            <text:p>516990</text:p>
          </table:table-cell>
          <table:table-cell/>
          <table:table-cell office:value-type="float" office:value="619352" calcext:value-type="float">
            <text:p>619352</text:p>
          </table:table-cell>
          <table:table-cell/>
          <table:table-cell office:value-type="float" office:value="650404" calcext:value-type="float">
            <text:p>650404</text:p>
          </table:table-cell>
          <table:table-cell/>
          <table:table-cell office:value-type="float" office:value="705373" calcext:value-type="float">
            <text:p>705373</text:p>
          </table:table-cell>
          <table:table-cell/>
          <table:table-cell office:value-type="float" office:value="698982" calcext:value-type="float">
            <text:p>698982</text:p>
          </table:table-cell>
          <table:table-cell/>
          <table:table-cell office:value-type="float" office:value="607997" calcext:value-type="float">
            <text:p>607997</text:p>
          </table:table-cell>
          <table:table-cell/>
          <table:table-cell office:value-type="float" office:value="649146" calcext:value-type="float">
            <text:p>649146</text:p>
          </table:table-cell>
          <table:table-cell/>
          <table:table-cell office:value-type="float" office:value="646352" calcext:value-type="float">
            <text:p>646352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19607" calcext:value-type="float">
            <text:p>419607</text:p>
          </table:table-cell>
          <table:table-cell/>
          <table:table-cell office:value-type="float" office:value="525561" calcext:value-type="float">
            <text:p>525561</text:p>
          </table:table-cell>
          <table:table-cell/>
          <table:table-cell office:value-type="float" office:value="596359" calcext:value-type="float">
            <text:p>596359</text:p>
          </table:table-cell>
          <table:table-cell/>
          <table:table-cell office:value-type="float" office:value="624416" calcext:value-type="float">
            <text:p>624416</text:p>
          </table:table-cell>
          <table:table-cell/>
          <table:table-cell office:value-type="float" office:value="630880" calcext:value-type="float">
            <text:p>630880</text:p>
          </table:table-cell>
          <table:table-cell/>
          <table:table-cell office:value-type="float" office:value="685282" calcext:value-type="float">
            <text:p>685282</text:p>
          </table:table-cell>
          <table:table-cell/>
          <table:table-cell office:value-type="float" office:value="634031" calcext:value-type="float">
            <text:p>634031</text:p>
          </table:table-cell>
          <table:table-cell/>
          <table:table-cell office:value-type="float" office:value="652993" calcext:value-type="float">
            <text:p>652993</text:p>
          </table:table-cell>
          <table:table-cell/>
          <table:table-cell office:value-type="float" office:value="707929" calcext:value-type="float">
            <text:p>707929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andom 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2" office:value-type="string" calcext:value-type="string">
            <text:p>4</text:p>
          </table:table-cell>
          <table:table-cell/>
          <table:table-cell table:style-name="ce2" office:value-type="string" calcext:value-type="string">
            <text:p>8</text:p>
          </table:table-cell>
          <table:table-cell/>
          <table:table-cell table:style-name="ce2" office:value-type="string" calcext:value-type="string">
            <text:p>16</text:p>
          </table:table-cell>
          <table:table-cell/>
          <table:table-cell table:style-name="ce2" office:value-type="string" calcext:value-type="string">
            <text:p>32</text:p>
          </table:table-cell>
          <table:table-cell/>
          <table:table-cell table:style-name="ce2" office:value-type="string" calcext:value-type="string">
            <text:p>64</text:p>
          </table:table-cell>
          <table:table-cell/>
          <table:table-cell table:style-name="ce2" office:value-type="string" calcext:value-type="string">
            <text:p>128</text:p>
          </table:table-cell>
          <table:table-cell/>
          <table:table-cell table:style-name="ce2" office:value-type="string" calcext:value-type="string">
            <text:p>256</text:p>
          </table:table-cell>
          <table:table-cell/>
          <table:table-cell table:style-name="ce2" office:value-type="string" calcext:value-type="string">
            <text:p>512</text:p>
          </table:table-cell>
          <table:table-cell/>
          <table:table-cell table:style-name="ce2" office:value-type="string" calcext:value-type="string">
            <text:p>1024</text:p>
          </table:table-cell>
          <table:table-cell/>
          <table:table-cell table:style-name="ce2" office:value-type="string" calcext:value-type="string">
            <text:p>2048</text:p>
          </table:table-cell>
          <table:table-cell/>
          <table:table-cell table:style-name="ce2" office:value-type="string" calcext:value-type="string">
            <text:p>4096</text:p>
          </table:table-cell>
          <table:table-cell/>
          <table:table-cell table:style-name="ce2" office:value-type="string" calcext:value-type="string">
            <text:p>8192</text:p>
          </table:table-cell>
          <table:table-cell/>
          <table:table-cell table:style-name="ce2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64</text:p>
          </table:table-cell>
          <table:table-cell table:number-columns-repeated="2"/>
          <table:table-cell office:value-type="float" office:value="628066" calcext:value-type="float">
            <text:p>628066</text:p>
          </table:table-cell>
          <table:table-cell/>
          <table:table-cell office:value-type="float" office:value="1056105" calcext:value-type="float">
            <text:p>1056105</text:p>
          </table:table-cell>
          <table:table-cell/>
          <table:table-cell office:value-type="float" office:value="1557177" calcext:value-type="float">
            <text:p>1557177</text:p>
          </table:table-cell>
          <table:table-cell/>
          <table:table-cell office:value-type="float" office:value="2091503" calcext:value-type="float">
            <text:p>2091503</text:p>
          </table:table-cell>
          <table:table-cell/>
          <table:table-cell office:value-type="float" office:value="2689075" calcext:value-type="float">
            <text:p>2689075</text:p>
          </table:table-cell>
          <table:table-cell table:number-columns-repeated="68"/>
        </table:table-row>
        <table:table-row table:style-name="ro1">
          <table:table-cell table:style-name="ce2" office:value-type="string" calcext:value-type="string">
            <text:p>128</text:p>
          </table:table-cell>
          <table:table-cell table:number-columns-repeated="2"/>
          <table:table-cell office:value-type="float" office:value="636499" calcext:value-type="float">
            <text:p>636499</text:p>
          </table:table-cell>
          <table:table-cell/>
          <table:table-cell office:value-type="float" office:value="1197380" calcext:value-type="float">
            <text:p>1197380</text:p>
          </table:table-cell>
          <table:table-cell/>
          <table:table-cell office:value-type="float" office:value="1907600" calcext:value-type="float">
            <text:p>1907600</text:p>
          </table:table-cell>
          <table:table-cell/>
          <table:table-cell office:value-type="float" office:value="2711864" calcext:value-type="float">
            <text:p>2711864</text:p>
          </table:table-cell>
          <table:table-cell/>
          <table:table-cell office:value-type="float" office:value="3526170" calcext:value-type="float">
            <text:p>3526170</text:p>
          </table:table-cell>
          <table:table-cell/>
          <table:table-cell office:value-type="float" office:value="4155844" calcext:value-type="float">
            <text:p>4155844</text:p>
          </table:table-cell>
          <table:table-cell table:number-columns-repeated="66"/>
        </table:table-row>
        <table:table-row table:style-name="ro1">
          <table:table-cell table:style-name="ce2" office:value-type="string" calcext:value-type="string">
            <text:p>256</text:p>
          </table:table-cell>
          <table:table-cell table:number-columns-repeated="2"/>
          <table:table-cell office:value-type="float" office:value="715083" calcext:value-type="float">
            <text:p>715083</text:p>
          </table:table-cell>
          <table:table-cell/>
          <table:table-cell office:value-type="float" office:value="1257985" calcext:value-type="float">
            <text:p>1257985</text:p>
          </table:table-cell>
          <table:table-cell/>
          <table:table-cell office:value-type="float" office:value="2149454" calcext:value-type="float">
            <text:p>2149454</text:p>
          </table:table-cell>
          <table:table-cell/>
          <table:table-cell office:value-type="float" office:value="3212045" calcext:value-type="float">
            <text:p>3212045</text:p>
          </table:table-cell>
          <table:table-cell/>
          <table:table-cell office:value-type="float" office:value="4295302" calcext:value-type="float">
            <text:p>4295302</text:p>
          </table:table-cell>
          <table:table-cell/>
          <table:table-cell office:value-type="float" office:value="4923076" calcext:value-type="float">
            <text:p>4923076</text:p>
          </table:table-cell>
          <table:table-cell/>
          <table:table-cell office:value-type="float" office:value="5626373" calcext:value-type="float">
            <text:p>5626373</text:p>
          </table:table-cell>
          <table:table-cell table:number-columns-repeated="64"/>
        </table:table-row>
        <table:table-row table:style-name="ro1">
          <table:table-cell table:style-name="ce2" office:value-type="string" calcext:value-type="string">
            <text:p>512</text:p>
          </table:table-cell>
          <table:table-cell table:number-columns-repeated="2"/>
          <table:table-cell office:value-type="float" office:value="731846" calcext:value-type="float">
            <text:p>731846</text:p>
          </table:table-cell>
          <table:table-cell/>
          <table:table-cell office:value-type="float" office:value="1330561" calcext:value-type="float">
            <text:p>1330561</text:p>
          </table:table-cell>
          <table:table-cell/>
          <table:table-cell office:value-type="float" office:value="2262483" calcext:value-type="float">
            <text:p>2262483</text:p>
          </table:table-cell>
          <table:table-cell/>
          <table:table-cell office:value-type="float" office:value="3404255" calcext:value-type="float">
            <text:p>3404255</text:p>
          </table:table-cell>
          <table:table-cell/>
          <table:table-cell office:value-type="float" office:value="4740740" calcext:value-type="float">
            <text:p>4740740</text:p>
          </table:table-cell>
          <table:table-cell/>
          <table:table-cell office:value-type="float" office:value="5778781" calcext:value-type="float">
            <text:p>5778781</text:p>
          </table:table-cell>
          <table:table-cell/>
          <table:table-cell office:value-type="float" office:value="6505717" calcext:value-type="float">
            <text:p>6505717</text:p>
          </table:table-cell>
          <table:table-cell/>
          <table:table-cell office:value-type="float" office:value="7121001" calcext:value-type="float">
            <text:p>7121001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1024</text:p>
          </table:table-cell>
          <table:table-cell table:number-columns-repeated="2"/>
          <table:table-cell office:value-type="float" office:value="720213" calcext:value-type="float">
            <text:p>720213</text:p>
          </table:table-cell>
          <table:table-cell/>
          <table:table-cell office:value-type="float" office:value="1366791" calcext:value-type="float">
            <text:p>1366791</text:p>
          </table:table-cell>
          <table:table-cell/>
          <table:table-cell office:value-type="float" office:value="2402064" calcext:value-type="float">
            <text:p>2402064</text:p>
          </table:table-cell>
          <table:table-cell/>
          <table:table-cell office:value-type="float" office:value="3759177" calcext:value-type="float">
            <text:p>3759177</text:p>
          </table:table-cell>
          <table:table-cell/>
          <table:table-cell office:value-type="float" office:value="5736694" calcext:value-type="float">
            <text:p>5736694</text:p>
          </table:table-cell>
          <table:table-cell/>
          <table:table-cell office:value-type="float" office:value="6872483" calcext:value-type="float">
            <text:p>6872483</text:p>
          </table:table-cell>
          <table:table-cell/>
          <table:table-cell office:value-type="float" office:value="7496339" calcext:value-type="float">
            <text:p>7496339</text:p>
          </table:table-cell>
          <table:table-cell/>
          <table:table-cell office:value-type="float" office:value="8561872" calcext:value-type="float">
            <text:p>8561872</text:p>
          </table:table-cell>
          <table:table-cell/>
          <table:table-cell office:value-type="float" office:value="10189054" calcext:value-type="float">
            <text:p>10189054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2048</text:p>
          </table:table-cell>
          <table:table-cell table:number-columns-repeated="2"/>
          <table:table-cell office:value-type="float" office:value="736346" calcext:value-type="float">
            <text:p>736346</text:p>
          </table:table-cell>
          <table:table-cell/>
          <table:table-cell office:value-type="float" office:value="1379031" calcext:value-type="float">
            <text:p>1379031</text:p>
          </table:table-cell>
          <table:table-cell/>
          <table:table-cell office:value-type="float" office:value="2464204" calcext:value-type="float">
            <text:p>2464204</text:p>
          </table:table-cell>
          <table:table-cell/>
          <table:table-cell office:value-type="float" office:value="4021205" calcext:value-type="float">
            <text:p>4021205</text:p>
          </table:table-cell>
          <table:table-cell/>
          <table:table-cell office:value-type="float" office:value="5541125" calcext:value-type="float">
            <text:p>5541125</text:p>
          </table:table-cell>
          <table:table-cell/>
          <table:table-cell office:value-type="float" office:value="6651510" calcext:value-type="float">
            <text:p>6651510</text:p>
          </table:table-cell>
          <table:table-cell/>
          <table:table-cell office:value-type="float" office:value="7916505" calcext:value-type="float">
            <text:p>7916505</text:p>
          </table:table-cell>
          <table:table-cell/>
          <table:table-cell office:value-type="float" office:value="9637647" calcext:value-type="float">
            <text:p>9637647</text:p>
          </table:table-cell>
          <table:table-cell/>
          <table:table-cell office:value-type="float" office:value="9041942" calcext:value-type="float">
            <text:p>9041942</text:p>
          </table:table-cell>
          <table:table-cell/>
          <table:table-cell office:value-type="float" office:value="9266968" calcext:value-type="float">
            <text:p>9266968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4096</text:p>
          </table:table-cell>
          <table:table-cell table:number-columns-repeated="2"/>
          <table:table-cell office:value-type="float" office:value="537949" calcext:value-type="float">
            <text:p>537949</text:p>
          </table:table-cell>
          <table:table-cell/>
          <table:table-cell office:value-type="float" office:value="652177" calcext:value-type="float">
            <text:p>652177</text:p>
          </table:table-cell>
          <table:table-cell/>
          <table:table-cell office:value-type="float" office:value="1508155" calcext:value-type="float">
            <text:p>1508155</text:p>
          </table:table-cell>
          <table:table-cell/>
          <table:table-cell office:value-type="float" office:value="2432592" calcext:value-type="float">
            <text:p>2432592</text:p>
          </table:table-cell>
          <table:table-cell/>
          <table:table-cell office:value-type="float" office:value="3126717" calcext:value-type="float">
            <text:p>3126717</text:p>
          </table:table-cell>
          <table:table-cell/>
          <table:table-cell office:value-type="float" office:value="3811650" calcext:value-type="float">
            <text:p>3811650</text:p>
          </table:table-cell>
          <table:table-cell/>
          <table:table-cell office:value-type="float" office:value="4775562" calcext:value-type="float">
            <text:p>4775562</text:p>
          </table:table-cell>
          <table:table-cell/>
          <table:table-cell office:value-type="float" office:value="4676332" calcext:value-type="float">
            <text:p>4676332</text:p>
          </table:table-cell>
          <table:table-cell/>
          <table:table-cell office:value-type="float" office:value="5113607" calcext:value-type="float">
            <text:p>5113607</text:p>
          </table:table-cell>
          <table:table-cell/>
          <table:table-cell office:value-type="float" office:value="4534484" calcext:value-type="float">
            <text:p>4534484</text:p>
          </table:table-cell>
          <table:table-cell/>
          <table:table-cell office:value-type="float" office:value="3951379" calcext:value-type="float">
            <text:p>3951379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8192</text:p>
          </table:table-cell>
          <table:table-cell table:number-columns-repeated="2"/>
          <table:table-cell office:value-type="float" office:value="473539" calcext:value-type="float">
            <text:p>473539</text:p>
          </table:table-cell>
          <table:table-cell/>
          <table:table-cell office:value-type="float" office:value="839507" calcext:value-type="float">
            <text:p>839507</text:p>
          </table:table-cell>
          <table:table-cell/>
          <table:table-cell office:value-type="float" office:value="1413315" calcext:value-type="float">
            <text:p>1413315</text:p>
          </table:table-cell>
          <table:table-cell/>
          <table:table-cell office:value-type="float" office:value="2116249" calcext:value-type="float">
            <text:p>2116249</text:p>
          </table:table-cell>
          <table:table-cell/>
          <table:table-cell office:value-type="float" office:value="2877313" calcext:value-type="float">
            <text:p>2877313</text:p>
          </table:table-cell>
          <table:table-cell/>
          <table:table-cell office:value-type="float" office:value="3334283" calcext:value-type="float">
            <text:p>3334283</text:p>
          </table:table-cell>
          <table:table-cell/>
          <table:table-cell office:value-type="float" office:value="3703268" calcext:value-type="float">
            <text:p>3703268</text:p>
          </table:table-cell>
          <table:table-cell/>
          <table:table-cell office:value-type="float" office:value="4004301" calcext:value-type="float">
            <text:p>4004301</text:p>
          </table:table-cell>
          <table:table-cell/>
          <table:table-cell office:value-type="float" office:value="4359301" calcext:value-type="float">
            <text:p>4359301</text:p>
          </table:table-cell>
          <table:table-cell/>
          <table:table-cell office:value-type="float" office:value="4042038" calcext:value-type="float">
            <text:p>4042038</text:p>
          </table:table-cell>
          <table:table-cell/>
          <table:table-cell office:value-type="float" office:value="3640565" calcext:value-type="float">
            <text:p>3640565</text:p>
          </table:table-cell>
          <table:table-cell/>
          <table:table-cell office:value-type="float" office:value="3241788" calcext:value-type="float">
            <text:p>3241788</text:p>
          </table:table-cell>
          <table:table-cell table:number-columns-repeated="54"/>
        </table:table-row>
        <table:table-row table:style-name="ro1">
          <table:table-cell table:style-name="ce2" office:value-type="string" calcext:value-type="string">
            <text:p>16384</text:p>
          </table:table-cell>
          <table:table-cell table:number-columns-repeated="2"/>
          <table:table-cell office:value-type="float" office:value="433237" calcext:value-type="float">
            <text:p>433237</text:p>
          </table:table-cell>
          <table:table-cell/>
          <table:table-cell office:value-type="float" office:value="812859" calcext:value-type="float">
            <text:p>812859</text:p>
          </table:table-cell>
          <table:table-cell/>
          <table:table-cell office:value-type="float" office:value="1306862" calcext:value-type="float">
            <text:p>1306862</text:p>
          </table:table-cell>
          <table:table-cell/>
          <table:table-cell office:value-type="float" office:value="1947832" calcext:value-type="float">
            <text:p>1947832</text:p>
          </table:table-cell>
          <table:table-cell/>
          <table:table-cell office:value-type="float" office:value="2639940" calcext:value-type="float">
            <text:p>2639940</text:p>
          </table:table-cell>
          <table:table-cell/>
          <table:table-cell office:value-type="float" office:value="3135873" calcext:value-type="float">
            <text:p>3135873</text:p>
          </table:table-cell>
          <table:table-cell/>
          <table:table-cell office:value-type="float" office:value="3632171" calcext:value-type="float">
            <text:p>3632171</text:p>
          </table:table-cell>
          <table:table-cell/>
          <table:table-cell office:value-type="float" office:value="3721352" calcext:value-type="float">
            <text:p>3721352</text:p>
          </table:table-cell>
          <table:table-cell/>
          <table:table-cell office:value-type="float" office:value="3796547" calcext:value-type="float">
            <text:p>3796547</text:p>
          </table:table-cell>
          <table:table-cell/>
          <table:table-cell office:value-type="float" office:value="3614542" calcext:value-type="float">
            <text:p>3614542</text:p>
          </table:table-cell>
          <table:table-cell/>
          <table:table-cell office:value-type="float" office:value="3026955" calcext:value-type="float">
            <text:p>3026955</text:p>
          </table:table-cell>
          <table:table-cell/>
          <table:table-cell office:value-type="float" office:value="3185565" calcext:value-type="float">
            <text:p>3185565</text:p>
          </table:table-cell>
          <table:table-cell/>
          <table:table-cell office:value-type="float" office:value="3214439" calcext:value-type="float">
            <text:p>3214439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96191" calcext:value-type="float">
            <text:p>2496191</text:p>
          </table:table-cell>
          <table:table-cell/>
          <table:table-cell office:value-type="float" office:value="2986211" calcext:value-type="float">
            <text:p>2986211</text:p>
          </table:table-cell>
          <table:table-cell/>
          <table:table-cell office:value-type="float" office:value="3266380" calcext:value-type="float">
            <text:p>3266380</text:p>
          </table:table-cell>
          <table:table-cell/>
          <table:table-cell office:value-type="float" office:value="3533014" calcext:value-type="float">
            <text:p>3533014</text:p>
          </table:table-cell>
          <table:table-cell/>
          <table:table-cell office:value-type="float" office:value="3680846" calcext:value-type="float">
            <text:p>3680846</text:p>
          </table:table-cell>
          <table:table-cell/>
          <table:table-cell office:value-type="float" office:value="3572612" calcext:value-type="float">
            <text:p>3572612</text:p>
          </table:table-cell>
          <table:table-cell/>
          <table:table-cell office:value-type="float" office:value="3535949" calcext:value-type="float">
            <text:p>3535949</text:p>
          </table:table-cell>
          <table:table-cell/>
          <table:table-cell office:value-type="float" office:value="3404396" calcext:value-type="float">
            <text:p>3404396</text:p>
          </table:table-cell>
          <table:table-cell/>
          <table:table-cell office:value-type="float" office:value="3171168" calcext:value-type="float">
            <text:p>3171168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08439" calcext:value-type="float">
            <text:p>2108439</text:p>
          </table:table-cell>
          <table:table-cell/>
          <table:table-cell office:value-type="float" office:value="2218919" calcext:value-type="float">
            <text:p>2218919</text:p>
          </table:table-cell>
          <table:table-cell/>
          <table:table-cell office:value-type="float" office:value="3199109" calcext:value-type="float">
            <text:p>3199109</text:p>
          </table:table-cell>
          <table:table-cell/>
          <table:table-cell office:value-type="float" office:value="3410686" calcext:value-type="float">
            <text:p>3410686</text:p>
          </table:table-cell>
          <table:table-cell/>
          <table:table-cell office:value-type="float" office:value="3419584" calcext:value-type="float">
            <text:p>3419584</text:p>
          </table:table-cell>
          <table:table-cell/>
          <table:table-cell office:value-type="float" office:value="3523232" calcext:value-type="float">
            <text:p>3523232</text:p>
          </table:table-cell>
          <table:table-cell/>
          <table:table-cell office:value-type="float" office:value="3207611" calcext:value-type="float">
            <text:p>3207611</text:p>
          </table:table-cell>
          <table:table-cell/>
          <table:table-cell office:value-type="float" office:value="3139118" calcext:value-type="float">
            <text:p>3139118</text:p>
          </table:table-cell>
          <table:table-cell/>
          <table:table-cell office:value-type="float" office:value="2676413" calcext:value-type="float">
            <text:p>2676413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22003" calcext:value-type="float">
            <text:p>2322003</text:p>
          </table:table-cell>
          <table:table-cell/>
          <table:table-cell office:value-type="float" office:value="2757187" calcext:value-type="float">
            <text:p>2757187</text:p>
          </table:table-cell>
          <table:table-cell/>
          <table:table-cell office:value-type="float" office:value="3202361" calcext:value-type="float">
            <text:p>3202361</text:p>
          </table:table-cell>
          <table:table-cell/>
          <table:table-cell office:value-type="float" office:value="3403397" calcext:value-type="float">
            <text:p>3403397</text:p>
          </table:table-cell>
          <table:table-cell/>
          <table:table-cell office:value-type="float" office:value="3481642" calcext:value-type="float">
            <text:p>3481642</text:p>
          </table:table-cell>
          <table:table-cell/>
          <table:table-cell office:value-type="float" office:value="3348003" calcext:value-type="float">
            <text:p>3348003</text:p>
          </table:table-cell>
          <table:table-cell/>
          <table:table-cell office:value-type="float" office:value="3310994" calcext:value-type="float">
            <text:p>3310994</text:p>
          </table:table-cell>
          <table:table-cell/>
          <table:table-cell office:value-type="float" office:value="3049072" calcext:value-type="float">
            <text:p>3049072</text:p>
          </table:table-cell>
          <table:table-cell/>
          <table:table-cell office:value-type="float" office:value="3130010" calcext:value-type="float">
            <text:p>313001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54813" calcext:value-type="float">
            <text:p>2354813</text:p>
          </table:table-cell>
          <table:table-cell/>
          <table:table-cell office:value-type="float" office:value="2792193" calcext:value-type="float">
            <text:p>2792193</text:p>
          </table:table-cell>
          <table:table-cell/>
          <table:table-cell office:value-type="float" office:value="3163453" calcext:value-type="float">
            <text:p>3163453</text:p>
          </table:table-cell>
          <table:table-cell/>
          <table:table-cell office:value-type="float" office:value="3317333" calcext:value-type="float">
            <text:p>3317333</text:p>
          </table:table-cell>
          <table:table-cell/>
          <table:table-cell office:value-type="float" office:value="3477624" calcext:value-type="float">
            <text:p>3477624</text:p>
          </table:table-cell>
          <table:table-cell/>
          <table:table-cell office:value-type="float" office:value="3368572" calcext:value-type="float">
            <text:p>3368572</text:p>
          </table:table-cell>
          <table:table-cell/>
          <table:table-cell office:value-type="float" office:value="3427960" calcext:value-type="float">
            <text:p>3427960</text:p>
          </table:table-cell>
          <table:table-cell/>
          <table:table-cell office:value-type="float" office:value="3226050" calcext:value-type="float">
            <text:p>3226050</text:p>
          </table:table-cell>
          <table:table-cell/>
          <table:table-cell office:value-type="float" office:value="3156847" calcext:value-type="float">
            <text:p>3156847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298301" calcext:value-type="float">
            <text:p>2298301</text:p>
          </table:table-cell>
          <table:table-cell/>
          <table:table-cell office:value-type="float" office:value="2695993" calcext:value-type="float">
            <text:p>2695993</text:p>
          </table:table-cell>
          <table:table-cell/>
          <table:table-cell office:value-type="float" office:value="3136003" calcext:value-type="float">
            <text:p>3136003</text:p>
          </table:table-cell>
          <table:table-cell/>
          <table:table-cell office:value-type="float" office:value="3325084" calcext:value-type="float">
            <text:p>3325084</text:p>
          </table:table-cell>
          <table:table-cell/>
          <table:table-cell office:value-type="float" office:value="3395878" calcext:value-type="float">
            <text:p>3395878</text:p>
          </table:table-cell>
          <table:table-cell/>
          <table:table-cell office:value-type="float" office:value="3427648" calcext:value-type="float">
            <text:p>3427648</text:p>
          </table:table-cell>
          <table:table-cell/>
          <table:table-cell office:value-type="float" office:value="3404555" calcext:value-type="float">
            <text:p>3404555</text:p>
          </table:table-cell>
          <table:table-cell/>
          <table:table-cell office:value-type="float" office:value="3157037" calcext:value-type="float">
            <text:p>3157037</text:p>
          </table:table-cell>
          <table:table-cell/>
          <table:table-cell office:value-type="float" office:value="3195905" calcext:value-type="float">
            <text:p>3195905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22155" calcext:value-type="float">
            <text:p>1422155</text:p>
          </table:table-cell>
          <table:table-cell/>
          <table:table-cell office:value-type="float" office:value="2691913" calcext:value-type="float">
            <text:p>2691913</text:p>
          </table:table-cell>
          <table:table-cell/>
          <table:table-cell office:value-type="float" office:value="3042514" calcext:value-type="float">
            <text:p>3042514</text:p>
          </table:table-cell>
          <table:table-cell/>
          <table:table-cell office:value-type="float" office:value="3229557" calcext:value-type="float">
            <text:p>3229557</text:p>
          </table:table-cell>
          <table:table-cell/>
          <table:table-cell office:value-type="float" office:value="3063008" calcext:value-type="float">
            <text:p>3063008</text:p>
          </table:table-cell>
          <table:table-cell/>
          <table:table-cell office:value-type="float" office:value="3308505" calcext:value-type="float">
            <text:p>3308505</text:p>
          </table:table-cell>
          <table:table-cell/>
          <table:table-cell office:value-type="float" office:value="3192059" calcext:value-type="float">
            <text:p>3192059</text:p>
          </table:table-cell>
          <table:table-cell/>
          <table:table-cell office:value-type="float" office:value="2911710" calcext:value-type="float">
            <text:p>2911710</text:p>
          </table:table-cell>
          <table:table-cell/>
          <table:table-cell office:value-type="float" office:value="2949728" calcext:value-type="float">
            <text:p>2949728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3702" calcext:value-type="float">
            <text:p>183702</text:p>
          </table:table-cell>
          <table:table-cell/>
          <table:table-cell office:value-type="float" office:value="357518" calcext:value-type="float">
            <text:p>357518</text:p>
          </table:table-cell>
          <table:table-cell/>
          <table:table-cell office:value-type="float" office:value="459346" calcext:value-type="float">
            <text:p>459346</text:p>
          </table:table-cell>
          <table:table-cell/>
          <table:table-cell office:value-type="float" office:value="506923" calcext:value-type="float">
            <text:p>506923</text:p>
          </table:table-cell>
          <table:table-cell/>
          <table:table-cell office:value-type="float" office:value="729212" calcext:value-type="float">
            <text:p>729212</text:p>
          </table:table-cell>
          <table:table-cell/>
          <table:table-cell office:value-type="float" office:value="794443" calcext:value-type="float">
            <text:p>794443</text:p>
          </table:table-cell>
          <table:table-cell/>
          <table:table-cell office:value-type="float" office:value="813871" calcext:value-type="float">
            <text:p>813871</text:p>
          </table:table-cell>
          <table:table-cell/>
          <table:table-cell office:value-type="float" office:value="717589" calcext:value-type="float">
            <text:p>717589</text:p>
          </table:table-cell>
          <table:table-cell/>
          <table:table-cell office:value-type="float" office:value="747530" calcext:value-type="float">
            <text:p>74753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8919" calcext:value-type="float">
            <text:p>158919</text:p>
          </table:table-cell>
          <table:table-cell/>
          <table:table-cell office:value-type="float" office:value="237718" calcext:value-type="float">
            <text:p>237718</text:p>
          </table:table-cell>
          <table:table-cell/>
          <table:table-cell office:value-type="float" office:value="293889" calcext:value-type="float">
            <text:p>293889</text:p>
          </table:table-cell>
          <table:table-cell/>
          <table:table-cell office:value-type="float" office:value="382223" calcext:value-type="float">
            <text:p>382223</text:p>
          </table:table-cell>
          <table:table-cell/>
          <table:table-cell office:value-type="float" office:value="477285" calcext:value-type="float">
            <text:p>477285</text:p>
          </table:table-cell>
          <table:table-cell/>
          <table:table-cell office:value-type="float" office:value="543339" calcext:value-type="float">
            <text:p>543339</text:p>
          </table:table-cell>
          <table:table-cell/>
          <table:table-cell office:value-type="float" office:value="599230" calcext:value-type="float">
            <text:p>599230</text:p>
          </table:table-cell>
          <table:table-cell/>
          <table:table-cell office:value-type="float" office:value="602126" calcext:value-type="float">
            <text:p>602126</text:p>
          </table:table-cell>
          <table:table-cell/>
          <table:table-cell office:value-type="float" office:value="594943" calcext:value-type="float">
            <text:p>594943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andom write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2" office:value-type="string" calcext:value-type="string">
            <text:p>4</text:p>
          </table:table-cell>
          <table:table-cell/>
          <table:table-cell table:style-name="ce2" office:value-type="string" calcext:value-type="string">
            <text:p>8</text:p>
          </table:table-cell>
          <table:table-cell/>
          <table:table-cell table:style-name="ce2" office:value-type="string" calcext:value-type="string">
            <text:p>16</text:p>
          </table:table-cell>
          <table:table-cell/>
          <table:table-cell table:style-name="ce2" office:value-type="string" calcext:value-type="string">
            <text:p>32</text:p>
          </table:table-cell>
          <table:table-cell/>
          <table:table-cell table:style-name="ce2" office:value-type="string" calcext:value-type="string">
            <text:p>64</text:p>
          </table:table-cell>
          <table:table-cell/>
          <table:table-cell table:style-name="ce2" office:value-type="string" calcext:value-type="string">
            <text:p>128</text:p>
          </table:table-cell>
          <table:table-cell/>
          <table:table-cell table:style-name="ce2" office:value-type="string" calcext:value-type="string">
            <text:p>256</text:p>
          </table:table-cell>
          <table:table-cell/>
          <table:table-cell table:style-name="ce2" office:value-type="string" calcext:value-type="string">
            <text:p>512</text:p>
          </table:table-cell>
          <table:table-cell/>
          <table:table-cell table:style-name="ce2" office:value-type="string" calcext:value-type="string">
            <text:p>1024</text:p>
          </table:table-cell>
          <table:table-cell/>
          <table:table-cell table:style-name="ce2" office:value-type="string" calcext:value-type="string">
            <text:p>2048</text:p>
          </table:table-cell>
          <table:table-cell/>
          <table:table-cell table:style-name="ce2" office:value-type="string" calcext:value-type="string">
            <text:p>4096</text:p>
          </table:table-cell>
          <table:table-cell/>
          <table:table-cell table:style-name="ce2" office:value-type="string" calcext:value-type="string">
            <text:p>8192</text:p>
          </table:table-cell>
          <table:table-cell/>
          <table:table-cell table:style-name="ce2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64</text:p>
          </table:table-cell>
          <table:table-cell table:number-columns-repeated="2"/>
          <table:table-cell office:value-type="float" office:value="328205" calcext:value-type="float">
            <text:p>328205</text:p>
          </table:table-cell>
          <table:table-cell/>
          <table:table-cell office:value-type="float" office:value="514056" calcext:value-type="float">
            <text:p>514056</text:p>
          </table:table-cell>
          <table:table-cell/>
          <table:table-cell office:value-type="float" office:value="728100" calcext:value-type="float">
            <text:p>728100</text:p>
          </table:table-cell>
          <table:table-cell/>
          <table:table-cell office:value-type="float" office:value="890125" calcext:value-type="float">
            <text:p>890125</text:p>
          </table:table-cell>
          <table:table-cell/>
          <table:table-cell office:value-type="float" office:value="1136767" calcext:value-type="float">
            <text:p>1136767</text:p>
          </table:table-cell>
          <table:table-cell table:number-columns-repeated="68"/>
        </table:table-row>
        <table:table-row table:style-name="ro1">
          <table:table-cell table:style-name="ce2" office:value-type="string" calcext:value-type="string">
            <text:p>128</text:p>
          </table:table-cell>
          <table:table-cell table:number-columns-repeated="2"/>
          <table:table-cell office:value-type="float" office:value="361581" calcext:value-type="float">
            <text:p>361581</text:p>
          </table:table-cell>
          <table:table-cell/>
          <table:table-cell office:value-type="float" office:value="609523" calcext:value-type="float">
            <text:p>609523</text:p>
          </table:table-cell>
          <table:table-cell/>
          <table:table-cell office:value-type="float" office:value="951672" calcext:value-type="float">
            <text:p>951672</text:p>
          </table:table-cell>
          <table:table-cell/>
          <table:table-cell office:value-type="float" office:value="1267326" calcext:value-type="float">
            <text:p>1267326</text:p>
          </table:table-cell>
          <table:table-cell/>
          <table:table-cell office:value-type="float" office:value="1062240" calcext:value-type="float">
            <text:p>1062240</text:p>
          </table:table-cell>
          <table:table-cell/>
          <table:table-cell office:value-type="float" office:value="1954198" calcext:value-type="float">
            <text:p>1954198</text:p>
          </table:table-cell>
          <table:table-cell table:number-columns-repeated="66"/>
        </table:table-row>
        <table:table-row table:style-name="ro1">
          <table:table-cell table:style-name="ce2" office:value-type="string" calcext:value-type="string">
            <text:p>256</text:p>
          </table:table-cell>
          <table:table-cell table:number-columns-repeated="2"/>
          <table:table-cell office:value-type="float" office:value="396714" calcext:value-type="float">
            <text:p>396714</text:p>
          </table:table-cell>
          <table:table-cell/>
          <table:table-cell office:value-type="float" office:value="697167" calcext:value-type="float">
            <text:p>697167</text:p>
          </table:table-cell>
          <table:table-cell/>
          <table:table-cell office:value-type="float" office:value="1155756" calcext:value-type="float">
            <text:p>1155756</text:p>
          </table:table-cell>
          <table:table-cell/>
          <table:table-cell office:value-type="float" office:value="1718120" calcext:value-type="float">
            <text:p>1718120</text:p>
          </table:table-cell>
          <table:table-cell/>
          <table:table-cell office:value-type="float" office:value="2106995" calcext:value-type="float">
            <text:p>2106995</text:p>
          </table:table-cell>
          <table:table-cell/>
          <table:table-cell office:value-type="float" office:value="2720510" calcext:value-type="float">
            <text:p>2720510</text:p>
          </table:table-cell>
          <table:table-cell/>
          <table:table-cell office:value-type="float" office:value="2990654" calcext:value-type="float">
            <text:p>2990654</text:p>
          </table:table-cell>
          <table:table-cell table:number-columns-repeated="64"/>
        </table:table-row>
        <table:table-row table:style-name="ro1">
          <table:table-cell table:style-name="ce2" office:value-type="string" calcext:value-type="string">
            <text:p>512</text:p>
          </table:table-cell>
          <table:table-cell table:number-columns-repeated="2"/>
          <table:table-cell office:value-type="float" office:value="410914" calcext:value-type="float">
            <text:p>410914</text:p>
          </table:table-cell>
          <table:table-cell/>
          <table:table-cell office:value-type="float" office:value="752166" calcext:value-type="float">
            <text:p>752166</text:p>
          </table:table-cell>
          <table:table-cell/>
          <table:table-cell office:value-type="float" office:value="1280960" calcext:value-type="float">
            <text:p>1280960</text:p>
          </table:table-cell>
          <table:table-cell/>
          <table:table-cell office:value-type="float" office:value="1746844" calcext:value-type="float">
            <text:p>1746844</text:p>
          </table:table-cell>
          <table:table-cell/>
          <table:table-cell office:value-type="float" office:value="2661122" calcext:value-type="float">
            <text:p>2661122</text:p>
          </table:table-cell>
          <table:table-cell/>
          <table:table-cell office:value-type="float" office:value="3443174" calcext:value-type="float">
            <text:p>3443174</text:p>
          </table:table-cell>
          <table:table-cell/>
          <table:table-cell office:value-type="float" office:value="3875851" calcext:value-type="float">
            <text:p>3875851</text:p>
          </table:table-cell>
          <table:table-cell/>
          <table:table-cell office:value-type="float" office:value="3893536" calcext:value-type="float">
            <text:p>3893536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1024</text:p>
          </table:table-cell>
          <table:table-cell table:number-columns-repeated="2"/>
          <table:table-cell office:value-type="float" office:value="408326" calcext:value-type="float">
            <text:p>408326</text:p>
          </table:table-cell>
          <table:table-cell/>
          <table:table-cell office:value-type="float" office:value="783114" calcext:value-type="float">
            <text:p>783114</text:p>
          </table:table-cell>
          <table:table-cell/>
          <table:table-cell office:value-type="float" office:value="1381543" calcext:value-type="float">
            <text:p>1381543</text:p>
          </table:table-cell>
          <table:table-cell/>
          <table:table-cell office:value-type="float" office:value="2266991" calcext:value-type="float">
            <text:p>2266991</text:p>
          </table:table-cell>
          <table:table-cell/>
          <table:table-cell office:value-type="float" office:value="3357377" calcext:value-type="float">
            <text:p>3357377</text:p>
          </table:table-cell>
          <table:table-cell/>
          <table:table-cell office:value-type="float" office:value="4139046" calcext:value-type="float">
            <text:p>4139046</text:p>
          </table:table-cell>
          <table:table-cell/>
          <table:table-cell office:value-type="float" office:value="4944471" calcext:value-type="float">
            <text:p>4944471</text:p>
          </table:table-cell>
          <table:table-cell/>
          <table:table-cell office:value-type="float" office:value="4892498" calcext:value-type="float">
            <text:p>4892498</text:p>
          </table:table-cell>
          <table:table-cell/>
          <table:table-cell office:value-type="float" office:value="5752808" calcext:value-type="float">
            <text:p>5752808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2048</text:p>
          </table:table-cell>
          <table:table-cell table:number-columns-repeated="2"/>
          <table:table-cell office:value-type="float" office:value="411914" calcext:value-type="float">
            <text:p>411914</text:p>
          </table:table-cell>
          <table:table-cell/>
          <table:table-cell office:value-type="float" office:value="796484" calcext:value-type="float">
            <text:p>796484</text:p>
          </table:table-cell>
          <table:table-cell/>
          <table:table-cell office:value-type="float" office:value="1419954" calcext:value-type="float">
            <text:p>1419954</text:p>
          </table:table-cell>
          <table:table-cell/>
          <table:table-cell office:value-type="float" office:value="2014162" calcext:value-type="float">
            <text:p>2014162</text:p>
          </table:table-cell>
          <table:table-cell/>
          <table:table-cell office:value-type="float" office:value="3382887" calcext:value-type="float">
            <text:p>3382887</text:p>
          </table:table-cell>
          <table:table-cell/>
          <table:table-cell office:value-type="float" office:value="4641885" calcext:value-type="float">
            <text:p>4641885</text:p>
          </table:table-cell>
          <table:table-cell/>
          <table:table-cell office:value-type="float" office:value="5861476" calcext:value-type="float">
            <text:p>5861476</text:p>
          </table:table-cell>
          <table:table-cell/>
          <table:table-cell office:value-type="float" office:value="6487171" calcext:value-type="float">
            <text:p>6487171</text:p>
          </table:table-cell>
          <table:table-cell/>
          <table:table-cell office:value-type="float" office:value="6921257" calcext:value-type="float">
            <text:p>6921257</text:p>
          </table:table-cell>
          <table:table-cell/>
          <table:table-cell office:value-type="float" office:value="5382391" calcext:value-type="float">
            <text:p>5382391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4096</text:p>
          </table:table-cell>
          <table:table-cell table:number-columns-repeated="2"/>
          <table:table-cell office:value-type="float" office:value="345741" calcext:value-type="float">
            <text:p>345741</text:p>
          </table:table-cell>
          <table:table-cell/>
          <table:table-cell office:value-type="float" office:value="609941" calcext:value-type="float">
            <text:p>609941</text:p>
          </table:table-cell>
          <table:table-cell/>
          <table:table-cell office:value-type="float" office:value="1009115" calcext:value-type="float">
            <text:p>1009115</text:p>
          </table:table-cell>
          <table:table-cell/>
          <table:table-cell office:value-type="float" office:value="1621471" calcext:value-type="float">
            <text:p>1621471</text:p>
          </table:table-cell>
          <table:table-cell/>
          <table:table-cell office:value-type="float" office:value="2156016" calcext:value-type="float">
            <text:p>2156016</text:p>
          </table:table-cell>
          <table:table-cell/>
          <table:table-cell office:value-type="float" office:value="2487550" calcext:value-type="float">
            <text:p>2487550</text:p>
          </table:table-cell>
          <table:table-cell/>
          <table:table-cell office:value-type="float" office:value="3188044" calcext:value-type="float">
            <text:p>3188044</text:p>
          </table:table-cell>
          <table:table-cell/>
          <table:table-cell office:value-type="float" office:value="3470892" calcext:value-type="float">
            <text:p>3470892</text:p>
          </table:table-cell>
          <table:table-cell/>
          <table:table-cell office:value-type="float" office:value="3502650" calcext:value-type="float">
            <text:p>3502650</text:p>
          </table:table-cell>
          <table:table-cell/>
          <table:table-cell office:value-type="float" office:value="3453625" calcext:value-type="float">
            <text:p>3453625</text:p>
          </table:table-cell>
          <table:table-cell/>
          <table:table-cell office:value-type="float" office:value="3114828" calcext:value-type="float">
            <text:p>3114828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8192</text:p>
          </table:table-cell>
          <table:table-cell table:number-columns-repeated="2"/>
          <table:table-cell office:value-type="float" office:value="321399" calcext:value-type="float">
            <text:p>321399</text:p>
          </table:table-cell>
          <table:table-cell/>
          <table:table-cell office:value-type="float" office:value="573440" calcext:value-type="float">
            <text:p>573440</text:p>
          </table:table-cell>
          <table:table-cell/>
          <table:table-cell office:value-type="float" office:value="970087" calcext:value-type="float">
            <text:p>970087</text:p>
          </table:table-cell>
          <table:table-cell/>
          <table:table-cell office:value-type="float" office:value="1495900" calcext:value-type="float">
            <text:p>1495900</text:p>
          </table:table-cell>
          <table:table-cell/>
          <table:table-cell office:value-type="float" office:value="2033713" calcext:value-type="float">
            <text:p>2033713</text:p>
          </table:table-cell>
          <table:table-cell/>
          <table:table-cell office:value-type="float" office:value="2513963" calcext:value-type="float">
            <text:p>2513963</text:p>
          </table:table-cell>
          <table:table-cell/>
          <table:table-cell office:value-type="float" office:value="2768315" calcext:value-type="float">
            <text:p>2768315</text:p>
          </table:table-cell>
          <table:table-cell/>
          <table:table-cell office:value-type="float" office:value="3056374" calcext:value-type="float">
            <text:p>3056374</text:p>
          </table:table-cell>
          <table:table-cell/>
          <table:table-cell office:value-type="float" office:value="3030258" calcext:value-type="float">
            <text:p>3030258</text:p>
          </table:table-cell>
          <table:table-cell/>
          <table:table-cell office:value-type="float" office:value="3116725" calcext:value-type="float">
            <text:p>3116725</text:p>
          </table:table-cell>
          <table:table-cell/>
          <table:table-cell office:value-type="float" office:value="3034973" calcext:value-type="float">
            <text:p>3034973</text:p>
          </table:table-cell>
          <table:table-cell/>
          <table:table-cell office:value-type="float" office:value="2905067" calcext:value-type="float">
            <text:p>2905067</text:p>
          </table:table-cell>
          <table:table-cell table:number-columns-repeated="54"/>
        </table:table-row>
        <table:table-row table:style-name="ro1">
          <table:table-cell table:style-name="ce2" office:value-type="string" calcext:value-type="string">
            <text:p>16384</text:p>
          </table:table-cell>
          <table:table-cell table:number-columns-repeated="2"/>
          <table:table-cell office:value-type="float" office:value="306429" calcext:value-type="float">
            <text:p>306429</text:p>
          </table:table-cell>
          <table:table-cell/>
          <table:table-cell office:value-type="float" office:value="554448" calcext:value-type="float">
            <text:p>554448</text:p>
          </table:table-cell>
          <table:table-cell/>
          <table:table-cell office:value-type="float" office:value="930972" calcext:value-type="float">
            <text:p>930972</text:p>
          </table:table-cell>
          <table:table-cell/>
          <table:table-cell office:value-type="float" office:value="1387381" calcext:value-type="float">
            <text:p>1387381</text:p>
          </table:table-cell>
          <table:table-cell/>
          <table:table-cell office:value-type="float" office:value="1925784" calcext:value-type="float">
            <text:p>1925784</text:p>
          </table:table-cell>
          <table:table-cell/>
          <table:table-cell office:value-type="float" office:value="2354902" calcext:value-type="float">
            <text:p>2354902</text:p>
          </table:table-cell>
          <table:table-cell/>
          <table:table-cell office:value-type="float" office:value="2735271" calcext:value-type="float">
            <text:p>2735271</text:p>
          </table:table-cell>
          <table:table-cell/>
          <table:table-cell office:value-type="float" office:value="2910072" calcext:value-type="float">
            <text:p>2910072</text:p>
          </table:table-cell>
          <table:table-cell/>
          <table:table-cell office:value-type="float" office:value="2778267" calcext:value-type="float">
            <text:p>2778267</text:p>
          </table:table-cell>
          <table:table-cell/>
          <table:table-cell office:value-type="float" office:value="2947398" calcext:value-type="float">
            <text:p>2947398</text:p>
          </table:table-cell>
          <table:table-cell/>
          <table:table-cell office:value-type="float" office:value="2695756" calcext:value-type="float">
            <text:p>2695756</text:p>
          </table:table-cell>
          <table:table-cell/>
          <table:table-cell office:value-type="float" office:value="2211155" calcext:value-type="float">
            <text:p>2211155</text:p>
          </table:table-cell>
          <table:table-cell/>
          <table:table-cell office:value-type="float" office:value="2657453" calcext:value-type="float">
            <text:p>2657453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904308" calcext:value-type="float">
            <text:p>1904308</text:p>
          </table:table-cell>
          <table:table-cell/>
          <table:table-cell office:value-type="float" office:value="2299686" calcext:value-type="float">
            <text:p>2299686</text:p>
          </table:table-cell>
          <table:table-cell/>
          <table:table-cell office:value-type="float" office:value="2612265" calcext:value-type="float">
            <text:p>2612265</text:p>
          </table:table-cell>
          <table:table-cell/>
          <table:table-cell office:value-type="float" office:value="2817153" calcext:value-type="float">
            <text:p>2817153</text:p>
          </table:table-cell>
          <table:table-cell/>
          <table:table-cell office:value-type="float" office:value="2806753" calcext:value-type="float">
            <text:p>2806753</text:p>
          </table:table-cell>
          <table:table-cell/>
          <table:table-cell office:value-type="float" office:value="2734700" calcext:value-type="float">
            <text:p>2734700</text:p>
          </table:table-cell>
          <table:table-cell/>
          <table:table-cell office:value-type="float" office:value="2843975" calcext:value-type="float">
            <text:p>2843975</text:p>
          </table:table-cell>
          <table:table-cell/>
          <table:table-cell office:value-type="float" office:value="2588391" calcext:value-type="float">
            <text:p>2588391</text:p>
          </table:table-cell>
          <table:table-cell/>
          <table:table-cell office:value-type="float" office:value="2514464" calcext:value-type="float">
            <text:p>2514464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12047" calcext:value-type="float">
            <text:p>1612047</text:p>
          </table:table-cell>
          <table:table-cell/>
          <table:table-cell office:value-type="float" office:value="2197505" calcext:value-type="float">
            <text:p>2197505</text:p>
          </table:table-cell>
          <table:table-cell/>
          <table:table-cell office:value-type="float" office:value="2417865" calcext:value-type="float">
            <text:p>2417865</text:p>
          </table:table-cell>
          <table:table-cell/>
          <table:table-cell office:value-type="float" office:value="2711864" calcext:value-type="float">
            <text:p>2711864</text:p>
          </table:table-cell>
          <table:table-cell/>
          <table:table-cell office:value-type="float" office:value="2801198" calcext:value-type="float">
            <text:p>2801198</text:p>
          </table:table-cell>
          <table:table-cell/>
          <table:table-cell office:value-type="float" office:value="2676282" calcext:value-type="float">
            <text:p>2676282</text:p>
          </table:table-cell>
          <table:table-cell/>
          <table:table-cell office:value-type="float" office:value="2617963" calcext:value-type="float">
            <text:p>2617963</text:p>
          </table:table-cell>
          <table:table-cell/>
          <table:table-cell office:value-type="float" office:value="2564156" calcext:value-type="float">
            <text:p>2564156</text:p>
          </table:table-cell>
          <table:table-cell/>
          <table:table-cell office:value-type="float" office:value="2279782" calcext:value-type="float">
            <text:p>2279782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40783" calcext:value-type="float">
            <text:p>540783</text:p>
          </table:table-cell>
          <table:table-cell/>
          <table:table-cell office:value-type="float" office:value="1078974" calcext:value-type="float">
            <text:p>1078974</text:p>
          </table:table-cell>
          <table:table-cell/>
          <table:table-cell office:value-type="float" office:value="922233" calcext:value-type="float">
            <text:p>922233</text:p>
          </table:table-cell>
          <table:table-cell/>
          <table:table-cell office:value-type="float" office:value="1390271" calcext:value-type="float">
            <text:p>1390271</text:p>
          </table:table-cell>
          <table:table-cell/>
          <table:table-cell office:value-type="float" office:value="1598353" calcext:value-type="float">
            <text:p>1598353</text:p>
          </table:table-cell>
          <table:table-cell/>
          <table:table-cell office:value-type="float" office:value="1316844" calcext:value-type="float">
            <text:p>1316844</text:p>
          </table:table-cell>
          <table:table-cell/>
          <table:table-cell office:value-type="float" office:value="1250137" calcext:value-type="float">
            <text:p>1250137</text:p>
          </table:table-cell>
          <table:table-cell/>
          <table:table-cell office:value-type="float" office:value="1240447" calcext:value-type="float">
            <text:p>1240447</text:p>
          </table:table-cell>
          <table:table-cell/>
          <table:table-cell office:value-type="float" office:value="1352698" calcext:value-type="float">
            <text:p>1352698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75417" calcext:value-type="float">
            <text:p>275417</text:p>
          </table:table-cell>
          <table:table-cell/>
          <table:table-cell office:value-type="float" office:value="372699" calcext:value-type="float">
            <text:p>372699</text:p>
          </table:table-cell>
          <table:table-cell/>
          <table:table-cell office:value-type="float" office:value="241940" calcext:value-type="float">
            <text:p>241940</text:p>
          </table:table-cell>
          <table:table-cell/>
          <table:table-cell office:value-type="float" office:value="325092" calcext:value-type="float">
            <text:p>325092</text:p>
          </table:table-cell>
          <table:table-cell/>
          <table:table-cell office:value-type="float" office:value="435118" calcext:value-type="float">
            <text:p>435118</text:p>
          </table:table-cell>
          <table:table-cell/>
          <table:table-cell office:value-type="float" office:value="463788" calcext:value-type="float">
            <text:p>463788</text:p>
          </table:table-cell>
          <table:table-cell/>
          <table:table-cell office:value-type="float" office:value="413691" calcext:value-type="float">
            <text:p>413691</text:p>
          </table:table-cell>
          <table:table-cell/>
          <table:table-cell office:value-type="float" office:value="471114" calcext:value-type="float">
            <text:p>471114</text:p>
          </table:table-cell>
          <table:table-cell/>
          <table:table-cell office:value-type="float" office:value="368682" calcext:value-type="float">
            <text:p>368682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7006" calcext:value-type="float">
            <text:p>217006</text:p>
          </table:table-cell>
          <table:table-cell/>
          <table:table-cell office:value-type="float" office:value="301408" calcext:value-type="float">
            <text:p>301408</text:p>
          </table:table-cell>
          <table:table-cell/>
          <table:table-cell office:value-type="float" office:value="388996" calcext:value-type="float">
            <text:p>388996</text:p>
          </table:table-cell>
          <table:table-cell/>
          <table:table-cell office:value-type="float" office:value="325349" calcext:value-type="float">
            <text:p>325349</text:p>
          </table:table-cell>
          <table:table-cell/>
          <table:table-cell office:value-type="float" office:value="219665" calcext:value-type="float">
            <text:p>219665</text:p>
          </table:table-cell>
          <table:table-cell/>
          <table:table-cell office:value-type="float" office:value="337686" calcext:value-type="float">
            <text:p>337686</text:p>
          </table:table-cell>
          <table:table-cell/>
          <table:table-cell office:value-type="float" office:value="441597" calcext:value-type="float">
            <text:p>441597</text:p>
          </table:table-cell>
          <table:table-cell/>
          <table:table-cell office:value-type="float" office:value="406397" calcext:value-type="float">
            <text:p>406397</text:p>
          </table:table-cell>
          <table:table-cell/>
          <table:table-cell office:value-type="float" office:value="320914" calcext:value-type="float">
            <text:p>320914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93021" calcext:value-type="float">
            <text:p>193021</text:p>
          </table:table-cell>
          <table:table-cell/>
          <table:table-cell office:value-type="float" office:value="239690" calcext:value-type="float">
            <text:p>239690</text:p>
          </table:table-cell>
          <table:table-cell/>
          <table:table-cell office:value-type="float" office:value="281905" calcext:value-type="float">
            <text:p>281905</text:p>
          </table:table-cell>
          <table:table-cell/>
          <table:table-cell office:value-type="float" office:value="285161" calcext:value-type="float">
            <text:p>285161</text:p>
          </table:table-cell>
          <table:table-cell/>
          <table:table-cell office:value-type="float" office:value="305097" calcext:value-type="float">
            <text:p>305097</text:p>
          </table:table-cell>
          <table:table-cell/>
          <table:table-cell office:value-type="float" office:value="279913" calcext:value-type="float">
            <text:p>279913</text:p>
          </table:table-cell>
          <table:table-cell/>
          <table:table-cell office:value-type="float" office:value="235156" calcext:value-type="float">
            <text:p>235156</text:p>
          </table:table-cell>
          <table:table-cell/>
          <table:table-cell office:value-type="float" office:value="223843" calcext:value-type="float">
            <text:p>223843</text:p>
          </table:table-cell>
          <table:table-cell/>
          <table:table-cell office:value-type="float" office:value="388212" calcext:value-type="float">
            <text:p>388212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5972" calcext:value-type="float">
            <text:p>135972</text:p>
          </table:table-cell>
          <table:table-cell/>
          <table:table-cell office:value-type="float" office:value="211577" calcext:value-type="float">
            <text:p>211577</text:p>
          </table:table-cell>
          <table:table-cell/>
          <table:table-cell office:value-type="float" office:value="169192" calcext:value-type="float">
            <text:p>169192</text:p>
          </table:table-cell>
          <table:table-cell/>
          <table:table-cell office:value-type="float" office:value="194991" calcext:value-type="float">
            <text:p>194991</text:p>
          </table:table-cell>
          <table:table-cell/>
          <table:table-cell office:value-type="float" office:value="365768" calcext:value-type="float">
            <text:p>365768</text:p>
          </table:table-cell>
          <table:table-cell/>
          <table:table-cell office:value-type="float" office:value="320871" calcext:value-type="float">
            <text:p>320871</text:p>
          </table:table-cell>
          <table:table-cell/>
          <table:table-cell office:value-type="float" office:value="361452" calcext:value-type="float">
            <text:p>361452</text:p>
          </table:table-cell>
          <table:table-cell/>
          <table:table-cell office:value-type="float" office:value="303890" calcext:value-type="float">
            <text:p>303890</text:p>
          </table:table-cell>
          <table:table-cell/>
          <table:table-cell office:value-type="float" office:value="344877" calcext:value-type="float">
            <text:p>344877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1112" calcext:value-type="float">
            <text:p>151112</text:p>
          </table:table-cell>
          <table:table-cell/>
          <table:table-cell office:value-type="float" office:value="146963" calcext:value-type="float">
            <text:p>146963</text:p>
          </table:table-cell>
          <table:table-cell/>
          <table:table-cell office:value-type="float" office:value="240044" calcext:value-type="float">
            <text:p>240044</text:p>
          </table:table-cell>
          <table:table-cell/>
          <table:table-cell office:value-type="float" office:value="247268" calcext:value-type="float">
            <text:p>247268</text:p>
          </table:table-cell>
          <table:table-cell/>
          <table:table-cell office:value-type="float" office:value="261687" calcext:value-type="float">
            <text:p>261687</text:p>
          </table:table-cell>
          <table:table-cell/>
          <table:table-cell office:value-type="float" office:value="324502" calcext:value-type="float">
            <text:p>324502</text:p>
          </table:table-cell>
          <table:table-cell/>
          <table:table-cell office:value-type="float" office:value="246273" calcext:value-type="float">
            <text:p>246273</text:p>
          </table:table-cell>
          <table:table-cell/>
          <table:table-cell office:value-type="float" office:value="362178" calcext:value-type="float">
            <text:p>362178</text:p>
          </table:table-cell>
          <table:table-cell/>
          <table:table-cell office:value-type="float" office:value="318010" calcext:value-type="float">
            <text:p>318010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Backward 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2" office:value-type="string" calcext:value-type="string">
            <text:p>4</text:p>
          </table:table-cell>
          <table:table-cell/>
          <table:table-cell table:style-name="ce2" office:value-type="string" calcext:value-type="string">
            <text:p>8</text:p>
          </table:table-cell>
          <table:table-cell/>
          <table:table-cell table:style-name="ce2" office:value-type="string" calcext:value-type="string">
            <text:p>16</text:p>
          </table:table-cell>
          <table:table-cell/>
          <table:table-cell table:style-name="ce2" office:value-type="string" calcext:value-type="string">
            <text:p>32</text:p>
          </table:table-cell>
          <table:table-cell/>
          <table:table-cell table:style-name="ce2" office:value-type="string" calcext:value-type="string">
            <text:p>64</text:p>
          </table:table-cell>
          <table:table-cell/>
          <table:table-cell table:style-name="ce2" office:value-type="string" calcext:value-type="string">
            <text:p>128</text:p>
          </table:table-cell>
          <table:table-cell/>
          <table:table-cell table:style-name="ce2" office:value-type="string" calcext:value-type="string">
            <text:p>256</text:p>
          </table:table-cell>
          <table:table-cell/>
          <table:table-cell table:style-name="ce2" office:value-type="string" calcext:value-type="string">
            <text:p>512</text:p>
          </table:table-cell>
          <table:table-cell/>
          <table:table-cell table:style-name="ce2" office:value-type="string" calcext:value-type="string">
            <text:p>1024</text:p>
          </table:table-cell>
          <table:table-cell/>
          <table:table-cell table:style-name="ce2" office:value-type="string" calcext:value-type="string">
            <text:p>2048</text:p>
          </table:table-cell>
          <table:table-cell/>
          <table:table-cell table:style-name="ce2" office:value-type="string" calcext:value-type="string">
            <text:p>4096</text:p>
          </table:table-cell>
          <table:table-cell/>
          <table:table-cell table:style-name="ce2" office:value-type="string" calcext:value-type="string">
            <text:p>8192</text:p>
          </table:table-cell>
          <table:table-cell/>
          <table:table-cell table:style-name="ce2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64</text:p>
          </table:table-cell>
          <table:table-cell table:number-columns-repeated="2"/>
          <table:table-cell office:value-type="float" office:value="319520" calcext:value-type="float">
            <text:p>319520</text:p>
          </table:table-cell>
          <table:table-cell/>
          <table:table-cell office:value-type="float" office:value="427521" calcext:value-type="float">
            <text:p>427521</text:p>
          </table:table-cell>
          <table:table-cell/>
          <table:table-cell office:value-type="float" office:value="498054" calcext:value-type="float">
            <text:p>498054</text:p>
          </table:table-cell>
          <table:table-cell/>
          <table:table-cell office:value-type="float" office:value="536013" calcext:value-type="float">
            <text:p>536013</text:p>
          </table:table-cell>
          <table:table-cell/>
          <table:table-cell office:value-type="float" office:value="544217" calcext:value-type="float">
            <text:p>544217</text:p>
          </table:table-cell>
          <table:table-cell table:number-columns-repeated="68"/>
        </table:table-row>
        <table:table-row table:style-name="ro1">
          <table:table-cell table:style-name="ce2" office:value-type="string" calcext:value-type="string">
            <text:p>128</text:p>
          </table:table-cell>
          <table:table-cell table:number-columns-repeated="2"/>
          <table:table-cell office:value-type="float" office:value="424825" calcext:value-type="float">
            <text:p>424825</text:p>
          </table:table-cell>
          <table:table-cell/>
          <table:table-cell office:value-type="float" office:value="598970" calcext:value-type="float">
            <text:p>598970</text:p>
          </table:table-cell>
          <table:table-cell/>
          <table:table-cell office:value-type="float" office:value="786724" calcext:value-type="float">
            <text:p>786724</text:p>
          </table:table-cell>
          <table:table-cell/>
          <table:table-cell office:value-type="float" office:value="920863" calcext:value-type="float">
            <text:p>920863</text:p>
          </table:table-cell>
          <table:table-cell/>
          <table:table-cell office:value-type="float" office:value="1022364" calcext:value-type="float">
            <text:p>1022364</text:p>
          </table:table-cell>
          <table:table-cell/>
          <table:table-cell office:value-type="float" office:value="1105354" calcext:value-type="float">
            <text:p>1105354</text:p>
          </table:table-cell>
          <table:table-cell table:number-columns-repeated="66"/>
        </table:table-row>
        <table:table-row table:style-name="ro1">
          <table:table-cell table:style-name="ce2" office:value-type="string" calcext:value-type="string">
            <text:p>256</text:p>
          </table:table-cell>
          <table:table-cell table:number-columns-repeated="2"/>
          <table:table-cell office:value-type="float" office:value="507131" calcext:value-type="float">
            <text:p>507131</text:p>
          </table:table-cell>
          <table:table-cell/>
          <table:table-cell office:value-type="float" office:value="771084" calcext:value-type="float">
            <text:p>771084</text:p>
          </table:table-cell>
          <table:table-cell/>
          <table:table-cell office:value-type="float" office:value="1121331" calcext:value-type="float">
            <text:p>1121331</text:p>
          </table:table-cell>
          <table:table-cell/>
          <table:table-cell office:value-type="float" office:value="1426978" calcext:value-type="float">
            <text:p>1426978</text:p>
          </table:table-cell>
          <table:table-cell/>
          <table:table-cell office:value-type="float" office:value="1632653" calcext:value-type="float">
            <text:p>1632653</text:p>
          </table:table-cell>
          <table:table-cell/>
          <table:table-cell office:value-type="float" office:value="1767955" calcext:value-type="float">
            <text:p>1767955</text:p>
          </table:table-cell>
          <table:table-cell/>
          <table:table-cell office:value-type="float" office:value="1889298" calcext:value-type="float">
            <text:p>1889298</text:p>
          </table:table-cell>
          <table:table-cell table:number-columns-repeated="64"/>
        </table:table-row>
        <table:table-row table:style-name="ro1">
          <table:table-cell table:style-name="ce2" office:value-type="string" calcext:value-type="string">
            <text:p>512</text:p>
          </table:table-cell>
          <table:table-cell table:number-columns-repeated="2"/>
          <table:table-cell office:value-type="float" office:value="563256" calcext:value-type="float">
            <text:p>563256</text:p>
          </table:table-cell>
          <table:table-cell/>
          <table:table-cell office:value-type="float" office:value="937042" calcext:value-type="float">
            <text:p>937042</text:p>
          </table:table-cell>
          <table:table-cell/>
          <table:table-cell office:value-type="float" office:value="1439010" calcext:value-type="float">
            <text:p>1439010</text:p>
          </table:table-cell>
          <table:table-cell/>
          <table:table-cell office:value-type="float" office:value="1959433" calcext:value-type="float">
            <text:p>1959433</text:p>
          </table:table-cell>
          <table:table-cell/>
          <table:table-cell office:value-type="float" office:value="2299057" calcext:value-type="float">
            <text:p>2299057</text:p>
          </table:table-cell>
          <table:table-cell/>
          <table:table-cell office:value-type="float" office:value="2723404" calcext:value-type="float">
            <text:p>2723404</text:p>
          </table:table-cell>
          <table:table-cell/>
          <table:table-cell office:value-type="float" office:value="2162162" calcext:value-type="float">
            <text:p>2162162</text:p>
          </table:table-cell>
          <table:table-cell/>
          <table:table-cell office:value-type="float" office:value="2775067" calcext:value-type="float">
            <text:p>2775067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1024</text:p>
          </table:table-cell>
          <table:table-cell table:number-columns-repeated="2"/>
          <table:table-cell office:value-type="float" office:value="589149" calcext:value-type="float">
            <text:p>589149</text:p>
          </table:table-cell>
          <table:table-cell/>
          <table:table-cell office:value-type="float" office:value="1055343" calcext:value-type="float">
            <text:p>1055343</text:p>
          </table:table-cell>
          <table:table-cell/>
          <table:table-cell office:value-type="float" office:value="1762175" calcext:value-type="float">
            <text:p>1762175</text:p>
          </table:table-cell>
          <table:table-cell/>
          <table:table-cell office:value-type="float" office:value="2618256" calcext:value-type="float">
            <text:p>2618256</text:p>
          </table:table-cell>
          <table:table-cell/>
          <table:table-cell office:value-type="float" office:value="3300032" calcext:value-type="float">
            <text:p>3300032</text:p>
          </table:table-cell>
          <table:table-cell/>
          <table:table-cell office:value-type="float" office:value="3648022" calcext:value-type="float">
            <text:p>3648022</text:p>
          </table:table-cell>
          <table:table-cell/>
          <table:table-cell office:value-type="float" office:value="3704775" calcext:value-type="float">
            <text:p>3704775</text:p>
          </table:table-cell>
          <table:table-cell/>
          <table:table-cell office:value-type="float" office:value="4015686" calcext:value-type="float">
            <text:p>4015686</text:p>
          </table:table-cell>
          <table:table-cell/>
          <table:table-cell office:value-type="float" office:value="4217462" calcext:value-type="float">
            <text:p>421746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2048</text:p>
          </table:table-cell>
          <table:table-cell table:number-columns-repeated="2"/>
          <table:table-cell office:value-type="float" office:value="592815" calcext:value-type="float">
            <text:p>592815</text:p>
          </table:table-cell>
          <table:table-cell/>
          <table:table-cell office:value-type="float" office:value="1046927" calcext:value-type="float">
            <text:p>1046927</text:p>
          </table:table-cell>
          <table:table-cell/>
          <table:table-cell office:value-type="float" office:value="1905470" calcext:value-type="float">
            <text:p>1905470</text:p>
          </table:table-cell>
          <table:table-cell/>
          <table:table-cell office:value-type="float" office:value="2774691" calcext:value-type="float">
            <text:p>2774691</text:p>
          </table:table-cell>
          <table:table-cell/>
          <table:table-cell office:value-type="float" office:value="3889838" calcext:value-type="float">
            <text:p>3889838</text:p>
          </table:table-cell>
          <table:table-cell/>
          <table:table-cell office:value-type="float" office:value="4672598" calcext:value-type="float">
            <text:p>4672598</text:p>
          </table:table-cell>
          <table:table-cell/>
          <table:table-cell office:value-type="float" office:value="5186123" calcext:value-type="float">
            <text:p>5186123</text:p>
          </table:table-cell>
          <table:table-cell/>
          <table:table-cell office:value-type="float" office:value="5369690" calcext:value-type="float">
            <text:p>5369690</text:p>
          </table:table-cell>
          <table:table-cell/>
          <table:table-cell office:value-type="float" office:value="5433802" calcext:value-type="float">
            <text:p>5433802</text:p>
          </table:table-cell>
          <table:table-cell/>
          <table:table-cell office:value-type="float" office:value="4500109" calcext:value-type="float">
            <text:p>4500109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4096</text:p>
          </table:table-cell>
          <table:table-cell table:number-columns-repeated="2"/>
          <table:table-cell office:value-type="float" office:value="573950" calcext:value-type="float">
            <text:p>573950</text:p>
          </table:table-cell>
          <table:table-cell/>
          <table:table-cell office:value-type="float" office:value="1002373" calcext:value-type="float">
            <text:p>1002373</text:p>
          </table:table-cell>
          <table:table-cell/>
          <table:table-cell office:value-type="float" office:value="1651346" calcext:value-type="float">
            <text:p>1651346</text:p>
          </table:table-cell>
          <table:table-cell/>
          <table:table-cell office:value-type="float" office:value="2377939" calcext:value-type="float">
            <text:p>2377939</text:p>
          </table:table-cell>
          <table:table-cell/>
          <table:table-cell office:value-type="float" office:value="3204255" calcext:value-type="float">
            <text:p>3204255</text:p>
          </table:table-cell>
          <table:table-cell/>
          <table:table-cell office:value-type="float" office:value="3551547" calcext:value-type="float">
            <text:p>3551547</text:p>
          </table:table-cell>
          <table:table-cell/>
          <table:table-cell office:value-type="float" office:value="3482400" calcext:value-type="float">
            <text:p>3482400</text:p>
          </table:table-cell>
          <table:table-cell/>
          <table:table-cell office:value-type="float" office:value="3805984" calcext:value-type="float">
            <text:p>3805984</text:p>
          </table:table-cell>
          <table:table-cell/>
          <table:table-cell office:value-type="float" office:value="3344492" calcext:value-type="float">
            <text:p>3344492</text:p>
          </table:table-cell>
          <table:table-cell/>
          <table:table-cell office:value-type="float" office:value="3346952" calcext:value-type="float">
            <text:p>3346952</text:p>
          </table:table-cell>
          <table:table-cell/>
          <table:table-cell office:value-type="float" office:value="3008888" calcext:value-type="float">
            <text:p>3008888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8192</text:p>
          </table:table-cell>
          <table:table-cell table:number-columns-repeated="2"/>
          <table:table-cell office:value-type="float" office:value="549138" calcext:value-type="float">
            <text:p>549138</text:p>
          </table:table-cell>
          <table:table-cell/>
          <table:table-cell office:value-type="float" office:value="1000036" calcext:value-type="float">
            <text:p>1000036</text:p>
          </table:table-cell>
          <table:table-cell/>
          <table:table-cell office:value-type="float" office:value="1658904" calcext:value-type="float">
            <text:p>1658904</text:p>
          </table:table-cell>
          <table:table-cell/>
          <table:table-cell office:value-type="float" office:value="2437369" calcext:value-type="float">
            <text:p>2437369</text:p>
          </table:table-cell>
          <table:table-cell/>
          <table:table-cell office:value-type="float" office:value="3077847" calcext:value-type="float">
            <text:p>3077847</text:p>
          </table:table-cell>
          <table:table-cell/>
          <table:table-cell office:value-type="float" office:value="3369390" calcext:value-type="float">
            <text:p>3369390</text:p>
          </table:table-cell>
          <table:table-cell/>
          <table:table-cell office:value-type="float" office:value="3654532" calcext:value-type="float">
            <text:p>3654532</text:p>
          </table:table-cell>
          <table:table-cell/>
          <table:table-cell office:value-type="float" office:value="3999609" calcext:value-type="float">
            <text:p>3999609</text:p>
          </table:table-cell>
          <table:table-cell/>
          <table:table-cell office:value-type="float" office:value="3963998" calcext:value-type="float">
            <text:p>3963998</text:p>
          </table:table-cell>
          <table:table-cell/>
          <table:table-cell office:value-type="float" office:value="3425465" calcext:value-type="float">
            <text:p>3425465</text:p>
          </table:table-cell>
          <table:table-cell/>
          <table:table-cell office:value-type="float" office:value="3241275" calcext:value-type="float">
            <text:p>3241275</text:p>
          </table:table-cell>
          <table:table-cell/>
          <table:table-cell office:value-type="float" office:value="3000622" calcext:value-type="float">
            <text:p>3000622</text:p>
          </table:table-cell>
          <table:table-cell table:number-columns-repeated="54"/>
        </table:table-row>
        <table:table-row table:style-name="ro1">
          <table:table-cell table:style-name="ce2" office:value-type="string" calcext:value-type="string">
            <text:p>16384</text:p>
          </table:table-cell>
          <table:table-cell table:number-columns-repeated="2"/>
          <table:table-cell office:value-type="float" office:value="565482" calcext:value-type="float">
            <text:p>565482</text:p>
          </table:table-cell>
          <table:table-cell/>
          <table:table-cell office:value-type="float" office:value="999810" calcext:value-type="float">
            <text:p>999810</text:p>
          </table:table-cell>
          <table:table-cell/>
          <table:table-cell office:value-type="float" office:value="1649766" calcext:value-type="float">
            <text:p>1649766</text:p>
          </table:table-cell>
          <table:table-cell/>
          <table:table-cell office:value-type="float" office:value="2454384" calcext:value-type="float">
            <text:p>2454384</text:p>
          </table:table-cell>
          <table:table-cell/>
          <table:table-cell office:value-type="float" office:value="3151011" calcext:value-type="float">
            <text:p>3151011</text:p>
          </table:table-cell>
          <table:table-cell/>
          <table:table-cell office:value-type="float" office:value="3387643" calcext:value-type="float">
            <text:p>3387643</text:p>
          </table:table-cell>
          <table:table-cell/>
          <table:table-cell office:value-type="float" office:value="3692751" calcext:value-type="float">
            <text:p>3692751</text:p>
          </table:table-cell>
          <table:table-cell/>
          <table:table-cell office:value-type="float" office:value="3875118" calcext:value-type="float">
            <text:p>3875118</text:p>
          </table:table-cell>
          <table:table-cell/>
          <table:table-cell office:value-type="float" office:value="3877043" calcext:value-type="float">
            <text:p>3877043</text:p>
          </table:table-cell>
          <table:table-cell/>
          <table:table-cell office:value-type="float" office:value="3463628" calcext:value-type="float">
            <text:p>3463628</text:p>
          </table:table-cell>
          <table:table-cell/>
          <table:table-cell office:value-type="float" office:value="3145506" calcext:value-type="float">
            <text:p>3145506</text:p>
          </table:table-cell>
          <table:table-cell/>
          <table:table-cell office:value-type="float" office:value="3091612" calcext:value-type="float">
            <text:p>3091612</text:p>
          </table:table-cell>
          <table:table-cell/>
          <table:table-cell office:value-type="float" office:value="3092721" calcext:value-type="float">
            <text:p>3092721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231143" calcext:value-type="float">
            <text:p>3231143</text:p>
          </table:table-cell>
          <table:table-cell/>
          <table:table-cell office:value-type="float" office:value="3621854" calcext:value-type="float">
            <text:p>3621854</text:p>
          </table:table-cell>
          <table:table-cell/>
          <table:table-cell office:value-type="float" office:value="4090120" calcext:value-type="float">
            <text:p>4090120</text:p>
          </table:table-cell>
          <table:table-cell/>
          <table:table-cell office:value-type="float" office:value="3971638" calcext:value-type="float">
            <text:p>3971638</text:p>
          </table:table-cell>
          <table:table-cell/>
          <table:table-cell office:value-type="float" office:value="3989772" calcext:value-type="float">
            <text:p>3989772</text:p>
          </table:table-cell>
          <table:table-cell/>
          <table:table-cell office:value-type="float" office:value="3598506" calcext:value-type="float">
            <text:p>3598506</text:p>
          </table:table-cell>
          <table:table-cell/>
          <table:table-cell office:value-type="float" office:value="3295385" calcext:value-type="float">
            <text:p>3295385</text:p>
          </table:table-cell>
          <table:table-cell/>
          <table:table-cell office:value-type="float" office:value="2918860" calcext:value-type="float">
            <text:p>2918860</text:p>
          </table:table-cell>
          <table:table-cell/>
          <table:table-cell office:value-type="float" office:value="3008087" calcext:value-type="float">
            <text:p>3008087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104323" calcext:value-type="float">
            <text:p>3104323</text:p>
          </table:table-cell>
          <table:table-cell/>
          <table:table-cell office:value-type="float" office:value="3590069" calcext:value-type="float">
            <text:p>3590069</text:p>
          </table:table-cell>
          <table:table-cell/>
          <table:table-cell office:value-type="float" office:value="3740105" calcext:value-type="float">
            <text:p>3740105</text:p>
          </table:table-cell>
          <table:table-cell/>
          <table:table-cell office:value-type="float" office:value="4346465" calcext:value-type="float">
            <text:p>4346465</text:p>
          </table:table-cell>
          <table:table-cell/>
          <table:table-cell office:value-type="float" office:value="4173257" calcext:value-type="float">
            <text:p>4173257</text:p>
          </table:table-cell>
          <table:table-cell/>
          <table:table-cell office:value-type="float" office:value="3647758" calcext:value-type="float">
            <text:p>3647758</text:p>
          </table:table-cell>
          <table:table-cell/>
          <table:table-cell office:value-type="float" office:value="3273689" calcext:value-type="float">
            <text:p>3273689</text:p>
          </table:table-cell>
          <table:table-cell/>
          <table:table-cell office:value-type="float" office:value="3089601" calcext:value-type="float">
            <text:p>3089601</text:p>
          </table:table-cell>
          <table:table-cell/>
          <table:table-cell office:value-type="float" office:value="2999949" calcext:value-type="float">
            <text:p>2999949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970039" calcext:value-type="float">
            <text:p>2970039</text:p>
          </table:table-cell>
          <table:table-cell/>
          <table:table-cell office:value-type="float" office:value="3383140" calcext:value-type="float">
            <text:p>3383140</text:p>
          </table:table-cell>
          <table:table-cell/>
          <table:table-cell office:value-type="float" office:value="3593800" calcext:value-type="float">
            <text:p>3593800</text:p>
          </table:table-cell>
          <table:table-cell/>
          <table:table-cell office:value-type="float" office:value="4182339" calcext:value-type="float">
            <text:p>4182339</text:p>
          </table:table-cell>
          <table:table-cell/>
          <table:table-cell office:value-type="float" office:value="4347272" calcext:value-type="float">
            <text:p>4347272</text:p>
          </table:table-cell>
          <table:table-cell/>
          <table:table-cell office:value-type="float" office:value="3462310" calcext:value-type="float">
            <text:p>3462310</text:p>
          </table:table-cell>
          <table:table-cell/>
          <table:table-cell office:value-type="float" office:value="3201735" calcext:value-type="float">
            <text:p>3201735</text:p>
          </table:table-cell>
          <table:table-cell/>
          <table:table-cell office:value-type="float" office:value="3106479" calcext:value-type="float">
            <text:p>3106479</text:p>
          </table:table-cell>
          <table:table-cell/>
          <table:table-cell office:value-type="float" office:value="3097113" calcext:value-type="float">
            <text:p>3097113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173448" calcext:value-type="float">
            <text:p>3173448</text:p>
          </table:table-cell>
          <table:table-cell/>
          <table:table-cell office:value-type="float" office:value="3506877" calcext:value-type="float">
            <text:p>3506877</text:p>
          </table:table-cell>
          <table:table-cell/>
          <table:table-cell office:value-type="float" office:value="3933692" calcext:value-type="float">
            <text:p>3933692</text:p>
          </table:table-cell>
          <table:table-cell/>
          <table:table-cell office:value-type="float" office:value="4171218" calcext:value-type="float">
            <text:p>4171218</text:p>
          </table:table-cell>
          <table:table-cell/>
          <table:table-cell office:value-type="float" office:value="4311976" calcext:value-type="float">
            <text:p>4311976</text:p>
          </table:table-cell>
          <table:table-cell/>
          <table:table-cell office:value-type="float" office:value="3622154" calcext:value-type="float">
            <text:p>3622154</text:p>
          </table:table-cell>
          <table:table-cell/>
          <table:table-cell office:value-type="float" office:value="3516931" calcext:value-type="float">
            <text:p>3516931</text:p>
          </table:table-cell>
          <table:table-cell/>
          <table:table-cell office:value-type="float" office:value="3202005" calcext:value-type="float">
            <text:p>3202005</text:p>
          </table:table-cell>
          <table:table-cell/>
          <table:table-cell office:value-type="float" office:value="3084311" calcext:value-type="float">
            <text:p>3084311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215960" calcext:value-type="float">
            <text:p>3215960</text:p>
          </table:table-cell>
          <table:table-cell/>
          <table:table-cell office:value-type="float" office:value="3626644" calcext:value-type="float">
            <text:p>3626644</text:p>
          </table:table-cell>
          <table:table-cell/>
          <table:table-cell office:value-type="float" office:value="3938242" calcext:value-type="float">
            <text:p>3938242</text:p>
          </table:table-cell>
          <table:table-cell/>
          <table:table-cell office:value-type="float" office:value="4231961" calcext:value-type="float">
            <text:p>4231961</text:p>
          </table:table-cell>
          <table:table-cell/>
          <table:table-cell office:value-type="float" office:value="4267642" calcext:value-type="float">
            <text:p>4267642</text:p>
          </table:table-cell>
          <table:table-cell/>
          <table:table-cell office:value-type="float" office:value="3673017" calcext:value-type="float">
            <text:p>3673017</text:p>
          </table:table-cell>
          <table:table-cell/>
          <table:table-cell office:value-type="float" office:value="3508794" calcext:value-type="float">
            <text:p>3508794</text:p>
          </table:table-cell>
          <table:table-cell/>
          <table:table-cell office:value-type="float" office:value="3142977" calcext:value-type="float">
            <text:p>3142977</text:p>
          </table:table-cell>
          <table:table-cell/>
          <table:table-cell office:value-type="float" office:value="3176219" calcext:value-type="float">
            <text:p>3176219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188350" calcext:value-type="float">
            <text:p>3188350</text:p>
          </table:table-cell>
          <table:table-cell/>
          <table:table-cell office:value-type="float" office:value="3427885" calcext:value-type="float">
            <text:p>3427885</text:p>
          </table:table-cell>
          <table:table-cell/>
          <table:table-cell office:value-type="float" office:value="3906726" calcext:value-type="float">
            <text:p>3906726</text:p>
          </table:table-cell>
          <table:table-cell/>
          <table:table-cell office:value-type="float" office:value="4026723" calcext:value-type="float">
            <text:p>4026723</text:p>
          </table:table-cell>
          <table:table-cell/>
          <table:table-cell office:value-type="float" office:value="3954456" calcext:value-type="float">
            <text:p>3954456</text:p>
          </table:table-cell>
          <table:table-cell/>
          <table:table-cell office:value-type="float" office:value="3616803" calcext:value-type="float">
            <text:p>3616803</text:p>
          </table:table-cell>
          <table:table-cell/>
          <table:table-cell office:value-type="float" office:value="3312802" calcext:value-type="float">
            <text:p>3312802</text:p>
          </table:table-cell>
          <table:table-cell/>
          <table:table-cell office:value-type="float" office:value="2930298" calcext:value-type="float">
            <text:p>2930298</text:p>
          </table:table-cell>
          <table:table-cell/>
          <table:table-cell office:value-type="float" office:value="3023951" calcext:value-type="float">
            <text:p>3023951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2518" calcext:value-type="float">
            <text:p>232518</text:p>
          </table:table-cell>
          <table:table-cell/>
          <table:table-cell office:value-type="float" office:value="459198" calcext:value-type="float">
            <text:p>459198</text:p>
          </table:table-cell>
          <table:table-cell/>
          <table:table-cell office:value-type="float" office:value="422434" calcext:value-type="float">
            <text:p>422434</text:p>
          </table:table-cell>
          <table:table-cell/>
          <table:table-cell office:value-type="float" office:value="615724" calcext:value-type="float">
            <text:p>615724</text:p>
          </table:table-cell>
          <table:table-cell/>
          <table:table-cell office:value-type="float" office:value="747630" calcext:value-type="float">
            <text:p>747630</text:p>
          </table:table-cell>
          <table:table-cell/>
          <table:table-cell office:value-type="float" office:value="843966" calcext:value-type="float">
            <text:p>843966</text:p>
          </table:table-cell>
          <table:table-cell/>
          <table:table-cell office:value-type="float" office:value="986141" calcext:value-type="float">
            <text:p>986141</text:p>
          </table:table-cell>
          <table:table-cell/>
          <table:table-cell office:value-type="float" office:value="947604" calcext:value-type="float">
            <text:p>947604</text:p>
          </table:table-cell>
          <table:table-cell/>
          <table:table-cell office:value-type="float" office:value="950470" calcext:value-type="float">
            <text:p>95047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3330" calcext:value-type="float">
            <text:p>213330</text:p>
          </table:table-cell>
          <table:table-cell/>
          <table:table-cell office:value-type="float" office:value="311039" calcext:value-type="float">
            <text:p>311039</text:p>
          </table:table-cell>
          <table:table-cell/>
          <table:table-cell office:value-type="float" office:value="339914" calcext:value-type="float">
            <text:p>339914</text:p>
          </table:table-cell>
          <table:table-cell/>
          <table:table-cell office:value-type="float" office:value="444744" calcext:value-type="float">
            <text:p>444744</text:p>
          </table:table-cell>
          <table:table-cell/>
          <table:table-cell office:value-type="float" office:value="380760" calcext:value-type="float">
            <text:p>380760</text:p>
          </table:table-cell>
          <table:table-cell/>
          <table:table-cell office:value-type="float" office:value="578290" calcext:value-type="float">
            <text:p>578290</text:p>
          </table:table-cell>
          <table:table-cell/>
          <table:table-cell office:value-type="float" office:value="646649" calcext:value-type="float">
            <text:p>646649</text:p>
          </table:table-cell>
          <table:table-cell/>
          <table:table-cell office:value-type="float" office:value="734871" calcext:value-type="float">
            <text:p>734871</text:p>
          </table:table-cell>
          <table:table-cell/>
          <table:table-cell office:value-type="float" office:value="758450" calcext:value-type="float">
            <text:p>758450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cord rewrite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2" office:value-type="string" calcext:value-type="string">
            <text:p>4</text:p>
          </table:table-cell>
          <table:table-cell/>
          <table:table-cell table:style-name="ce2" office:value-type="string" calcext:value-type="string">
            <text:p>8</text:p>
          </table:table-cell>
          <table:table-cell/>
          <table:table-cell table:style-name="ce2" office:value-type="string" calcext:value-type="string">
            <text:p>16</text:p>
          </table:table-cell>
          <table:table-cell/>
          <table:table-cell table:style-name="ce2" office:value-type="string" calcext:value-type="string">
            <text:p>32</text:p>
          </table:table-cell>
          <table:table-cell/>
          <table:table-cell table:style-name="ce2" office:value-type="string" calcext:value-type="string">
            <text:p>64</text:p>
          </table:table-cell>
          <table:table-cell/>
          <table:table-cell table:style-name="ce2" office:value-type="string" calcext:value-type="string">
            <text:p>128</text:p>
          </table:table-cell>
          <table:table-cell/>
          <table:table-cell table:style-name="ce2" office:value-type="string" calcext:value-type="string">
            <text:p>256</text:p>
          </table:table-cell>
          <table:table-cell/>
          <table:table-cell table:style-name="ce2" office:value-type="string" calcext:value-type="string">
            <text:p>512</text:p>
          </table:table-cell>
          <table:table-cell/>
          <table:table-cell table:style-name="ce2" office:value-type="string" calcext:value-type="string">
            <text:p>1024</text:p>
          </table:table-cell>
          <table:table-cell/>
          <table:table-cell table:style-name="ce2" office:value-type="string" calcext:value-type="string">
            <text:p>2048</text:p>
          </table:table-cell>
          <table:table-cell/>
          <table:table-cell table:style-name="ce2" office:value-type="string" calcext:value-type="string">
            <text:p>4096</text:p>
          </table:table-cell>
          <table:table-cell/>
          <table:table-cell table:style-name="ce2" office:value-type="string" calcext:value-type="string">
            <text:p>8192</text:p>
          </table:table-cell>
          <table:table-cell/>
          <table:table-cell table:style-name="ce2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64</text:p>
          </table:table-cell>
          <table:table-cell table:number-columns-repeated="2"/>
          <table:table-cell office:value-type="float" office:value="335958" calcext:value-type="float">
            <text:p>335958</text:p>
          </table:table-cell>
          <table:table-cell/>
          <table:table-cell office:value-type="float" office:value="532003" calcext:value-type="float">
            <text:p>532003</text:p>
          </table:table-cell>
          <table:table-cell/>
          <table:table-cell office:value-type="float" office:value="761904" calcext:value-type="float">
            <text:p>761904</text:p>
          </table:table-cell>
          <table:table-cell/>
          <table:table-cell office:value-type="float" office:value="984615" calcext:value-type="float">
            <text:p>984615</text:p>
          </table:table-cell>
          <table:table-cell/>
          <table:table-cell office:value-type="float" office:value="1361702" calcext:value-type="float">
            <text:p>1361702</text:p>
          </table:table-cell>
          <table:table-cell table:number-columns-repeated="68"/>
        </table:table-row>
        <table:table-row table:style-name="ro1">
          <table:table-cell table:style-name="ce2" office:value-type="string" calcext:value-type="string">
            <text:p>128</text:p>
          </table:table-cell>
          <table:table-cell table:number-columns-repeated="2"/>
          <table:table-cell office:value-type="float" office:value="345945" calcext:value-type="float">
            <text:p>345945</text:p>
          </table:table-cell>
          <table:table-cell/>
          <table:table-cell office:value-type="float" office:value="638085" calcext:value-type="float">
            <text:p>638085</text:p>
          </table:table-cell>
          <table:table-cell/>
          <table:table-cell office:value-type="float" office:value="1000000" calcext:value-type="float">
            <text:p>1000000</text:p>
          </table:table-cell>
          <table:table-cell/>
          <table:table-cell office:value-type="float" office:value="1292929" calcext:value-type="float">
            <text:p>1292929</text:p>
          </table:table-cell>
          <table:table-cell/>
          <table:table-cell office:value-type="float" office:value="1649484" calcext:value-type="float">
            <text:p>1649484</text:p>
          </table:table-cell>
          <table:table-cell/>
          <table:table-cell office:value-type="float" office:value="2038216" calcext:value-type="float">
            <text:p>2038216</text:p>
          </table:table-cell>
          <table:table-cell table:number-columns-repeated="66"/>
        </table:table-row>
        <table:table-row table:style-name="ro1">
          <table:table-cell table:style-name="ce2" office:value-type="string" calcext:value-type="string">
            <text:p>256</text:p>
          </table:table-cell>
          <table:table-cell table:number-columns-repeated="2"/>
          <table:table-cell office:value-type="float" office:value="382089" calcext:value-type="float">
            <text:p>382089</text:p>
          </table:table-cell>
          <table:table-cell/>
          <table:table-cell office:value-type="float" office:value="701562" calcext:value-type="float">
            <text:p>701562</text:p>
          </table:table-cell>
          <table:table-cell/>
          <table:table-cell office:value-type="float" office:value="1199625" calcext:value-type="float">
            <text:p>1199625</text:p>
          </table:table-cell>
          <table:table-cell/>
          <table:table-cell office:value-type="float" office:value="1783972" calcext:value-type="float">
            <text:p>1783972</text:p>
          </table:table-cell>
          <table:table-cell/>
          <table:table-cell office:value-type="float" office:value="2379182" calcext:value-type="float">
            <text:p>2379182</text:p>
          </table:table-cell>
          <table:table-cell/>
          <table:table-cell office:value-type="float" office:value="2813186" calcext:value-type="float">
            <text:p>2813186</text:p>
          </table:table-cell>
          <table:table-cell/>
          <table:table-cell office:value-type="float" office:value="3180124" calcext:value-type="float">
            <text:p>3180124</text:p>
          </table:table-cell>
          <table:table-cell table:number-columns-repeated="64"/>
        </table:table-row>
        <table:table-row table:style-name="ro1">
          <table:table-cell table:style-name="ce2" office:value-type="string" calcext:value-type="string">
            <text:p>512</text:p>
          </table:table-cell>
          <table:table-cell table:number-columns-repeated="2"/>
          <table:table-cell office:value-type="float" office:value="418129" calcext:value-type="float">
            <text:p>418129</text:p>
          </table:table-cell>
          <table:table-cell/>
          <table:table-cell office:value-type="float" office:value="773180" calcext:value-type="float">
            <text:p>773180</text:p>
          </table:table-cell>
          <table:table-cell/>
          <table:table-cell office:value-type="float" office:value="1344537" calcext:value-type="float">
            <text:p>1344537</text:p>
          </table:table-cell>
          <table:table-cell/>
          <table:table-cell office:value-type="float" office:value="2119205" calcext:value-type="float">
            <text:p>2119205</text:p>
          </table:table-cell>
          <table:table-cell/>
          <table:table-cell office:value-type="float" office:value="2325158" calcext:value-type="float">
            <text:p>2325158</text:p>
          </table:table-cell>
          <table:table-cell/>
          <table:table-cell office:value-type="float" office:value="3064033" calcext:value-type="float">
            <text:p>3064033</text:p>
          </table:table-cell>
          <table:table-cell/>
          <table:table-cell office:value-type="float" office:value="4037854" calcext:value-type="float">
            <text:p>4037854</text:p>
          </table:table-cell>
          <table:table-cell/>
          <table:table-cell office:value-type="float" office:value="3832335" calcext:value-type="float">
            <text:p>3832335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1024</text:p>
          </table:table-cell>
          <table:table-cell table:number-columns-repeated="2"/>
          <table:table-cell office:value-type="float" office:value="426915" calcext:value-type="float">
            <text:p>426915</text:p>
          </table:table-cell>
          <table:table-cell/>
          <table:table-cell office:value-type="float" office:value="806934" calcext:value-type="float">
            <text:p>806934</text:p>
          </table:table-cell>
          <table:table-cell/>
          <table:table-cell office:value-type="float" office:value="1462439" calcext:value-type="float">
            <text:p>1462439</text:p>
          </table:table-cell>
          <table:table-cell/>
          <table:table-cell office:value-type="float" office:value="2488456" calcext:value-type="float">
            <text:p>2488456</text:p>
          </table:table-cell>
          <table:table-cell/>
          <table:table-cell office:value-type="float" office:value="2373667" calcext:value-type="float">
            <text:p>2373667</text:p>
          </table:table-cell>
          <table:table-cell/>
          <table:table-cell office:value-type="float" office:value="4798500" calcext:value-type="float">
            <text:p>4798500</text:p>
          </table:table-cell>
          <table:table-cell/>
          <table:table-cell office:value-type="float" office:value="5898617" calcext:value-type="float">
            <text:p>5898617</text:p>
          </table:table-cell>
          <table:table-cell/>
          <table:table-cell office:value-type="float" office:value="6080760" calcext:value-type="float">
            <text:p>6080760</text:p>
          </table:table-cell>
          <table:table-cell/>
          <table:table-cell office:value-type="float" office:value="6091612" calcext:value-type="float">
            <text:p>6091612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2048</text:p>
          </table:table-cell>
          <table:table-cell table:number-columns-repeated="2"/>
          <table:table-cell office:value-type="float" office:value="427646" calcext:value-type="float">
            <text:p>427646</text:p>
          </table:table-cell>
          <table:table-cell/>
          <table:table-cell office:value-type="float" office:value="813214" calcext:value-type="float">
            <text:p>813214</text:p>
          </table:table-cell>
          <table:table-cell/>
          <table:table-cell office:value-type="float" office:value="1517374" calcext:value-type="float">
            <text:p>1517374</text:p>
          </table:table-cell>
          <table:table-cell/>
          <table:table-cell office:value-type="float" office:value="2599314" calcext:value-type="float">
            <text:p>2599314</text:p>
          </table:table-cell>
          <table:table-cell/>
          <table:table-cell office:value-type="float" office:value="4119895" calcext:value-type="float">
            <text:p>4119895</text:p>
          </table:table-cell>
          <table:table-cell/>
          <table:table-cell office:value-type="float" office:value="5163893" calcext:value-type="float">
            <text:p>5163893</text:p>
          </table:table-cell>
          <table:table-cell/>
          <table:table-cell office:value-type="float" office:value="6444304" calcext:value-type="float">
            <text:p>6444304</text:p>
          </table:table-cell>
          <table:table-cell/>
          <table:table-cell office:value-type="float" office:value="7123478" calcext:value-type="float">
            <text:p>7123478</text:p>
          </table:table-cell>
          <table:table-cell/>
          <table:table-cell office:value-type="float" office:value="7922630" calcext:value-type="float">
            <text:p>7922630</text:p>
          </table:table-cell>
          <table:table-cell/>
          <table:table-cell office:value-type="float" office:value="6572528" calcext:value-type="float">
            <text:p>6572528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4096</text:p>
          </table:table-cell>
          <table:table-cell table:number-columns-repeated="2"/>
          <table:table-cell office:value-type="float" office:value="433962" calcext:value-type="float">
            <text:p>433962</text:p>
          </table:table-cell>
          <table:table-cell/>
          <table:table-cell office:value-type="float" office:value="806108" calcext:value-type="float">
            <text:p>806108</text:p>
          </table:table-cell>
          <table:table-cell/>
          <table:table-cell office:value-type="float" office:value="1509489" calcext:value-type="float">
            <text:p>1509489</text:p>
          </table:table-cell>
          <table:table-cell/>
          <table:table-cell office:value-type="float" office:value="2640876" calcext:value-type="float">
            <text:p>2640876</text:p>
          </table:table-cell>
          <table:table-cell/>
          <table:table-cell office:value-type="float" office:value="4244119" calcext:value-type="float">
            <text:p>4244119</text:p>
          </table:table-cell>
          <table:table-cell/>
          <table:table-cell office:value-type="float" office:value="5823144" calcext:value-type="float">
            <text:p>5823144</text:p>
          </table:table-cell>
          <table:table-cell/>
          <table:table-cell office:value-type="float" office:value="7175893" calcext:value-type="float">
            <text:p>7175893</text:p>
          </table:table-cell>
          <table:table-cell/>
          <table:table-cell office:value-type="float" office:value="8422784" calcext:value-type="float">
            <text:p>8422784</text:p>
          </table:table-cell>
          <table:table-cell/>
          <table:table-cell office:value-type="float" office:value="9041942" calcext:value-type="float">
            <text:p>9041942</text:p>
          </table:table-cell>
          <table:table-cell/>
          <table:table-cell office:value-type="float" office:value="6502619" calcext:value-type="float">
            <text:p>6502619</text:p>
          </table:table-cell>
          <table:table-cell/>
          <table:table-cell office:value-type="float" office:value="3125047" calcext:value-type="float">
            <text:p>3125047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8192</text:p>
          </table:table-cell>
          <table:table-cell table:number-columns-repeated="2"/>
          <table:table-cell office:value-type="float" office:value="428691" calcext:value-type="float">
            <text:p>428691</text:p>
          </table:table-cell>
          <table:table-cell/>
          <table:table-cell office:value-type="float" office:value="814192" calcext:value-type="float">
            <text:p>814192</text:p>
          </table:table-cell>
          <table:table-cell/>
          <table:table-cell office:value-type="float" office:value="1528900" calcext:value-type="float">
            <text:p>1528900</text:p>
          </table:table-cell>
          <table:table-cell/>
          <table:table-cell office:value-type="float" office:value="2715100" calcext:value-type="float">
            <text:p>2715100</text:p>
          </table:table-cell>
          <table:table-cell/>
          <table:table-cell office:value-type="float" office:value="4442757" calcext:value-type="float">
            <text:p>4442757</text:p>
          </table:table-cell>
          <table:table-cell/>
          <table:table-cell office:value-type="float" office:value="6121198" calcext:value-type="float">
            <text:p>6121198</text:p>
          </table:table-cell>
          <table:table-cell/>
          <table:table-cell office:value-type="float" office:value="7166477" calcext:value-type="float">
            <text:p>7166477</text:p>
          </table:table-cell>
          <table:table-cell/>
          <table:table-cell office:value-type="float" office:value="8775575" calcext:value-type="float">
            <text:p>8775575</text:p>
          </table:table-cell>
          <table:table-cell/>
          <table:table-cell office:value-type="float" office:value="9736154" calcext:value-type="float">
            <text:p>9736154</text:p>
          </table:table-cell>
          <table:table-cell/>
          <table:table-cell office:value-type="float" office:value="7848246" calcext:value-type="float">
            <text:p>7848246</text:p>
          </table:table-cell>
          <table:table-cell/>
          <table:table-cell office:value-type="float" office:value="3224308" calcext:value-type="float">
            <text:p>3224308</text:p>
          </table:table-cell>
          <table:table-cell/>
          <table:table-cell office:value-type="float" office:value="2859736" calcext:value-type="float">
            <text:p>2859736</text:p>
          </table:table-cell>
          <table:table-cell table:number-columns-repeated="54"/>
        </table:table-row>
        <table:table-row table:style-name="ro1">
          <table:table-cell table:style-name="ce2" office:value-type="string" calcext:value-type="string">
            <text:p>16384</text:p>
          </table:table-cell>
          <table:table-cell table:number-columns-repeated="2"/>
          <table:table-cell office:value-type="float" office:value="433828" calcext:value-type="float">
            <text:p>433828</text:p>
          </table:table-cell>
          <table:table-cell/>
          <table:table-cell office:value-type="float" office:value="824012" calcext:value-type="float">
            <text:p>824012</text:p>
          </table:table-cell>
          <table:table-cell/>
          <table:table-cell office:value-type="float" office:value="1493527" calcext:value-type="float">
            <text:p>1493527</text:p>
          </table:table-cell>
          <table:table-cell/>
          <table:table-cell office:value-type="float" office:value="2543783" calcext:value-type="float">
            <text:p>2543783</text:p>
          </table:table-cell>
          <table:table-cell/>
          <table:table-cell office:value-type="float" office:value="4455685" calcext:value-type="float">
            <text:p>4455685</text:p>
          </table:table-cell>
          <table:table-cell/>
          <table:table-cell office:value-type="float" office:value="6285582" calcext:value-type="float">
            <text:p>6285582</text:p>
          </table:table-cell>
          <table:table-cell/>
          <table:table-cell office:value-type="float" office:value="7374533" calcext:value-type="float">
            <text:p>7374533</text:p>
          </table:table-cell>
          <table:table-cell/>
          <table:table-cell office:value-type="float" office:value="9142346" calcext:value-type="float">
            <text:p>9142346</text:p>
          </table:table-cell>
          <table:table-cell/>
          <table:table-cell office:value-type="float" office:value="9414468" calcext:value-type="float">
            <text:p>9414468</text:p>
          </table:table-cell>
          <table:table-cell/>
          <table:table-cell office:value-type="float" office:value="9195711" calcext:value-type="float">
            <text:p>9195711</text:p>
          </table:table-cell>
          <table:table-cell/>
          <table:table-cell office:value-type="float" office:value="3374248" calcext:value-type="float">
            <text:p>3374248</text:p>
          </table:table-cell>
          <table:table-cell/>
          <table:table-cell office:value-type="float" office:value="2732533" calcext:value-type="float">
            <text:p>2732533</text:p>
          </table:table-cell>
          <table:table-cell/>
          <table:table-cell office:value-type="float" office:value="2622782" calcext:value-type="float">
            <text:p>2622782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544357" calcext:value-type="float">
            <text:p>4544357</text:p>
          </table:table-cell>
          <table:table-cell/>
          <table:table-cell office:value-type="float" office:value="6206295" calcext:value-type="float">
            <text:p>6206295</text:p>
          </table:table-cell>
          <table:table-cell/>
          <table:table-cell office:value-type="float" office:value="7854266" calcext:value-type="float">
            <text:p>7854266</text:p>
          </table:table-cell>
          <table:table-cell/>
          <table:table-cell office:value-type="float" office:value="8784280" calcext:value-type="float">
            <text:p>8784280</text:p>
          </table:table-cell>
          <table:table-cell/>
          <table:table-cell office:value-type="float" office:value="10166609" calcext:value-type="float">
            <text:p>10166609</text:p>
          </table:table-cell>
          <table:table-cell/>
          <table:table-cell office:value-type="float" office:value="10474029" calcext:value-type="float">
            <text:p>10474029</text:p>
          </table:table-cell>
          <table:table-cell/>
          <table:table-cell office:value-type="float" office:value="3460811" calcext:value-type="float">
            <text:p>3460811</text:p>
          </table:table-cell>
          <table:table-cell/>
          <table:table-cell office:value-type="float" office:value="2866164" calcext:value-type="float">
            <text:p>2866164</text:p>
          </table:table-cell>
          <table:table-cell/>
          <table:table-cell office:value-type="float" office:value="2582658" calcext:value-type="float">
            <text:p>2582658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401224" calcext:value-type="float">
            <text:p>4401224</text:p>
          </table:table-cell>
          <table:table-cell/>
          <table:table-cell office:value-type="float" office:value="6108304" calcext:value-type="float">
            <text:p>6108304</text:p>
          </table:table-cell>
          <table:table-cell/>
          <table:table-cell office:value-type="float" office:value="7397758" calcext:value-type="float">
            <text:p>7397758</text:p>
          </table:table-cell>
          <table:table-cell/>
          <table:table-cell office:value-type="float" office:value="9398672" calcext:value-type="float">
            <text:p>9398672</text:p>
          </table:table-cell>
          <table:table-cell/>
          <table:table-cell office:value-type="float" office:value="10077500" calcext:value-type="float">
            <text:p>10077500</text:p>
          </table:table-cell>
          <table:table-cell/>
          <table:table-cell office:value-type="float" office:value="9386825" calcext:value-type="float">
            <text:p>9386825</text:p>
          </table:table-cell>
          <table:table-cell/>
          <table:table-cell office:value-type="float" office:value="3427866" calcext:value-type="float">
            <text:p>3427866</text:p>
          </table:table-cell>
          <table:table-cell/>
          <table:table-cell office:value-type="float" office:value="2798638" calcext:value-type="float">
            <text:p>2798638</text:p>
          </table:table-cell>
          <table:table-cell/>
          <table:table-cell office:value-type="float" office:value="2560450" calcext:value-type="float">
            <text:p>256045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424431" calcext:value-type="float">
            <text:p>4424431</text:p>
          </table:table-cell>
          <table:table-cell/>
          <table:table-cell office:value-type="float" office:value="6292674" calcext:value-type="float">
            <text:p>6292674</text:p>
          </table:table-cell>
          <table:table-cell/>
          <table:table-cell office:value-type="float" office:value="7900043" calcext:value-type="float">
            <text:p>7900043</text:p>
          </table:table-cell>
          <table:table-cell/>
          <table:table-cell office:value-type="float" office:value="9078202" calcext:value-type="float">
            <text:p>9078202</text:p>
          </table:table-cell>
          <table:table-cell/>
          <table:table-cell office:value-type="float" office:value="10485340" calcext:value-type="float">
            <text:p>10485340</text:p>
          </table:table-cell>
          <table:table-cell/>
          <table:table-cell office:value-type="float" office:value="10736566" calcext:value-type="float">
            <text:p>10736566</text:p>
          </table:table-cell>
          <table:table-cell/>
          <table:table-cell office:value-type="float" office:value="3273174" calcext:value-type="float">
            <text:p>3273174</text:p>
          </table:table-cell>
          <table:table-cell/>
          <table:table-cell office:value-type="float" office:value="2955266" calcext:value-type="float">
            <text:p>2955266</text:p>
          </table:table-cell>
          <table:table-cell/>
          <table:table-cell office:value-type="float" office:value="2752751" calcext:value-type="float">
            <text:p>2752751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500673" calcext:value-type="float">
            <text:p>4500673</text:p>
          </table:table-cell>
          <table:table-cell/>
          <table:table-cell office:value-type="float" office:value="6228636" calcext:value-type="float">
            <text:p>6228636</text:p>
          </table:table-cell>
          <table:table-cell/>
          <table:table-cell office:value-type="float" office:value="7537096" calcext:value-type="float">
            <text:p>7537096</text:p>
          </table:table-cell>
          <table:table-cell/>
          <table:table-cell office:value-type="float" office:value="9494083" calcext:value-type="float">
            <text:p>9494083</text:p>
          </table:table-cell>
          <table:table-cell/>
          <table:table-cell office:value-type="float" office:value="9891741" calcext:value-type="float">
            <text:p>9891741</text:p>
          </table:table-cell>
          <table:table-cell/>
          <table:table-cell office:value-type="float" office:value="10161565" calcext:value-type="float">
            <text:p>10161565</text:p>
          </table:table-cell>
          <table:table-cell/>
          <table:table-cell office:value-type="float" office:value="3474102" calcext:value-type="float">
            <text:p>3474102</text:p>
          </table:table-cell>
          <table:table-cell/>
          <table:table-cell office:value-type="float" office:value="3065054" calcext:value-type="float">
            <text:p>3065054</text:p>
          </table:table-cell>
          <table:table-cell/>
          <table:table-cell office:value-type="float" office:value="2613320" calcext:value-type="float">
            <text:p>261332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364313" calcext:value-type="float">
            <text:p>4364313</text:p>
          </table:table-cell>
          <table:table-cell/>
          <table:table-cell office:value-type="float" office:value="6138269" calcext:value-type="float">
            <text:p>6138269</text:p>
          </table:table-cell>
          <table:table-cell/>
          <table:table-cell office:value-type="float" office:value="7917545" calcext:value-type="float">
            <text:p>7917545</text:p>
          </table:table-cell>
          <table:table-cell/>
          <table:table-cell office:value-type="float" office:value="9510030" calcext:value-type="float">
            <text:p>9510030</text:p>
          </table:table-cell>
          <table:table-cell/>
          <table:table-cell office:value-type="float" office:value="10494827" calcext:value-type="float">
            <text:p>10494827</text:p>
          </table:table-cell>
          <table:table-cell/>
          <table:table-cell office:value-type="float" office:value="10263433" calcext:value-type="float">
            <text:p>10263433</text:p>
          </table:table-cell>
          <table:table-cell/>
          <table:table-cell office:value-type="float" office:value="3449767" calcext:value-type="float">
            <text:p>3449767</text:p>
          </table:table-cell>
          <table:table-cell/>
          <table:table-cell office:value-type="float" office:value="2943914" calcext:value-type="float">
            <text:p>2943914</text:p>
          </table:table-cell>
          <table:table-cell/>
          <table:table-cell office:value-type="float" office:value="2811581" calcext:value-type="float">
            <text:p>2811581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539345" calcext:value-type="float">
            <text:p>4539345</text:p>
          </table:table-cell>
          <table:table-cell/>
          <table:table-cell office:value-type="float" office:value="3352918" calcext:value-type="float">
            <text:p>3352918</text:p>
          </table:table-cell>
          <table:table-cell/>
          <table:table-cell office:value-type="float" office:value="7723599" calcext:value-type="float">
            <text:p>7723599</text:p>
          </table:table-cell>
          <table:table-cell/>
          <table:table-cell office:value-type="float" office:value="5074083" calcext:value-type="float">
            <text:p>5074083</text:p>
          </table:table-cell>
          <table:table-cell/>
          <table:table-cell office:value-type="float" office:value="9586533" calcext:value-type="float">
            <text:p>9586533</text:p>
          </table:table-cell>
          <table:table-cell/>
          <table:table-cell office:value-type="float" office:value="9872834" calcext:value-type="float">
            <text:p>9872834</text:p>
          </table:table-cell>
          <table:table-cell/>
          <table:table-cell office:value-type="float" office:value="3331650" calcext:value-type="float">
            <text:p>3331650</text:p>
          </table:table-cell>
          <table:table-cell/>
          <table:table-cell office:value-type="float" office:value="2739284" calcext:value-type="float">
            <text:p>2739284</text:p>
          </table:table-cell>
          <table:table-cell/>
          <table:table-cell office:value-type="float" office:value="2708031" calcext:value-type="float">
            <text:p>2708031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434474" calcext:value-type="float">
            <text:p>4434474</text:p>
          </table:table-cell>
          <table:table-cell/>
          <table:table-cell office:value-type="float" office:value="4762713" calcext:value-type="float">
            <text:p>4762713</text:p>
          </table:table-cell>
          <table:table-cell/>
          <table:table-cell office:value-type="float" office:value="6148770" calcext:value-type="float">
            <text:p>6148770</text:p>
          </table:table-cell>
          <table:table-cell/>
          <table:table-cell office:value-type="float" office:value="6322411" calcext:value-type="float">
            <text:p>6322411</text:p>
          </table:table-cell>
          <table:table-cell/>
          <table:table-cell office:value-type="float" office:value="10130067" calcext:value-type="float">
            <text:p>10130067</text:p>
          </table:table-cell>
          <table:table-cell/>
          <table:table-cell office:value-type="float" office:value="10783403" calcext:value-type="float">
            <text:p>10783403</text:p>
          </table:table-cell>
          <table:table-cell/>
          <table:table-cell office:value-type="float" office:value="3064350" calcext:value-type="float">
            <text:p>3064350</text:p>
          </table:table-cell>
          <table:table-cell/>
          <table:table-cell office:value-type="float" office:value="2867837" calcext:value-type="float">
            <text:p>2867837</text:p>
          </table:table-cell>
          <table:table-cell/>
          <table:table-cell office:value-type="float" office:value="2623595" calcext:value-type="float">
            <text:p>2623595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061146" calcext:value-type="float">
            <text:p>4061146</text:p>
          </table:table-cell>
          <table:table-cell/>
          <table:table-cell office:value-type="float" office:value="6094297" calcext:value-type="float">
            <text:p>6094297</text:p>
          </table:table-cell>
          <table:table-cell/>
          <table:table-cell office:value-type="float" office:value="7416176" calcext:value-type="float">
            <text:p>7416176</text:p>
          </table:table-cell>
          <table:table-cell/>
          <table:table-cell office:value-type="float" office:value="8967748" calcext:value-type="float">
            <text:p>8967748</text:p>
          </table:table-cell>
          <table:table-cell/>
          <table:table-cell office:value-type="float" office:value="9821704" calcext:value-type="float">
            <text:p>9821704</text:p>
          </table:table-cell>
          <table:table-cell/>
          <table:table-cell office:value-type="float" office:value="10505976" calcext:value-type="float">
            <text:p>10505976</text:p>
          </table:table-cell>
          <table:table-cell/>
          <table:table-cell office:value-type="float" office:value="3330739" calcext:value-type="float">
            <text:p>3330739</text:p>
          </table:table-cell>
          <table:table-cell/>
          <table:table-cell office:value-type="float" office:value="2848323" calcext:value-type="float">
            <text:p>2848323</text:p>
          </table:table-cell>
          <table:table-cell/>
          <table:table-cell office:value-type="float" office:value="2704871" calcext:value-type="float">
            <text:p>2704871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Stride 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2" office:value-type="string" calcext:value-type="string">
            <text:p>4</text:p>
          </table:table-cell>
          <table:table-cell/>
          <table:table-cell table:style-name="ce2" office:value-type="string" calcext:value-type="string">
            <text:p>8</text:p>
          </table:table-cell>
          <table:table-cell/>
          <table:table-cell table:style-name="ce2" office:value-type="string" calcext:value-type="string">
            <text:p>16</text:p>
          </table:table-cell>
          <table:table-cell/>
          <table:table-cell table:style-name="ce2" office:value-type="string" calcext:value-type="string">
            <text:p>32</text:p>
          </table:table-cell>
          <table:table-cell/>
          <table:table-cell table:style-name="ce2" office:value-type="string" calcext:value-type="string">
            <text:p>64</text:p>
          </table:table-cell>
          <table:table-cell/>
          <table:table-cell table:style-name="ce2" office:value-type="string" calcext:value-type="string">
            <text:p>128</text:p>
          </table:table-cell>
          <table:table-cell/>
          <table:table-cell table:style-name="ce2" office:value-type="string" calcext:value-type="string">
            <text:p>256</text:p>
          </table:table-cell>
          <table:table-cell/>
          <table:table-cell table:style-name="ce2" office:value-type="string" calcext:value-type="string">
            <text:p>512</text:p>
          </table:table-cell>
          <table:table-cell/>
          <table:table-cell table:style-name="ce2" office:value-type="string" calcext:value-type="string">
            <text:p>1024</text:p>
          </table:table-cell>
          <table:table-cell/>
          <table:table-cell table:style-name="ce2" office:value-type="string" calcext:value-type="string">
            <text:p>2048</text:p>
          </table:table-cell>
          <table:table-cell/>
          <table:table-cell table:style-name="ce2" office:value-type="string" calcext:value-type="string">
            <text:p>4096</text:p>
          </table:table-cell>
          <table:table-cell/>
          <table:table-cell table:style-name="ce2" office:value-type="string" calcext:value-type="string">
            <text:p>8192</text:p>
          </table:table-cell>
          <table:table-cell/>
          <table:table-cell table:style-name="ce2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64</text:p>
          </table:table-cell>
          <table:table-cell table:number-columns-repeated="2"/>
          <table:table-cell office:value-type="float" office:value="627450" calcext:value-type="float">
            <text:p>627450</text:p>
          </table:table-cell>
          <table:table-cell/>
          <table:table-cell office:value-type="float" office:value="1007874" calcext:value-type="float">
            <text:p>1007874</text:p>
          </table:table-cell>
          <table:table-cell/>
          <table:table-cell office:value-type="float" office:value="1438202" calcext:value-type="float">
            <text:p>1438202</text:p>
          </table:table-cell>
          <table:table-cell/>
          <table:table-cell office:value-type="float" office:value="1981424" calcext:value-type="float">
            <text:p>1981424</text:p>
          </table:table-cell>
          <table:table-cell/>
          <table:table-cell office:value-type="float" office:value="2253521" calcext:value-type="float">
            <text:p>2253521</text:p>
          </table:table-cell>
          <table:table-cell table:number-columns-repeated="68"/>
        </table:table-row>
        <table:table-row table:style-name="ro1">
          <table:table-cell table:style-name="ce2" office:value-type="string" calcext:value-type="string">
            <text:p>128</text:p>
          </table:table-cell>
          <table:table-cell table:number-columns-repeated="2"/>
          <table:table-cell office:value-type="float" office:value="666666" calcext:value-type="float">
            <text:p>666666</text:p>
          </table:table-cell>
          <table:table-cell/>
          <table:table-cell office:value-type="float" office:value="1209829" calcext:value-type="float">
            <text:p>1209829</text:p>
          </table:table-cell>
          <table:table-cell/>
          <table:table-cell office:value-type="float" office:value="1833810" calcext:value-type="float">
            <text:p>1833810</text:p>
          </table:table-cell>
          <table:table-cell/>
          <table:table-cell office:value-type="float" office:value="2606924" calcext:value-type="float">
            <text:p>2606924</text:p>
          </table:table-cell>
          <table:table-cell/>
          <table:table-cell office:value-type="float" office:value="3137254" calcext:value-type="float">
            <text:p>3137254</text:p>
          </table:table-cell>
          <table:table-cell/>
          <table:table-cell office:value-type="float" office:value="3731778" calcext:value-type="float">
            <text:p>3731778</text:p>
          </table:table-cell>
          <table:table-cell table:number-columns-repeated="66"/>
        </table:table-row>
        <table:table-row table:style-name="ro1">
          <table:table-cell table:style-name="ce2" office:value-type="string" calcext:value-type="string">
            <text:p>256</text:p>
          </table:table-cell>
          <table:table-cell table:number-columns-repeated="2"/>
          <table:table-cell office:value-type="float" office:value="703683" calcext:value-type="float">
            <text:p>703683</text:p>
          </table:table-cell>
          <table:table-cell/>
          <table:table-cell office:value-type="float" office:value="1198501" calcext:value-type="float">
            <text:p>1198501</text:p>
          </table:table-cell>
          <table:table-cell/>
          <table:table-cell office:value-type="float" office:value="2103533" calcext:value-type="float">
            <text:p>2103533</text:p>
          </table:table-cell>
          <table:table-cell/>
          <table:table-cell office:value-type="float" office:value="3164400" calcext:value-type="float">
            <text:p>3164400</text:p>
          </table:table-cell>
          <table:table-cell/>
          <table:table-cell office:value-type="float" office:value="4309764" calcext:value-type="float">
            <text:p>4309764</text:p>
          </table:table-cell>
          <table:table-cell/>
          <table:table-cell office:value-type="float" office:value="4688644" calcext:value-type="float">
            <text:p>4688644</text:p>
          </table:table-cell>
          <table:table-cell/>
          <table:table-cell office:value-type="float" office:value="4885496" calcext:value-type="float">
            <text:p>4885496</text:p>
          </table:table-cell>
          <table:table-cell table:number-columns-repeated="64"/>
        </table:table-row>
        <table:table-row table:style-name="ro1">
          <table:table-cell table:style-name="ce2" office:value-type="string" calcext:value-type="string">
            <text:p>512</text:p>
          </table:table-cell>
          <table:table-cell table:number-columns-repeated="2"/>
          <table:table-cell office:value-type="float" office:value="712893" calcext:value-type="float">
            <text:p>712893</text:p>
          </table:table-cell>
          <table:table-cell/>
          <table:table-cell office:value-type="float" office:value="1287726" calcext:value-type="float">
            <text:p>1287726</text:p>
          </table:table-cell>
          <table:table-cell/>
          <table:table-cell office:value-type="float" office:value="2128898" calcext:value-type="float">
            <text:p>2128898</text:p>
          </table:table-cell>
          <table:table-cell/>
          <table:table-cell office:value-type="float" office:value="3626062" calcext:value-type="float">
            <text:p>3626062</text:p>
          </table:table-cell>
          <table:table-cell/>
          <table:table-cell office:value-type="float" office:value="4749536" calcext:value-type="float">
            <text:p>4749536</text:p>
          </table:table-cell>
          <table:table-cell/>
          <table:table-cell office:value-type="float" office:value="5435244" calcext:value-type="float">
            <text:p>5435244</text:p>
          </table:table-cell>
          <table:table-cell/>
          <table:table-cell office:value-type="float" office:value="6183574" calcext:value-type="float">
            <text:p>6183574</text:p>
          </table:table-cell>
          <table:table-cell/>
          <table:table-cell office:value-type="float" office:value="5417989" calcext:value-type="float">
            <text:p>5417989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1024</text:p>
          </table:table-cell>
          <table:table-cell table:number-columns-repeated="2"/>
          <table:table-cell office:value-type="float" office:value="722959" calcext:value-type="float">
            <text:p>722959</text:p>
          </table:table-cell>
          <table:table-cell/>
          <table:table-cell office:value-type="float" office:value="1244228" calcext:value-type="float">
            <text:p>1244228</text:p>
          </table:table-cell>
          <table:table-cell/>
          <table:table-cell office:value-type="float" office:value="2219813" calcext:value-type="float">
            <text:p>2219813</text:p>
          </table:table-cell>
          <table:table-cell/>
          <table:table-cell office:value-type="float" office:value="3646723" calcext:value-type="float">
            <text:p>3646723</text:p>
          </table:table-cell>
          <table:table-cell/>
          <table:table-cell office:value-type="float" office:value="6005865" calcext:value-type="float">
            <text:p>6005865</text:p>
          </table:table-cell>
          <table:table-cell/>
          <table:table-cell office:value-type="float" office:value="7191011" calcext:value-type="float">
            <text:p>7191011</text:p>
          </table:table-cell>
          <table:table-cell/>
          <table:table-cell office:value-type="float" office:value="8304947" calcext:value-type="float">
            <text:p>8304947</text:p>
          </table:table-cell>
          <table:table-cell/>
          <table:table-cell office:value-type="float" office:value="7602078" calcext:value-type="float">
            <text:p>7602078</text:p>
          </table:table-cell>
          <table:table-cell/>
          <table:table-cell office:value-type="float" office:value="6585209" calcext:value-type="float">
            <text:p>6585209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2048</text:p>
          </table:table-cell>
          <table:table-cell table:number-columns-repeated="2"/>
          <table:table-cell office:value-type="float" office:value="735764" calcext:value-type="float">
            <text:p>735764</text:p>
          </table:table-cell>
          <table:table-cell/>
          <table:table-cell office:value-type="float" office:value="1327370" calcext:value-type="float">
            <text:p>1327370</text:p>
          </table:table-cell>
          <table:table-cell/>
          <table:table-cell office:value-type="float" office:value="2296994" calcext:value-type="float">
            <text:p>2296994</text:p>
          </table:table-cell>
          <table:table-cell/>
          <table:table-cell office:value-type="float" office:value="3708129" calcext:value-type="float">
            <text:p>3708129</text:p>
          </table:table-cell>
          <table:table-cell/>
          <table:table-cell office:value-type="float" office:value="5127691" calcext:value-type="float">
            <text:p>5127691</text:p>
          </table:table-cell>
          <table:table-cell/>
          <table:table-cell office:value-type="float" office:value="7931835" calcext:value-type="float">
            <text:p>7931835</text:p>
          </table:table-cell>
          <table:table-cell/>
          <table:table-cell office:value-type="float" office:value="8861964" calcext:value-type="float">
            <text:p>8861964</text:p>
          </table:table-cell>
          <table:table-cell/>
          <table:table-cell office:value-type="float" office:value="8619528" calcext:value-type="float">
            <text:p>8619528</text:p>
          </table:table-cell>
          <table:table-cell/>
          <table:table-cell office:value-type="float" office:value="8748398" calcext:value-type="float">
            <text:p>8748398</text:p>
          </table:table-cell>
          <table:table-cell/>
          <table:table-cell office:value-type="float" office:value="6052009" calcext:value-type="float">
            <text:p>6052009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4096</text:p>
          </table:table-cell>
          <table:table-cell table:number-columns-repeated="2"/>
          <table:table-cell office:value-type="float" office:value="568013" calcext:value-type="float">
            <text:p>568013</text:p>
          </table:table-cell>
          <table:table-cell/>
          <table:table-cell office:value-type="float" office:value="902461" calcext:value-type="float">
            <text:p>902461</text:p>
          </table:table-cell>
          <table:table-cell/>
          <table:table-cell office:value-type="float" office:value="1316745" calcext:value-type="float">
            <text:p>1316745</text:p>
          </table:table-cell>
          <table:table-cell/>
          <table:table-cell office:value-type="float" office:value="1919490" calcext:value-type="float">
            <text:p>1919490</text:p>
          </table:table-cell>
          <table:table-cell/>
          <table:table-cell office:value-type="float" office:value="2489666" calcext:value-type="float">
            <text:p>2489666</text:p>
          </table:table-cell>
          <table:table-cell/>
          <table:table-cell office:value-type="float" office:value="2998535" calcext:value-type="float">
            <text:p>2998535</text:p>
          </table:table-cell>
          <table:table-cell/>
          <table:table-cell office:value-type="float" office:value="9311207" calcext:value-type="float">
            <text:p>9311207</text:p>
          </table:table-cell>
          <table:table-cell/>
          <table:table-cell office:value-type="float" office:value="10494491" calcext:value-type="float">
            <text:p>10494491</text:p>
          </table:table-cell>
          <table:table-cell/>
          <table:table-cell office:value-type="float" office:value="9752380" calcext:value-type="float">
            <text:p>9752380</text:p>
          </table:table-cell>
          <table:table-cell/>
          <table:table-cell office:value-type="float" office:value="7092640" calcext:value-type="float">
            <text:p>7092640</text:p>
          </table:table-cell>
          <table:table-cell/>
          <table:table-cell office:value-type="float" office:value="3195257" calcext:value-type="float">
            <text:p>3195257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8192</text:p>
          </table:table-cell>
          <table:table-cell table:number-columns-repeated="2"/>
          <table:table-cell office:value-type="float" office:value="552953" calcext:value-type="float">
            <text:p>552953</text:p>
          </table:table-cell>
          <table:table-cell/>
          <table:table-cell office:value-type="float" office:value="836199" calcext:value-type="float">
            <text:p>836199</text:p>
          </table:table-cell>
          <table:table-cell/>
          <table:table-cell office:value-type="float" office:value="1235185" calcext:value-type="float">
            <text:p>1235185</text:p>
          </table:table-cell>
          <table:table-cell/>
          <table:table-cell office:value-type="float" office:value="1884388" calcext:value-type="float">
            <text:p>1884388</text:p>
          </table:table-cell>
          <table:table-cell/>
          <table:table-cell office:value-type="float" office:value="2717892" calcext:value-type="float">
            <text:p>2717892</text:p>
          </table:table-cell>
          <table:table-cell/>
          <table:table-cell office:value-type="float" office:value="2924252" calcext:value-type="float">
            <text:p>2924252</text:p>
          </table:table-cell>
          <table:table-cell/>
          <table:table-cell office:value-type="float" office:value="3422745" calcext:value-type="float">
            <text:p>3422745</text:p>
          </table:table-cell>
          <table:table-cell/>
          <table:table-cell office:value-type="float" office:value="10365683" calcext:value-type="float">
            <text:p>10365683</text:p>
          </table:table-cell>
          <table:table-cell/>
          <table:table-cell office:value-type="float" office:value="11338408" calcext:value-type="float">
            <text:p>11338408</text:p>
          </table:table-cell>
          <table:table-cell/>
          <table:table-cell office:value-type="float" office:value="9033965" calcext:value-type="float">
            <text:p>9033965</text:p>
          </table:table-cell>
          <table:table-cell/>
          <table:table-cell office:value-type="float" office:value="3471627" calcext:value-type="float">
            <text:p>3471627</text:p>
          </table:table-cell>
          <table:table-cell/>
          <table:table-cell office:value-type="float" office:value="3287055" calcext:value-type="float">
            <text:p>3287055</text:p>
          </table:table-cell>
          <table:table-cell table:number-columns-repeated="54"/>
        </table:table-row>
        <table:table-row table:style-name="ro1">
          <table:table-cell table:style-name="ce2" office:value-type="string" calcext:value-type="string">
            <text:p>16384</text:p>
          </table:table-cell>
          <table:table-cell table:number-columns-repeated="2"/>
          <table:table-cell office:value-type="float" office:value="532608" calcext:value-type="float">
            <text:p>532608</text:p>
          </table:table-cell>
          <table:table-cell/>
          <table:table-cell office:value-type="float" office:value="830494" calcext:value-type="float">
            <text:p>830494</text:p>
          </table:table-cell>
          <table:table-cell/>
          <table:table-cell office:value-type="float" office:value="1184259" calcext:value-type="float">
            <text:p>1184259</text:p>
          </table:table-cell>
          <table:table-cell/>
          <table:table-cell office:value-type="float" office:value="1732436" calcext:value-type="float">
            <text:p>1732436</text:p>
          </table:table-cell>
          <table:table-cell/>
          <table:table-cell office:value-type="float" office:value="2394271" calcext:value-type="float">
            <text:p>2394271</text:p>
          </table:table-cell>
          <table:table-cell/>
          <table:table-cell office:value-type="float" office:value="2640195" calcext:value-type="float">
            <text:p>2640195</text:p>
          </table:table-cell>
          <table:table-cell/>
          <table:table-cell office:value-type="float" office:value="2720239" calcext:value-type="float">
            <text:p>2720239</text:p>
          </table:table-cell>
          <table:table-cell/>
          <table:table-cell office:value-type="float" office:value="3297641" calcext:value-type="float">
            <text:p>3297641</text:p>
          </table:table-cell>
          <table:table-cell/>
          <table:table-cell office:value-type="float" office:value="10844585" calcext:value-type="float">
            <text:p>10844585</text:p>
          </table:table-cell>
          <table:table-cell/>
          <table:table-cell office:value-type="float" office:value="10024473" calcext:value-type="float">
            <text:p>10024473</text:p>
          </table:table-cell>
          <table:table-cell/>
          <table:table-cell office:value-type="float" office:value="3842401" calcext:value-type="float">
            <text:p>3842401</text:p>
          </table:table-cell>
          <table:table-cell/>
          <table:table-cell office:value-type="float" office:value="3310233" calcext:value-type="float">
            <text:p>3310233</text:p>
          </table:table-cell>
          <table:table-cell/>
          <table:table-cell office:value-type="float" office:value="3070579" calcext:value-type="float">
            <text:p>3070579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57952" calcext:value-type="float">
            <text:p>2357952</text:p>
          </table:table-cell>
          <table:table-cell/>
          <table:table-cell office:value-type="float" office:value="2630066" calcext:value-type="float">
            <text:p>2630066</text:p>
          </table:table-cell>
          <table:table-cell/>
          <table:table-cell office:value-type="float" office:value="2845383" calcext:value-type="float">
            <text:p>2845383</text:p>
          </table:table-cell>
          <table:table-cell/>
          <table:table-cell office:value-type="float" office:value="2931026" calcext:value-type="float">
            <text:p>2931026</text:p>
          </table:table-cell>
          <table:table-cell/>
          <table:table-cell office:value-type="float" office:value="3779425" calcext:value-type="float">
            <text:p>3779425</text:p>
          </table:table-cell>
          <table:table-cell/>
          <table:table-cell office:value-type="float" office:value="11323519" calcext:value-type="float">
            <text:p>11323519</text:p>
          </table:table-cell>
          <table:table-cell/>
          <table:table-cell office:value-type="float" office:value="4084614" calcext:value-type="float">
            <text:p>4084614</text:p>
          </table:table-cell>
          <table:table-cell/>
          <table:table-cell office:value-type="float" office:value="3411663" calcext:value-type="float">
            <text:p>3411663</text:p>
          </table:table-cell>
          <table:table-cell/>
          <table:table-cell office:value-type="float" office:value="3100387" calcext:value-type="float">
            <text:p>3100387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207625" calcext:value-type="float">
            <text:p>2207625</text:p>
          </table:table-cell>
          <table:table-cell/>
          <table:table-cell office:value-type="float" office:value="2482574" calcext:value-type="float">
            <text:p>2482574</text:p>
          </table:table-cell>
          <table:table-cell/>
          <table:table-cell office:value-type="float" office:value="2643124" calcext:value-type="float">
            <text:p>2643124</text:p>
          </table:table-cell>
          <table:table-cell/>
          <table:table-cell office:value-type="float" office:value="2679817" calcext:value-type="float">
            <text:p>2679817</text:p>
          </table:table-cell>
          <table:table-cell/>
          <table:table-cell office:value-type="float" office:value="3524217" calcext:value-type="float">
            <text:p>3524217</text:p>
          </table:table-cell>
          <table:table-cell/>
          <table:table-cell office:value-type="float" office:value="3758229" calcext:value-type="float">
            <text:p>3758229</text:p>
          </table:table-cell>
          <table:table-cell/>
          <table:table-cell office:value-type="float" office:value="4073392" calcext:value-type="float">
            <text:p>4073392</text:p>
          </table:table-cell>
          <table:table-cell/>
          <table:table-cell office:value-type="float" office:value="3398676" calcext:value-type="float">
            <text:p>3398676</text:p>
          </table:table-cell>
          <table:table-cell/>
          <table:table-cell office:value-type="float" office:value="3101752" calcext:value-type="float">
            <text:p>3101752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19277" calcext:value-type="float">
            <text:p>2119277</text:p>
          </table:table-cell>
          <table:table-cell/>
          <table:table-cell office:value-type="float" office:value="2389204" calcext:value-type="float">
            <text:p>2389204</text:p>
          </table:table-cell>
          <table:table-cell/>
          <table:table-cell office:value-type="float" office:value="2633898" calcext:value-type="float">
            <text:p>2633898</text:p>
          </table:table-cell>
          <table:table-cell/>
          <table:table-cell office:value-type="float" office:value="2687421" calcext:value-type="float">
            <text:p>2687421</text:p>
          </table:table-cell>
          <table:table-cell/>
          <table:table-cell office:value-type="float" office:value="3452488" calcext:value-type="float">
            <text:p>3452488</text:p>
          </table:table-cell>
          <table:table-cell/>
          <table:table-cell office:value-type="float" office:value="3632191" calcext:value-type="float">
            <text:p>3632191</text:p>
          </table:table-cell>
          <table:table-cell/>
          <table:table-cell office:value-type="float" office:value="3427901" calcext:value-type="float">
            <text:p>3427901</text:p>
          </table:table-cell>
          <table:table-cell/>
          <table:table-cell office:value-type="float" office:value="3479590" calcext:value-type="float">
            <text:p>3479590</text:p>
          </table:table-cell>
          <table:table-cell/>
          <table:table-cell office:value-type="float" office:value="3249222" calcext:value-type="float">
            <text:p>3249222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52240" calcext:value-type="float">
            <text:p>2152240</text:p>
          </table:table-cell>
          <table:table-cell/>
          <table:table-cell office:value-type="float" office:value="2411441" calcext:value-type="float">
            <text:p>2411441</text:p>
          </table:table-cell>
          <table:table-cell/>
          <table:table-cell office:value-type="float" office:value="2650417" calcext:value-type="float">
            <text:p>2650417</text:p>
          </table:table-cell>
          <table:table-cell/>
          <table:table-cell office:value-type="float" office:value="2660083" calcext:value-type="float">
            <text:p>2660083</text:p>
          </table:table-cell>
          <table:table-cell/>
          <table:table-cell office:value-type="float" office:value="3342420" calcext:value-type="float">
            <text:p>3342420</text:p>
          </table:table-cell>
          <table:table-cell/>
          <table:table-cell office:value-type="float" office:value="3584546" calcext:value-type="float">
            <text:p>3584546</text:p>
          </table:table-cell>
          <table:table-cell/>
          <table:table-cell office:value-type="float" office:value="3552760" calcext:value-type="float">
            <text:p>3552760</text:p>
          </table:table-cell>
          <table:table-cell/>
          <table:table-cell office:value-type="float" office:value="3293212" calcext:value-type="float">
            <text:p>3293212</text:p>
          </table:table-cell>
          <table:table-cell/>
          <table:table-cell office:value-type="float" office:value="3197626" calcext:value-type="float">
            <text:p>3197626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018512" calcext:value-type="float">
            <text:p>2018512</text:p>
          </table:table-cell>
          <table:table-cell/>
          <table:table-cell office:value-type="float" office:value="2363772" calcext:value-type="float">
            <text:p>2363772</text:p>
          </table:table-cell>
          <table:table-cell/>
          <table:table-cell office:value-type="float" office:value="2566213" calcext:value-type="float">
            <text:p>2566213</text:p>
          </table:table-cell>
          <table:table-cell/>
          <table:table-cell office:value-type="float" office:value="2613760" calcext:value-type="float">
            <text:p>2613760</text:p>
          </table:table-cell>
          <table:table-cell/>
          <table:table-cell office:value-type="float" office:value="3323884" calcext:value-type="float">
            <text:p>3323884</text:p>
          </table:table-cell>
          <table:table-cell/>
          <table:table-cell office:value-type="float" office:value="3650885" calcext:value-type="float">
            <text:p>3650885</text:p>
          </table:table-cell>
          <table:table-cell/>
          <table:table-cell office:value-type="float" office:value="3551391" calcext:value-type="float">
            <text:p>3551391</text:p>
          </table:table-cell>
          <table:table-cell/>
          <table:table-cell office:value-type="float" office:value="3216129" calcext:value-type="float">
            <text:p>3216129</text:p>
          </table:table-cell>
          <table:table-cell/>
          <table:table-cell office:value-type="float" office:value="3224712" calcext:value-type="float">
            <text:p>3224712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035690" calcext:value-type="float">
            <text:p>2035690</text:p>
          </table:table-cell>
          <table:table-cell/>
          <table:table-cell office:value-type="float" office:value="2091705" calcext:value-type="float">
            <text:p>2091705</text:p>
          </table:table-cell>
          <table:table-cell/>
          <table:table-cell office:value-type="float" office:value="2479408" calcext:value-type="float">
            <text:p>2479408</text:p>
          </table:table-cell>
          <table:table-cell/>
          <table:table-cell office:value-type="float" office:value="2303054" calcext:value-type="float">
            <text:p>2303054</text:p>
          </table:table-cell>
          <table:table-cell/>
          <table:table-cell office:value-type="float" office:value="3050589" calcext:value-type="float">
            <text:p>3050589</text:p>
          </table:table-cell>
          <table:table-cell/>
          <table:table-cell office:value-type="float" office:value="3434095" calcext:value-type="float">
            <text:p>3434095</text:p>
          </table:table-cell>
          <table:table-cell/>
          <table:table-cell office:value-type="float" office:value="3369743" calcext:value-type="float">
            <text:p>3369743</text:p>
          </table:table-cell>
          <table:table-cell/>
          <table:table-cell office:value-type="float" office:value="3130658" calcext:value-type="float">
            <text:p>3130658</text:p>
          </table:table-cell>
          <table:table-cell/>
          <table:table-cell office:value-type="float" office:value="2880492" calcext:value-type="float">
            <text:p>2880492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03929" calcext:value-type="float">
            <text:p>403929</text:p>
          </table:table-cell>
          <table:table-cell/>
          <table:table-cell office:value-type="float" office:value="555393" calcext:value-type="float">
            <text:p>555393</text:p>
          </table:table-cell>
          <table:table-cell/>
          <table:table-cell office:value-type="float" office:value="267169" calcext:value-type="float">
            <text:p>267169</text:p>
          </table:table-cell>
          <table:table-cell/>
          <table:table-cell office:value-type="float" office:value="703685" calcext:value-type="float">
            <text:p>703685</text:p>
          </table:table-cell>
          <table:table-cell/>
          <table:table-cell office:value-type="float" office:value="886608" calcext:value-type="float">
            <text:p>886608</text:p>
          </table:table-cell>
          <table:table-cell/>
          <table:table-cell office:value-type="float" office:value="904624" calcext:value-type="float">
            <text:p>904624</text:p>
          </table:table-cell>
          <table:table-cell/>
          <table:table-cell office:value-type="float" office:value="1007343" calcext:value-type="float">
            <text:p>1007343</text:p>
          </table:table-cell>
          <table:table-cell/>
          <table:table-cell office:value-type="float" office:value="901334" calcext:value-type="float">
            <text:p>901334</text:p>
          </table:table-cell>
          <table:table-cell/>
          <table:table-cell office:value-type="float" office:value="837294" calcext:value-type="float">
            <text:p>837294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8631" calcext:value-type="float">
            <text:p>248631</text:p>
          </table:table-cell>
          <table:table-cell/>
          <table:table-cell office:value-type="float" office:value="358203" calcext:value-type="float">
            <text:p>358203</text:p>
          </table:table-cell>
          <table:table-cell/>
          <table:table-cell office:value-type="float" office:value="414994" calcext:value-type="float">
            <text:p>414994</text:p>
          </table:table-cell>
          <table:table-cell/>
          <table:table-cell office:value-type="float" office:value="520442" calcext:value-type="float">
            <text:p>520442</text:p>
          </table:table-cell>
          <table:table-cell/>
          <table:table-cell office:value-type="float" office:value="645733" calcext:value-type="float">
            <text:p>645733</text:p>
          </table:table-cell>
          <table:table-cell/>
          <table:table-cell office:value-type="float" office:value="840795" calcext:value-type="float">
            <text:p>840795</text:p>
          </table:table-cell>
          <table:table-cell/>
          <table:table-cell office:value-type="float" office:value="819718" calcext:value-type="float">
            <text:p>819718</text:p>
          </table:table-cell>
          <table:table-cell/>
          <table:table-cell office:value-type="float" office:value="775197" calcext:value-type="float">
            <text:p>775197</text:p>
          </table:table-cell>
          <table:table-cell/>
          <table:table-cell office:value-type="float" office:value="740440" calcext:value-type="float">
            <text:p>740440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Fwrite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2" office:value-type="string" calcext:value-type="string">
            <text:p>4</text:p>
          </table:table-cell>
          <table:table-cell/>
          <table:table-cell table:style-name="ce2" office:value-type="string" calcext:value-type="string">
            <text:p>8</text:p>
          </table:table-cell>
          <table:table-cell/>
          <table:table-cell table:style-name="ce2" office:value-type="string" calcext:value-type="string">
            <text:p>16</text:p>
          </table:table-cell>
          <table:table-cell/>
          <table:table-cell table:style-name="ce2" office:value-type="string" calcext:value-type="string">
            <text:p>32</text:p>
          </table:table-cell>
          <table:table-cell/>
          <table:table-cell table:style-name="ce2" office:value-type="string" calcext:value-type="string">
            <text:p>64</text:p>
          </table:table-cell>
          <table:table-cell/>
          <table:table-cell table:style-name="ce2" office:value-type="string" calcext:value-type="string">
            <text:p>128</text:p>
          </table:table-cell>
          <table:table-cell/>
          <table:table-cell table:style-name="ce2" office:value-type="string" calcext:value-type="string">
            <text:p>256</text:p>
          </table:table-cell>
          <table:table-cell/>
          <table:table-cell table:style-name="ce2" office:value-type="string" calcext:value-type="string">
            <text:p>512</text:p>
          </table:table-cell>
          <table:table-cell/>
          <table:table-cell table:style-name="ce2" office:value-type="string" calcext:value-type="string">
            <text:p>1024</text:p>
          </table:table-cell>
          <table:table-cell/>
          <table:table-cell table:style-name="ce2" office:value-type="string" calcext:value-type="string">
            <text:p>2048</text:p>
          </table:table-cell>
          <table:table-cell/>
          <table:table-cell table:style-name="ce2" office:value-type="string" calcext:value-type="string">
            <text:p>4096</text:p>
          </table:table-cell>
          <table:table-cell/>
          <table:table-cell table:style-name="ce2" office:value-type="string" calcext:value-type="string">
            <text:p>8192</text:p>
          </table:table-cell>
          <table:table-cell/>
          <table:table-cell table:style-name="ce2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64</text:p>
          </table:table-cell>
          <table:table-cell table:number-columns-repeated="2"/>
          <table:table-cell office:value-type="float" office:value="534670" calcext:value-type="float">
            <text:p>534670</text:p>
          </table:table-cell>
          <table:table-cell/>
          <table:table-cell office:value-type="float" office:value="765550" calcext:value-type="float">
            <text:p>765550</text:p>
          </table:table-cell>
          <table:table-cell/>
          <table:table-cell office:value-type="float" office:value="953800" calcext:value-type="float">
            <text:p>953800</text:p>
          </table:table-cell>
          <table:table-cell/>
          <table:table-cell office:value-type="float" office:value="1128747" calcext:value-type="float">
            <text:p>1128747</text:p>
          </table:table-cell>
          <table:table-cell/>
          <table:table-cell office:value-type="float" office:value="1235521" calcext:value-type="float">
            <text:p>1235521</text:p>
          </table:table-cell>
          <table:table-cell table:number-columns-repeated="68"/>
        </table:table-row>
        <table:table-row table:style-name="ro1">
          <table:table-cell table:style-name="ce2" office:value-type="string" calcext:value-type="string">
            <text:p>128</text:p>
          </table:table-cell>
          <table:table-cell table:number-columns-repeated="2"/>
          <table:table-cell office:value-type="float" office:value="662183" calcext:value-type="float">
            <text:p>662183</text:p>
          </table:table-cell>
          <table:table-cell/>
          <table:table-cell office:value-type="float" office:value="1016679" calcext:value-type="float">
            <text:p>1016679</text:p>
          </table:table-cell>
          <table:table-cell/>
          <table:table-cell office:value-type="float" office:value="1363152" calcext:value-type="float">
            <text:p>1363152</text:p>
          </table:table-cell>
          <table:table-cell/>
          <table:table-cell office:value-type="float" office:value="1622306" calcext:value-type="float">
            <text:p>1622306</text:p>
          </table:table-cell>
          <table:table-cell/>
          <table:table-cell office:value-type="float" office:value="1896296" calcext:value-type="float">
            <text:p>1896296</text:p>
          </table:table-cell>
          <table:table-cell/>
          <table:table-cell office:value-type="float" office:value="2112211" calcext:value-type="float">
            <text:p>2112211</text:p>
          </table:table-cell>
          <table:table-cell table:number-columns-repeated="66"/>
        </table:table-row>
        <table:table-row table:style-name="ro1">
          <table:table-cell table:style-name="ce2" office:value-type="string" calcext:value-type="string">
            <text:p>256</text:p>
          </table:table-cell>
          <table:table-cell table:number-columns-repeated="2"/>
          <table:table-cell office:value-type="float" office:value="762131" calcext:value-type="float">
            <text:p>762131</text:p>
          </table:table-cell>
          <table:table-cell/>
          <table:table-cell office:value-type="float" office:value="1173773" calcext:value-type="float">
            <text:p>1173773</text:p>
          </table:table-cell>
          <table:table-cell/>
          <table:table-cell office:value-type="float" office:value="1706666" calcext:value-type="float">
            <text:p>1706666</text:p>
          </table:table-cell>
          <table:table-cell/>
          <table:table-cell office:value-type="float" office:value="2340036" calcext:value-type="float">
            <text:p>2340036</text:p>
          </table:table-cell>
          <table:table-cell/>
          <table:table-cell office:value-type="float" office:value="2755651" calcext:value-type="float">
            <text:p>2755651</text:p>
          </table:table-cell>
          <table:table-cell/>
          <table:table-cell office:value-type="float" office:value="3018867" calcext:value-type="float">
            <text:p>3018867</text:p>
          </table:table-cell>
          <table:table-cell/>
          <table:table-cell office:value-type="float" office:value="3324675" calcext:value-type="float">
            <text:p>3324675</text:p>
          </table:table-cell>
          <table:table-cell table:number-columns-repeated="64"/>
        </table:table-row>
        <table:table-row table:style-name="ro1">
          <table:table-cell table:style-name="ce2" office:value-type="string" calcext:value-type="string">
            <text:p>512</text:p>
          </table:table-cell>
          <table:table-cell table:number-columns-repeated="2"/>
          <table:table-cell office:value-type="float" office:value="806934" calcext:value-type="float">
            <text:p>806934</text:p>
          </table:table-cell>
          <table:table-cell/>
          <table:table-cell office:value-type="float" office:value="1336116" calcext:value-type="float">
            <text:p>1336116</text:p>
          </table:table-cell>
          <table:table-cell/>
          <table:table-cell office:value-type="float" office:value="2139573" calcext:value-type="float">
            <text:p>2139573</text:p>
          </table:table-cell>
          <table:table-cell/>
          <table:table-cell office:value-type="float" office:value="2413955" calcext:value-type="float">
            <text:p>2413955</text:p>
          </table:table-cell>
          <table:table-cell/>
          <table:table-cell office:value-type="float" office:value="3214061" calcext:value-type="float">
            <text:p>3214061</text:p>
          </table:table-cell>
          <table:table-cell/>
          <table:table-cell office:value-type="float" office:value="3623496" calcext:value-type="float">
            <text:p>3623496</text:p>
          </table:table-cell>
          <table:table-cell/>
          <table:table-cell office:value-type="float" office:value="4159220" calcext:value-type="float">
            <text:p>4159220</text:p>
          </table:table-cell>
          <table:table-cell/>
          <table:table-cell office:value-type="float" office:value="4003127" calcext:value-type="float">
            <text:p>4003127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1024</text:p>
          </table:table-cell>
          <table:table-cell table:number-columns-repeated="2"/>
          <table:table-cell office:value-type="float" office:value="842313" calcext:value-type="float">
            <text:p>842313</text:p>
          </table:table-cell>
          <table:table-cell/>
          <table:table-cell office:value-type="float" office:value="1430767" calcext:value-type="float">
            <text:p>1430767</text:p>
          </table:table-cell>
          <table:table-cell/>
          <table:table-cell office:value-type="float" office:value="2437514" calcext:value-type="float">
            <text:p>2437514</text:p>
          </table:table-cell>
          <table:table-cell/>
          <table:table-cell office:value-type="float" office:value="3538355" calcext:value-type="float">
            <text:p>3538355</text:p>
          </table:table-cell>
          <table:table-cell/>
          <table:table-cell office:value-type="float" office:value="4340822" calcext:value-type="float">
            <text:p>4340822</text:p>
          </table:table-cell>
          <table:table-cell/>
          <table:table-cell office:value-type="float" office:value="4652430" calcext:value-type="float">
            <text:p>4652430</text:p>
          </table:table-cell>
          <table:table-cell/>
          <table:table-cell office:value-type="float" office:value="5308449" calcext:value-type="float">
            <text:p>5308449</text:p>
          </table:table-cell>
          <table:table-cell/>
          <table:table-cell office:value-type="float" office:value="5517241" calcext:value-type="float">
            <text:p>5517241</text:p>
          </table:table-cell>
          <table:table-cell/>
          <table:table-cell office:value-type="float" office:value="5235173" calcext:value-type="float">
            <text:p>5235173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2048</text:p>
          </table:table-cell>
          <table:table-cell table:number-columns-repeated="2"/>
          <table:table-cell office:value-type="float" office:value="835406" calcext:value-type="float">
            <text:p>835406</text:p>
          </table:table-cell>
          <table:table-cell/>
          <table:table-cell office:value-type="float" office:value="1503229" calcext:value-type="float">
            <text:p>1503229</text:p>
          </table:table-cell>
          <table:table-cell/>
          <table:table-cell office:value-type="float" office:value="2220776" calcext:value-type="float">
            <text:p>2220776</text:p>
          </table:table-cell>
          <table:table-cell/>
          <table:table-cell office:value-type="float" office:value="3536522" calcext:value-type="float">
            <text:p>3536522</text:p>
          </table:table-cell>
          <table:table-cell/>
          <table:table-cell office:value-type="float" office:value="4733071" calcext:value-type="float">
            <text:p>4733071</text:p>
          </table:table-cell>
          <table:table-cell/>
          <table:table-cell office:value-type="float" office:value="5144436" calcext:value-type="float">
            <text:p>5144436</text:p>
          </table:table-cell>
          <table:table-cell/>
          <table:table-cell office:value-type="float" office:value="5477400" calcext:value-type="float">
            <text:p>5477400</text:p>
          </table:table-cell>
          <table:table-cell/>
          <table:table-cell office:value-type="float" office:value="5690469" calcext:value-type="float">
            <text:p>5690469</text:p>
          </table:table-cell>
          <table:table-cell/>
          <table:table-cell office:value-type="float" office:value="6790450" calcext:value-type="float">
            <text:p>6790450</text:p>
          </table:table-cell>
          <table:table-cell/>
          <table:table-cell office:value-type="float" office:value="5747965" calcext:value-type="float">
            <text:p>5747965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4096</text:p>
          </table:table-cell>
          <table:table-cell table:number-columns-repeated="2"/>
          <table:table-cell office:value-type="float" office:value="748962" calcext:value-type="float">
            <text:p>748962</text:p>
          </table:table-cell>
          <table:table-cell/>
          <table:table-cell office:value-type="float" office:value="1185116" calcext:value-type="float">
            <text:p>1185116</text:p>
          </table:table-cell>
          <table:table-cell/>
          <table:table-cell office:value-type="float" office:value="1761644" calcext:value-type="float">
            <text:p>1761644</text:p>
          </table:table-cell>
          <table:table-cell/>
          <table:table-cell office:value-type="float" office:value="2363395" calcext:value-type="float">
            <text:p>2363395</text:p>
          </table:table-cell>
          <table:table-cell/>
          <table:table-cell office:value-type="float" office:value="2767567" calcext:value-type="float">
            <text:p>2767567</text:p>
          </table:table-cell>
          <table:table-cell/>
          <table:table-cell office:value-type="float" office:value="3118860" calcext:value-type="float">
            <text:p>3118860</text:p>
          </table:table-cell>
          <table:table-cell/>
          <table:table-cell office:value-type="float" office:value="4119895" calcext:value-type="float">
            <text:p>4119895</text:p>
          </table:table-cell>
          <table:table-cell/>
          <table:table-cell office:value-type="float" office:value="4416172" calcext:value-type="float">
            <text:p>4416172</text:p>
          </table:table-cell>
          <table:table-cell/>
          <table:table-cell office:value-type="float" office:value="4358374" calcext:value-type="float">
            <text:p>4358374</text:p>
          </table:table-cell>
          <table:table-cell/>
          <table:table-cell office:value-type="float" office:value="4003127" calcext:value-type="float">
            <text:p>4003127</text:p>
          </table:table-cell>
          <table:table-cell/>
          <table:table-cell office:value-type="float" office:value="2928433" calcext:value-type="float">
            <text:p>2928433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8192</text:p>
          </table:table-cell>
          <table:table-cell table:number-columns-repeated="2"/>
          <table:table-cell office:value-type="float" office:value="716121" calcext:value-type="float">
            <text:p>716121</text:p>
          </table:table-cell>
          <table:table-cell/>
          <table:table-cell office:value-type="float" office:value="1146135" calcext:value-type="float">
            <text:p>1146135</text:p>
          </table:table-cell>
          <table:table-cell/>
          <table:table-cell office:value-type="float" office:value="1703437" calcext:value-type="float">
            <text:p>1703437</text:p>
          </table:table-cell>
          <table:table-cell/>
          <table:table-cell office:value-type="float" office:value="2273976" calcext:value-type="float">
            <text:p>2273976</text:p>
          </table:table-cell>
          <table:table-cell/>
          <table:table-cell office:value-type="float" office:value="2618925" calcext:value-type="float">
            <text:p>2618925</text:p>
          </table:table-cell>
          <table:table-cell/>
          <table:table-cell office:value-type="float" office:value="2943374" calcext:value-type="float">
            <text:p>2943374</text:p>
          </table:table-cell>
          <table:table-cell/>
          <table:table-cell office:value-type="float" office:value="3076114" calcext:value-type="float">
            <text:p>3076114</text:p>
          </table:table-cell>
          <table:table-cell/>
          <table:table-cell office:value-type="float" office:value="3937893" calcext:value-type="float">
            <text:p>3937893</text:p>
          </table:table-cell>
          <table:table-cell/>
          <table:table-cell office:value-type="float" office:value="4398153" calcext:value-type="float">
            <text:p>4398153</text:p>
          </table:table-cell>
          <table:table-cell/>
          <table:table-cell office:value-type="float" office:value="3584963" calcext:value-type="float">
            <text:p>3584963</text:p>
          </table:table-cell>
          <table:table-cell/>
          <table:table-cell office:value-type="float" office:value="3103853" calcext:value-type="float">
            <text:p>3103853</text:p>
          </table:table-cell>
          <table:table-cell/>
          <table:table-cell office:value-type="float" office:value="2905170" calcext:value-type="float">
            <text:p>2905170</text:p>
          </table:table-cell>
          <table:table-cell table:number-columns-repeated="54"/>
        </table:table-row>
        <table:table-row table:style-name="ro1">
          <table:table-cell table:style-name="ce2" office:value-type="string" calcext:value-type="string">
            <text:p>16384</text:p>
          </table:table-cell>
          <table:table-cell table:number-columns-repeated="2"/>
          <table:table-cell office:value-type="float" office:value="719180" calcext:value-type="float">
            <text:p>719180</text:p>
          </table:table-cell>
          <table:table-cell/>
          <table:table-cell office:value-type="float" office:value="1126125" calcext:value-type="float">
            <text:p>1126125</text:p>
          </table:table-cell>
          <table:table-cell/>
          <table:table-cell office:value-type="float" office:value="1616050" calcext:value-type="float">
            <text:p>1616050</text:p>
          </table:table-cell>
          <table:table-cell/>
          <table:table-cell office:value-type="float" office:value="2154117" calcext:value-type="float">
            <text:p>2154117</text:p>
          </table:table-cell>
          <table:table-cell/>
          <table:table-cell office:value-type="float" office:value="2691416" calcext:value-type="float">
            <text:p>2691416</text:p>
          </table:table-cell>
          <table:table-cell/>
          <table:table-cell office:value-type="float" office:value="2816668" calcext:value-type="float">
            <text:p>2816668</text:p>
          </table:table-cell>
          <table:table-cell/>
          <table:table-cell office:value-type="float" office:value="2952657" calcext:value-type="float">
            <text:p>2952657</text:p>
          </table:table-cell>
          <table:table-cell/>
          <table:table-cell office:value-type="float" office:value="2964946" calcext:value-type="float">
            <text:p>2964946</text:p>
          </table:table-cell>
          <table:table-cell/>
          <table:table-cell office:value-type="float" office:value="4171185" calcext:value-type="float">
            <text:p>4171185</text:p>
          </table:table-cell>
          <table:table-cell/>
          <table:table-cell office:value-type="float" office:value="3500480" calcext:value-type="float">
            <text:p>3500480</text:p>
          </table:table-cell>
          <table:table-cell/>
          <table:table-cell office:value-type="float" office:value="3028465" calcext:value-type="float">
            <text:p>3028465</text:p>
          </table:table-cell>
          <table:table-cell/>
          <table:table-cell office:value-type="float" office:value="2793949" calcext:value-type="float">
            <text:p>2793949</text:p>
          </table:table-cell>
          <table:table-cell/>
          <table:table-cell office:value-type="float" office:value="2718659" calcext:value-type="float">
            <text:p>2718659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21080" calcext:value-type="float">
            <text:p>2521080</text:p>
          </table:table-cell>
          <table:table-cell/>
          <table:table-cell office:value-type="float" office:value="2745308" calcext:value-type="float">
            <text:p>2745308</text:p>
          </table:table-cell>
          <table:table-cell/>
          <table:table-cell office:value-type="float" office:value="2970591" calcext:value-type="float">
            <text:p>2970591</text:p>
          </table:table-cell>
          <table:table-cell/>
          <table:table-cell office:value-type="float" office:value="3027906" calcext:value-type="float">
            <text:p>3027906</text:p>
          </table:table-cell>
          <table:table-cell/>
          <table:table-cell office:value-type="float" office:value="2982976" calcext:value-type="float">
            <text:p>2982976</text:p>
          </table:table-cell>
          <table:table-cell/>
          <table:table-cell office:value-type="float" office:value="3528752" calcext:value-type="float">
            <text:p>3528752</text:p>
          </table:table-cell>
          <table:table-cell/>
          <table:table-cell office:value-type="float" office:value="3100065" calcext:value-type="float">
            <text:p>3100065</text:p>
          </table:table-cell>
          <table:table-cell/>
          <table:table-cell office:value-type="float" office:value="2746781" calcext:value-type="float">
            <text:p>2746781</text:p>
          </table:table-cell>
          <table:table-cell/>
          <table:table-cell office:value-type="float" office:value="2537774" calcext:value-type="float">
            <text:p>2537774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10023" calcext:value-type="float">
            <text:p>2410023</text:p>
          </table:table-cell>
          <table:table-cell/>
          <table:table-cell office:value-type="float" office:value="2632834" calcext:value-type="float">
            <text:p>2632834</text:p>
          </table:table-cell>
          <table:table-cell/>
          <table:table-cell office:value-type="float" office:value="2733628" calcext:value-type="float">
            <text:p>2733628</text:p>
          </table:table-cell>
          <table:table-cell/>
          <table:table-cell office:value-type="float" office:value="2843198" calcext:value-type="float">
            <text:p>2843198</text:p>
          </table:table-cell>
          <table:table-cell/>
          <table:table-cell office:value-type="float" office:value="2824803" calcext:value-type="float">
            <text:p>2824803</text:p>
          </table:table-cell>
          <table:table-cell/>
          <table:table-cell office:value-type="float" office:value="2813669" calcext:value-type="float">
            <text:p>2813669</text:p>
          </table:table-cell>
          <table:table-cell/>
          <table:table-cell office:value-type="float" office:value="2919211" calcext:value-type="float">
            <text:p>2919211</text:p>
          </table:table-cell>
          <table:table-cell/>
          <table:table-cell office:value-type="float" office:value="2568618" calcext:value-type="float">
            <text:p>2568618</text:p>
          </table:table-cell>
          <table:table-cell/>
          <table:table-cell office:value-type="float" office:value="2533516" calcext:value-type="float">
            <text:p>2533516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80777" calcext:value-type="float">
            <text:p>780777</text:p>
          </table:table-cell>
          <table:table-cell/>
          <table:table-cell office:value-type="float" office:value="1225230" calcext:value-type="float">
            <text:p>1225230</text:p>
          </table:table-cell>
          <table:table-cell/>
          <table:table-cell office:value-type="float" office:value="694847" calcext:value-type="float">
            <text:p>694847</text:p>
          </table:table-cell>
          <table:table-cell/>
          <table:table-cell office:value-type="float" office:value="1410069" calcext:value-type="float">
            <text:p>1410069</text:p>
          </table:table-cell>
          <table:table-cell/>
          <table:table-cell office:value-type="float" office:value="1718959" calcext:value-type="float">
            <text:p>1718959</text:p>
          </table:table-cell>
          <table:table-cell/>
          <table:table-cell office:value-type="float" office:value="1351922" calcext:value-type="float">
            <text:p>1351922</text:p>
          </table:table-cell>
          <table:table-cell/>
          <table:table-cell office:value-type="float" office:value="1393981" calcext:value-type="float">
            <text:p>1393981</text:p>
          </table:table-cell>
          <table:table-cell/>
          <table:table-cell office:value-type="float" office:value="1268828" calcext:value-type="float">
            <text:p>1268828</text:p>
          </table:table-cell>
          <table:table-cell/>
          <table:table-cell office:value-type="float" office:value="1272422" calcext:value-type="float">
            <text:p>1272422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72676" calcext:value-type="float">
            <text:p>272676</text:p>
          </table:table-cell>
          <table:table-cell/>
          <table:table-cell office:value-type="float" office:value="365108" calcext:value-type="float">
            <text:p>365108</text:p>
          </table:table-cell>
          <table:table-cell/>
          <table:table-cell office:value-type="float" office:value="480699" calcext:value-type="float">
            <text:p>480699</text:p>
          </table:table-cell>
          <table:table-cell/>
          <table:table-cell office:value-type="float" office:value="354808" calcext:value-type="float">
            <text:p>354808</text:p>
          </table:table-cell>
          <table:table-cell/>
          <table:table-cell office:value-type="float" office:value="357947" calcext:value-type="float">
            <text:p>357947</text:p>
          </table:table-cell>
          <table:table-cell/>
          <table:table-cell office:value-type="float" office:value="410316" calcext:value-type="float">
            <text:p>410316</text:p>
          </table:table-cell>
          <table:table-cell/>
          <table:table-cell office:value-type="float" office:value="601709" calcext:value-type="float">
            <text:p>601709</text:p>
          </table:table-cell>
          <table:table-cell/>
          <table:table-cell office:value-type="float" office:value="408968" calcext:value-type="float">
            <text:p>408968</text:p>
          </table:table-cell>
          <table:table-cell/>
          <table:table-cell office:value-type="float" office:value="408204" calcext:value-type="float">
            <text:p>408204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7512" calcext:value-type="float">
            <text:p>237512</text:p>
          </table:table-cell>
          <table:table-cell/>
          <table:table-cell office:value-type="float" office:value="402573" calcext:value-type="float">
            <text:p>402573</text:p>
          </table:table-cell>
          <table:table-cell/>
          <table:table-cell office:value-type="float" office:value="434770" calcext:value-type="float">
            <text:p>434770</text:p>
          </table:table-cell>
          <table:table-cell/>
          <table:table-cell office:value-type="float" office:value="433080" calcext:value-type="float">
            <text:p>433080</text:p>
          </table:table-cell>
          <table:table-cell/>
          <table:table-cell office:value-type="float" office:value="425732" calcext:value-type="float">
            <text:p>425732</text:p>
          </table:table-cell>
          <table:table-cell/>
          <table:table-cell office:value-type="float" office:value="426160" calcext:value-type="float">
            <text:p>426160</text:p>
          </table:table-cell>
          <table:table-cell/>
          <table:table-cell office:value-type="float" office:value="440514" calcext:value-type="float">
            <text:p>440514</text:p>
          </table:table-cell>
          <table:table-cell/>
          <table:table-cell office:value-type="float" office:value="423444" calcext:value-type="float">
            <text:p>423444</text:p>
          </table:table-cell>
          <table:table-cell/>
          <table:table-cell office:value-type="float" office:value="419411" calcext:value-type="float">
            <text:p>419411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2240" calcext:value-type="float">
            <text:p>182240</text:p>
          </table:table-cell>
          <table:table-cell/>
          <table:table-cell office:value-type="float" office:value="208482" calcext:value-type="float">
            <text:p>208482</text:p>
          </table:table-cell>
          <table:table-cell/>
          <table:table-cell office:value-type="float" office:value="268925" calcext:value-type="float">
            <text:p>268925</text:p>
          </table:table-cell>
          <table:table-cell/>
          <table:table-cell office:value-type="float" office:value="224713" calcext:value-type="float">
            <text:p>224713</text:p>
          </table:table-cell>
          <table:table-cell/>
          <table:table-cell office:value-type="float" office:value="202091" calcext:value-type="float">
            <text:p>202091</text:p>
          </table:table-cell>
          <table:table-cell/>
          <table:table-cell office:value-type="float" office:value="377538" calcext:value-type="float">
            <text:p>377538</text:p>
          </table:table-cell>
          <table:table-cell/>
          <table:table-cell office:value-type="float" office:value="197295" calcext:value-type="float">
            <text:p>197295</text:p>
          </table:table-cell>
          <table:table-cell/>
          <table:table-cell office:value-type="float" office:value="195110" calcext:value-type="float">
            <text:p>195110</text:p>
          </table:table-cell>
          <table:table-cell/>
          <table:table-cell office:value-type="float" office:value="303472" calcext:value-type="float">
            <text:p>303472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9503" calcext:value-type="float">
            <text:p>109503</text:p>
          </table:table-cell>
          <table:table-cell/>
          <table:table-cell office:value-type="float" office:value="176996" calcext:value-type="float">
            <text:p>176996</text:p>
          </table:table-cell>
          <table:table-cell/>
          <table:table-cell office:value-type="float" office:value="213543" calcext:value-type="float">
            <text:p>213543</text:p>
          </table:table-cell>
          <table:table-cell/>
          <table:table-cell office:value-type="float" office:value="166242" calcext:value-type="float">
            <text:p>166242</text:p>
          </table:table-cell>
          <table:table-cell/>
          <table:table-cell office:value-type="float" office:value="248001" calcext:value-type="float">
            <text:p>248001</text:p>
          </table:table-cell>
          <table:table-cell/>
          <table:table-cell office:value-type="float" office:value="361659" calcext:value-type="float">
            <text:p>361659</text:p>
          </table:table-cell>
          <table:table-cell/>
          <table:table-cell office:value-type="float" office:value="275183" calcext:value-type="float">
            <text:p>275183</text:p>
          </table:table-cell>
          <table:table-cell/>
          <table:table-cell office:value-type="float" office:value="236052" calcext:value-type="float">
            <text:p>236052</text:p>
          </table:table-cell>
          <table:table-cell/>
          <table:table-cell office:value-type="float" office:value="245388" calcext:value-type="float">
            <text:p>245388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6021" calcext:value-type="float">
            <text:p>236021</text:p>
          </table:table-cell>
          <table:table-cell/>
          <table:table-cell office:value-type="float" office:value="283645" calcext:value-type="float">
            <text:p>283645</text:p>
          </table:table-cell>
          <table:table-cell/>
          <table:table-cell office:value-type="float" office:value="282054" calcext:value-type="float">
            <text:p>282054</text:p>
          </table:table-cell>
          <table:table-cell/>
          <table:table-cell office:value-type="float" office:value="337147" calcext:value-type="float">
            <text:p>337147</text:p>
          </table:table-cell>
          <table:table-cell/>
          <table:table-cell office:value-type="float" office:value="485540" calcext:value-type="float">
            <text:p>485540</text:p>
          </table:table-cell>
          <table:table-cell/>
          <table:table-cell office:value-type="float" office:value="350718" calcext:value-type="float">
            <text:p>350718</text:p>
          </table:table-cell>
          <table:table-cell/>
          <table:table-cell office:value-type="float" office:value="375682" calcext:value-type="float">
            <text:p>375682</text:p>
          </table:table-cell>
          <table:table-cell/>
          <table:table-cell office:value-type="float" office:value="339259" calcext:value-type="float">
            <text:p>339259</text:p>
          </table:table-cell>
          <table:table-cell/>
          <table:table-cell office:value-type="float" office:value="273324" calcext:value-type="float">
            <text:p>273324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-Fwrite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2" office:value-type="string" calcext:value-type="string">
            <text:p>4</text:p>
          </table:table-cell>
          <table:table-cell/>
          <table:table-cell table:style-name="ce2" office:value-type="string" calcext:value-type="string">
            <text:p>8</text:p>
          </table:table-cell>
          <table:table-cell/>
          <table:table-cell table:style-name="ce2" office:value-type="string" calcext:value-type="string">
            <text:p>16</text:p>
          </table:table-cell>
          <table:table-cell/>
          <table:table-cell table:style-name="ce2" office:value-type="string" calcext:value-type="string">
            <text:p>32</text:p>
          </table:table-cell>
          <table:table-cell/>
          <table:table-cell table:style-name="ce2" office:value-type="string" calcext:value-type="string">
            <text:p>64</text:p>
          </table:table-cell>
          <table:table-cell/>
          <table:table-cell table:style-name="ce2" office:value-type="string" calcext:value-type="string">
            <text:p>128</text:p>
          </table:table-cell>
          <table:table-cell/>
          <table:table-cell table:style-name="ce2" office:value-type="string" calcext:value-type="string">
            <text:p>256</text:p>
          </table:table-cell>
          <table:table-cell/>
          <table:table-cell table:style-name="ce2" office:value-type="string" calcext:value-type="string">
            <text:p>512</text:p>
          </table:table-cell>
          <table:table-cell/>
          <table:table-cell table:style-name="ce2" office:value-type="string" calcext:value-type="string">
            <text:p>1024</text:p>
          </table:table-cell>
          <table:table-cell/>
          <table:table-cell table:style-name="ce2" office:value-type="string" calcext:value-type="string">
            <text:p>2048</text:p>
          </table:table-cell>
          <table:table-cell/>
          <table:table-cell table:style-name="ce2" office:value-type="string" calcext:value-type="string">
            <text:p>4096</text:p>
          </table:table-cell>
          <table:table-cell/>
          <table:table-cell table:style-name="ce2" office:value-type="string" calcext:value-type="string">
            <text:p>8192</text:p>
          </table:table-cell>
          <table:table-cell/>
          <table:table-cell table:style-name="ce2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64</text:p>
          </table:table-cell>
          <table:table-cell table:number-columns-repeated="2"/>
          <table:table-cell office:value-type="float" office:value="519480" calcext:value-type="float">
            <text:p>519480</text:p>
          </table:table-cell>
          <table:table-cell/>
          <table:table-cell office:value-type="float" office:value="758293" calcext:value-type="float">
            <text:p>758293</text:p>
          </table:table-cell>
          <table:table-cell/>
          <table:table-cell office:value-type="float" office:value="862533" calcext:value-type="float">
            <text:p>862533</text:p>
          </table:table-cell>
          <table:table-cell/>
          <table:table-cell office:value-type="float" office:value="978593" calcext:value-type="float">
            <text:p>978593</text:p>
          </table:table-cell>
          <table:table-cell/>
          <table:table-cell office:value-type="float" office:value="1292929" calcext:value-type="float">
            <text:p>1292929</text:p>
          </table:table-cell>
          <table:table-cell table:number-columns-repeated="68"/>
        </table:table-row>
        <table:table-row table:style-name="ro1">
          <table:table-cell table:style-name="ce2" office:value-type="string" calcext:value-type="string">
            <text:p>128</text:p>
          </table:table-cell>
          <table:table-cell table:number-columns-repeated="2"/>
          <table:table-cell office:value-type="float" office:value="656410" calcext:value-type="float">
            <text:p>656410</text:p>
          </table:table-cell>
          <table:table-cell/>
          <table:table-cell office:value-type="float" office:value="969696" calcext:value-type="float">
            <text:p>969696</text:p>
          </table:table-cell>
          <table:table-cell/>
          <table:table-cell office:value-type="float" office:value="1325051" calcext:value-type="float">
            <text:p>1325051</text:p>
          </table:table-cell>
          <table:table-cell/>
          <table:table-cell office:value-type="float" office:value="1645244" calcext:value-type="float">
            <text:p>1645244</text:p>
          </table:table-cell>
          <table:table-cell/>
          <table:table-cell office:value-type="float" office:value="1879588" calcext:value-type="float">
            <text:p>1879588</text:p>
          </table:table-cell>
          <table:table-cell/>
          <table:table-cell office:value-type="float" office:value="2047999" calcext:value-type="float">
            <text:p>2047999</text:p>
          </table:table-cell>
          <table:table-cell table:number-columns-repeated="66"/>
        </table:table-row>
        <table:table-row table:style-name="ro1">
          <table:table-cell table:style-name="ce2" office:value-type="string" calcext:value-type="string">
            <text:p>256</text:p>
          </table:table-cell>
          <table:table-cell table:number-columns-repeated="2"/>
          <table:table-cell office:value-type="float" office:value="739884" calcext:value-type="float">
            <text:p>739884</text:p>
          </table:table-cell>
          <table:table-cell/>
          <table:table-cell office:value-type="float" office:value="1103448" calcext:value-type="float">
            <text:p>1103448</text:p>
          </table:table-cell>
          <table:table-cell/>
          <table:table-cell office:value-type="float" office:value="1234329" calcext:value-type="float">
            <text:p>1234329</text:p>
          </table:table-cell>
          <table:table-cell/>
          <table:table-cell office:value-type="float" office:value="2189905" calcext:value-type="float">
            <text:p>2189905</text:p>
          </table:table-cell>
          <table:table-cell/>
          <table:table-cell office:value-type="float" office:value="2686253" calcext:value-type="float">
            <text:p>2686253</text:p>
          </table:table-cell>
          <table:table-cell/>
          <table:table-cell office:value-type="float" office:value="2708994" calcext:value-type="float">
            <text:p>2708994</text:p>
          </table:table-cell>
          <table:table-cell/>
          <table:table-cell office:value-type="float" office:value="3001172" calcext:value-type="float">
            <text:p>3001172</text:p>
          </table:table-cell>
          <table:table-cell table:number-columns-repeated="64"/>
        </table:table-row>
        <table:table-row table:style-name="ro1">
          <table:table-cell table:style-name="ce2" office:value-type="string" calcext:value-type="string">
            <text:p>512</text:p>
          </table:table-cell>
          <table:table-cell table:number-columns-repeated="2"/>
          <table:table-cell office:value-type="float" office:value="791222" calcext:value-type="float">
            <text:p>791222</text:p>
          </table:table-cell>
          <table:table-cell/>
          <table:table-cell office:value-type="float" office:value="1325394" calcext:value-type="float">
            <text:p>1325394</text:p>
          </table:table-cell>
          <table:table-cell/>
          <table:table-cell office:value-type="float" office:value="2060362" calcext:value-type="float">
            <text:p>2060362</text:p>
          </table:table-cell>
          <table:table-cell/>
          <table:table-cell office:value-type="float" office:value="2754168" calcext:value-type="float">
            <text:p>2754168</text:p>
          </table:table-cell>
          <table:table-cell/>
          <table:table-cell office:value-type="float" office:value="3174209" calcext:value-type="float">
            <text:p>3174209</text:p>
          </table:table-cell>
          <table:table-cell/>
          <table:table-cell office:value-type="float" office:value="3605633" calcext:value-type="float">
            <text:p>3605633</text:p>
          </table:table-cell>
          <table:table-cell/>
          <table:table-cell office:value-type="float" office:value="4006259" calcext:value-type="float">
            <text:p>4006259</text:p>
          </table:table-cell>
          <table:table-cell/>
          <table:table-cell office:value-type="float" office:value="3509252" calcext:value-type="float">
            <text:p>3509252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1024</text:p>
          </table:table-cell>
          <table:table-cell table:number-columns-repeated="2"/>
          <table:table-cell office:value-type="float" office:value="832520" calcext:value-type="float">
            <text:p>832520</text:p>
          </table:table-cell>
          <table:table-cell/>
          <table:table-cell office:value-type="float" office:value="1444287" calcext:value-type="float">
            <text:p>1444287</text:p>
          </table:table-cell>
          <table:table-cell/>
          <table:table-cell office:value-type="float" office:value="2320942" calcext:value-type="float">
            <text:p>2320942</text:p>
          </table:table-cell>
          <table:table-cell/>
          <table:table-cell office:value-type="float" office:value="3248730" calcext:value-type="float">
            <text:p>3248730</text:p>
          </table:table-cell>
          <table:table-cell/>
          <table:table-cell office:value-type="float" office:value="4167684" calcext:value-type="float">
            <text:p>4167684</text:p>
          </table:table-cell>
          <table:table-cell/>
          <table:table-cell office:value-type="float" office:value="4604316" calcext:value-type="float">
            <text:p>4604316</text:p>
          </table:table-cell>
          <table:table-cell/>
          <table:table-cell office:value-type="float" office:value="5243215" calcext:value-type="float">
            <text:p>5243215</text:p>
          </table:table-cell>
          <table:table-cell/>
          <table:table-cell office:value-type="float" office:value="4949250" calcext:value-type="float">
            <text:p>4949250</text:p>
          </table:table-cell>
          <table:table-cell/>
          <table:table-cell office:value-type="float" office:value="4061880" calcext:value-type="float">
            <text:p>406188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2048</text:p>
          </table:table-cell>
          <table:table-cell table:number-columns-repeated="2"/>
          <table:table-cell office:value-type="float" office:value="846595" calcext:value-type="float">
            <text:p>846595</text:p>
          </table:table-cell>
          <table:table-cell/>
          <table:table-cell office:value-type="float" office:value="1412901" calcext:value-type="float">
            <text:p>1412901</text:p>
          </table:table-cell>
          <table:table-cell/>
          <table:table-cell office:value-type="float" office:value="2313862" calcext:value-type="float">
            <text:p>2313862</text:p>
          </table:table-cell>
          <table:table-cell/>
          <table:table-cell office:value-type="float" office:value="3420744" calcext:value-type="float">
            <text:p>3420744</text:p>
          </table:table-cell>
          <table:table-cell/>
          <table:table-cell office:value-type="float" office:value="4495171" calcext:value-type="float">
            <text:p>4495171</text:p>
          </table:table-cell>
          <table:table-cell/>
          <table:table-cell office:value-type="float" office:value="4996340" calcext:value-type="float">
            <text:p>4996340</text:p>
          </table:table-cell>
          <table:table-cell/>
          <table:table-cell office:value-type="float" office:value="4923076" calcext:value-type="float">
            <text:p>4923076</text:p>
          </table:table-cell>
          <table:table-cell/>
          <table:table-cell office:value-type="float" office:value="5811577" calcext:value-type="float">
            <text:p>5811577</text:p>
          </table:table-cell>
          <table:table-cell/>
          <table:table-cell office:value-type="float" office:value="5116162" calcext:value-type="float">
            <text:p>5116162</text:p>
          </table:table-cell>
          <table:table-cell/>
          <table:table-cell office:value-type="float" office:value="4961240" calcext:value-type="float">
            <text:p>4961240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4096</text:p>
          </table:table-cell>
          <table:table-cell table:number-columns-repeated="2"/>
          <table:table-cell office:value-type="float" office:value="730867" calcext:value-type="float">
            <text:p>730867</text:p>
          </table:table-cell>
          <table:table-cell/>
          <table:table-cell office:value-type="float" office:value="1164198" calcext:value-type="float">
            <text:p>1164198</text:p>
          </table:table-cell>
          <table:table-cell/>
          <table:table-cell office:value-type="float" office:value="1702622" calcext:value-type="float">
            <text:p>1702622</text:p>
          </table:table-cell>
          <table:table-cell/>
          <table:table-cell office:value-type="float" office:value="2228145" calcext:value-type="float">
            <text:p>2228145</text:p>
          </table:table-cell>
          <table:table-cell/>
          <table:table-cell office:value-type="float" office:value="2592076" calcext:value-type="float">
            <text:p>2592076</text:p>
          </table:table-cell>
          <table:table-cell/>
          <table:table-cell office:value-type="float" office:value="2814926" calcext:value-type="float">
            <text:p>2814926</text:p>
          </table:table-cell>
          <table:table-cell/>
          <table:table-cell office:value-type="float" office:value="3086196" calcext:value-type="float">
            <text:p>3086196</text:p>
          </table:table-cell>
          <table:table-cell/>
          <table:table-cell office:value-type="float" office:value="3088290" calcext:value-type="float">
            <text:p>3088290</text:p>
          </table:table-cell>
          <table:table-cell/>
          <table:table-cell office:value-type="float" office:value="2929271" calcext:value-type="float">
            <text:p>2929271</text:p>
          </table:table-cell>
          <table:table-cell/>
          <table:table-cell office:value-type="float" office:value="2976095" calcext:value-type="float">
            <text:p>2976095</text:p>
          </table:table-cell>
          <table:table-cell/>
          <table:table-cell office:value-type="float" office:value="2685197" calcext:value-type="float">
            <text:p>2685197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8192</text:p>
          </table:table-cell>
          <table:table-cell table:number-columns-repeated="2"/>
          <table:table-cell office:value-type="float" office:value="718955" calcext:value-type="float">
            <text:p>718955</text:p>
          </table:table-cell>
          <table:table-cell/>
          <table:table-cell office:value-type="float" office:value="1095699" calcext:value-type="float">
            <text:p>1095699</text:p>
          </table:table-cell>
          <table:table-cell/>
          <table:table-cell office:value-type="float" office:value="1616034" calcext:value-type="float">
            <text:p>1616034</text:p>
          </table:table-cell>
          <table:table-cell/>
          <table:table-cell office:value-type="float" office:value="2146525" calcext:value-type="float">
            <text:p>2146525</text:p>
          </table:table-cell>
          <table:table-cell/>
          <table:table-cell office:value-type="float" office:value="2492469" calcext:value-type="float">
            <text:p>2492469</text:p>
          </table:table-cell>
          <table:table-cell/>
          <table:table-cell office:value-type="float" office:value="2679663" calcext:value-type="float">
            <text:p>2679663</text:p>
          </table:table-cell>
          <table:table-cell/>
          <table:table-cell office:value-type="float" office:value="2834111" calcext:value-type="float">
            <text:p>2834111</text:p>
          </table:table-cell>
          <table:table-cell/>
          <table:table-cell office:value-type="float" office:value="2848202" calcext:value-type="float">
            <text:p>2848202</text:p>
          </table:table-cell>
          <table:table-cell/>
          <table:table-cell office:value-type="float" office:value="2959644" calcext:value-type="float">
            <text:p>2959644</text:p>
          </table:table-cell>
          <table:table-cell/>
          <table:table-cell office:value-type="float" office:value="2803175" calcext:value-type="float">
            <text:p>2803175</text:p>
          </table:table-cell>
          <table:table-cell/>
          <table:table-cell office:value-type="float" office:value="2693142" calcext:value-type="float">
            <text:p>2693142</text:p>
          </table:table-cell>
          <table:table-cell/>
          <table:table-cell office:value-type="float" office:value="2583249" calcext:value-type="float">
            <text:p>2583249</text:p>
          </table:table-cell>
          <table:table-cell table:number-columns-repeated="54"/>
        </table:table-row>
        <table:table-row table:style-name="ro1">
          <table:table-cell table:style-name="ce2" office:value-type="string" calcext:value-type="string">
            <text:p>16384</text:p>
          </table:table-cell>
          <table:table-cell table:number-columns-repeated="2"/>
          <table:table-cell office:value-type="float" office:value="713874" calcext:value-type="float">
            <text:p>713874</text:p>
          </table:table-cell>
          <table:table-cell/>
          <table:table-cell office:value-type="float" office:value="1141010" calcext:value-type="float">
            <text:p>1141010</text:p>
          </table:table-cell>
          <table:table-cell/>
          <table:table-cell office:value-type="float" office:value="1616432" calcext:value-type="float">
            <text:p>1616432</text:p>
          </table:table-cell>
          <table:table-cell/>
          <table:table-cell office:value-type="float" office:value="2079636" calcext:value-type="float">
            <text:p>2079636</text:p>
          </table:table-cell>
          <table:table-cell/>
          <table:table-cell office:value-type="float" office:value="2390149" calcext:value-type="float">
            <text:p>2390149</text:p>
          </table:table-cell>
          <table:table-cell/>
          <table:table-cell office:value-type="float" office:value="2568588" calcext:value-type="float">
            <text:p>2568588</text:p>
          </table:table-cell>
          <table:table-cell/>
          <table:table-cell office:value-type="float" office:value="2730575" calcext:value-type="float">
            <text:p>2730575</text:p>
          </table:table-cell>
          <table:table-cell/>
          <table:table-cell office:value-type="float" office:value="2803175" calcext:value-type="float">
            <text:p>2803175</text:p>
          </table:table-cell>
          <table:table-cell/>
          <table:table-cell office:value-type="float" office:value="2863935" calcext:value-type="float">
            <text:p>2863935</text:p>
          </table:table-cell>
          <table:table-cell/>
          <table:table-cell office:value-type="float" office:value="2772484" calcext:value-type="float">
            <text:p>2772484</text:p>
          </table:table-cell>
          <table:table-cell/>
          <table:table-cell office:value-type="float" office:value="2617043" calcext:value-type="float">
            <text:p>2617043</text:p>
          </table:table-cell>
          <table:table-cell/>
          <table:table-cell office:value-type="float" office:value="2538698" calcext:value-type="float">
            <text:p>2538698</text:p>
          </table:table-cell>
          <table:table-cell/>
          <table:table-cell office:value-type="float" office:value="2621859" calcext:value-type="float">
            <text:p>2621859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87937" calcext:value-type="float">
            <text:p>2387937</text:p>
          </table:table-cell>
          <table:table-cell/>
          <table:table-cell office:value-type="float" office:value="2620391" calcext:value-type="float">
            <text:p>2620391</text:p>
          </table:table-cell>
          <table:table-cell/>
          <table:table-cell office:value-type="float" office:value="2604189" calcext:value-type="float">
            <text:p>2604189</text:p>
          </table:table-cell>
          <table:table-cell/>
          <table:table-cell office:value-type="float" office:value="2829120" calcext:value-type="float">
            <text:p>2829120</text:p>
          </table:table-cell>
          <table:table-cell/>
          <table:table-cell office:value-type="float" office:value="2897233" calcext:value-type="float">
            <text:p>2897233</text:p>
          </table:table-cell>
          <table:table-cell/>
          <table:table-cell office:value-type="float" office:value="2918184" calcext:value-type="float">
            <text:p>2918184</text:p>
          </table:table-cell>
          <table:table-cell/>
          <table:table-cell office:value-type="float" office:value="2758620" calcext:value-type="float">
            <text:p>2758620</text:p>
          </table:table-cell>
          <table:table-cell/>
          <table:table-cell office:value-type="float" office:value="2514503" calcext:value-type="float">
            <text:p>2514503</text:p>
          </table:table-cell>
          <table:table-cell/>
          <table:table-cell office:value-type="float" office:value="2510900" calcext:value-type="float">
            <text:p>251090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19078" calcext:value-type="float">
            <text:p>2319078</text:p>
          </table:table-cell>
          <table:table-cell/>
          <table:table-cell office:value-type="float" office:value="2504117" calcext:value-type="float">
            <text:p>2504117</text:p>
          </table:table-cell>
          <table:table-cell/>
          <table:table-cell office:value-type="float" office:value="2696743" calcext:value-type="float">
            <text:p>2696743</text:p>
          </table:table-cell>
          <table:table-cell/>
          <table:table-cell office:value-type="float" office:value="2806068" calcext:value-type="float">
            <text:p>2806068</text:p>
          </table:table-cell>
          <table:table-cell/>
          <table:table-cell office:value-type="float" office:value="2853945" calcext:value-type="float">
            <text:p>2853945</text:p>
          </table:table-cell>
          <table:table-cell/>
          <table:table-cell office:value-type="float" office:value="2753474" calcext:value-type="float">
            <text:p>2753474</text:p>
          </table:table-cell>
          <table:table-cell/>
          <table:table-cell office:value-type="float" office:value="2634136" calcext:value-type="float">
            <text:p>2634136</text:p>
          </table:table-cell>
          <table:table-cell/>
          <table:table-cell office:value-type="float" office:value="2263491" calcext:value-type="float">
            <text:p>2263491</text:p>
          </table:table-cell>
          <table:table-cell/>
          <table:table-cell office:value-type="float" office:value="2508123" calcext:value-type="float">
            <text:p>2508123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44216" calcext:value-type="float">
            <text:p>1044216</text:p>
          </table:table-cell>
          <table:table-cell/>
          <table:table-cell office:value-type="float" office:value="1015153" calcext:value-type="float">
            <text:p>1015153</text:p>
          </table:table-cell>
          <table:table-cell/>
          <table:table-cell office:value-type="float" office:value="951584" calcext:value-type="float">
            <text:p>951584</text:p>
          </table:table-cell>
          <table:table-cell/>
          <table:table-cell office:value-type="float" office:value="1303524" calcext:value-type="float">
            <text:p>1303524</text:p>
          </table:table-cell>
          <table:table-cell/>
          <table:table-cell office:value-type="float" office:value="1614600" calcext:value-type="float">
            <text:p>1614600</text:p>
          </table:table-cell>
          <table:table-cell/>
          <table:table-cell office:value-type="float" office:value="1310653" calcext:value-type="float">
            <text:p>1310653</text:p>
          </table:table-cell>
          <table:table-cell/>
          <table:table-cell office:value-type="float" office:value="1396348" calcext:value-type="float">
            <text:p>1396348</text:p>
          </table:table-cell>
          <table:table-cell/>
          <table:table-cell office:value-type="float" office:value="1227647" calcext:value-type="float">
            <text:p>1227647</text:p>
          </table:table-cell>
          <table:table-cell/>
          <table:table-cell office:value-type="float" office:value="1259890" calcext:value-type="float">
            <text:p>125989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70601" calcext:value-type="float">
            <text:p>370601</text:p>
          </table:table-cell>
          <table:table-cell/>
          <table:table-cell office:value-type="float" office:value="335006" calcext:value-type="float">
            <text:p>335006</text:p>
          </table:table-cell>
          <table:table-cell/>
          <table:table-cell office:value-type="float" office:value="444855" calcext:value-type="float">
            <text:p>444855</text:p>
          </table:table-cell>
          <table:table-cell/>
          <table:table-cell office:value-type="float" office:value="536096" calcext:value-type="float">
            <text:p>536096</text:p>
          </table:table-cell>
          <table:table-cell/>
          <table:table-cell office:value-type="float" office:value="356728" calcext:value-type="float">
            <text:p>356728</text:p>
          </table:table-cell>
          <table:table-cell/>
          <table:table-cell office:value-type="float" office:value="396088" calcext:value-type="float">
            <text:p>396088</text:p>
          </table:table-cell>
          <table:table-cell/>
          <table:table-cell office:value-type="float" office:value="545284" calcext:value-type="float">
            <text:p>545284</text:p>
          </table:table-cell>
          <table:table-cell/>
          <table:table-cell office:value-type="float" office:value="371445" calcext:value-type="float">
            <text:p>371445</text:p>
          </table:table-cell>
          <table:table-cell/>
          <table:table-cell office:value-type="float" office:value="372802" calcext:value-type="float">
            <text:p>372802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86757" calcext:value-type="float">
            <text:p>286757</text:p>
          </table:table-cell>
          <table:table-cell/>
          <table:table-cell office:value-type="float" office:value="343706" calcext:value-type="float">
            <text:p>343706</text:p>
          </table:table-cell>
          <table:table-cell/>
          <table:table-cell office:value-type="float" office:value="388030" calcext:value-type="float">
            <text:p>388030</text:p>
          </table:table-cell>
          <table:table-cell/>
          <table:table-cell office:value-type="float" office:value="404542" calcext:value-type="float">
            <text:p>404542</text:p>
          </table:table-cell>
          <table:table-cell/>
          <table:table-cell office:value-type="float" office:value="374596" calcext:value-type="float">
            <text:p>374596</text:p>
          </table:table-cell>
          <table:table-cell/>
          <table:table-cell office:value-type="float" office:value="395656" calcext:value-type="float">
            <text:p>395656</text:p>
          </table:table-cell>
          <table:table-cell/>
          <table:table-cell office:value-type="float" office:value="415425" calcext:value-type="float">
            <text:p>415425</text:p>
          </table:table-cell>
          <table:table-cell/>
          <table:table-cell office:value-type="float" office:value="359640" calcext:value-type="float">
            <text:p>359640</text:p>
          </table:table-cell>
          <table:table-cell/>
          <table:table-cell office:value-type="float" office:value="377374" calcext:value-type="float">
            <text:p>377374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70106" calcext:value-type="float">
            <text:p>270106</text:p>
          </table:table-cell>
          <table:table-cell/>
          <table:table-cell office:value-type="float" office:value="220222" calcext:value-type="float">
            <text:p>220222</text:p>
          </table:table-cell>
          <table:table-cell/>
          <table:table-cell office:value-type="float" office:value="261278" calcext:value-type="float">
            <text:p>261278</text:p>
          </table:table-cell>
          <table:table-cell/>
          <table:table-cell office:value-type="float" office:value="246695" calcext:value-type="float">
            <text:p>246695</text:p>
          </table:table-cell>
          <table:table-cell/>
          <table:table-cell office:value-type="float" office:value="283685" calcext:value-type="float">
            <text:p>283685</text:p>
          </table:table-cell>
          <table:table-cell/>
          <table:table-cell office:value-type="float" office:value="302011" calcext:value-type="float">
            <text:p>302011</text:p>
          </table:table-cell>
          <table:table-cell/>
          <table:table-cell office:value-type="float" office:value="275833" calcext:value-type="float">
            <text:p>275833</text:p>
          </table:table-cell>
          <table:table-cell/>
          <table:table-cell office:value-type="float" office:value="270883" calcext:value-type="float">
            <text:p>270883</text:p>
          </table:table-cell>
          <table:table-cell/>
          <table:table-cell office:value-type="float" office:value="305040" calcext:value-type="float">
            <text:p>305040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85399" calcext:value-type="float">
            <text:p>285399</text:p>
          </table:table-cell>
          <table:table-cell/>
          <table:table-cell office:value-type="float" office:value="279111" calcext:value-type="float">
            <text:p>279111</text:p>
          </table:table-cell>
          <table:table-cell/>
          <table:table-cell office:value-type="float" office:value="269735" calcext:value-type="float">
            <text:p>269735</text:p>
          </table:table-cell>
          <table:table-cell/>
          <table:table-cell office:value-type="float" office:value="260323" calcext:value-type="float">
            <text:p>260323</text:p>
          </table:table-cell>
          <table:table-cell/>
          <table:table-cell office:value-type="float" office:value="325038" calcext:value-type="float">
            <text:p>325038</text:p>
          </table:table-cell>
          <table:table-cell/>
          <table:table-cell office:value-type="float" office:value="294813" calcext:value-type="float">
            <text:p>294813</text:p>
          </table:table-cell>
          <table:table-cell/>
          <table:table-cell office:value-type="float" office:value="341437" calcext:value-type="float">
            <text:p>341437</text:p>
          </table:table-cell>
          <table:table-cell/>
          <table:table-cell office:value-type="float" office:value="274259" calcext:value-type="float">
            <text:p>274259</text:p>
          </table:table-cell>
          <table:table-cell/>
          <table:table-cell office:value-type="float" office:value="287017" calcext:value-type="float">
            <text:p>287017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73348" calcext:value-type="float">
            <text:p>273348</text:p>
          </table:table-cell>
          <table:table-cell/>
          <table:table-cell office:value-type="float" office:value="272055" calcext:value-type="float">
            <text:p>272055</text:p>
          </table:table-cell>
          <table:table-cell/>
          <table:table-cell office:value-type="float" office:value="296486" calcext:value-type="float">
            <text:p>296486</text:p>
          </table:table-cell>
          <table:table-cell/>
          <table:table-cell office:value-type="float" office:value="351742" calcext:value-type="float">
            <text:p>351742</text:p>
          </table:table-cell>
          <table:table-cell/>
          <table:table-cell office:value-type="float" office:value="364420" calcext:value-type="float">
            <text:p>364420</text:p>
          </table:table-cell>
          <table:table-cell/>
          <table:table-cell office:value-type="float" office:value="426109" calcext:value-type="float">
            <text:p>426109</text:p>
          </table:table-cell>
          <table:table-cell/>
          <table:table-cell office:value-type="float" office:value="344723" calcext:value-type="float">
            <text:p>344723</text:p>
          </table:table-cell>
          <table:table-cell/>
          <table:table-cell office:value-type="float" office:value="525449" calcext:value-type="float">
            <text:p>525449</text:p>
          </table:table-cell>
          <table:table-cell/>
          <table:table-cell office:value-type="float" office:value="338767" calcext:value-type="float">
            <text:p>338767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F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2" office:value-type="string" calcext:value-type="string">
            <text:p>4</text:p>
          </table:table-cell>
          <table:table-cell/>
          <table:table-cell table:style-name="ce2" office:value-type="string" calcext:value-type="string">
            <text:p>8</text:p>
          </table:table-cell>
          <table:table-cell/>
          <table:table-cell table:style-name="ce2" office:value-type="string" calcext:value-type="string">
            <text:p>16</text:p>
          </table:table-cell>
          <table:table-cell/>
          <table:table-cell table:style-name="ce2" office:value-type="string" calcext:value-type="string">
            <text:p>32</text:p>
          </table:table-cell>
          <table:table-cell/>
          <table:table-cell table:style-name="ce2" office:value-type="string" calcext:value-type="string">
            <text:p>64</text:p>
          </table:table-cell>
          <table:table-cell/>
          <table:table-cell table:style-name="ce2" office:value-type="string" calcext:value-type="string">
            <text:p>128</text:p>
          </table:table-cell>
          <table:table-cell/>
          <table:table-cell table:style-name="ce2" office:value-type="string" calcext:value-type="string">
            <text:p>256</text:p>
          </table:table-cell>
          <table:table-cell/>
          <table:table-cell table:style-name="ce2" office:value-type="string" calcext:value-type="string">
            <text:p>512</text:p>
          </table:table-cell>
          <table:table-cell/>
          <table:table-cell table:style-name="ce2" office:value-type="string" calcext:value-type="string">
            <text:p>1024</text:p>
          </table:table-cell>
          <table:table-cell/>
          <table:table-cell table:style-name="ce2" office:value-type="string" calcext:value-type="string">
            <text:p>2048</text:p>
          </table:table-cell>
          <table:table-cell/>
          <table:table-cell table:style-name="ce2" office:value-type="string" calcext:value-type="string">
            <text:p>4096</text:p>
          </table:table-cell>
          <table:table-cell/>
          <table:table-cell table:style-name="ce2" office:value-type="string" calcext:value-type="string">
            <text:p>8192</text:p>
          </table:table-cell>
          <table:table-cell/>
          <table:table-cell table:style-name="ce2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64</text:p>
          </table:table-cell>
          <table:table-cell table:number-columns-repeated="2"/>
          <table:table-cell office:value-type="float" office:value="629921" calcext:value-type="float">
            <text:p>629921</text:p>
          </table:table-cell>
          <table:table-cell/>
          <table:table-cell office:value-type="float" office:value="1047463" calcext:value-type="float">
            <text:p>1047463</text:p>
          </table:table-cell>
          <table:table-cell/>
          <table:table-cell office:value-type="float" office:value="1353065" calcext:value-type="float">
            <text:p>1353065</text:p>
          </table:table-cell>
          <table:table-cell/>
          <table:table-cell office:value-type="float" office:value="1777777" calcext:value-type="float">
            <text:p>1777777</text:p>
          </table:table-cell>
          <table:table-cell/>
          <table:table-cell office:value-type="float" office:value="1969230" calcext:value-type="float">
            <text:p>1969230</text:p>
          </table:table-cell>
          <table:table-cell table:number-columns-repeated="68"/>
        </table:table-row>
        <table:table-row table:style-name="ro1">
          <table:table-cell table:style-name="ce2" office:value-type="string" calcext:value-type="string">
            <text:p>128</text:p>
          </table:table-cell>
          <table:table-cell table:number-columns-repeated="2"/>
          <table:table-cell office:value-type="float" office:value="745486" calcext:value-type="float">
            <text:p>745486</text:p>
          </table:table-cell>
          <table:table-cell/>
          <table:table-cell office:value-type="float" office:value="1208687" calcext:value-type="float">
            <text:p>1208687</text:p>
          </table:table-cell>
          <table:table-cell/>
          <table:table-cell office:value-type="float" office:value="1542168" calcext:value-type="float">
            <text:p>1542168</text:p>
          </table:table-cell>
          <table:table-cell/>
          <table:table-cell office:value-type="float" office:value="2310469" calcext:value-type="float">
            <text:p>2310469</text:p>
          </table:table-cell>
          <table:table-cell/>
          <table:table-cell office:value-type="float" office:value="2580645" calcext:value-type="float">
            <text:p>2580645</text:p>
          </table:table-cell>
          <table:table-cell/>
          <table:table-cell office:value-type="float" office:value="2565130" calcext:value-type="float">
            <text:p>2565130</text:p>
          </table:table-cell>
          <table:table-cell table:number-columns-repeated="66"/>
        </table:table-row>
        <table:table-row table:style-name="ro1">
          <table:table-cell table:style-name="ce2" office:value-type="string" calcext:value-type="string">
            <text:p>256</text:p>
          </table:table-cell>
          <table:table-cell table:number-columns-repeated="2"/>
          <table:table-cell office:value-type="float" office:value="780012" calcext:value-type="float">
            <text:p>780012</text:p>
          </table:table-cell>
          <table:table-cell/>
          <table:table-cell office:value-type="float" office:value="1322314" calcext:value-type="float">
            <text:p>1322314</text:p>
          </table:table-cell>
          <table:table-cell/>
          <table:table-cell office:value-type="float" office:value="1936459" calcext:value-type="float">
            <text:p>1936459</text:p>
          </table:table-cell>
          <table:table-cell/>
          <table:table-cell office:value-type="float" office:value="2639175" calcext:value-type="float">
            <text:p>2639175</text:p>
          </table:table-cell>
          <table:table-cell/>
          <table:table-cell office:value-type="float" office:value="3228247" calcext:value-type="float">
            <text:p>3228247</text:p>
          </table:table-cell>
          <table:table-cell/>
          <table:table-cell office:value-type="float" office:value="3320363" calcext:value-type="float">
            <text:p>3320363</text:p>
          </table:table-cell>
          <table:table-cell/>
          <table:table-cell office:value-type="float" office:value="1540312" calcext:value-type="float">
            <text:p>1540312</text:p>
          </table:table-cell>
          <table:table-cell table:number-columns-repeated="64"/>
        </table:table-row>
        <table:table-row table:style-name="ro1">
          <table:table-cell table:style-name="ce2" office:value-type="string" calcext:value-type="string">
            <text:p>512</text:p>
          </table:table-cell>
          <table:table-cell table:number-columns-repeated="2"/>
          <table:table-cell office:value-type="float" office:value="792446" calcext:value-type="float">
            <text:p>792446</text:p>
          </table:table-cell>
          <table:table-cell/>
          <table:table-cell office:value-type="float" office:value="1282243" calcext:value-type="float">
            <text:p>1282243</text:p>
          </table:table-cell>
          <table:table-cell/>
          <table:table-cell office:value-type="float" office:value="2121840" calcext:value-type="float">
            <text:p>2121840</text:p>
          </table:table-cell>
          <table:table-cell/>
          <table:table-cell office:value-type="float" office:value="3011764" calcext:value-type="float">
            <text:p>3011764</text:p>
          </table:table-cell>
          <table:table-cell/>
          <table:table-cell office:value-type="float" office:value="3454790" calcext:value-type="float">
            <text:p>3454790</text:p>
          </table:table-cell>
          <table:table-cell/>
          <table:table-cell office:value-type="float" office:value="3908396" calcext:value-type="float">
            <text:p>3908396</text:p>
          </table:table-cell>
          <table:table-cell/>
          <table:table-cell office:value-type="float" office:value="2372567" calcext:value-type="float">
            <text:p>2372567</text:p>
          </table:table-cell>
          <table:table-cell/>
          <table:table-cell office:value-type="float" office:value="1608545" calcext:value-type="float">
            <text:p>1608545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1024</text:p>
          </table:table-cell>
          <table:table-cell table:number-columns-repeated="2"/>
          <table:table-cell office:value-type="float" office:value="824543" calcext:value-type="float">
            <text:p>824543</text:p>
          </table:table-cell>
          <table:table-cell/>
          <table:table-cell office:value-type="float" office:value="1424398" calcext:value-type="float">
            <text:p>1424398</text:p>
          </table:table-cell>
          <table:table-cell/>
          <table:table-cell office:value-type="float" office:value="2234344" calcext:value-type="float">
            <text:p>2234344</text:p>
          </table:table-cell>
          <table:table-cell/>
          <table:table-cell office:value-type="float" office:value="3327916" calcext:value-type="float">
            <text:p>3327916</text:p>
          </table:table-cell>
          <table:table-cell/>
          <table:table-cell office:value-type="float" office:value="4147428" calcext:value-type="float">
            <text:p>4147428</text:p>
          </table:table-cell>
          <table:table-cell/>
          <table:table-cell office:value-type="float" office:value="4298908" calcext:value-type="float">
            <text:p>4298908</text:p>
          </table:table-cell>
          <table:table-cell/>
          <table:table-cell office:value-type="float" office:value="3282051" calcext:value-type="float">
            <text:p>3282051</text:p>
          </table:table-cell>
          <table:table-cell/>
          <table:table-cell office:value-type="float" office:value="2497560" calcext:value-type="float">
            <text:p>2497560</text:p>
          </table:table-cell>
          <table:table-cell/>
          <table:table-cell office:value-type="float" office:value="1693401" calcext:value-type="float">
            <text:p>1693401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2048</text:p>
          </table:table-cell>
          <table:table-cell table:number-columns-repeated="2"/>
          <table:table-cell office:value-type="float" office:value="822622" calcext:value-type="float">
            <text:p>822622</text:p>
          </table:table-cell>
          <table:table-cell/>
          <table:table-cell office:value-type="float" office:value="1435782" calcext:value-type="float">
            <text:p>1435782</text:p>
          </table:table-cell>
          <table:table-cell/>
          <table:table-cell office:value-type="float" office:value="2291340" calcext:value-type="float">
            <text:p>2291340</text:p>
          </table:table-cell>
          <table:table-cell/>
          <table:table-cell office:value-type="float" office:value="3315525" calcext:value-type="float">
            <text:p>3315525</text:p>
          </table:table-cell>
          <table:table-cell/>
          <table:table-cell office:value-type="float" office:value="4166836" calcext:value-type="float">
            <text:p>4166836</text:p>
          </table:table-cell>
          <table:table-cell/>
          <table:table-cell office:value-type="float" office:value="4712379" calcext:value-type="float">
            <text:p>4712379</text:p>
          </table:table-cell>
          <table:table-cell/>
          <table:table-cell office:value-type="float" office:value="3796811" calcext:value-type="float">
            <text:p>3796811</text:p>
          </table:table-cell>
          <table:table-cell/>
          <table:table-cell office:value-type="float" office:value="3194011" calcext:value-type="float">
            <text:p>3194011</text:p>
          </table:table-cell>
          <table:table-cell/>
          <table:table-cell office:value-type="float" office:value="2575452" calcext:value-type="float">
            <text:p>2575452</text:p>
          </table:table-cell>
          <table:table-cell/>
          <table:table-cell office:value-type="float" office:value="1667073" calcext:value-type="float">
            <text:p>1667073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4096</text:p>
          </table:table-cell>
          <table:table-cell table:number-columns-repeated="2"/>
          <table:table-cell office:value-type="float" office:value="715633" calcext:value-type="float">
            <text:p>715633</text:p>
          </table:table-cell>
          <table:table-cell/>
          <table:table-cell office:value-type="float" office:value="1139423" calcext:value-type="float">
            <text:p>1139423</text:p>
          </table:table-cell>
          <table:table-cell/>
          <table:table-cell office:value-type="float" office:value="1701208" calcext:value-type="float">
            <text:p>1701208</text:p>
          </table:table-cell>
          <table:table-cell/>
          <table:table-cell office:value-type="float" office:value="2340838" calcext:value-type="float">
            <text:p>2340838</text:p>
          </table:table-cell>
          <table:table-cell/>
          <table:table-cell office:value-type="float" office:value="2706667" calcext:value-type="float">
            <text:p>2706667</text:p>
          </table:table-cell>
          <table:table-cell/>
          <table:table-cell office:value-type="float" office:value="2951433" calcext:value-type="float">
            <text:p>2951433</text:p>
          </table:table-cell>
          <table:table-cell/>
          <table:table-cell office:value-type="float" office:value="2696865" calcext:value-type="float">
            <text:p>2696865</text:p>
          </table:table-cell>
          <table:table-cell/>
          <table:table-cell office:value-type="float" office:value="2192836" calcext:value-type="float">
            <text:p>2192836</text:p>
          </table:table-cell>
          <table:table-cell/>
          <table:table-cell office:value-type="float" office:value="2301511" calcext:value-type="float">
            <text:p>2301511</text:p>
          </table:table-cell>
          <table:table-cell/>
          <table:table-cell office:value-type="float" office:value="1584280" calcext:value-type="float">
            <text:p>1584280</text:p>
          </table:table-cell>
          <table:table-cell/>
          <table:table-cell office:value-type="float" office:value="1296777" calcext:value-type="float">
            <text:p>1296777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8192</text:p>
          </table:table-cell>
          <table:table-cell table:number-columns-repeated="2"/>
          <table:table-cell office:value-type="float" office:value="705185" calcext:value-type="float">
            <text:p>705185</text:p>
          </table:table-cell>
          <table:table-cell/>
          <table:table-cell office:value-type="float" office:value="1129152" calcext:value-type="float">
            <text:p>1129152</text:p>
          </table:table-cell>
          <table:table-cell/>
          <table:table-cell office:value-type="float" office:value="1657192" calcext:value-type="float">
            <text:p>1657192</text:p>
          </table:table-cell>
          <table:table-cell/>
          <table:table-cell office:value-type="float" office:value="2171274" calcext:value-type="float">
            <text:p>2171274</text:p>
          </table:table-cell>
          <table:table-cell/>
          <table:table-cell office:value-type="float" office:value="2539761" calcext:value-type="float">
            <text:p>2539761</text:p>
          </table:table-cell>
          <table:table-cell/>
          <table:table-cell office:value-type="float" office:value="2740165" calcext:value-type="float">
            <text:p>2740165</text:p>
          </table:table-cell>
          <table:table-cell/>
          <table:table-cell office:value-type="float" office:value="2662766" calcext:value-type="float">
            <text:p>2662766</text:p>
          </table:table-cell>
          <table:table-cell/>
          <table:table-cell office:value-type="float" office:value="2636457" calcext:value-type="float">
            <text:p>2636457</text:p>
          </table:table-cell>
          <table:table-cell/>
          <table:table-cell office:value-type="float" office:value="2427475" calcext:value-type="float">
            <text:p>2427475</text:p>
          </table:table-cell>
          <table:table-cell/>
          <table:table-cell office:value-type="float" office:value="2079557" calcext:value-type="float">
            <text:p>2079557</text:p>
          </table:table-cell>
          <table:table-cell/>
          <table:table-cell office:value-type="float" office:value="1619836" calcext:value-type="float">
            <text:p>1619836</text:p>
          </table:table-cell>
          <table:table-cell/>
          <table:table-cell office:value-type="float" office:value="1304396" calcext:value-type="float">
            <text:p>1304396</text:p>
          </table:table-cell>
          <table:table-cell table:number-columns-repeated="54"/>
        </table:table-row>
        <table:table-row table:style-name="ro1">
          <table:table-cell table:style-name="ce2" office:value-type="string" calcext:value-type="string">
            <text:p>16384</text:p>
          </table:table-cell>
          <table:table-cell table:number-columns-repeated="2"/>
          <table:table-cell office:value-type="float" office:value="688331" calcext:value-type="float">
            <text:p>688331</text:p>
          </table:table-cell>
          <table:table-cell/>
          <table:table-cell office:value-type="float" office:value="1104370" calcext:value-type="float">
            <text:p>1104370</text:p>
          </table:table-cell>
          <table:table-cell/>
          <table:table-cell office:value-type="float" office:value="1644253" calcext:value-type="float">
            <text:p>1644253</text:p>
          </table:table-cell>
          <table:table-cell/>
          <table:table-cell office:value-type="float" office:value="2125390" calcext:value-type="float">
            <text:p>2125390</text:p>
          </table:table-cell>
          <table:table-cell/>
          <table:table-cell office:value-type="float" office:value="2549681" calcext:value-type="float">
            <text:p>2549681</text:p>
          </table:table-cell>
          <table:table-cell/>
          <table:table-cell office:value-type="float" office:value="2669186" calcext:value-type="float">
            <text:p>2669186</text:p>
          </table:table-cell>
          <table:table-cell/>
          <table:table-cell office:value-type="float" office:value="2490953" calcext:value-type="float">
            <text:p>2490953</text:p>
          </table:table-cell>
          <table:table-cell/>
          <table:table-cell office:value-type="float" office:value="2626103" calcext:value-type="float">
            <text:p>2626103</text:p>
          </table:table-cell>
          <table:table-cell/>
          <table:table-cell office:value-type="float" office:value="2504586" calcext:value-type="float">
            <text:p>2504586</text:p>
          </table:table-cell>
          <table:table-cell/>
          <table:table-cell office:value-type="float" office:value="2349870" calcext:value-type="float">
            <text:p>2349870</text:p>
          </table:table-cell>
          <table:table-cell/>
          <table:table-cell office:value-type="float" office:value="1972573" calcext:value-type="float">
            <text:p>1972573</text:p>
          </table:table-cell>
          <table:table-cell/>
          <table:table-cell office:value-type="float" office:value="1541051" calcext:value-type="float">
            <text:p>1541051</text:p>
          </table:table-cell>
          <table:table-cell/>
          <table:table-cell office:value-type="float" office:value="1257531" calcext:value-type="float">
            <text:p>1257531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55448" calcext:value-type="float">
            <text:p>2555448</text:p>
          </table:table-cell>
          <table:table-cell/>
          <table:table-cell office:value-type="float" office:value="2607152" calcext:value-type="float">
            <text:p>2607152</text:p>
          </table:table-cell>
          <table:table-cell/>
          <table:table-cell office:value-type="float" office:value="2620245" calcext:value-type="float">
            <text:p>2620245</text:p>
          </table:table-cell>
          <table:table-cell/>
          <table:table-cell office:value-type="float" office:value="2652785" calcext:value-type="float">
            <text:p>2652785</text:p>
          </table:table-cell>
          <table:table-cell/>
          <table:table-cell office:value-type="float" office:value="2612182" calcext:value-type="float">
            <text:p>2612182</text:p>
          </table:table-cell>
          <table:table-cell/>
          <table:table-cell office:value-type="float" office:value="2562562" calcext:value-type="float">
            <text:p>2562562</text:p>
          </table:table-cell>
          <table:table-cell/>
          <table:table-cell office:value-type="float" office:value="2128676" calcext:value-type="float">
            <text:p>2128676</text:p>
          </table:table-cell>
          <table:table-cell/>
          <table:table-cell office:value-type="float" office:value="1840950" calcext:value-type="float">
            <text:p>1840950</text:p>
          </table:table-cell>
          <table:table-cell/>
          <table:table-cell office:value-type="float" office:value="1594596" calcext:value-type="float">
            <text:p>1594596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47034" calcext:value-type="float">
            <text:p>2447034</text:p>
          </table:table-cell>
          <table:table-cell/>
          <table:table-cell office:value-type="float" office:value="2547134" calcext:value-type="float">
            <text:p>2547134</text:p>
          </table:table-cell>
          <table:table-cell/>
          <table:table-cell office:value-type="float" office:value="2528970" calcext:value-type="float">
            <text:p>2528970</text:p>
          </table:table-cell>
          <table:table-cell/>
          <table:table-cell office:value-type="float" office:value="2637221" calcext:value-type="float">
            <text:p>2637221</text:p>
          </table:table-cell>
          <table:table-cell/>
          <table:table-cell office:value-type="float" office:value="2595176" calcext:value-type="float">
            <text:p>2595176</text:p>
          </table:table-cell>
          <table:table-cell/>
          <table:table-cell office:value-type="float" office:value="2549989" calcext:value-type="float">
            <text:p>2549989</text:p>
          </table:table-cell>
          <table:table-cell/>
          <table:table-cell office:value-type="float" office:value="2121249" calcext:value-type="float">
            <text:p>2121249</text:p>
          </table:table-cell>
          <table:table-cell/>
          <table:table-cell office:value-type="float" office:value="1903765" calcext:value-type="float">
            <text:p>1903765</text:p>
          </table:table-cell>
          <table:table-cell/>
          <table:table-cell office:value-type="float" office:value="1719897" calcext:value-type="float">
            <text:p>1719897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13697" calcext:value-type="float">
            <text:p>2413697</text:p>
          </table:table-cell>
          <table:table-cell/>
          <table:table-cell office:value-type="float" office:value="2489137" calcext:value-type="float">
            <text:p>2489137</text:p>
          </table:table-cell>
          <table:table-cell/>
          <table:table-cell office:value-type="float" office:value="2565657" calcext:value-type="float">
            <text:p>2565657</text:p>
          </table:table-cell>
          <table:table-cell/>
          <table:table-cell office:value-type="float" office:value="2613229" calcext:value-type="float">
            <text:p>2613229</text:p>
          </table:table-cell>
          <table:table-cell/>
          <table:table-cell office:value-type="float" office:value="2616641" calcext:value-type="float">
            <text:p>2616641</text:p>
          </table:table-cell>
          <table:table-cell/>
          <table:table-cell office:value-type="float" office:value="2566617" calcext:value-type="float">
            <text:p>2566617</text:p>
          </table:table-cell>
          <table:table-cell/>
          <table:table-cell office:value-type="float" office:value="2116050" calcext:value-type="float">
            <text:p>2116050</text:p>
          </table:table-cell>
          <table:table-cell/>
          <table:table-cell office:value-type="float" office:value="2003393" calcext:value-type="float">
            <text:p>2003393</text:p>
          </table:table-cell>
          <table:table-cell/>
          <table:table-cell office:value-type="float" office:value="1866149" calcext:value-type="float">
            <text:p>1866149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82323" calcext:value-type="float">
            <text:p>2482323</text:p>
          </table:table-cell>
          <table:table-cell/>
          <table:table-cell office:value-type="float" office:value="2593187" calcext:value-type="float">
            <text:p>2593187</text:p>
          </table:table-cell>
          <table:table-cell/>
          <table:table-cell office:value-type="float" office:value="2584364" calcext:value-type="float">
            <text:p>2584364</text:p>
          </table:table-cell>
          <table:table-cell/>
          <table:table-cell office:value-type="float" office:value="2687383" calcext:value-type="float">
            <text:p>2687383</text:p>
          </table:table-cell>
          <table:table-cell/>
          <table:table-cell office:value-type="float" office:value="2594627" calcext:value-type="float">
            <text:p>2594627</text:p>
          </table:table-cell>
          <table:table-cell/>
          <table:table-cell office:value-type="float" office:value="1903841" calcext:value-type="float">
            <text:p>1903841</text:p>
          </table:table-cell>
          <table:table-cell/>
          <table:table-cell office:value-type="float" office:value="2315432" calcext:value-type="float">
            <text:p>2315432</text:p>
          </table:table-cell>
          <table:table-cell/>
          <table:table-cell office:value-type="float" office:value="2085048" calcext:value-type="float">
            <text:p>2085048</text:p>
          </table:table-cell>
          <table:table-cell/>
          <table:table-cell office:value-type="float" office:value="1965442" calcext:value-type="float">
            <text:p>1965442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93161" calcext:value-type="float">
            <text:p>2493161</text:p>
          </table:table-cell>
          <table:table-cell/>
          <table:table-cell office:value-type="float" office:value="2639617" calcext:value-type="float">
            <text:p>2639617</text:p>
          </table:table-cell>
          <table:table-cell/>
          <table:table-cell office:value-type="float" office:value="2590633" calcext:value-type="float">
            <text:p>2590633</text:p>
          </table:table-cell>
          <table:table-cell/>
          <table:table-cell office:value-type="float" office:value="2640656" calcext:value-type="float">
            <text:p>2640656</text:p>
          </table:table-cell>
          <table:table-cell/>
          <table:table-cell office:value-type="float" office:value="2707784" calcext:value-type="float">
            <text:p>2707784</text:p>
          </table:table-cell>
          <table:table-cell/>
          <table:table-cell office:value-type="float" office:value="2718198" calcext:value-type="float">
            <text:p>2718198</text:p>
          </table:table-cell>
          <table:table-cell/>
          <table:table-cell office:value-type="float" office:value="2332927" calcext:value-type="float">
            <text:p>2332927</text:p>
          </table:table-cell>
          <table:table-cell/>
          <table:table-cell office:value-type="float" office:value="2098468" calcext:value-type="float">
            <text:p>2098468</text:p>
          </table:table-cell>
          <table:table-cell/>
          <table:table-cell office:value-type="float" office:value="2096047" calcext:value-type="float">
            <text:p>2096047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49097" calcext:value-type="float">
            <text:p>2449097</text:p>
          </table:table-cell>
          <table:table-cell/>
          <table:table-cell office:value-type="float" office:value="2585900" calcext:value-type="float">
            <text:p>2585900</text:p>
          </table:table-cell>
          <table:table-cell/>
          <table:table-cell office:value-type="float" office:value="296605" calcext:value-type="float">
            <text:p>296605</text:p>
          </table:table-cell>
          <table:table-cell/>
          <table:table-cell office:value-type="float" office:value="2536819" calcext:value-type="float">
            <text:p>2536819</text:p>
          </table:table-cell>
          <table:table-cell/>
          <table:table-cell office:value-type="float" office:value="2644235" calcext:value-type="float">
            <text:p>2644235</text:p>
          </table:table-cell>
          <table:table-cell/>
          <table:table-cell office:value-type="float" office:value="2578890" calcext:value-type="float">
            <text:p>2578890</text:p>
          </table:table-cell>
          <table:table-cell/>
          <table:table-cell office:value-type="float" office:value="2173072" calcext:value-type="float">
            <text:p>2173072</text:p>
          </table:table-cell>
          <table:table-cell/>
          <table:table-cell office:value-type="float" office:value="2083666" calcext:value-type="float">
            <text:p>2083666</text:p>
          </table:table-cell>
          <table:table-cell/>
          <table:table-cell office:value-type="float" office:value="2003178" calcext:value-type="float">
            <text:p>2003178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15529" calcext:value-type="float">
            <text:p>415529</text:p>
          </table:table-cell>
          <table:table-cell/>
          <table:table-cell office:value-type="float" office:value="521004" calcext:value-type="float">
            <text:p>521004</text:p>
          </table:table-cell>
          <table:table-cell/>
          <table:table-cell office:value-type="float" office:value="524115" calcext:value-type="float">
            <text:p>524115</text:p>
          </table:table-cell>
          <table:table-cell/>
          <table:table-cell office:value-type="float" office:value="634719" calcext:value-type="float">
            <text:p>634719</text:p>
          </table:table-cell>
          <table:table-cell/>
          <table:table-cell office:value-type="float" office:value="710928" calcext:value-type="float">
            <text:p>710928</text:p>
          </table:table-cell>
          <table:table-cell/>
          <table:table-cell office:value-type="float" office:value="627258" calcext:value-type="float">
            <text:p>627258</text:p>
          </table:table-cell>
          <table:table-cell/>
          <table:table-cell office:value-type="float" office:value="543115" calcext:value-type="float">
            <text:p>543115</text:p>
          </table:table-cell>
          <table:table-cell/>
          <table:table-cell office:value-type="float" office:value="597138" calcext:value-type="float">
            <text:p>597138</text:p>
          </table:table-cell>
          <table:table-cell/>
          <table:table-cell office:value-type="float" office:value="617766" calcext:value-type="float">
            <text:p>617766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13673" calcext:value-type="float">
            <text:p>413673</text:p>
          </table:table-cell>
          <table:table-cell/>
          <table:table-cell office:value-type="float" office:value="487943" calcext:value-type="float">
            <text:p>487943</text:p>
          </table:table-cell>
          <table:table-cell/>
          <table:table-cell office:value-type="float" office:value="573716" calcext:value-type="float">
            <text:p>573716</text:p>
          </table:table-cell>
          <table:table-cell/>
          <table:table-cell office:value-type="float" office:value="634322" calcext:value-type="float">
            <text:p>634322</text:p>
          </table:table-cell>
          <table:table-cell/>
          <table:table-cell office:value-type="float" office:value="707995" calcext:value-type="float">
            <text:p>707995</text:p>
          </table:table-cell>
          <table:table-cell/>
          <table:table-cell office:value-type="float" office:value="606667" calcext:value-type="float">
            <text:p>606667</text:p>
          </table:table-cell>
          <table:table-cell/>
          <table:table-cell office:value-type="float" office:value="635456" calcext:value-type="float">
            <text:p>635456</text:p>
          </table:table-cell>
          <table:table-cell/>
          <table:table-cell office:value-type="float" office:value="682294" calcext:value-type="float">
            <text:p>682294</text:p>
          </table:table-cell>
          <table:table-cell/>
          <table:table-cell office:value-type="float" office:value="617407" calcext:value-type="float">
            <text:p>617407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-F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2" office:value-type="string" calcext:value-type="string">
            <text:p>4</text:p>
          </table:table-cell>
          <table:table-cell/>
          <table:table-cell table:style-name="ce2" office:value-type="string" calcext:value-type="string">
            <text:p>8</text:p>
          </table:table-cell>
          <table:table-cell/>
          <table:table-cell table:style-name="ce2" office:value-type="string" calcext:value-type="string">
            <text:p>16</text:p>
          </table:table-cell>
          <table:table-cell/>
          <table:table-cell table:style-name="ce2" office:value-type="string" calcext:value-type="string">
            <text:p>32</text:p>
          </table:table-cell>
          <table:table-cell/>
          <table:table-cell table:style-name="ce2" office:value-type="string" calcext:value-type="string">
            <text:p>64</text:p>
          </table:table-cell>
          <table:table-cell/>
          <table:table-cell table:style-name="ce2" office:value-type="string" calcext:value-type="string">
            <text:p>128</text:p>
          </table:table-cell>
          <table:table-cell/>
          <table:table-cell table:style-name="ce2" office:value-type="string" calcext:value-type="string">
            <text:p>256</text:p>
          </table:table-cell>
          <table:table-cell/>
          <table:table-cell table:style-name="ce2" office:value-type="string" calcext:value-type="string">
            <text:p>512</text:p>
          </table:table-cell>
          <table:table-cell/>
          <table:table-cell table:style-name="ce2" office:value-type="string" calcext:value-type="string">
            <text:p>1024</text:p>
          </table:table-cell>
          <table:table-cell/>
          <table:table-cell table:style-name="ce2" office:value-type="string" calcext:value-type="string">
            <text:p>2048</text:p>
          </table:table-cell>
          <table:table-cell/>
          <table:table-cell table:style-name="ce2" office:value-type="string" calcext:value-type="string">
            <text:p>4096</text:p>
          </table:table-cell>
          <table:table-cell/>
          <table:table-cell table:style-name="ce2" office:value-type="string" calcext:value-type="string">
            <text:p>8192</text:p>
          </table:table-cell>
          <table:table-cell/>
          <table:table-cell table:style-name="ce2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2" office:value-type="string" calcext:value-type="string">
            <text:p>64</text:p>
          </table:table-cell>
          <table:table-cell table:number-columns-repeated="2"/>
          <table:table-cell office:value-type="float" office:value="734787" calcext:value-type="float">
            <text:p>734787</text:p>
          </table:table-cell>
          <table:table-cell/>
          <table:table-cell office:value-type="float" office:value="1209829" calcext:value-type="float">
            <text:p>1209829</text:p>
          </table:table-cell>
          <table:table-cell/>
          <table:table-cell office:value-type="float" office:value="1748633" calcext:value-type="float">
            <text:p>1748633</text:p>
          </table:table-cell>
          <table:table-cell/>
          <table:table-cell office:value-type="float" office:value="2229965" calcext:value-type="float">
            <text:p>2229965</text:p>
          </table:table-cell>
          <table:table-cell/>
          <table:table-cell office:value-type="float" office:value="2735042" calcext:value-type="float">
            <text:p>2735042</text:p>
          </table:table-cell>
          <table:table-cell table:number-columns-repeated="68"/>
        </table:table-row>
        <table:table-row table:style-name="ro1">
          <table:table-cell table:style-name="ce2" office:value-type="string" calcext:value-type="string">
            <text:p>128</text:p>
          </table:table-cell>
          <table:table-cell table:number-columns-repeated="2"/>
          <table:table-cell office:value-type="float" office:value="791589" calcext:value-type="float">
            <text:p>791589</text:p>
          </table:table-cell>
          <table:table-cell/>
          <table:table-cell office:value-type="float" office:value="1296859" calcext:value-type="float">
            <text:p>1296859</text:p>
          </table:table-cell>
          <table:table-cell/>
          <table:table-cell office:value-type="float" office:value="1725067" calcext:value-type="float">
            <text:p>1725067</text:p>
          </table:table-cell>
          <table:table-cell/>
          <table:table-cell office:value-type="float" office:value="2711864" calcext:value-type="float">
            <text:p>2711864</text:p>
          </table:table-cell>
          <table:table-cell/>
          <table:table-cell office:value-type="float" office:value="3298969" calcext:value-type="float">
            <text:p>3298969</text:p>
          </table:table-cell>
          <table:table-cell/>
          <table:table-cell office:value-type="float" office:value="3565459" calcext:value-type="float">
            <text:p>3565459</text:p>
          </table:table-cell>
          <table:table-cell table:number-columns-repeated="66"/>
        </table:table-row>
        <table:table-row table:style-name="ro1">
          <table:table-cell table:style-name="ce2" office:value-type="string" calcext:value-type="string">
            <text:p>256</text:p>
          </table:table-cell>
          <table:table-cell table:number-columns-repeated="2"/>
          <table:table-cell office:value-type="float" office:value="809870" calcext:value-type="float">
            <text:p>809870</text:p>
          </table:table-cell>
          <table:table-cell/>
          <table:table-cell office:value-type="float" office:value="1386782" calcext:value-type="float">
            <text:p>1386782</text:p>
          </table:table-cell>
          <table:table-cell/>
          <table:table-cell office:value-type="float" office:value="2131557" calcext:value-type="float">
            <text:p>2131557</text:p>
          </table:table-cell>
          <table:table-cell/>
          <table:table-cell office:value-type="float" office:value="3095525" calcext:value-type="float">
            <text:p>3095525</text:p>
          </table:table-cell>
          <table:table-cell/>
          <table:table-cell office:value-type="float" office:value="1961685" calcext:value-type="float">
            <text:p>1961685</text:p>
          </table:table-cell>
          <table:table-cell/>
          <table:table-cell office:value-type="float" office:value="4183006" calcext:value-type="float">
            <text:p>4183006</text:p>
          </table:table-cell>
          <table:table-cell/>
          <table:table-cell office:value-type="float" office:value="4196721" calcext:value-type="float">
            <text:p>4196721</text:p>
          </table:table-cell>
          <table:table-cell table:number-columns-repeated="64"/>
        </table:table-row>
        <table:table-row table:style-name="ro1">
          <table:table-cell table:style-name="ce2" office:value-type="string" calcext:value-type="string">
            <text:p>512</text:p>
          </table:table-cell>
          <table:table-cell table:number-columns-repeated="2"/>
          <table:table-cell office:value-type="float" office:value="825407" calcext:value-type="float">
            <text:p>825407</text:p>
          </table:table-cell>
          <table:table-cell/>
          <table:table-cell office:value-type="float" office:value="1422617" calcext:value-type="float">
            <text:p>1422617</text:p>
          </table:table-cell>
          <table:table-cell/>
          <table:table-cell office:value-type="float" office:value="2223187" calcext:value-type="float">
            <text:p>2223187</text:p>
          </table:table-cell>
          <table:table-cell/>
          <table:table-cell office:value-type="float" office:value="3222152" calcext:value-type="float">
            <text:p>3222152</text:p>
          </table:table-cell>
          <table:table-cell/>
          <table:table-cell office:value-type="float" office:value="3514070" calcext:value-type="float">
            <text:p>3514070</text:p>
          </table:table-cell>
          <table:table-cell/>
          <table:table-cell office:value-type="float" office:value="4604316" calcext:value-type="float">
            <text:p>4604316</text:p>
          </table:table-cell>
          <table:table-cell/>
          <table:table-cell office:value-type="float" office:value="4555160" calcext:value-type="float">
            <text:p>4555160</text:p>
          </table:table-cell>
          <table:table-cell/>
          <table:table-cell office:value-type="float" office:value="4710211" calcext:value-type="float">
            <text:p>4710211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1024</text:p>
          </table:table-cell>
          <table:table-cell table:number-columns-repeated="2"/>
          <table:table-cell office:value-type="float" office:value="834827" calcext:value-type="float">
            <text:p>834827</text:p>
          </table:table-cell>
          <table:table-cell/>
          <table:table-cell office:value-type="float" office:value="1454132" calcext:value-type="float">
            <text:p>1454132</text:p>
          </table:table-cell>
          <table:table-cell/>
          <table:table-cell office:value-type="float" office:value="2297509" calcext:value-type="float">
            <text:p>2297509</text:p>
          </table:table-cell>
          <table:table-cell/>
          <table:table-cell office:value-type="float" office:value="3605633" calcext:value-type="float">
            <text:p>3605633</text:p>
          </table:table-cell>
          <table:table-cell/>
          <table:table-cell office:value-type="float" office:value="4680073" calcext:value-type="float">
            <text:p>4680073</text:p>
          </table:table-cell>
          <table:table-cell/>
          <table:table-cell office:value-type="float" office:value="4423326" calcext:value-type="float">
            <text:p>4423326</text:p>
          </table:table-cell>
          <table:table-cell/>
          <table:table-cell office:value-type="float" office:value="5076846" calcext:value-type="float">
            <text:p>5076846</text:p>
          </table:table-cell>
          <table:table-cell/>
          <table:table-cell office:value-type="float" office:value="5308449" calcext:value-type="float">
            <text:p>5308449</text:p>
          </table:table-cell>
          <table:table-cell/>
          <table:table-cell office:value-type="float" office:value="5158690" calcext:value-type="float">
            <text:p>5158690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>
            <text:p>2048</text:p>
          </table:table-cell>
          <table:table-cell table:number-columns-repeated="2"/>
          <table:table-cell office:value-type="float" office:value="835134" calcext:value-type="float">
            <text:p>835134</text:p>
          </table:table-cell>
          <table:table-cell/>
          <table:table-cell office:value-type="float" office:value="1464635" calcext:value-type="float">
            <text:p>1464635</text:p>
          </table:table-cell>
          <table:table-cell/>
          <table:table-cell office:value-type="float" office:value="2266489" calcext:value-type="float">
            <text:p>2266489</text:p>
          </table:table-cell>
          <table:table-cell/>
          <table:table-cell office:value-type="float" office:value="3545706" calcext:value-type="float">
            <text:p>3545706</text:p>
          </table:table-cell>
          <table:table-cell/>
          <table:table-cell office:value-type="float" office:value="4614691" calcext:value-type="float">
            <text:p>4614691</text:p>
          </table:table-cell>
          <table:table-cell/>
          <table:table-cell office:value-type="float" office:value="5023301" calcext:value-type="float">
            <text:p>5023301</text:p>
          </table:table-cell>
          <table:table-cell/>
          <table:table-cell office:value-type="float" office:value="4712379" calcext:value-type="float">
            <text:p>4712379</text:p>
          </table:table-cell>
          <table:table-cell/>
          <table:table-cell office:value-type="float" office:value="5175638" calcext:value-type="float">
            <text:p>5175638</text:p>
          </table:table-cell>
          <table:table-cell/>
          <table:table-cell office:value-type="float" office:value="5368283" calcext:value-type="float">
            <text:p>5368283</text:p>
          </table:table-cell>
          <table:table-cell/>
          <table:table-cell office:value-type="float" office:value="3905415" calcext:value-type="float">
            <text:p>3905415</text:p>
          </table:table-cell>
          <table:table-cell table:number-columns-repeated="58"/>
        </table:table-row>
        <table:table-row table:style-name="ro1">
          <table:table-cell table:style-name="ce2" office:value-type="string" calcext:value-type="string">
            <text:p>4096</text:p>
          </table:table-cell>
          <table:table-cell table:number-columns-repeated="2"/>
          <table:table-cell office:value-type="float" office:value="724519" calcext:value-type="float">
            <text:p>724519</text:p>
          </table:table-cell>
          <table:table-cell/>
          <table:table-cell office:value-type="float" office:value="1149722" calcext:value-type="float">
            <text:p>1149722</text:p>
          </table:table-cell>
          <table:table-cell/>
          <table:table-cell office:value-type="float" office:value="1782186" calcext:value-type="float">
            <text:p>1782186</text:p>
          </table:table-cell>
          <table:table-cell/>
          <table:table-cell office:value-type="float" office:value="2442456" calcext:value-type="float">
            <text:p>2442456</text:p>
          </table:table-cell>
          <table:table-cell/>
          <table:table-cell office:value-type="float" office:value="2908058" calcext:value-type="float">
            <text:p>2908058</text:p>
          </table:table-cell>
          <table:table-cell/>
          <table:table-cell office:value-type="float" office:value="2868347" calcext:value-type="float">
            <text:p>2868347</text:p>
          </table:table-cell>
          <table:table-cell/>
          <table:table-cell office:value-type="float" office:value="3116013" calcext:value-type="float">
            <text:p>3116013</text:p>
          </table:table-cell>
          <table:table-cell/>
          <table:table-cell office:value-type="float" office:value="3260108" calcext:value-type="float">
            <text:p>3260108</text:p>
          </table:table-cell>
          <table:table-cell/>
          <table:table-cell office:value-type="float" office:value="3259070" calcext:value-type="float">
            <text:p>3259070</text:p>
          </table:table-cell>
          <table:table-cell/>
          <table:table-cell office:value-type="float" office:value="2673629" calcext:value-type="float">
            <text:p>2673629</text:p>
          </table:table-cell>
          <table:table-cell/>
          <table:table-cell office:value-type="float" office:value="2540785" calcext:value-type="float">
            <text:p>2540785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>
            <text:p>8192</text:p>
          </table:table-cell>
          <table:table-cell table:number-columns-repeated="2"/>
          <table:table-cell office:value-type="float" office:value="712645" calcext:value-type="float">
            <text:p>712645</text:p>
          </table:table-cell>
          <table:table-cell/>
          <table:table-cell office:value-type="float" office:value="1160356" calcext:value-type="float">
            <text:p>1160356</text:p>
          </table:table-cell>
          <table:table-cell/>
          <table:table-cell office:value-type="float" office:value="1730058" calcext:value-type="float">
            <text:p>1730058</text:p>
          </table:table-cell>
          <table:table-cell/>
          <table:table-cell office:value-type="float" office:value="2261983" calcext:value-type="float">
            <text:p>2261983</text:p>
          </table:table-cell>
          <table:table-cell/>
          <table:table-cell office:value-type="float" office:value="2688193" calcext:value-type="float">
            <text:p>2688193</text:p>
          </table:table-cell>
          <table:table-cell/>
          <table:table-cell office:value-type="float" office:value="2964678" calcext:value-type="float">
            <text:p>2964678</text:p>
          </table:table-cell>
          <table:table-cell/>
          <table:table-cell office:value-type="float" office:value="2862834" calcext:value-type="float">
            <text:p>2862834</text:p>
          </table:table-cell>
          <table:table-cell/>
          <table:table-cell office:value-type="float" office:value="3017978" calcext:value-type="float">
            <text:p>3017978</text:p>
          </table:table-cell>
          <table:table-cell/>
          <table:table-cell office:value-type="float" office:value="2967793" calcext:value-type="float">
            <text:p>2967793</text:p>
          </table:table-cell>
          <table:table-cell/>
          <table:table-cell office:value-type="float" office:value="2855549" calcext:value-type="float">
            <text:p>2855549</text:p>
          </table:table-cell>
          <table:table-cell/>
          <table:table-cell office:value-type="float" office:value="2527458" calcext:value-type="float">
            <text:p>2527458</text:p>
          </table:table-cell>
          <table:table-cell/>
          <table:table-cell office:value-type="float" office:value="2303193" calcext:value-type="float">
            <text:p>2303193</text:p>
          </table:table-cell>
          <table:table-cell table:number-columns-repeated="54"/>
        </table:table-row>
        <table:table-row table:style-name="ro1">
          <table:table-cell table:style-name="ce2" office:value-type="string" calcext:value-type="string">
            <text:p>16384</text:p>
          </table:table-cell>
          <table:table-cell table:number-columns-repeated="2"/>
          <table:table-cell office:value-type="float" office:value="664924" calcext:value-type="float">
            <text:p>664924</text:p>
          </table:table-cell>
          <table:table-cell/>
          <table:table-cell office:value-type="float" office:value="1120909" calcext:value-type="float">
            <text:p>1120909</text:p>
          </table:table-cell>
          <table:table-cell/>
          <table:table-cell office:value-type="float" office:value="1675855" calcext:value-type="float">
            <text:p>1675855</text:p>
          </table:table-cell>
          <table:table-cell/>
          <table:table-cell office:value-type="float" office:value="2267022" calcext:value-type="float">
            <text:p>2267022</text:p>
          </table:table-cell>
          <table:table-cell/>
          <table:table-cell office:value-type="float" office:value="2632433" calcext:value-type="float">
            <text:p>2632433</text:p>
          </table:table-cell>
          <table:table-cell/>
          <table:table-cell office:value-type="float" office:value="2587287" calcext:value-type="float">
            <text:p>2587287</text:p>
          </table:table-cell>
          <table:table-cell/>
          <table:table-cell office:value-type="float" office:value="2713616" calcext:value-type="float">
            <text:p>2713616</text:p>
          </table:table-cell>
          <table:table-cell/>
          <table:table-cell office:value-type="float" office:value="2786868" calcext:value-type="float">
            <text:p>2786868</text:p>
          </table:table-cell>
          <table:table-cell/>
          <table:table-cell office:value-type="float" office:value="2788765" calcext:value-type="float">
            <text:p>2788765</text:p>
          </table:table-cell>
          <table:table-cell/>
          <table:table-cell office:value-type="float" office:value="2617796" calcext:value-type="float">
            <text:p>2617796</text:p>
          </table:table-cell>
          <table:table-cell/>
          <table:table-cell office:value-type="float" office:value="2127433" calcext:value-type="float">
            <text:p>2127433</text:p>
          </table:table-cell>
          <table:table-cell/>
          <table:table-cell office:value-type="float" office:value="2222131" calcext:value-type="float">
            <text:p>2222131</text:p>
          </table:table-cell>
          <table:table-cell/>
          <table:table-cell office:value-type="float" office:value="2192426" calcext:value-type="float">
            <text:p>2192426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09534" calcext:value-type="float">
            <text:p>2509534</text:p>
          </table:table-cell>
          <table:table-cell/>
          <table:table-cell office:value-type="float" office:value="2731759" calcext:value-type="float">
            <text:p>2731759</text:p>
          </table:table-cell>
          <table:table-cell/>
          <table:table-cell office:value-type="float" office:value="2557722" calcext:value-type="float">
            <text:p>2557722</text:p>
          </table:table-cell>
          <table:table-cell/>
          <table:table-cell office:value-type="float" office:value="2694847" calcext:value-type="float">
            <text:p>2694847</text:p>
          </table:table-cell>
          <table:table-cell/>
          <table:table-cell office:value-type="float" office:value="2799296" calcext:value-type="float">
            <text:p>2799296</text:p>
          </table:table-cell>
          <table:table-cell/>
          <table:table-cell office:value-type="float" office:value="2784098" calcext:value-type="float">
            <text:p>2784098</text:p>
          </table:table-cell>
          <table:table-cell/>
          <table:table-cell office:value-type="float" office:value="2286017" calcext:value-type="float">
            <text:p>2286017</text:p>
          </table:table-cell>
          <table:table-cell/>
          <table:table-cell office:value-type="float" office:value="2030273" calcext:value-type="float">
            <text:p>2030273</text:p>
          </table:table-cell>
          <table:table-cell/>
          <table:table-cell office:value-type="float" office:value="1995274" calcext:value-type="float">
            <text:p>1995274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52437" calcext:value-type="float">
            <text:p>2452437</text:p>
          </table:table-cell>
          <table:table-cell/>
          <table:table-cell office:value-type="float" office:value="2538236" calcext:value-type="float">
            <text:p>2538236</text:p>
          </table:table-cell>
          <table:table-cell/>
          <table:table-cell office:value-type="float" office:value="2532547" calcext:value-type="float">
            <text:p>2532547</text:p>
          </table:table-cell>
          <table:table-cell/>
          <table:table-cell office:value-type="float" office:value="2740521" calcext:value-type="float">
            <text:p>2740521</text:p>
          </table:table-cell>
          <table:table-cell/>
          <table:table-cell office:value-type="float" office:value="2010652" calcext:value-type="float">
            <text:p>2010652</text:p>
          </table:table-cell>
          <table:table-cell/>
          <table:table-cell office:value-type="float" office:value="2666482" calcext:value-type="float">
            <text:p>2666482</text:p>
          </table:table-cell>
          <table:table-cell/>
          <table:table-cell office:value-type="float" office:value="2269534" calcext:value-type="float">
            <text:p>2269534</text:p>
          </table:table-cell>
          <table:table-cell/>
          <table:table-cell office:value-type="float" office:value="2114023" calcext:value-type="float">
            <text:p>2114023</text:p>
          </table:table-cell>
          <table:table-cell/>
          <table:table-cell office:value-type="float" office:value="1941094" calcext:value-type="float">
            <text:p>1941094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42529" calcext:value-type="float">
            <text:p>2442529</text:p>
          </table:table-cell>
          <table:table-cell/>
          <table:table-cell office:value-type="float" office:value="2529917" calcext:value-type="float">
            <text:p>2529917</text:p>
          </table:table-cell>
          <table:table-cell/>
          <table:table-cell office:value-type="float" office:value="2582246" calcext:value-type="float">
            <text:p>2582246</text:p>
          </table:table-cell>
          <table:table-cell/>
          <table:table-cell office:value-type="float" office:value="2679373" calcext:value-type="float">
            <text:p>2679373</text:p>
          </table:table-cell>
          <table:table-cell/>
          <table:table-cell office:value-type="float" office:value="2651797" calcext:value-type="float">
            <text:p>2651797</text:p>
          </table:table-cell>
          <table:table-cell/>
          <table:table-cell office:value-type="float" office:value="2541499" calcext:value-type="float">
            <text:p>2541499</text:p>
          </table:table-cell>
          <table:table-cell/>
          <table:table-cell office:value-type="float" office:value="2310420" calcext:value-type="float">
            <text:p>2310420</text:p>
          </table:table-cell>
          <table:table-cell/>
          <table:table-cell office:value-type="float" office:value="2067287" calcext:value-type="float">
            <text:p>2067287</text:p>
          </table:table-cell>
          <table:table-cell/>
          <table:table-cell office:value-type="float" office:value="2084703" calcext:value-type="float">
            <text:p>2084703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80894" calcext:value-type="float">
            <text:p>2480894</text:p>
          </table:table-cell>
          <table:table-cell/>
          <table:table-cell office:value-type="float" office:value="2646235" calcext:value-type="float">
            <text:p>2646235</text:p>
          </table:table-cell>
          <table:table-cell/>
          <table:table-cell office:value-type="float" office:value="2594383" calcext:value-type="float">
            <text:p>2594383</text:p>
          </table:table-cell>
          <table:table-cell/>
          <table:table-cell office:value-type="float" office:value="2627019" calcext:value-type="float">
            <text:p>2627019</text:p>
          </table:table-cell>
          <table:table-cell/>
          <table:table-cell office:value-type="float" office:value="2556028" calcext:value-type="float">
            <text:p>2556028</text:p>
          </table:table-cell>
          <table:table-cell/>
          <table:table-cell office:value-type="float" office:value="2206708" calcext:value-type="float">
            <text:p>2206708</text:p>
          </table:table-cell>
          <table:table-cell/>
          <table:table-cell office:value-type="float" office:value="2372812" calcext:value-type="float">
            <text:p>2372812</text:p>
          </table:table-cell>
          <table:table-cell/>
          <table:table-cell office:value-type="float" office:value="2127194" calcext:value-type="float">
            <text:p>2127194</text:p>
          </table:table-cell>
          <table:table-cell/>
          <table:table-cell office:value-type="float" office:value="2071496" calcext:value-type="float">
            <text:p>2071496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78979" calcext:value-type="float">
            <text:p>2478979</text:p>
          </table:table-cell>
          <table:table-cell/>
          <table:table-cell office:value-type="float" office:value="2654917" calcext:value-type="float">
            <text:p>2654917</text:p>
          </table:table-cell>
          <table:table-cell/>
          <table:table-cell office:value-type="float" office:value="2584550" calcext:value-type="float">
            <text:p>2584550</text:p>
          </table:table-cell>
          <table:table-cell/>
          <table:table-cell office:value-type="float" office:value="2674648" calcext:value-type="float">
            <text:p>2674648</text:p>
          </table:table-cell>
          <table:table-cell/>
          <table:table-cell office:value-type="float" office:value="2705377" calcext:value-type="float">
            <text:p>2705377</text:p>
          </table:table-cell>
          <table:table-cell/>
          <table:table-cell office:value-type="float" office:value="2734188" calcext:value-type="float">
            <text:p>2734188</text:p>
          </table:table-cell>
          <table:table-cell/>
          <table:table-cell office:value-type="float" office:value="2360431" calcext:value-type="float">
            <text:p>2360431</text:p>
          </table:table-cell>
          <table:table-cell/>
          <table:table-cell office:value-type="float" office:value="2122718" calcext:value-type="float">
            <text:p>2122718</text:p>
          </table:table-cell>
          <table:table-cell/>
          <table:table-cell office:value-type="float" office:value="2123771" calcext:value-type="float">
            <text:p>2123771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38910" calcext:value-type="float">
            <text:p>2438910</text:p>
          </table:table-cell>
          <table:table-cell/>
          <table:table-cell office:value-type="float" office:value="2603360" calcext:value-type="float">
            <text:p>2603360</text:p>
          </table:table-cell>
          <table:table-cell/>
          <table:table-cell office:value-type="float" office:value="458671" calcext:value-type="float">
            <text:p>458671</text:p>
          </table:table-cell>
          <table:table-cell/>
          <table:table-cell office:value-type="float" office:value="2336747" calcext:value-type="float">
            <text:p>2336747</text:p>
          </table:table-cell>
          <table:table-cell/>
          <table:table-cell office:value-type="float" office:value="2665579" calcext:value-type="float">
            <text:p>2665579</text:p>
          </table:table-cell>
          <table:table-cell/>
          <table:table-cell office:value-type="float" office:value="2535686" calcext:value-type="float">
            <text:p>2535686</text:p>
          </table:table-cell>
          <table:table-cell/>
          <table:table-cell office:value-type="float" office:value="2218058" calcext:value-type="float">
            <text:p>2218058</text:p>
          </table:table-cell>
          <table:table-cell/>
          <table:table-cell office:value-type="float" office:value="2067853" calcext:value-type="float">
            <text:p>2067853</text:p>
          </table:table-cell>
          <table:table-cell/>
          <table:table-cell office:value-type="float" office:value="2057126" calcext:value-type="float">
            <text:p>2057126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16794" calcext:value-type="float">
            <text:p>416794</text:p>
          </table:table-cell>
          <table:table-cell/>
          <table:table-cell office:value-type="float" office:value="517209" calcext:value-type="float">
            <text:p>517209</text:p>
          </table:table-cell>
          <table:table-cell/>
          <table:table-cell office:value-type="float" office:value="550156" calcext:value-type="float">
            <text:p>550156</text:p>
          </table:table-cell>
          <table:table-cell/>
          <table:table-cell office:value-type="float" office:value="611663" calcext:value-type="float">
            <text:p>611663</text:p>
          </table:table-cell>
          <table:table-cell/>
          <table:table-cell office:value-type="float" office:value="713504" calcext:value-type="float">
            <text:p>713504</text:p>
          </table:table-cell>
          <table:table-cell/>
          <table:table-cell office:value-type="float" office:value="613784" calcext:value-type="float">
            <text:p>613784</text:p>
          </table:table-cell>
          <table:table-cell/>
          <table:table-cell office:value-type="float" office:value="626034" calcext:value-type="float">
            <text:p>626034</text:p>
          </table:table-cell>
          <table:table-cell/>
          <table:table-cell office:value-type="float" office:value="637124" calcext:value-type="float">
            <text:p>637124</text:p>
          </table:table-cell>
          <table:table-cell/>
          <table:table-cell office:value-type="float" office:value="614399" calcext:value-type="float">
            <text:p>614399</text:p>
          </table:table-cell>
          <table:table-cell table:number-columns-repeated="52"/>
        </table:table-row>
        <table:table-row table:style-name="ro1">
          <table:table-cell table:style-name="ce2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14255" calcext:value-type="float">
            <text:p>414255</text:p>
          </table:table-cell>
          <table:table-cell/>
          <table:table-cell office:value-type="float" office:value="512191" calcext:value-type="float">
            <text:p>512191</text:p>
          </table:table-cell>
          <table:table-cell/>
          <table:table-cell office:value-type="float" office:value="580553" calcext:value-type="float">
            <text:p>580553</text:p>
          </table:table-cell>
          <table:table-cell/>
          <table:table-cell office:value-type="float" office:value="633959" calcext:value-type="float">
            <text:p>633959</text:p>
          </table:table-cell>
          <table:table-cell/>
          <table:table-cell office:value-type="float" office:value="695388" calcext:value-type="float">
            <text:p>695388</text:p>
          </table:table-cell>
          <table:table-cell/>
          <table:table-cell office:value-type="float" office:value="642773" calcext:value-type="float">
            <text:p>642773</text:p>
          </table:table-cell>
          <table:table-cell/>
          <table:table-cell office:value-type="float" office:value="634029" calcext:value-type="float">
            <text:p>634029</text:p>
          </table:table-cell>
          <table:table-cell/>
          <table:table-cell office:value-type="float" office:value="659338" calcext:value-type="float">
            <text:p>659338</text:p>
          </table:table-cell>
          <table:table-cell/>
          <table:table-cell office:value-type="float" office:value="600742" calcext:value-type="float">
            <text:p>600742</text:p>
          </table:table-cell>
          <table:table-cell table:number-columns-repeated="5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5T15:32:27.895176162</dc:date>
    <meta:editing-duration>PT6M27S</meta:editing-duration>
    <meta:editing-cycles>2</meta:editing-cycles>
    <meta:generator>LibreOffice/5.2.7.2$Linux_X86_64 LibreOffice_project/20m0$Build-2</meta:generator>
    <meta:document-statistic meta:table-count="1" meta:cell-count="528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6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3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bar" chart:style-name="ch1">
        <chart:title svg:x="2.572cm" svg:y="0.316cm" chart:style-name="ch2">
          <text:p>WINDOWS64 Write Report (with upstream pv drivers)</text:p>
        </chart:title>
        <chart:subtitle svg:x="4.014cm" svg:y="1.275cm" chart:style-name="ch3">
          <text:p>using upstream blktap3 and unencrypted disk</text:p>
        </chart:subtitle>
        <chart:legend chart:legend-position="end" svg:x="14.319cm" svg:y="1.216cm" style:legend-expansion="high" chart:style-name="ch4"/>
        <chart:plot-area chart:style-name="ch5" table:cell-range-address="WINDOWS64_INDIRECT_upv_blktap_up.A187:WINDOWS64_INDIRECT_upv_blktap_up.N204" chart:data-source-has-labels="both" svg:x="1.331cm" svg:y="2.138cm" svg:width="9.639cm" svg:height="5.707cm" dr3d:transform="matrix (0.937250944888388 0.0665847169776786 0.342238428249701 -0.147396652698993 0.965233564878874 0.215866606969101 -0.315966601208033 -0.25276598010061 0.914480435124132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878cm" svg:y="2.179cm" svg:width="7.15cm" svg:height="4.17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5.114cm" svg:y="8.025cm" chart:style-name="ch7">
              <text:p>File Size (KB)</text:p>
            </chart:title>
            <chart:categories table:cell-range-address="WINDOWS64_INDIRECT_upv_blktap_up.A188:WINDOWS64_INDIRECT_upv_blktap_up.A204"/>
            <chart:grid chart:style-name="ch8" chart:class="major"/>
          </chart:axis>
          <chart:axis chart:dimension="y" chart:name="primary-y" chart:style-name="ch9">
            <chart:title svg:x="0.451cm" svg:y="6.173cm" chart:style-name="ch10">
              <text:p>Speed (KB/sec)</text:p>
            </chart:title>
            <chart:grid chart:style-name="ch8" chart:class="major"/>
          </chart:axis>
          <chart:axis chart:dimension="z" chart:name="primary-z" chart:style-name="ch11">
            <chart:title svg:x="11.29cm" svg:y="7.285cm" chart:style-name="ch7">
              <text:p>Transfer Size (KB)</text:p>
            </chart:title>
            <chart:grid chart:style-name="ch8" chart:class="major"/>
          </chart:axis>
          <chart:series chart:style-name="ch12" chart:values-cell-range-address="WINDOWS64_INDIRECT_upv_blktap_up.B188:WINDOWS64_INDIRECT_upv_blktap_up.B204" chart:label-cell-address="WINDOWS64_INDIRECT_upv_blktap_up.B187:WINDOWS64_INDIRECT_upv_blktap_up.B187" chart:class="chart:bar">
            <chart:data-point chart:repeated="17"/>
          </chart:series>
          <chart:series chart:style-name="ch13" chart:values-cell-range-address="WINDOWS64_INDIRECT_upv_blktap_up.C188:WINDOWS64_INDIRECT_upv_blktap_up.C204" chart:label-cell-address="WINDOWS64_INDIRECT_upv_blktap_up.C187:WINDOWS64_INDIRECT_upv_blktap_up.C187" chart:class="chart:bar">
            <chart:data-point chart:repeated="17"/>
          </chart:series>
          <chart:series chart:style-name="ch14" chart:values-cell-range-address="WINDOWS64_INDIRECT_upv_blktap_up.D188:WINDOWS64_INDIRECT_upv_blktap_up.D204" chart:label-cell-address="WINDOWS64_INDIRECT_upv_blktap_up.D187:WINDOWS64_INDIRECT_upv_blktap_up.D187" chart:class="chart:bar">
            <chart:data-point chart:repeated="17"/>
          </chart:series>
          <chart:series chart:style-name="ch15" chart:values-cell-range-address="WINDOWS64_INDIRECT_upv_blktap_up.E188:WINDOWS64_INDIRECT_upv_blktap_up.E204" chart:label-cell-address="WINDOWS64_INDIRECT_upv_blktap_up.E187:WINDOWS64_INDIRECT_upv_blktap_up.E187" chart:class="chart:bar">
            <chart:data-point chart:repeated="17"/>
          </chart:series>
          <chart:series chart:style-name="ch16" chart:values-cell-range-address="WINDOWS64_INDIRECT_upv_blktap_up.F188:WINDOWS64_INDIRECT_upv_blktap_up.F204" chart:label-cell-address="WINDOWS64_INDIRECT_upv_blktap_up.F187:WINDOWS64_INDIRECT_upv_blktap_up.F187" chart:class="chart:bar">
            <chart:data-point chart:repeated="17"/>
          </chart:series>
          <chart:series chart:style-name="ch17" chart:values-cell-range-address="WINDOWS64_INDIRECT_upv_blktap_up.G188:WINDOWS64_INDIRECT_upv_blktap_up.G204" chart:label-cell-address="WINDOWS64_INDIRECT_upv_blktap_up.G187:WINDOWS64_INDIRECT_upv_blktap_up.G187" chart:class="chart:bar">
            <chart:data-point chart:repeated="17"/>
          </chart:series>
          <chart:series chart:style-name="ch18" chart:values-cell-range-address="WINDOWS64_INDIRECT_upv_blktap_up.H188:WINDOWS64_INDIRECT_upv_blktap_up.H204" chart:label-cell-address="WINDOWS64_INDIRECT_upv_blktap_up.H187:WINDOWS64_INDIRECT_upv_blktap_up.H187" chart:class="chart:bar">
            <chart:data-point chart:repeated="17"/>
          </chart:series>
          <chart:series chart:style-name="ch19" chart:values-cell-range-address="WINDOWS64_INDIRECT_upv_blktap_up.I188:WINDOWS64_INDIRECT_upv_blktap_up.I204" chart:label-cell-address="WINDOWS64_INDIRECT_upv_blktap_up.I187:WINDOWS64_INDIRECT_upv_blktap_up.I187" chart:class="chart:bar">
            <chart:data-point chart:repeated="17"/>
          </chart:series>
          <chart:series chart:style-name="ch20" chart:values-cell-range-address="WINDOWS64_INDIRECT_upv_blktap_up.J188:WINDOWS64_INDIRECT_upv_blktap_up.J204" chart:label-cell-address="WINDOWS64_INDIRECT_upv_blktap_up.J187:WINDOWS64_INDIRECT_upv_blktap_up.J187" chart:class="chart:bar">
            <chart:data-point chart:repeated="17"/>
          </chart:series>
          <chart:series chart:style-name="ch21" chart:values-cell-range-address="WINDOWS64_INDIRECT_upv_blktap_up.K188:WINDOWS64_INDIRECT_upv_blktap_up.K204" chart:label-cell-address="WINDOWS64_INDIRECT_upv_blktap_up.K187:WINDOWS64_INDIRECT_upv_blktap_up.K187" chart:class="chart:bar">
            <chart:data-point chart:repeated="17"/>
          </chart:series>
          <chart:series chart:style-name="ch22" chart:values-cell-range-address="WINDOWS64_INDIRECT_upv_blktap_up.L188:WINDOWS64_INDIRECT_upv_blktap_up.L204" chart:label-cell-address="WINDOWS64_INDIRECT_upv_blktap_up.L187:WINDOWS64_INDIRECT_upv_blktap_up.L187" chart:class="chart:bar">
            <chart:data-point chart:repeated="17"/>
          </chart:series>
          <chart:series chart:style-name="ch23" chart:values-cell-range-address="WINDOWS64_INDIRECT_upv_blktap_up.M188:WINDOWS64_INDIRECT_upv_blktap_up.M204" chart:label-cell-address="WINDOWS64_INDIRECT_upv_blktap_up.M187:WINDOWS64_INDIRECT_upv_blktap_up.M187" chart:class="chart:bar">
            <chart:data-point chart:repeated="17"/>
          </chart:series>
          <chart:series chart:style-name="ch12" chart:values-cell-range-address="WINDOWS64_INDIRECT_upv_blktap_up.N188:WINDOWS64_INDIRECT_upv_blktap_up.N204" chart:label-cell-address="WINDOWS64_INDIRECT_upv_blktap_up.N187:WINDOWS64_INDIRECT_upv_blktap_up.N187" chart:class="chart:bar">
            <chart:data-point chart:repeated="17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</text:p>
                <draw:g>
                  <svg:desc>WINDOWS64_INDIRECT_upv_blktap_up.B187:WINDOWS64_INDIRECT_upv_blktap_up.B187</svg:desc>
                </draw:g>
              </table:table-cell>
              <table:table-cell office:value-type="string">
                <text:p>8</text:p>
                <draw:g>
                  <svg:desc>WINDOWS64_INDIRECT_upv_blktap_up.C187:WINDOWS64_INDIRECT_upv_blktap_up.C187</svg:desc>
                </draw:g>
              </table:table-cell>
              <table:table-cell office:value-type="string">
                <text:p>16</text:p>
                <draw:g>
                  <svg:desc>WINDOWS64_INDIRECT_upv_blktap_up.D187:WINDOWS64_INDIRECT_upv_blktap_up.D187</svg:desc>
                </draw:g>
              </table:table-cell>
              <table:table-cell office:value-type="string">
                <text:p>32</text:p>
                <draw:g>
                  <svg:desc>WINDOWS64_INDIRECT_upv_blktap_up.E187:WINDOWS64_INDIRECT_upv_blktap_up.E187</svg:desc>
                </draw:g>
              </table:table-cell>
              <table:table-cell office:value-type="string">
                <text:p>64</text:p>
                <draw:g>
                  <svg:desc>WINDOWS64_INDIRECT_upv_blktap_up.F187:WINDOWS64_INDIRECT_upv_blktap_up.F187</svg:desc>
                </draw:g>
              </table:table-cell>
              <table:table-cell office:value-type="string">
                <text:p>128</text:p>
                <draw:g>
                  <svg:desc>WINDOWS64_INDIRECT_upv_blktap_up.G187:WINDOWS64_INDIRECT_upv_blktap_up.G187</svg:desc>
                </draw:g>
              </table:table-cell>
              <table:table-cell office:value-type="string">
                <text:p>256</text:p>
                <draw:g>
                  <svg:desc>WINDOWS64_INDIRECT_upv_blktap_up.H187:WINDOWS64_INDIRECT_upv_blktap_up.H187</svg:desc>
                </draw:g>
              </table:table-cell>
              <table:table-cell office:value-type="string">
                <text:p>512</text:p>
                <draw:g>
                  <svg:desc>WINDOWS64_INDIRECT_upv_blktap_up.I187:WINDOWS64_INDIRECT_upv_blktap_up.I187</svg:desc>
                </draw:g>
              </table:table-cell>
              <table:table-cell office:value-type="string">
                <text:p>1024</text:p>
                <draw:g>
                  <svg:desc>WINDOWS64_INDIRECT_upv_blktap_up.J187:WINDOWS64_INDIRECT_upv_blktap_up.J187</svg:desc>
                </draw:g>
              </table:table-cell>
              <table:table-cell office:value-type="string">
                <text:p>2048</text:p>
                <draw:g>
                  <svg:desc>WINDOWS64_INDIRECT_upv_blktap_up.K187:WINDOWS64_INDIRECT_upv_blktap_up.K187</svg:desc>
                </draw:g>
              </table:table-cell>
              <table:table-cell office:value-type="string">
                <text:p>4096</text:p>
                <draw:g>
                  <svg:desc>WINDOWS64_INDIRECT_upv_blktap_up.L187:WINDOWS64_INDIRECT_upv_blktap_up.L187</svg:desc>
                </draw:g>
              </table:table-cell>
              <table:table-cell office:value-type="string">
                <text:p>8192</text:p>
                <draw:g>
                  <svg:desc>WINDOWS64_INDIRECT_upv_blktap_up.M187:WINDOWS64_INDIRECT_upv_blktap_up.M187</svg:desc>
                </draw:g>
              </table:table-cell>
              <table:table-cell office:value-type="string">
                <text:p>16384</text:p>
                <draw:g>
                  <svg:desc>WINDOWS64_INDIRECT_upv_blktap_up.N187:WINDOWS64_INDIRECT_upv_blktap_up.N18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4</text:p>
                <draw:g>
                  <svg:desc>WINDOWS64_INDIRECT_upv_blktap_up.A188:WINDOWS64_INDIRECT_upv_blktap_up.A204</svg:desc>
                </draw:g>
              </table:table-cell>
              <table:table-cell office:value-type="float" office:value="197958">
                <text:p>197958</text:p>
                <draw:g>
                  <svg:desc>WINDOWS64_INDIRECT_upv_blktap_up.B188:WINDOWS64_INDIRECT_upv_blktap_up.B204</svg:desc>
                </draw:g>
              </table:table-cell>
              <table:table-cell office:value-type="float" office:value="253867">
                <text:p>253867</text:p>
                <draw:g>
                  <svg:desc>WINDOWS64_INDIRECT_upv_blktap_up.C188:WINDOWS64_INDIRECT_upv_blktap_up.C204</svg:desc>
                </draw:g>
              </table:table-cell>
              <table:table-cell office:value-type="float" office:value="300328">
                <text:p>300328</text:p>
                <draw:g>
                  <svg:desc>WINDOWS64_INDIRECT_upv_blktap_up.D188:WINDOWS64_INDIRECT_upv_blktap_up.D204</svg:desc>
                </draw:g>
              </table:table-cell>
              <table:table-cell office:value-type="float" office:value="281814">
                <text:p>281814</text:p>
                <draw:g>
                  <svg:desc>WINDOWS64_INDIRECT_upv_blktap_up.E188:WINDOWS64_INDIRECT_upv_blktap_up.E204</svg:desc>
                </draw:g>
              </table:table-cell>
              <table:table-cell office:value-type="float" office:value="335254">
                <text:p>335254</text:p>
                <draw:g>
                  <svg:desc>WINDOWS64_INDIRECT_upv_blktap_up.F188:WINDOWS64_INDIRECT_upv_blktap_up.F204</svg:desc>
                </draw:g>
              </table:table-cell>
              <table:table-cell office:value-type="float" office:value="NaN">
                <text:p>NaN</text:p>
                <draw:g>
                  <svg:desc>WINDOWS64_INDIRECT_upv_blktap_up.G188:WINDOWS64_INDIRECT_upv_blktap_up.G204</svg:desc>
                </draw:g>
              </table:table-cell>
              <table:table-cell office:value-type="float" office:value="NaN">
                <text:p>NaN</text:p>
                <draw:g>
                  <svg:desc>WINDOWS64_INDIRECT_upv_blktap_up.H188:WINDOWS64_INDIRECT_upv_blktap_up.H204</svg:desc>
                </draw:g>
              </table:table-cell>
              <table:table-cell office:value-type="float" office:value="NaN">
                <text:p>NaN</text:p>
                <draw:g>
                  <svg:desc>WINDOWS64_INDIRECT_upv_blktap_up.I188:WINDOWS64_INDIRECT_upv_blktap_up.I204</svg:desc>
                </draw:g>
              </table:table-cell>
              <table:table-cell office:value-type="float" office:value="NaN">
                <text:p>NaN</text:p>
                <draw:g>
                  <svg:desc>WINDOWS64_INDIRECT_upv_blktap_up.J188:WINDOWS64_INDIRECT_upv_blktap_up.J204</svg:desc>
                </draw:g>
              </table:table-cell>
              <table:table-cell office:value-type="float" office:value="NaN">
                <text:p>NaN</text:p>
                <draw:g>
                  <svg:desc>WINDOWS64_INDIRECT_upv_blktap_up.K188:WINDOWS64_INDIRECT_upv_blktap_up.K204</svg:desc>
                </draw:g>
              </table:table-cell>
              <table:table-cell office:value-type="float" office:value="NaN">
                <text:p>NaN</text:p>
                <draw:g>
                  <svg:desc>WINDOWS64_INDIRECT_upv_blktap_up.L188:WINDOWS64_INDIRECT_upv_blktap_up.L204</svg:desc>
                </draw:g>
              </table:table-cell>
              <table:table-cell office:value-type="float" office:value="NaN">
                <text:p>NaN</text:p>
                <draw:g>
                  <svg:desc>WINDOWS64_INDIRECT_upv_blktap_up.M188:WINDOWS64_INDIRECT_upv_blktap_up.M204</svg:desc>
                </draw:g>
              </table:table-cell>
              <table:table-cell office:value-type="float" office:value="NaN">
                <text:p>NaN</text:p>
                <draw:g>
                  <svg:desc>WINDOWS64_INDIRECT_upv_blktap_up.N188:WINDOWS64_INDIRECT_upv_blktap_up.N204</svg:desc>
                </draw:g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17460">
                <text:p>317460</text:p>
              </table:table-cell>
              <table:table-cell office:value-type="float" office:value="394574">
                <text:p>394574</text:p>
              </table:table-cell>
              <table:table-cell office:value-type="float" office:value="452137">
                <text:p>452137</text:p>
              </table:table-cell>
              <table:table-cell office:value-type="float" office:value="459935">
                <text:p>459935</text:p>
              </table:table-cell>
              <table:table-cell office:value-type="float" office:value="672975">
                <text:p>672975</text:p>
              </table:table-cell>
              <table:table-cell office:value-type="float" office:value="779062">
                <text:p>779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08815">
                <text:p>408815</text:p>
              </table:table-cell>
              <table:table-cell office:value-type="float" office:value="550656">
                <text:p>550656</text:p>
              </table:table-cell>
              <table:table-cell office:value-type="float" office:value="730593">
                <text:p>730593</text:p>
              </table:table-cell>
              <table:table-cell office:value-type="float" office:value="757172">
                <text:p>757172</text:p>
              </table:table-cell>
              <table:table-cell office:value-type="float" office:value="996496">
                <text:p>996496</text:p>
              </table:table-cell>
              <table:table-cell office:value-type="float" office:value="1037277">
                <text:p>1037277</text:p>
              </table:table-cell>
              <table:table-cell office:value-type="float" office:value="1280000">
                <text:p>128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85216">
                <text:p>485216</text:p>
              </table:table-cell>
              <table:table-cell office:value-type="float" office:value="640801">
                <text:p>640801</text:p>
              </table:table-cell>
              <table:table-cell office:value-type="float" office:value="934306">
                <text:p>934306</text:p>
              </table:table-cell>
              <table:table-cell office:value-type="float" office:value="1180267">
                <text:p>1180267</text:p>
              </table:table-cell>
              <table:table-cell office:value-type="float" office:value="1335071">
                <text:p>1335071</text:p>
              </table:table-cell>
              <table:table-cell office:value-type="float" office:value="1444287">
                <text:p>1444287</text:p>
              </table:table-cell>
              <table:table-cell office:value-type="float" office:value="1433370">
                <text:p>1433370</text:p>
              </table:table-cell>
              <table:table-cell office:value-type="float" office:value="1699303">
                <text:p>1699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396960">
                <text:p>396960</text:p>
              </table:table-cell>
              <table:table-cell office:value-type="float" office:value="541970">
                <text:p>541970</text:p>
              </table:table-cell>
              <table:table-cell office:value-type="float" office:value="1141201">
                <text:p>1141201</text:p>
              </table:table-cell>
              <table:table-cell office:value-type="float" office:value="1442253">
                <text:p>1442253</text:p>
              </table:table-cell>
              <table:table-cell office:value-type="float" office:value="1653212">
                <text:p>1653212</text:p>
              </table:table-cell>
              <table:table-cell office:value-type="float" office:value="1786773">
                <text:p>1786773</text:p>
              </table:table-cell>
              <table:table-cell office:value-type="float" office:value="2060776">
                <text:p>2060776</text:p>
              </table:table-cell>
              <table:table-cell office:value-type="float" office:value="2166737">
                <text:p>2166737</text:p>
              </table:table-cell>
              <table:table-cell office:value-type="float" office:value="2180579">
                <text:p>2180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531437">
                <text:p>531437</text:p>
              </table:table-cell>
              <table:table-cell office:value-type="float" office:value="864718">
                <text:p>864718</text:p>
              </table:table-cell>
              <table:table-cell office:value-type="float" office:value="1281922">
                <text:p>1281922</text:p>
              </table:table-cell>
              <table:table-cell office:value-type="float" office:value="1674981">
                <text:p>1674981</text:p>
              </table:table-cell>
              <table:table-cell office:value-type="float" office:value="1289023">
                <text:p>1289023</text:p>
              </table:table-cell>
              <table:table-cell office:value-type="float" office:value="2073294">
                <text:p>2073294</text:p>
              </table:table-cell>
              <table:table-cell office:value-type="float" office:value="2163761">
                <text:p>2163761</text:p>
              </table:table-cell>
              <table:table-cell office:value-type="float" office:value="2423381">
                <text:p>2423381</text:p>
              </table:table-cell>
              <table:table-cell office:value-type="float" office:value="2471340">
                <text:p>2471340</text:p>
              </table:table-cell>
              <table:table-cell office:value-type="float" office:value="2267493">
                <text:p>2267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528032">
                <text:p>528032</text:p>
              </table:table-cell>
              <table:table-cell office:value-type="float" office:value="900972">
                <text:p>900972</text:p>
              </table:table-cell>
              <table:table-cell office:value-type="float" office:value="1346703">
                <text:p>1346703</text:p>
              </table:table-cell>
              <table:table-cell office:value-type="float" office:value="1782341">
                <text:p>1782341</text:p>
              </table:table-cell>
              <table:table-cell office:value-type="float" office:value="2089156">
                <text:p>2089156</text:p>
              </table:table-cell>
              <table:table-cell office:value-type="float" office:value="2339635">
                <text:p>2339635</text:p>
              </table:table-cell>
              <table:table-cell office:value-type="float" office:value="2399671">
                <text:p>2399671</text:p>
              </table:table-cell>
              <table:table-cell office:value-type="float" office:value="2596842">
                <text:p>2596842</text:p>
              </table:table-cell>
              <table:table-cell office:value-type="float" office:value="2530894">
                <text:p>2530894</text:p>
              </table:table-cell>
              <table:table-cell office:value-type="float" office:value="2507038">
                <text:p>2507038</text:p>
              </table:table-cell>
              <table:table-cell office:value-type="float" office:value="1933899">
                <text:p>1933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458545">
                <text:p>458545</text:p>
              </table:table-cell>
              <table:table-cell office:value-type="float" office:value="899044">
                <text:p>899044</text:p>
              </table:table-cell>
              <table:table-cell office:value-type="float" office:value="1362857">
                <text:p>1362857</text:p>
              </table:table-cell>
              <table:table-cell office:value-type="float" office:value="1790992">
                <text:p>1790992</text:p>
              </table:table-cell>
              <table:table-cell office:value-type="float" office:value="2189496">
                <text:p>2189496</text:p>
              </table:table-cell>
              <table:table-cell office:value-type="float" office:value="2467618">
                <text:p>2467618</text:p>
              </table:table-cell>
              <table:table-cell office:value-type="float" office:value="2656721">
                <text:p>2656721</text:p>
              </table:table-cell>
              <table:table-cell office:value-type="float" office:value="2739799">
                <text:p>2739799</text:p>
              </table:table-cell>
              <table:table-cell office:value-type="float" office:value="2784973">
                <text:p>2784973</text:p>
              </table:table-cell>
              <table:table-cell office:value-type="float" office:value="2702827">
                <text:p>2702827</text:p>
              </table:table-cell>
              <table:table-cell office:value-type="float" office:value="2558960">
                <text:p>2558960</text:p>
              </table:table-cell>
              <table:table-cell office:value-type="float" office:value="2524499">
                <text:p>25244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84</text:p>
              </table:table-cell>
              <table:table-cell office:value-type="float" office:value="488717">
                <text:p>488717</text:p>
              </table:table-cell>
              <table:table-cell office:value-type="float" office:value="880533">
                <text:p>880533</text:p>
              </table:table-cell>
              <table:table-cell office:value-type="float" office:value="1351926">
                <text:p>1351926</text:p>
              </table:table-cell>
              <table:table-cell office:value-type="float" office:value="1834652">
                <text:p>1834652</text:p>
              </table:table-cell>
              <table:table-cell office:value-type="float" office:value="2042103">
                <text:p>2042103</text:p>
              </table:table-cell>
              <table:table-cell office:value-type="float" office:value="2420410">
                <text:p>2420410</text:p>
              </table:table-cell>
              <table:table-cell office:value-type="float" office:value="2638410">
                <text:p>2638410</text:p>
              </table:table-cell>
              <table:table-cell office:value-type="float" office:value="2788765">
                <text:p>2788765</text:p>
              </table:table-cell>
              <table:table-cell office:value-type="float" office:value="2759596">
                <text:p>2759596</text:p>
              </table:table-cell>
              <table:table-cell office:value-type="float" office:value="2819480">
                <text:p>2819480</text:p>
              </table:table-cell>
              <table:table-cell office:value-type="float" office:value="2833719">
                <text:p>2833719</text:p>
              </table:table-cell>
              <table:table-cell office:value-type="float" office:value="2599603">
                <text:p>2599603</text:p>
              </table:table-cell>
              <table:table-cell office:value-type="float" office:value="2594745">
                <text:p>2594745</text:p>
              </table:table-cell>
            </table:table-row>
            <table:table-row>
              <table:table-cell office:value-type="string">
                <text:p>327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73578">
                <text:p>2173578</text:p>
              </table:table-cell>
              <table:table-cell office:value-type="float" office:value="2486285">
                <text:p>2486285</text:p>
              </table:table-cell>
              <table:table-cell office:value-type="float" office:value="2538266">
                <text:p>2538266</text:p>
              </table:table-cell>
              <table:table-cell office:value-type="float" office:value="2767707">
                <text:p>2767707</text:p>
              </table:table-cell>
              <table:table-cell office:value-type="float" office:value="2918236">
                <text:p>2918236</text:p>
              </table:table-cell>
              <table:table-cell office:value-type="float" office:value="2784334">
                <text:p>2784334</text:p>
              </table:table-cell>
              <table:table-cell office:value-type="float" office:value="2075303">
                <text:p>2075303</text:p>
              </table:table-cell>
              <table:table-cell office:value-type="float" office:value="2548293">
                <text:p>2548293</text:p>
              </table:table-cell>
              <table:table-cell office:value-type="float" office:value="2518619">
                <text:p>2518619</text:p>
              </table:table-cell>
            </table:table-row>
            <table:table-row>
              <table:table-cell office:value-type="string">
                <text:p>655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93815">
                <text:p>2093815</text:p>
              </table:table-cell>
              <table:table-cell office:value-type="float" office:value="2452153">
                <text:p>2452153</text:p>
              </table:table-cell>
              <table:table-cell office:value-type="float" office:value="2680244">
                <text:p>2680244</text:p>
              </table:table-cell>
              <table:table-cell office:value-type="float" office:value="2814781">
                <text:p>2814781</text:p>
              </table:table-cell>
              <table:table-cell office:value-type="float" office:value="2886120">
                <text:p>2886120</text:p>
              </table:table-cell>
              <table:table-cell office:value-type="float" office:value="2914511">
                <text:p>2914511</text:p>
              </table:table-cell>
              <table:table-cell office:value-type="float" office:value="2761654">
                <text:p>2761654</text:p>
              </table:table-cell>
              <table:table-cell office:value-type="float" office:value="2600645">
                <text:p>2600645</text:p>
              </table:table-cell>
              <table:table-cell office:value-type="float" office:value="2494794">
                <text:p>2494794</text:p>
              </table:table-cell>
            </table:table-row>
            <table:table-row>
              <table:table-cell office:value-type="string">
                <text:p>131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98999">
                <text:p>698999</text:p>
              </table:table-cell>
              <table:table-cell office:value-type="float" office:value="514144">
                <text:p>514144</text:p>
              </table:table-cell>
              <table:table-cell office:value-type="float" office:value="1102330">
                <text:p>1102330</text:p>
              </table:table-cell>
              <table:table-cell office:value-type="float" office:value="1328693">
                <text:p>1328693</text:p>
              </table:table-cell>
              <table:table-cell office:value-type="float" office:value="1386422">
                <text:p>1386422</text:p>
              </table:table-cell>
              <table:table-cell office:value-type="float" office:value="1270807">
                <text:p>1270807</text:p>
              </table:table-cell>
              <table:table-cell office:value-type="float" office:value="1253726">
                <text:p>1253726</text:p>
              </table:table-cell>
              <table:table-cell office:value-type="float" office:value="1261778">
                <text:p>1261778</text:p>
              </table:table-cell>
              <table:table-cell office:value-type="float" office:value="787569">
                <text:p>787569</text:p>
              </table:table-cell>
            </table:table-row>
            <table:table-row>
              <table:table-cell office:value-type="string">
                <text:p>262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87199">
                <text:p>387199</text:p>
              </table:table-cell>
              <table:table-cell office:value-type="float" office:value="475191">
                <text:p>475191</text:p>
              </table:table-cell>
              <table:table-cell office:value-type="float" office:value="298270">
                <text:p>298270</text:p>
              </table:table-cell>
              <table:table-cell office:value-type="float" office:value="386854">
                <text:p>386854</text:p>
              </table:table-cell>
              <table:table-cell office:value-type="float" office:value="468009">
                <text:p>468009</text:p>
              </table:table-cell>
              <table:table-cell office:value-type="float" office:value="536215">
                <text:p>536215</text:p>
              </table:table-cell>
              <table:table-cell office:value-type="float" office:value="351455">
                <text:p>351455</text:p>
              </table:table-cell>
              <table:table-cell office:value-type="float" office:value="451629">
                <text:p>451629</text:p>
              </table:table-cell>
              <table:table-cell office:value-type="float" office:value="220863">
                <text:p>220863</text:p>
              </table:table-cell>
            </table:table-row>
            <table:table-row>
              <table:table-cell office:value-type="string">
                <text:p>524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8064">
                <text:p>218064</text:p>
              </table:table-cell>
              <table:table-cell office:value-type="float" office:value="338179">
                <text:p>338179</text:p>
              </table:table-cell>
              <table:table-cell office:value-type="float" office:value="292358">
                <text:p>292358</text:p>
              </table:table-cell>
              <table:table-cell office:value-type="float" office:value="319627">
                <text:p>319627</text:p>
              </table:table-cell>
              <table:table-cell office:value-type="float" office:value="376034">
                <text:p>376034</text:p>
              </table:table-cell>
              <table:table-cell office:value-type="float" office:value="312900">
                <text:p>312900</text:p>
              </table:table-cell>
              <table:table-cell office:value-type="float" office:value="295460">
                <text:p>295460</text:p>
              </table:table-cell>
              <table:table-cell office:value-type="float" office:value="341676">
                <text:p>341676</text:p>
              </table:table-cell>
              <table:table-cell office:value-type="float" office:value="310589">
                <text:p>310589</text:p>
              </table:table-cell>
            </table:table-row>
            <table:table-row>
              <table:table-cell office:value-type="string">
                <text:p>10485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8686">
                <text:p>258686</text:p>
              </table:table-cell>
              <table:table-cell office:value-type="float" office:value="204114">
                <text:p>204114</text:p>
              </table:table-cell>
              <table:table-cell office:value-type="float" office:value="272681">
                <text:p>272681</text:p>
              </table:table-cell>
              <table:table-cell office:value-type="float" office:value="303271">
                <text:p>303271</text:p>
              </table:table-cell>
              <table:table-cell office:value-type="float" office:value="142091">
                <text:p>142091</text:p>
              </table:table-cell>
              <table:table-cell office:value-type="float" office:value="121235">
                <text:p>121235</text:p>
              </table:table-cell>
              <table:table-cell office:value-type="float" office:value="126753">
                <text:p>126753</text:p>
              </table:table-cell>
              <table:table-cell office:value-type="float" office:value="395046">
                <text:p>395046</text:p>
              </table:table-cell>
              <table:table-cell office:value-type="float" office:value="370329">
                <text:p>370329</text:p>
              </table:table-cell>
            </table:table-row>
            <table:table-row>
              <table:table-cell office:value-type="string">
                <text:p>2097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3729">
                <text:p>213729</text:p>
              </table:table-cell>
              <table:table-cell office:value-type="float" office:value="170430">
                <text:p>170430</text:p>
              </table:table-cell>
              <table:table-cell office:value-type="float" office:value="117352">
                <text:p>117352</text:p>
              </table:table-cell>
              <table:table-cell office:value-type="float" office:value="264604">
                <text:p>264604</text:p>
              </table:table-cell>
              <table:table-cell office:value-type="float" office:value="283259">
                <text:p>283259</text:p>
              </table:table-cell>
              <table:table-cell office:value-type="float" office:value="265741">
                <text:p>265741</text:p>
              </table:table-cell>
              <table:table-cell office:value-type="float" office:value="295170">
                <text:p>295170</text:p>
              </table:table-cell>
              <table:table-cell office:value-type="float" office:value="347791">
                <text:p>347791</text:p>
              </table:table-cell>
              <table:table-cell office:value-type="float" office:value="355576">
                <text:p>355576</text:p>
              </table:table-cell>
            </table:table-row>
            <table:table-row>
              <table:table-cell office:value-type="string">
                <text:p>4194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9510">
                <text:p>249510</text:p>
              </table:table-cell>
              <table:table-cell office:value-type="float" office:value="189761">
                <text:p>189761</text:p>
              </table:table-cell>
              <table:table-cell office:value-type="float" office:value="299168">
                <text:p>299168</text:p>
              </table:table-cell>
              <table:table-cell office:value-type="float" office:value="318739">
                <text:p>318739</text:p>
              </table:table-cell>
              <table:table-cell office:value-type="float" office:value="315570">
                <text:p>315570</text:p>
              </table:table-cell>
              <table:table-cell office:value-type="float" office:value="270300">
                <text:p>270300</text:p>
              </table:table-cell>
              <table:table-cell office:value-type="float" office:value="289784">
                <text:p>289784</text:p>
              </table:table-cell>
              <table:table-cell office:value-type="float" office:value="350091">
                <text:p>350091</text:p>
              </table:table-cell>
              <table:table-cell office:value-type="float" office:value="307745">
                <text:p>3077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treat-empty-cells="leave-gap" chart:right-angled-axes="true"/>
    </style:style>
    <style:style style:name="ch6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3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bar" chart:style-name="ch1">
        <chart:title svg:x="2.572cm" svg:y="0.316cm" chart:style-name="ch2">
          <text:p>WINDOWS64 Read Report (with upstream pv drivers)</text:p>
        </chart:title>
        <chart:subtitle svg:x="4.014cm" svg:y="1.275cm" chart:style-name="ch3">
          <text:p>using upstream blktap3 and unencrypted disk</text:p>
        </chart:subtitle>
        <chart:legend chart:legend-position="end" svg:x="14.319cm" svg:y="1.216cm" style:legend-expansion="high" chart:style-name="ch4"/>
        <chart:plot-area chart:style-name="ch5" table:cell-range-address="WINDOWS64_INDIRECT_upv_blktap_up.A227:WINDOWS64_INDIRECT_upv_blktap_up.N244" chart:data-source-has-labels="both" svg:x="1.253cm" svg:y="2.283cm" svg:width="9.94cm" svg:height="5.574cm" dr3d:transform="matrix (0.937250944888388 0.0665847169776786 0.342238428249701 -0.125428732061325 0.980268223592697 0.152780375009052 -0.32531261807577 -0.186120082955657 0.927108955431489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986cm" svg:y="2.217cm" svg:width="7.269cm" svg:height="4.2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5.187cm" svg:y="8.037cm" chart:style-name="ch7">
              <text:p>File Size (KB)</text:p>
            </chart:title>
            <chart:categories table:cell-range-address="WINDOWS64_INDIRECT_upv_blktap_up.A228:WINDOWS64_INDIRECT_upv_blktap_up.A244"/>
            <chart:grid chart:style-name="ch8" chart:class="major"/>
          </chart:axis>
          <chart:axis chart:dimension="y" chart:name="primary-y" chart:style-name="ch9">
            <chart:title svg:x="0.373cm" svg:y="6.252cm" chart:style-name="ch10">
              <text:p>Speed (KB/sec)</text:p>
            </chart:title>
            <chart:grid chart:style-name="ch8" chart:class="major"/>
          </chart:axis>
          <chart:axis chart:dimension="z" chart:name="primary-z" chart:style-name="ch11">
            <chart:title svg:x="11.513cm" svg:y="7.297cm" chart:style-name="ch7">
              <text:p>Transfer Size (KB)</text:p>
            </chart:title>
            <chart:grid chart:style-name="ch8" chart:class="major"/>
          </chart:axis>
          <chart:series chart:style-name="ch12" chart:values-cell-range-address="WINDOWS64_INDIRECT_upv_blktap_up.B228:WINDOWS64_INDIRECT_upv_blktap_up.B244" chart:label-cell-address="WINDOWS64_INDIRECT_upv_blktap_up.B227:WINDOWS64_INDIRECT_upv_blktap_up.B227" chart:class="chart:bar">
            <chart:data-point chart:repeated="17"/>
          </chart:series>
          <chart:series chart:style-name="ch13" chart:values-cell-range-address="WINDOWS64_INDIRECT_upv_blktap_up.C228:WINDOWS64_INDIRECT_upv_blktap_up.C244" chart:label-cell-address="WINDOWS64_INDIRECT_upv_blktap_up.C227:WINDOWS64_INDIRECT_upv_blktap_up.C227" chart:class="chart:bar">
            <chart:data-point chart:repeated="17"/>
          </chart:series>
          <chart:series chart:style-name="ch14" chart:values-cell-range-address="WINDOWS64_INDIRECT_upv_blktap_up.D228:WINDOWS64_INDIRECT_upv_blktap_up.D244" chart:label-cell-address="WINDOWS64_INDIRECT_upv_blktap_up.D227:WINDOWS64_INDIRECT_upv_blktap_up.D227" chart:class="chart:bar">
            <chart:data-point chart:repeated="17"/>
          </chart:series>
          <chart:series chart:style-name="ch15" chart:values-cell-range-address="WINDOWS64_INDIRECT_upv_blktap_up.E228:WINDOWS64_INDIRECT_upv_blktap_up.E244" chart:label-cell-address="WINDOWS64_INDIRECT_upv_blktap_up.E227:WINDOWS64_INDIRECT_upv_blktap_up.E227" chart:class="chart:bar">
            <chart:data-point chart:repeated="17"/>
          </chart:series>
          <chart:series chart:style-name="ch16" chart:values-cell-range-address="WINDOWS64_INDIRECT_upv_blktap_up.F228:WINDOWS64_INDIRECT_upv_blktap_up.F244" chart:label-cell-address="WINDOWS64_INDIRECT_upv_blktap_up.F227:WINDOWS64_INDIRECT_upv_blktap_up.F227" chart:class="chart:bar">
            <chart:data-point chart:repeated="17"/>
          </chart:series>
          <chart:series chart:style-name="ch17" chart:values-cell-range-address="WINDOWS64_INDIRECT_upv_blktap_up.G228:WINDOWS64_INDIRECT_upv_blktap_up.G244" chart:label-cell-address="WINDOWS64_INDIRECT_upv_blktap_up.G227:WINDOWS64_INDIRECT_upv_blktap_up.G227" chart:class="chart:bar">
            <chart:data-point chart:repeated="17"/>
          </chart:series>
          <chart:series chart:style-name="ch18" chart:values-cell-range-address="WINDOWS64_INDIRECT_upv_blktap_up.H228:WINDOWS64_INDIRECT_upv_blktap_up.H244" chart:label-cell-address="WINDOWS64_INDIRECT_upv_blktap_up.H227:WINDOWS64_INDIRECT_upv_blktap_up.H227" chart:class="chart:bar">
            <chart:data-point chart:repeated="17"/>
          </chart:series>
          <chart:series chart:style-name="ch19" chart:values-cell-range-address="WINDOWS64_INDIRECT_upv_blktap_up.I228:WINDOWS64_INDIRECT_upv_blktap_up.I244" chart:label-cell-address="WINDOWS64_INDIRECT_upv_blktap_up.I227:WINDOWS64_INDIRECT_upv_blktap_up.I227" chart:class="chart:bar">
            <chart:data-point chart:repeated="17"/>
          </chart:series>
          <chart:series chart:style-name="ch20" chart:values-cell-range-address="WINDOWS64_INDIRECT_upv_blktap_up.J228:WINDOWS64_INDIRECT_upv_blktap_up.J244" chart:label-cell-address="WINDOWS64_INDIRECT_upv_blktap_up.J227:WINDOWS64_INDIRECT_upv_blktap_up.J227" chart:class="chart:bar">
            <chart:data-point chart:repeated="17"/>
          </chart:series>
          <chart:series chart:style-name="ch21" chart:values-cell-range-address="WINDOWS64_INDIRECT_upv_blktap_up.K228:WINDOWS64_INDIRECT_upv_blktap_up.K244" chart:label-cell-address="WINDOWS64_INDIRECT_upv_blktap_up.K227:WINDOWS64_INDIRECT_upv_blktap_up.K227" chart:class="chart:bar">
            <chart:data-point chart:repeated="17"/>
          </chart:series>
          <chart:series chart:style-name="ch22" chart:values-cell-range-address="WINDOWS64_INDIRECT_upv_blktap_up.L228:WINDOWS64_INDIRECT_upv_blktap_up.L244" chart:label-cell-address="WINDOWS64_INDIRECT_upv_blktap_up.L227:WINDOWS64_INDIRECT_upv_blktap_up.L227" chart:class="chart:bar">
            <chart:data-point chart:repeated="17"/>
          </chart:series>
          <chart:series chart:style-name="ch23" chart:values-cell-range-address="WINDOWS64_INDIRECT_upv_blktap_up.M228:WINDOWS64_INDIRECT_upv_blktap_up.M244" chart:label-cell-address="WINDOWS64_INDIRECT_upv_blktap_up.M227:WINDOWS64_INDIRECT_upv_blktap_up.M227" chart:class="chart:bar">
            <chart:data-point chart:repeated="17"/>
          </chart:series>
          <chart:series chart:style-name="ch12" chart:values-cell-range-address="WINDOWS64_INDIRECT_upv_blktap_up.N228:WINDOWS64_INDIRECT_upv_blktap_up.N244" chart:label-cell-address="WINDOWS64_INDIRECT_upv_blktap_up.N227:WINDOWS64_INDIRECT_upv_blktap_up.N227" chart:class="chart:bar">
            <chart:data-point chart:repeated="17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</text:p>
                <draw:g>
                  <svg:desc>WINDOWS64_INDIRECT_upv_blktap_up.B227:WINDOWS64_INDIRECT_upv_blktap_up.B227</svg:desc>
                </draw:g>
              </table:table-cell>
              <table:table-cell office:value-type="string">
                <text:p>8</text:p>
                <draw:g>
                  <svg:desc>WINDOWS64_INDIRECT_upv_blktap_up.C227:WINDOWS64_INDIRECT_upv_blktap_up.C227</svg:desc>
                </draw:g>
              </table:table-cell>
              <table:table-cell office:value-type="string">
                <text:p>16</text:p>
                <draw:g>
                  <svg:desc>WINDOWS64_INDIRECT_upv_blktap_up.D227:WINDOWS64_INDIRECT_upv_blktap_up.D227</svg:desc>
                </draw:g>
              </table:table-cell>
              <table:table-cell office:value-type="string">
                <text:p>32</text:p>
                <draw:g>
                  <svg:desc>WINDOWS64_INDIRECT_upv_blktap_up.E227:WINDOWS64_INDIRECT_upv_blktap_up.E227</svg:desc>
                </draw:g>
              </table:table-cell>
              <table:table-cell office:value-type="string">
                <text:p>64</text:p>
                <draw:g>
                  <svg:desc>WINDOWS64_INDIRECT_upv_blktap_up.F227:WINDOWS64_INDIRECT_upv_blktap_up.F227</svg:desc>
                </draw:g>
              </table:table-cell>
              <table:table-cell office:value-type="string">
                <text:p>128</text:p>
                <draw:g>
                  <svg:desc>WINDOWS64_INDIRECT_upv_blktap_up.G227:WINDOWS64_INDIRECT_upv_blktap_up.G227</svg:desc>
                </draw:g>
              </table:table-cell>
              <table:table-cell office:value-type="string">
                <text:p>256</text:p>
                <draw:g>
                  <svg:desc>WINDOWS64_INDIRECT_upv_blktap_up.H227:WINDOWS64_INDIRECT_upv_blktap_up.H227</svg:desc>
                </draw:g>
              </table:table-cell>
              <table:table-cell office:value-type="string">
                <text:p>512</text:p>
                <draw:g>
                  <svg:desc>WINDOWS64_INDIRECT_upv_blktap_up.I227:WINDOWS64_INDIRECT_upv_blktap_up.I227</svg:desc>
                </draw:g>
              </table:table-cell>
              <table:table-cell office:value-type="string">
                <text:p>1024</text:p>
                <draw:g>
                  <svg:desc>WINDOWS64_INDIRECT_upv_blktap_up.J227:WINDOWS64_INDIRECT_upv_blktap_up.J227</svg:desc>
                </draw:g>
              </table:table-cell>
              <table:table-cell office:value-type="string">
                <text:p>2048</text:p>
                <draw:g>
                  <svg:desc>WINDOWS64_INDIRECT_upv_blktap_up.K227:WINDOWS64_INDIRECT_upv_blktap_up.K227</svg:desc>
                </draw:g>
              </table:table-cell>
              <table:table-cell office:value-type="string">
                <text:p>4096</text:p>
                <draw:g>
                  <svg:desc>WINDOWS64_INDIRECT_upv_blktap_up.L227:WINDOWS64_INDIRECT_upv_blktap_up.L227</svg:desc>
                </draw:g>
              </table:table-cell>
              <table:table-cell office:value-type="string">
                <text:p>8192</text:p>
                <draw:g>
                  <svg:desc>WINDOWS64_INDIRECT_upv_blktap_up.M227:WINDOWS64_INDIRECT_upv_blktap_up.M227</svg:desc>
                </draw:g>
              </table:table-cell>
              <table:table-cell office:value-type="string">
                <text:p>16384</text:p>
                <draw:g>
                  <svg:desc>WINDOWS64_INDIRECT_upv_blktap_up.N227:WINDOWS64_INDIRECT_upv_blktap_up.N2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4</text:p>
                <draw:g>
                  <svg:desc>WINDOWS64_INDIRECT_upv_blktap_up.A228:WINDOWS64_INDIRECT_upv_blktap_up.A244</svg:desc>
                </draw:g>
              </table:table-cell>
              <table:table-cell office:value-type="float" office:value="678685">
                <text:p>678685</text:p>
                <draw:g>
                  <svg:desc>WINDOWS64_INDIRECT_upv_blktap_up.B228:WINDOWS64_INDIRECT_upv_blktap_up.B244</svg:desc>
                </draw:g>
              </table:table-cell>
              <table:table-cell office:value-type="float" office:value="1425389">
                <text:p>1425389</text:p>
                <draw:g>
                  <svg:desc>WINDOWS64_INDIRECT_upv_blktap_up.C228:WINDOWS64_INDIRECT_upv_blktap_up.C244</svg:desc>
                </draw:g>
              </table:table-cell>
              <table:table-cell office:value-type="float" office:value="2154882">
                <text:p>2154882</text:p>
                <draw:g>
                  <svg:desc>WINDOWS64_INDIRECT_upv_blktap_up.D228:WINDOWS64_INDIRECT_upv_blktap_up.D244</svg:desc>
                </draw:g>
              </table:table-cell>
              <table:table-cell office:value-type="float" office:value="3091787">
                <text:p>3091787</text:p>
                <draw:g>
                  <svg:desc>WINDOWS64_INDIRECT_upv_blktap_up.E228:WINDOWS64_INDIRECT_upv_blktap_up.E244</svg:desc>
                </draw:g>
              </table:table-cell>
              <table:table-cell office:value-type="float" office:value="4129032">
                <text:p>4129032</text:p>
                <draw:g>
                  <svg:desc>WINDOWS64_INDIRECT_upv_blktap_up.F228:WINDOWS64_INDIRECT_upv_blktap_up.F244</svg:desc>
                </draw:g>
              </table:table-cell>
              <table:table-cell office:value-type="float" office:value="NaN">
                <text:p>NaN</text:p>
                <draw:g>
                  <svg:desc>WINDOWS64_INDIRECT_upv_blktap_up.G228:WINDOWS64_INDIRECT_upv_blktap_up.G244</svg:desc>
                </draw:g>
              </table:table-cell>
              <table:table-cell office:value-type="float" office:value="NaN">
                <text:p>NaN</text:p>
                <draw:g>
                  <svg:desc>WINDOWS64_INDIRECT_upv_blktap_up.H228:WINDOWS64_INDIRECT_upv_blktap_up.H244</svg:desc>
                </draw:g>
              </table:table-cell>
              <table:table-cell office:value-type="float" office:value="NaN">
                <text:p>NaN</text:p>
                <draw:g>
                  <svg:desc>WINDOWS64_INDIRECT_upv_blktap_up.I228:WINDOWS64_INDIRECT_upv_blktap_up.I244</svg:desc>
                </draw:g>
              </table:table-cell>
              <table:table-cell office:value-type="float" office:value="NaN">
                <text:p>NaN</text:p>
                <draw:g>
                  <svg:desc>WINDOWS64_INDIRECT_upv_blktap_up.J228:WINDOWS64_INDIRECT_upv_blktap_up.J244</svg:desc>
                </draw:g>
              </table:table-cell>
              <table:table-cell office:value-type="float" office:value="NaN">
                <text:p>NaN</text:p>
                <draw:g>
                  <svg:desc>WINDOWS64_INDIRECT_upv_blktap_up.K228:WINDOWS64_INDIRECT_upv_blktap_up.K244</svg:desc>
                </draw:g>
              </table:table-cell>
              <table:table-cell office:value-type="float" office:value="NaN">
                <text:p>NaN</text:p>
                <draw:g>
                  <svg:desc>WINDOWS64_INDIRECT_upv_blktap_up.L228:WINDOWS64_INDIRECT_upv_blktap_up.L244</svg:desc>
                </draw:g>
              </table:table-cell>
              <table:table-cell office:value-type="float" office:value="NaN">
                <text:p>NaN</text:p>
                <draw:g>
                  <svg:desc>WINDOWS64_INDIRECT_upv_blktap_up.M228:WINDOWS64_INDIRECT_upv_blktap_up.M244</svg:desc>
                </draw:g>
              </table:table-cell>
              <table:table-cell office:value-type="float" office:value="NaN">
                <text:p>NaN</text:p>
                <draw:g>
                  <svg:desc>WINDOWS64_INDIRECT_upv_blktap_up.N228:WINDOWS64_INDIRECT_upv_blktap_up.N244</svg:desc>
                </draw:g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87656">
                <text:p>887656</text:p>
              </table:table-cell>
              <table:table-cell office:value-type="float" office:value="1559074">
                <text:p>1559074</text:p>
              </table:table-cell>
              <table:table-cell office:value-type="float" office:value="2452107">
                <text:p>2452107</text:p>
              </table:table-cell>
              <table:table-cell office:value-type="float" office:value="3413333">
                <text:p>3413333</text:p>
              </table:table-cell>
              <table:table-cell office:value-type="float" office:value="4620938">
                <text:p>4620938</text:p>
              </table:table-cell>
              <table:table-cell office:value-type="float" office:value="6066350">
                <text:p>6066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55329">
                <text:p>855329</text:p>
              </table:table-cell>
              <table:table-cell office:value-type="float" office:value="1561928">
                <text:p>1561928</text:p>
              </table:table-cell>
              <table:table-cell office:value-type="float" office:value="2614913">
                <text:p>2614913</text:p>
              </table:table-cell>
              <table:table-cell office:value-type="float" office:value="3753665">
                <text:p>3753665</text:p>
              </table:table-cell>
              <table:table-cell office:value-type="float" office:value="4848484">
                <text:p>4848484</text:p>
              </table:table-cell>
              <table:table-cell office:value-type="float" office:value="5995316">
                <text:p>5995316</text:p>
              </table:table-cell>
              <table:table-cell office:value-type="float" office:value="7293447">
                <text:p>7293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894323">
                <text:p>894323</text:p>
              </table:table-cell>
              <table:table-cell office:value-type="float" office:value="1559074">
                <text:p>1559074</text:p>
              </table:table-cell>
              <table:table-cell office:value-type="float" office:value="2637815">
                <text:p>2637815</text:p>
              </table:table-cell>
              <table:table-cell office:value-type="float" office:value="3756419">
                <text:p>3756419</text:p>
              </table:table-cell>
              <table:table-cell office:value-type="float" office:value="3864150">
                <text:p>3864150</text:p>
              </table:table-cell>
              <table:table-cell office:value-type="float" office:value="6044864">
                <text:p>6044864</text:p>
              </table:table-cell>
              <table:table-cell office:value-type="float" office:value="6854082">
                <text:p>6854082</text:p>
              </table:table-cell>
              <table:table-cell office:value-type="float" office:value="8407224">
                <text:p>8407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903555">
                <text:p>903555</text:p>
              </table:table-cell>
              <table:table-cell office:value-type="float" office:value="1705245">
                <text:p>1705245</text:p>
              </table:table-cell>
              <table:table-cell office:value-type="float" office:value="2878830">
                <text:p>2878830</text:p>
              </table:table-cell>
              <table:table-cell office:value-type="float" office:value="3073229">
                <text:p>3073229</text:p>
              </table:table-cell>
              <table:table-cell office:value-type="float" office:value="5919075">
                <text:p>5919075</text:p>
              </table:table-cell>
              <table:table-cell office:value-type="float" office:value="6564102">
                <text:p>6564102</text:p>
              </table:table-cell>
              <table:table-cell office:value-type="float" office:value="6877098">
                <text:p>6877098</text:p>
              </table:table-cell>
              <table:table-cell office:value-type="float" office:value="8400328">
                <text:p>8400328</text:p>
              </table:table-cell>
              <table:table-cell office:value-type="float" office:value="8476821">
                <text:p>8476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931332">
                <text:p>931332</text:p>
              </table:table-cell>
              <table:table-cell office:value-type="float" office:value="1699726">
                <text:p>1699726</text:p>
              </table:table-cell>
              <table:table-cell office:value-type="float" office:value="2586185">
                <text:p>2586185</text:p>
              </table:table-cell>
              <table:table-cell office:value-type="float" office:value="4171079">
                <text:p>4171079</text:p>
              </table:table-cell>
              <table:table-cell office:value-type="float" office:value="5866513">
                <text:p>5866513</text:p>
              </table:table-cell>
              <table:table-cell office:value-type="float" office:value="6694998">
                <text:p>6694998</text:p>
              </table:table-cell>
              <table:table-cell office:value-type="float" office:value="7488117">
                <text:p>7488117</text:p>
              </table:table-cell>
              <table:table-cell office:value-type="float" office:value="7049913">
                <text:p>7049913</text:p>
              </table:table-cell>
              <table:table-cell office:value-type="float" office:value="9411764">
                <text:p>9411764</text:p>
              </table:table-cell>
              <table:table-cell office:value-type="float" office:value="9561157">
                <text:p>9561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788708">
                <text:p>788708</text:p>
              </table:table-cell>
              <table:table-cell office:value-type="float" office:value="1288982">
                <text:p>1288982</text:p>
              </table:table-cell>
              <table:table-cell office:value-type="float" office:value="1934813">
                <text:p>1934813</text:p>
              </table:table-cell>
              <table:table-cell office:value-type="float" office:value="2631883">
                <text:p>2631883</text:p>
              </table:table-cell>
              <table:table-cell office:value-type="float" office:value="3196753">
                <text:p>3196753</text:p>
              </table:table-cell>
              <table:table-cell office:value-type="float" office:value="3512864">
                <text:p>3512864</text:p>
              </table:table-cell>
              <table:table-cell office:value-type="float" office:value="3735522">
                <text:p>3735522</text:p>
              </table:table-cell>
              <table:table-cell office:value-type="float" office:value="4032686">
                <text:p>4032686</text:p>
              </table:table-cell>
              <table:table-cell office:value-type="float" office:value="4134867">
                <text:p>4134867</text:p>
              </table:table-cell>
              <table:table-cell office:value-type="float" office:value="4691867">
                <text:p>4691867</text:p>
              </table:table-cell>
              <table:table-cell office:value-type="float" office:value="3967838">
                <text:p>3967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766359">
                <text:p>766359</text:p>
              </table:table-cell>
              <table:table-cell office:value-type="float" office:value="1245230">
                <text:p>1245230</text:p>
              </table:table-cell>
              <table:table-cell office:value-type="float" office:value="1786812">
                <text:p>1786812</text:p>
              </table:table-cell>
              <table:table-cell office:value-type="float" office:value="2488230">
                <text:p>2488230</text:p>
              </table:table-cell>
              <table:table-cell office:value-type="float" office:value="3034523">
                <text:p>3034523</text:p>
              </table:table-cell>
              <table:table-cell office:value-type="float" office:value="3279160">
                <text:p>3279160</text:p>
              </table:table-cell>
              <table:table-cell office:value-type="float" office:value="3315391">
                <text:p>3315391</text:p>
              </table:table-cell>
              <table:table-cell office:value-type="float" office:value="3664668">
                <text:p>3664668</text:p>
              </table:table-cell>
              <table:table-cell office:value-type="float" office:value="3908583">
                <text:p>3908583</text:p>
              </table:table-cell>
              <table:table-cell office:value-type="float" office:value="3862329">
                <text:p>3862329</text:p>
              </table:table-cell>
              <table:table-cell office:value-type="float" office:value="3719747">
                <text:p>3719747</text:p>
              </table:table-cell>
              <table:table-cell office:value-type="float" office:value="3536674">
                <text:p>35366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84</text:p>
              </table:table-cell>
              <table:table-cell office:value-type="float" office:value="755632">
                <text:p>755632</text:p>
              </table:table-cell>
              <table:table-cell office:value-type="float" office:value="1237911">
                <text:p>1237911</text:p>
              </table:table-cell>
              <table:table-cell office:value-type="float" office:value="1844276">
                <text:p>1844276</text:p>
              </table:table-cell>
              <table:table-cell office:value-type="float" office:value="2440310">
                <text:p>2440310</text:p>
              </table:table-cell>
              <table:table-cell office:value-type="float" office:value="2998151">
                <text:p>2998151</text:p>
              </table:table-cell>
              <table:table-cell office:value-type="float" office:value="3092721">
                <text:p>3092721</text:p>
              </table:table-cell>
              <table:table-cell office:value-type="float" office:value="3197689">
                <text:p>3197689</text:p>
              </table:table-cell>
              <table:table-cell office:value-type="float" office:value="3310768">
                <text:p>3310768</text:p>
              </table:table-cell>
              <table:table-cell office:value-type="float" office:value="3494731">
                <text:p>3494731</text:p>
              </table:table-cell>
              <table:table-cell office:value-type="float" office:value="3475604">
                <text:p>3475604</text:p>
              </table:table-cell>
              <table:table-cell office:value-type="float" office:value="3475752">
                <text:p>3475752</text:p>
              </table:table-cell>
              <table:table-cell office:value-type="float" office:value="3353185">
                <text:p>3353185</text:p>
              </table:table-cell>
              <table:table-cell office:value-type="float" office:value="3357721">
                <text:p>3357721</text:p>
              </table:table-cell>
            </table:table-row>
            <table:table-row>
              <table:table-cell office:value-type="string">
                <text:p>327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39466">
                <text:p>2939466</text:p>
              </table:table-cell>
              <table:table-cell office:value-type="float" office:value="3050825">
                <text:p>3050825</text:p>
              </table:table-cell>
              <table:table-cell office:value-type="float" office:value="3274573">
                <text:p>3274573</text:p>
              </table:table-cell>
              <table:table-cell office:value-type="float" office:value="3277750">
                <text:p>3277750</text:p>
              </table:table-cell>
              <table:table-cell office:value-type="float" office:value="3331435">
                <text:p>3331435</text:p>
              </table:table-cell>
              <table:table-cell office:value-type="float" office:value="3551008">
                <text:p>3551008</text:p>
              </table:table-cell>
              <table:table-cell office:value-type="float" office:value="3543405">
                <text:p>3543405</text:p>
              </table:table-cell>
              <table:table-cell office:value-type="float" office:value="3219809">
                <text:p>3219809</text:p>
              </table:table-cell>
              <table:table-cell office:value-type="float" office:value="3192019">
                <text:p>3192019</text:p>
              </table:table-cell>
            </table:table-row>
            <table:table-row>
              <table:table-cell office:value-type="string">
                <text:p>655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21094">
                <text:p>2821094</text:p>
              </table:table-cell>
              <table:table-cell office:value-type="float" office:value="2971143">
                <text:p>2971143</text:p>
              </table:table-cell>
              <table:table-cell office:value-type="float" office:value="3082045">
                <text:p>3082045</text:p>
              </table:table-cell>
              <table:table-cell office:value-type="float" office:value="3205744">
                <text:p>3205744</text:p>
              </table:table-cell>
              <table:table-cell office:value-type="float" office:value="3381822">
                <text:p>3381822</text:p>
              </table:table-cell>
              <table:table-cell office:value-type="float" office:value="3271059">
                <text:p>3271059</text:p>
              </table:table-cell>
              <table:table-cell office:value-type="float" office:value="3264590">
                <text:p>3264590</text:p>
              </table:table-cell>
              <table:table-cell office:value-type="float" office:value="3138772">
                <text:p>3138772</text:p>
              </table:table-cell>
              <table:table-cell office:value-type="float" office:value="3109655">
                <text:p>3109655</text:p>
              </table:table-cell>
            </table:table-row>
            <table:table-row>
              <table:table-cell office:value-type="string">
                <text:p>131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03181">
                <text:p>2803181</text:p>
              </table:table-cell>
              <table:table-cell office:value-type="float" office:value="2950390">
                <text:p>2950390</text:p>
              </table:table-cell>
              <table:table-cell office:value-type="float" office:value="3193357">
                <text:p>3193357</text:p>
              </table:table-cell>
              <table:table-cell office:value-type="float" office:value="3357918">
                <text:p>3357918</text:p>
              </table:table-cell>
              <table:table-cell office:value-type="float" office:value="3373388">
                <text:p>3373388</text:p>
              </table:table-cell>
              <table:table-cell office:value-type="float" office:value="3349175">
                <text:p>3349175</text:p>
              </table:table-cell>
              <table:table-cell office:value-type="float" office:value="3281237">
                <text:p>3281237</text:p>
              </table:table-cell>
              <table:table-cell office:value-type="float" office:value="3088072">
                <text:p>3088072</text:p>
              </table:table-cell>
              <table:table-cell office:value-type="float" office:value="3087221">
                <text:p>3087221</text:p>
              </table:table-cell>
            </table:table-row>
            <table:table-row>
              <table:table-cell office:value-type="string">
                <text:p>262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24949">
                <text:p>2824949</text:p>
              </table:table-cell>
              <table:table-cell office:value-type="float" office:value="3039294">
                <text:p>3039294</text:p>
              </table:table-cell>
              <table:table-cell office:value-type="float" office:value="3156349">
                <text:p>3156349</text:p>
              </table:table-cell>
              <table:table-cell office:value-type="float" office:value="3282774">
                <text:p>3282774</text:p>
              </table:table-cell>
              <table:table-cell office:value-type="float" office:value="3363895">
                <text:p>3363895</text:p>
              </table:table-cell>
              <table:table-cell office:value-type="float" office:value="3346153">
                <text:p>3346153</text:p>
              </table:table-cell>
              <table:table-cell office:value-type="float" office:value="3388497">
                <text:p>3388497</text:p>
              </table:table-cell>
              <table:table-cell office:value-type="float" office:value="3140430">
                <text:p>3140430</text:p>
              </table:table-cell>
              <table:table-cell office:value-type="float" office:value="3158273">
                <text:p>3158273</text:p>
              </table:table-cell>
            </table:table-row>
            <table:table-row>
              <table:table-cell office:value-type="string">
                <text:p>524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814790">
                <text:p>2814790</text:p>
              </table:table-cell>
              <table:table-cell office:value-type="float" office:value="3076119">
                <text:p>3076119</text:p>
              </table:table-cell>
              <table:table-cell office:value-type="float" office:value="3248282">
                <text:p>3248282</text:p>
              </table:table-cell>
              <table:table-cell office:value-type="float" office:value="3380712">
                <text:p>3380712</text:p>
              </table:table-cell>
              <table:table-cell office:value-type="float" office:value="3420720">
                <text:p>3420720</text:p>
              </table:table-cell>
              <table:table-cell office:value-type="float" office:value="3436333">
                <text:p>3436333</text:p>
              </table:table-cell>
              <table:table-cell office:value-type="float" office:value="3265056">
                <text:p>3265056</text:p>
              </table:table-cell>
              <table:table-cell office:value-type="float" office:value="3134300">
                <text:p>3134300</text:p>
              </table:table-cell>
              <table:table-cell office:value-type="float" office:value="3150540">
                <text:p>3150540</text:p>
              </table:table-cell>
            </table:table-row>
            <table:table-row>
              <table:table-cell office:value-type="string">
                <text:p>10485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64806">
                <text:p>364806</text:p>
              </table:table-cell>
              <table:table-cell office:value-type="float" office:value="2905900">
                <text:p>2905900</text:p>
              </table:table-cell>
              <table:table-cell office:value-type="float" office:value="3230465">
                <text:p>3230465</text:p>
              </table:table-cell>
              <table:table-cell office:value-type="float" office:value="3289121">
                <text:p>3289121</text:p>
              </table:table-cell>
              <table:table-cell office:value-type="float" office:value="3322903">
                <text:p>3322903</text:p>
              </table:table-cell>
              <table:table-cell office:value-type="float" office:value="3416180">
                <text:p>3416180</text:p>
              </table:table-cell>
              <table:table-cell office:value-type="float" office:value="3280598">
                <text:p>3280598</text:p>
              </table:table-cell>
              <table:table-cell office:value-type="float" office:value="2874608">
                <text:p>2874608</text:p>
              </table:table-cell>
              <table:table-cell office:value-type="float" office:value="3056487">
                <text:p>3056487</text:p>
              </table:table-cell>
            </table:table-row>
            <table:table-row>
              <table:table-cell office:value-type="string">
                <text:p>2097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10571">
                <text:p>410571</text:p>
              </table:table-cell>
              <table:table-cell office:value-type="float" office:value="469368">
                <text:p>469368</text:p>
              </table:table-cell>
              <table:table-cell office:value-type="float" office:value="606319">
                <text:p>606319</text:p>
              </table:table-cell>
              <table:table-cell office:value-type="float" office:value="642713">
                <text:p>642713</text:p>
              </table:table-cell>
              <table:table-cell office:value-type="float" office:value="678264">
                <text:p>678264</text:p>
              </table:table-cell>
              <table:table-cell office:value-type="float" office:value="699687">
                <text:p>699687</text:p>
              </table:table-cell>
              <table:table-cell office:value-type="float" office:value="591252">
                <text:p>591252</text:p>
              </table:table-cell>
              <table:table-cell office:value-type="float" office:value="654029">
                <text:p>654029</text:p>
              </table:table-cell>
              <table:table-cell office:value-type="float" office:value="650483">
                <text:p>650483</text:p>
              </table:table-cell>
            </table:table-row>
            <table:table-row>
              <table:table-cell office:value-type="string">
                <text:p>4194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14956">
                <text:p>414956</text:p>
              </table:table-cell>
              <table:table-cell office:value-type="float" office:value="531531">
                <text:p>531531</text:p>
              </table:table-cell>
              <table:table-cell office:value-type="float" office:value="596714">
                <text:p>596714</text:p>
              </table:table-cell>
              <table:table-cell office:value-type="float" office:value="628208">
                <text:p>628208</text:p>
              </table:table-cell>
              <table:table-cell office:value-type="float" office:value="675249">
                <text:p>675249</text:p>
              </table:table-cell>
              <table:table-cell office:value-type="float" office:value="706517">
                <text:p>706517</text:p>
              </table:table-cell>
              <table:table-cell office:value-type="float" office:value="623670">
                <text:p>623670</text:p>
              </table:table-cell>
              <table:table-cell office:value-type="float" office:value="656645">
                <text:p>656645</text:p>
              </table:table-cell>
              <table:table-cell office:value-type="float" office:value="691843">
                <text:p>6918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